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weight="bold"/>
    </style:style>
  </office:automatic-styles>
  <office:body>
    <office:text>
      <text:p text:style-name="Normal">Tue 9th March 2021, 08:45am.</text:p>
      <text:p text:style-name="Normal">So what happened this morning? well, I had a fairly normal dream, where in the end I was in the Salle Polyvalente having taken a lesson and preparing to leave, and then woke up moments later due to my allergy. </text:p>
      <text:p text:style-name="Normal">This morning was quite special. You see, I nearly died again. Well, to be fair, I think my body would have been fine, but my soul was nearly crushed. What’s more, that happened during the second attack. So yup, I was attacked twice, and felt it the second time. </text:p>
      <text:p text:style-name="Normal">Actually, there wasn’t really a first attack, I thwarted it before it really happened. While ‘it’ didn’t reveal its presence directly, the system it used was one that i recognized, and it was using it quite profusely: lots of negative thoughts and schizophrenia-like thoughts where random voices asked for help or were scared, things like that. One peculiarity is that it might have happened while I was in the process of getting up, or maybe it was ‘it’ which made me do that. I think I was raising myself from the bed as when doing a sit-up with my legs down. Actually, since I almost never wake up that way, it was most probably ‘it’.</text:p>
      <text:p text:style-name="Normal">And then, the alarm clock went off, but I didn’t get up because I wanted more sleep (I hadn’t slept at all the last hours because allergies). I stayed in my bed, and before i knew it, I had slipped in another dream.</text:p>
      <text:p text:style-name="Normal">I was in Madagascar, I was actually attending one of the lectures of dad. The classroom was small and nice, somewhat similar to one of the classrooms in St Do, the one of the 5ème.</text:p>
      <text:p text:style-name="Normal">It was a class of mostly girls, but just when I worried that there were only girls, a group of boys appeared out of nowhere in a corner. That day there were presentations from the students apparently, so I checked on the class laptop that everything was fine and the first girl could begin. Then Pietro also appeared in the classroom, and we talked a bit. At that point, the professor wasn’t my dad anymore, it was someone else I didn’t know.</text:p>
      <text:p text:style-name="Normal">However, before the presentation began, there was a commotion outside the classroom. Students were running away from something, and one student even got impaled by something in front of our classroom. I was the only one who was shocked, because this was a lousy horror movie apparently, and then it wasn’t a lousy horror movie anymore moments later. People in class were genuinely scared, and I was on edge too, because either something was coming, or we were going into the woods. I picked up a sort of wheel which could be used as a weapon, and it made me feel better, and I swung it a few times to see what it could do. It was only a random object, but it swung well and quickly. A certain music started playing. It was a constant tune, not the type you’d usually hear in blockbuster horror movies, but rather a music that in the right circumstances made you uneasy. And the circumstances were right. Now we were given a croissant (yes I know it’s very very strange but you don’t question something that has a logic to it in dreams, no matter how flawed the logic), and the professor told us to keep it at all times, as it’d help us survive once out into the woods. But we didn’t need to, some lights went off and the professor told us that something was coming. At first, I went into <text:s text:c="2"/>corner and that made me feel better, but in the end I didn’t want to hide there; we badly needed defence, so I stationed in front of the door. More lights went out into the classroom, and only a few small lights that illuminated certain spots were left. We were all told to hide and stay still, and I listened. Pietro, however, (who wasn’t Pietro anymore but someone else), was still moving around a little bit. And now I had the point of view of whatever it was that entered the class. I walked, and I saw the professor throw a croissant into and through the light to bait the ‘monster’ into taking it. The croissant moved as though there was no gravity, and even rotated in place at times. Pietro, however was still moving, and the professor told him to stay still, and he slowly backed off behind the light. The ‘monster’ then went behind a guy who was staying still on the ground but moved his eyes to look around. ‘Its’ presence was becoming more and more felt as he stayed over the guy. Then I realized. Because it had a dang lot of presence. ‘It’ was just over me. I thought something along the lines of ‘Soka, ore da’, and decided to strike first. I immediately made a release, and that release felt like I was a bear, slow but big, a lumbering heavy. However, he bashed me against the wall of my room, and I felt that one for real. But that, of course, wasn’t enough to bring me down, so undaunted, I kept on roaring away, and he left after taking a relatively small bite off the right side of my lower back.</text:p>
      <text:p text:style-name="Normal">Then I decided that damn it, it was time to wake up, and it was 08:02.</text:p>
      <text:p text:style-name="Normal">There are some things that I noted immediately: my soul nearly got crushed to ‘death’ in that encounter (my body always stays in place, but it’s the second time that I ‘moved’ my soul around, the first time was a quick and short, but fairly powerful release to avoid raping someone (in that one I felt more like a roaring tiger or lion, if that makes sense)), and my release was wayyyy too slow. It felt like a bear yeah, but if I was a bear then ‘it’ was a behemoth. ‘It’ was pretty damn big, like goddamn I probably could feel its presence from a mile away. My release was slow and limited. If it had gone wrong, I would have regretted going down without having given it my all, because I didn’t give my all in that release.</text:p>
      <text:p text:style-name="Normal">Also, maybe this was all some training to prepare me for something, because I felt ‘it’ could have defeated me if it tried. Actually, I don’t think so, not if I gave it my all, then I’d have felt the sharpness and agility of a human in my release. God, writing all this stuff makes it look like some anime. Well, whatever. At first, I’d decided that I’d train my release to be as quick and powerful as possible, and also I’d need to take control of my dreams, because as of late they’ve been using that a lot to set up their attacks. But in the end, I decided that fuck that, fuck releases, instead, i should just do what I should have always done. And stop fighting fire with fire.</text:p>
      <text:p text:style-name="Normal">I’ll still work towards lucid dreaming, hence the new fifth major task, but that’s enough with releases.</text:p>
      <text:p text:style-name="Normal">I didn’t announce it up there, but this file, from now on, is my dream journal. (yes I know I’ll have to rewatch the lectures too, and yada yada yada, but this has more importance and gets forgotten quickly; lectures are recorded, hopefully). <text:s text:c="1"/></text:p>
      <text:p text:style-name="Normal"/>
      <text:p text:style-name="Normal"/>
      <text:p text:style-name="Normal"/>
      <text:p text:style-name="Normal">Wed 10th March, 08:46am</text:p>
      <text:p text:style-name="Normal"/>
      <text:p text:style-name="Normal">As is mandatory by the laws all over the world, I don’t remember anything about the first half. And to be fair I only remember a certain segment, because it’s my favourite, and due to the changes in ‘tactics’ (or at least so I’d like to believe, ‘cause it might very well be thanks to our dear old man in the sky), for the first time in a while I’ve had a great night. I woke up for no reason at a certain point, probably because I always woke up at that time in the last days because, you know, them. But even then it wasn’t unpleasant, and to my great surprise: no allergy attack! Maybe it really was our old man in the sky. Who knows. For now I’ve decided to attribute it 50% to him and 50% to me.</text:p>
      <text:p text:style-name="Normal">In any case, the reason I’ve implemented it 50% to me is because of what I did in my dream, in that particular segment I mentioned earlier.</text:p>
      <text:p text:style-name="Normal">Where do I start? Well, I remember something about going on vacation with my family, but I don’t remember much, and frankly I’m probably gonna go overboard if I start trying to remember everything, especially since physics lectures are going on right now. Luckily it’s only exercise correction for now, but still.</text:p>
      <text:p text:style-name="Normal">The earliest memory I have of that segment is being in a car with Antsa. I was on the front passenger seat, he was in the back seat, and there was no one on the driver’s seat. It was late evening and we were in a small town. God, fragments of memories are popping up, one image at a time, and they’re beautiful, but unrelated. <text:s text:c="1"/></text:p>
      <text:p text:style-name="Normal">For some unknown reason, Antsa decided, from his back seat, to start up the car and get it going, and that made me angry at him, and at the same time I had to try and control the car from where i was, but I could only slow it down or speed it up with the manual gear, and turn the wheel, and I did my best to avoid hitting people. The details were really good, I could see a whole bunch of people, of all kinds, from children to adults, all with different clothes. I don’t know why I remember that, but that must be why I think this dream was really beautiful. Fortunately I did avoid hitting anyone, however, at a certain point, a cop car showed up behind us and started pursuing us, sirens blazing. I crashed the car into something at a low speed, and ran for it. But the cops got out of their cars too, and because I am myself, I stopped running away and went at them with hostile intentions. One of the two cops pulled out a shotgun, and the other pulled out a gun. I went for the one with a shotgun, who was also behind the car, in cover from the other officer. I grappled a bit with him, and when he tried to point his shotgun at me, I instead pushed the muzzle towards his head, and pulled the trigger. It had no effect, as if there was only air, but I did it again, and then ran away. </text:p>
      <text:p text:style-name="Normal">And that’s when I remembered what I had to do. I was being pursued, but they didn’t know where I was, so, because that was what I had decided, I turned back in order to turn myself in. I did just pull the trigger twice on a police officer doing his job, after all. On the way back, I went through an alley, and when I looked at they sky, I saw the most starry sky I’d ever actually seen. The stars were nowhere near as plentiful as on the photos you’d see on the internet, but for someone like me who’s always lived in a very light polluted environment, it was a sight to behold. Upon closer look, some stars were actually very detailed and bright snowflakes, with intricate patterns, shining brightly. And at times they blurred and looked like stars in the sky, and at other they were snowflakes again. At the entrance of the alley, a woman appeared: the journalist who’d cover this event. i told her I’d surrender (or something along these lines), and then things changed. I was given a chance to get out if I managed to complete a game. It wasn’t a particularly difficult game, however it was long and tedious and required replaying a lot in order to get the timing right. It consisted in jumping from platform to platform (with members of the family of the journalist on each platform who boosted our jumps) until you manage to get out. One certain member would hit us if we failed a certain amount of times, but the damage was small and we’d actually recover health basically immediately, one way or another. And that’s all I remember of that segment, I didn’t actually finish the game, but my memories cut short on that, so I don’t know what happened next. </text:p>
      <text:p text:style-name="Normal"/>
      <text:p text:style-name="Normal">Addendum: I actually expected to take at least heavy damage with the implementation of this new ‘tactic’ (if you question why I call it tactic, well, I questioned it too, and then this smooth son of a gun said ‘love is war’, so there you go). And so I asked the old man for a favour yesterday before going to sleep. You know, to protect others in case I died. That’s why I’ve attributed him a big chunk of what happened today. I did ask him for a pretty big favour after all. In fact, I’m rather surprised I came out of this implementation feeling this good. I really braced for at least a big hit. </text:p>
      <text:p text:style-name="Normal"/>
      <text:p text:style-name="Normal">Mon 29th March, 08:45am</text:p>
      <text:p text:style-name="Normal"/>
      <text:p text:style-name="Normal">As of late, my dreams have been super clear, as in they are in high definition. Unfortunately, they aren’t quite lucid, but we’re probably not too far from that. but that’s not what I wanted to talk about here. This has to do with them. Again. At this point (although I wrote nothing down for the past few weeks) this is just SSDD. Except not quite, this night was particular. It was particular in that ‘it’ had so much presence I actually woke up, and I woke up scared. And though I tried the friendly approach, I learned something important: until I’d overcome my fear, that approach simply doesn’t work; it’s basically a sort of paper tiger, although I don’t like putting it that way, it makes it seem like a weapon. I wasn’t actually fully awake mind you, I was still extremely tired and sleepy. However, after an unknown amount of time, I <text:s text:c="1"/>became as awake as a man who’d just woken up could get, and I finally got over my fear. In between that happening, I’d like to note that the guy did attack: it was during the friendly approach attempt, and I felt as though I was bitten in several places simultaneously. I’ve thought about it earlier, and it made me realize that these guys don’t have a human form. This guy for instance, seemed to have multiple heads to bite with, while the girl from the MGS dream had one hell of a huge jaw that tore through half my face and shoulder. I didn’t write that last dream down did I...? Whatever. The important part I wanted to write down wasn’t that; it’s quite an interesting information, but there’s something else that happened. You see, I only notice this now, but often, after getting over my fear (or similar feats), there’s this sensation of good, of gratitude that comes to me. Well, this time around, I <text:s text:c="1"/>was wary of everything external, and I felt as though a sensation like that one was being forced into my head from outside. At that exact moment, my thoughts were that I was being brainwashed. Now you probably need context for that, so let me give it to <text:s text:c="1"/>you: a couple weeks ago, I had a dream that looked like I was being tested, as if they were testing whether I’d give in to peer pressure and prostrate to a figure of authority if everyone else did. I’ll spare you the details, but I’ll say that at first I did everything the figure of authority told us to do, all the way until kneeling down, but prostrating was just one step too far. Curiously enough, I have attributed this one to god. Well, it’s not that curious, but it’s the most likely possibility; indeed I can’t exclude the possibility that it was ‘them’ in order to create mistrust or something along these lines. But in any case, that did create mistrust between me and above-mentioned faction; immediately after that dream I told myself to not trust god because that’s something you’d do only if you were looking to recruit someone, i.e. a test of ‘loyalty’ (I used that word but what I want to express is “how far one is willing to go for an order”). And so, I tried to refuse that sensation coming into my head, and asked that at the very least you should explain to me what you’re doing. “You” would be whatever entity (should there even be one) is forcing that feeling into my head. Now, disclaimer, I don’t know if what I got was a proper response, or was just something tired sleepy me invented on the spur of the moment, but I was given dates: 04/10 and 10/10, and afterwards even 06/10. I don’t know whether the first one refers to the month of April or October, I don’t even know if the last one was something I’d invented myself, but all I can say is that I’ve never doubted that these were even dates. And so, in short, I want you to keep an eye out for these possible dates. 10/10 is the one I want to keep my eye on the most, since it feels the least ambiguous, but I’d say it’s fair to assume that should these be dates, they probably all refer to October. Well, on that, see ya. Also now that I’ve written this down, yes I am more willing to trust god a little more, but not completely. Also, I have a theory of how someone or something powerful enough can literally shape the future through multiple very small actions, and I’m guessing that should god make a move for these selected dates, it’s done in the way I think it is. Hence why these dates in the first place. A computer powerful enough can probably calculate them as ETAs. That’s all for now, see you when you feel like it, </text:p>
      <text:p text:style-name="Normal"/>
      <text:p text:style-name="Normal"/>
      <text:p text:style-name="Normal">Wed 28th April, 13:20</text:p>
      <text:p text:style-name="Normal">As said in the Guide, I will start writing down my dreams in the afternoon. Problem is, I don’t remember basically anything about tonight’s dream... That’s the problem of waiting ‘till the afternoon. Sure it allows for writing as much as I want, but damn it’s gonna take some time to get used to it.</text:p>
      <text:p text:style-name="Normal">I promise that I’ll get back to this soon, after lunch.</text:p>
      <text:p text:style-name="Normal">I’m back, after having rewatched tow of Montemayor’s three videos on the Battle of Midway. What a battle, and what wonderful work he did.</text:p>
      <text:p text:style-name="Normal">But with that said, I still don’t remember much from my dreams. Let me see, I have vague memories of beeing at the football field at St Do, meeting some of my old classmates, and that’s really it actually. I really don’t remember much.</text:p>
      <text:p text:style-name="Normal"/>
      <text:p text:style-name="Normal">Thu 29th April, 08:07</text:p>
      <text:p text:style-name="Normal">Quite early. In fact, unexpectedly so. There will be changes upcoming today, but that’s for later. Here, we worry about dreams. Still only fragments in my mind, but already much better than yesterday. I remember playing chess against Antsa, except it was a small board, and I only had a bishop that jumps like a knight, against his knight and rook. The pieces also randomly changed positions every time I didn’t look. At some point, my bishop became under attack because of these random shifts, and so he could declare an attack on me: Pokémon duel, if he wins, he takes my bishop and I lose. I remember that among my pokémons I had a legendary (the same one TwitchPlaysPokemon had, I swear during my dreams and up ‘till now I knew its name but I’ve forgotten it on the spot). I also had a bulbosaur underground doing something, he was some kind of trump card that was connected to the ground and that possibly could destroy it if needed. There’s also lots of parts of underground, I but I can’t recall exactly what happened, I just know there was. Ok so I did a Google search, and the legendary TPP had was Zapdos, but that’s not what was in my dream. In my dream it was a bright red-feathered bird, big and powerful. Dammit, I really can’t remember. Unfortunately that’s all for now, although I’ll tell you that I vaguely recall instances of being underground in a sort of chase.</text:p>
      <text:p text:style-name="Normal"/>
      <text:p text:style-name="Normal"/>
      <text:p text:style-name="Normal"/>
      <text:p text:style-name="Normal">-pet a dog in apartment of unknown, pause from conflict</text:p>
      <text:p text:style-name="Normal">-many many things that I remembered in the morning.</text:p>
      <text:p text:style-name="Normal">-remember. many episodes, quite fun.</text:p>
      <text:p text:style-name="Normal"/>
      <text:p text:style-name="Normal">Fri 30th April, 14:23</text:p>
      <text:p text:style-name="Normal"/>
      <text:p text:style-name="Normal">Unfortunately, I don’t remember much apart from what I had written above. It’s truly unfortunate, since this morning I remembered many episodes of my dreams. Hell even in the shower I was still thinking about them, I wonder when they started fading away. But one thing I do remember though, is that at some point, we were in a sort of killzone, where I was with some definite friendlies, and I was armed with butter knives that would be used as throwing knives too eliminate enemies. One of my targets was Antsa, as I heard him nearby and made for a flanking maneuver. At some point, a guy appeared who claimed to not be my enemy, and who started following us from close behind. At first I let him, but then the pressure got to me and I launched knives. He was uninjured, but he didn’t like it, obviously. Then, we entered an abandoned apartment. It wasn’t exactly abandoned, in fact there were two dogs, and one of them, a chihuaha, lunged at us from a closet when I threw a knife at the guy behind me, possibly because they had sensed aggressivity. But it backed down after my attack, and went back to its closet. Then there was another dog, much bigger, black fur, of the size of an average dog, and they were friendly with me. I don’t when, I don’t know how, but at some point I knew that these dogs belonged to an acquaintance of mine who had gone on vacation, and so were left there until he returned. The black dog knew me, and he allowed me to pet him, play with him, rub his bellies and just shower him with an ungodly amount of love. And, the strangest and best part of this was: it all felt real. I felt as though I were petting a very real dog, and playing with it. Well, that’s all I can remember, but now I know one thing. After I woke up, I should write down the main events of my dreams as I did above ASAP, so I remember more. On that, see ya.</text:p>
      <text:p text:style-name="Normal"/>
      <text:p text:style-name="Normal"/>
      <text:p text:style-name="Normal">-job as delivery/ go get something -&gt; evolves into attack. 1st ever counter by Black, vicious</text:p>
      <text:p text:style-name="Normal">-went with lorenzo and pietro trying out some new game software in an abandoned place, evolves into there being my mom sleeping in her room and getting angry at me</text:p>
      <text:p text:style-name="Normal">-sort of zoo, to which in total i went twice, which holds all kinds of animal and at top level big cats. “Freed” ducks, who now believed they were one step closer to the freedom we’d never grant them</text:p>
      <text:p text:style-name="Normal">-went back from work, greeted by boss who was either already dead or in a coma -&gt; it was an attack. Tried Heart, but then quickly changed to FS in the deadlock.</text:p>
      <text:p text:style-name="Normal">-was at a dinner with family, then needed to go back home. There was Alice, but the most important part was getting my leather jacket.</text:p>
      <text:p text:style-name="Normal">-at a dinner at home, tried some chocolates for dessert, with me being a real sneaky POS.</text:p>
      <text:p text:style-name="Normal"/>
      <text:p text:style-name="Normal">Sat 1st May, 13:59</text:p>
      <text:p text:style-name="Normal">This system is great, allows me to remember quite a bit once I get to writing. Well, it’s the first of May, so we’ll have to make a new table too. April ended being a huge victory, so congratulations on that :) But let’s keep this talk for the guide hey. Here, it’s about dreams. Let’s get started. This will be in no particular order, or rather, this may not be in the order it actually occurred in my dream, just in the order I’ve written things down up there.</text:p>
      <text:p text:style-name="Normal">First of all, that one episode has been written first because it’s the most marking.</text:p>
      <text:p text:style-name="Normal">I had found a part time job, and I had been given an order to go to a factory and once there, make a delivery. I went in, and talked to people especially this hold guy, to whom I’d asked about the delivery. He told me about a certain place to which we ended up going. It was actually a place I’d already been in (possibly from the episode with Pit and Lorenzo), and I told the old guy about how there were monsters at the end of the road, in the room where I was supposed to take the thing to deliver. I told him about how I’d cleaned up the whole place with a completely overpowered item (like in a game) and that it was complete overkill. However, this is where the interesting part starts. At some point, one of the low level monsters that should have been wiped out comes out, and me and the guy (who’d now become Pit) made a run for it. Pit went in one direction and went somewhere safe, I went in another, but then my steps started getting sluggish and slow. Classical tactics by them basically. And in order to maneuver into a safe place and hide myself by laying low in the grass ASAP, I’d made use of pointy rocks that stuck out of the ground in order to turn. But, of course, it was hunting me. It was right behind me, and that’s when it happened. You see, I had told myself that I mustn’t give in to fear time and time again, for that’s what they want. And this time, I remembered that. But I remembered it in a way that I wish I didn’t. It seemed to have been reaching for me with its hand, but instead of starting its attack like usually would happen, I grabbed his arm mid-air. Then, I took one of those rocks I mentioned earlier, and I dislocated its elbow by hitting it from below with the rock. These actions weren’t meant to defend me. They weren’t meant to defeat them. These actions were meant solely to hurt. I made sure that his elbow was dislocated. I don’t know why, but I felt hatred. It was Black counter-attacking, and he was doing so viciously. I never thought this could happen. I always thought that Black was a liability, the one thing I have that they could use against me. I never even thought that Black would be able to fight them, let alone defeat one so soundly. This had never happened before either. I thought that once I was taken by fear, once they got me in the position where they got me, it would always invariably end in them successfully initiating an attack. I never thought I could stop them in the middle of that step. it was as though I’d set up an ambush, even though I very clearly didn’t. I don’t like what I have done. I hurt for the sake of hurting, and that’s not what I want to do. We’ll have to see things through, I don’t know how, but we will have to.</text:p>
      <text:p text:style-name="Normal">The second episode, I was in a sort of abandoned place, like one of these post-apocalyptic towns in the middle of winter, and we were in a house where we’d done something like playing a new sort of VR software, I’m not sure. Unfortunately I don’t remember much of that, but it seemed that we were making preparations to play the night, and Lorenzo went to check whether my mother was awake (because now it had transformed into my house), and she woke up and got mad at me for still being up. I don’t know what happened afterwards. I probably do, but I don’t recall it, nor do I feel like trying to be honest.</text:p>
      <text:p text:style-name="Normal">In another episode, I was in a zoo. It was actually the second time I’d been to that zoo. This time though I was down below, in an area where there were some animals in a cage. Then, we’d set some ducks free to allow them to walk around a bit for some reason, and I remember that we saw and understood what they were thinking: they were happy to be out of the cage, they said to their friends that they were one step closer to freedom. Of course, we knew that we were the ones who’d brought them that step closer, and we’d also be the ones taking them one step back later. But they were making quite some noise, so it got the big cats on the top level interested. There were lions, jaguars and other big cats who looked down to see what was happening from some platform, and I was with them now. It was a platform that had no security, you could fall by just making the wrong step, and when I looked down with the lions I had a bit of &lt;vertige&gt;.</text:p>
      <text:p text:style-name="Normal">This one, seems to have been a spot of revenge for what happened in the first episode. There isn’t much more to it than what I’d written up there, but here goes anyway: I was back from some work, and I went in a room with the lights off. I was greeted by my boss, and old man in costume with a white moustache. I told him that I was surprised to see him, since I knew something had happened to him and he was in a coma or something. He laughed it off and approached me with a smile. Now that I think about it, I think I only saw his head, as if it were floating towards me. And as it did so, their (its?) attack began. This time around, I remembered to use Hearts, and I knew that I’d made the decision to use it even if it costs me my life. And so I did, but nothing was happening, so at some point, maybe because it was getting dangerous for me, maybe because I really disliked the sensation one of their attacks makes, I switched to FS to fight them off, and that’s how it ended.</text:p>
      <text:p text:style-name="Normal">Then, in this episode, we were going to a dinner with my family, and it seems that there were also people from Mada there, and we talked some. Who am I kidding, of course I didn’t utter a word, the others did all the talking. Frankly, I actually don’t have much to write for this episode, even thought it felt longer than most others. I know it’s somewhat inspired by yesterday, when we went to an aperitive with Aina, but other than that, nothing of note happened. At some point, I excused myself in order to go studying or something, and I got up from my chair, as did Antsa. That’s when I noticed that Alice was on the other table doing the same thing, but I didn’t really try to catch up on the old times because that’s who I am. Instead, I was more preoccupied with getting my leather jacket a few tables over and wearing it properly like I usually would. I’m not sure what happened after that.</text:p>
      <text:p text:style-name="Normal">Ah, the last episode for today. Jesus this would really have taken two hours if we wrote on the phone. It’s no wonder trying to write your dreams down on your phone turned you away from trying. I mean, I’m writing at godspeed here, and still it’s been 45 minutes since I started. I thought it’d have taken much less, but whatever. </text:p>
      <text:p text:style-name="Normal">In this last episode, I was at a family dinner at home, and we were all eating in the living room. Actually, we just got done eating, and there were chocolates in a basket on the table. I took some and seemed to have chosen some for those who asked for one. I’m not sure what actually happened, but it seems as though I was greedy, and took all the flavours I wanted to try out or that I thought were good for myself, and only gave others random ones. We will have to change that too then. Jeez, you’re a lot of troubles, you know that? Oh well, see you tomorrow. One more thing actually. </text:p>
      <text:p text:style-name="Normal">Something I have noticed: in my dreams, I am all alone in only one instance, when they’re making a move. I am alone only in their nightmare set ups basically. But don’t be mistaken, I don’t necessarily have to be alone in order for them to start. That just a sure-fire sign that something’s gonna happen.</text:p>
      <text:p text:style-name="Normal"/>
      <text:p text:style-name="Normal"/>
      <text:p text:style-name="Normal"/>
      <text:p text:style-name="Normal">-Free for all dodge ball, befriend a little guy -&gt; little lizard -&gt; some reptilian. Loneliness</text:p>
      <text:p text:style-name="Normal">-Supermarket buying some specific type of milk/pasta for Antsa</text:p>
      <text:p text:style-name="Normal">-Playing a game of cars similar to NFS World, after so many ads and prompts. Declared worst player of the region.</text:p>
      <text:p text:style-name="Normal">-From two days ago: was a gk for juventus in juventus vs real madrid. Under constant pressure, then finally rm scores.</text:p>
      <text:p text:style-name="Normal">-Bonus one in Awoken app: been at church, and “that” pastor is with us.</text:p>
      <text:p text:style-name="Normal"/>
      <text:p text:style-name="Normal">Sun 2nd May, 11:14</text:p>
      <text:p text:style-name="Normal">Well then, let’s go. <text:line-break/>Bit of a sad touch on this “first” episode. I was in a sort of class field trip, and we arrived at an open area. I’m sorry, but I think today’s gonna be a short one, for some reason I don’t feel like writing much. We were on an open area, as I said. A bit hilly, lots of grass, and at some point, it may have been because balls of random sizes appeared, but at some point we all started having a big free for all dodge ball. I remember choosing balls that fit my hand so I could launch them with maximum speed and power, because of <text:s text:c="1"/>course I did. In retrospect, this should have been a fun part, but it wasn’t really, I’ll tell you more on that later. In any case, people started naturally dividing in groups of people who wanted revenge on one another, and as for me, I got into a rivalry with this kid. Each time he threw at me, I’d dodge by jumping high in a cool way and then counter immediately. I don’t think I ended up ever getting hit, but we kept at it for a while, and I may or may not have scored a hit on him, I don’t remember. In the end, we sort of became friends I guess. But the things is, it seems he ended up having been my only friend there. There was Lorenzo too, but it seems he was busy talking to other people. It served as a reminder of my own loneliness. Sigh, this really should have been a fun dodge ball match, but in the midst of others is when we’re most lonely, huh. That guy that I befriended, I tried accompanying him to his home, also at the same time, he wasn’t quite human, but more of a small lizard. Still, I ought to accompany him home. But then there was a frog stuck under some steel beam, under a tree root, and I tried helping him by moving the steel beam, but he was still stuck for some reason I didn’t really understand. Then, I thought of accompanying my friend again, but I had to get past the tree. And there was a sort of pond under the tree. There, alligators seemed to be growing. In fact, the root that had been in front of me had become what would be a crocodile in the midst of forming, still of pure flesh and bones, no skin, as if it were some larva. And everywhere around the tree it was like that.</text:p>
      <text:p text:style-name="Normal">Well, I ended up writing more than I expected, but I guess that’s not a bad thing.</text:p>
      <text:p text:style-name="Normal">On to the “second” episode: this one is much shorter, because I know it’s a fraction of what was a full episode, but it’s the only part I remember. I was in a supermarket with Aina, and we were searching for a type of pasta that Antsa had asked for. It was a specific type, but I don’t remember it. Before I knew it, what we were looking for (and what Antsa asked for) was a certain type of milk. Latte parzialmente scremato, or something along these lines, this one I remember more clearly. I think I found some alternatives, but in the end... I don’t remember what happened. So it’s in the midst of searching for milk that one is the most forgetful, huh.</text:p>
      <text:p text:style-name="Normal">This is so much funnier than it should be. Ok, I’ve calmed down, on to the next episode.</text:p>
      <text:p text:style-name="Normal">Alright, so this one is somewhat similar to the previous one in that it’s a fraction of an episode. This game is one I’ve been prompted to play a lot, just like EVE Online. In fact, that’s probably where it subconsciously came from. Except it’s a car game. At the start, I’m in a track in the middle of the ocean, somewhat like the Rainbow map in Mario Kart. Not that I’ve ever owned that game. So I was on the starrting point of a track in the middle of the sea, and I started going. Except some parts of the track are RIDICULOUSLY narrow. Like a literal rope kind of narrow. So of course I fell into the ocean. Multiple times. I think I was fished out of the water once or twice. But then on the third fall they declared that I was the worst player in the region. Why is this so funny. I don’t know. Well, back to it. This time though, it seems the car (which at that point had disappeared and was just me) could use some commands to propel itself up or down, and there seemed to be no drowning mechanics, so I could probably stay underwater indefinitely. At first I dove, and I saw a sort of castle down below. I think I saw that castle in a previous episode. One episode that I should have remembered, that had more weight and time to it than the others, but I don’t remember it. Even right now, I’m only seeing images of beeing inside a castle. Maybe these images are fake, maybe I’m the one inventing them on the spot. I don’t know. In the end though, I decided against going down to that castle and surfaced and searched for a beach head where I could get on land, and that was that.</text:p>
      <text:p text:style-name="Normal">First, the bonus episode: I was at 4 Novembre, and I was in the front rows of the church. Beside me was that pastor. You know, the charlatan who claims he can speak the language of the angels and who just makes ridiculous strange noises. Well, it seems he was some sort of guest of honour, and at some point he got up to talk to the whole community. It seems we all had to get up, and I thought I got up too, but apparently I didn’t. A few others didn’t get up, and it was seen as disrespectful. In retrospect, he really wasn’t one to talk about disrespect...</text:p>
      <text:p text:style-name="Normal">Bonus two: This one is one I remembered yesterday in the late afternoon. Every time I write remember I secretly fear of fucking it all up and having to rewrite it again. Seriously, what the fuck is that word. Writing it on PC is a huge ordeal. Well, in any case, it seems this was one of the dreams from two days ago. One of the many episodes I remembered in the morning but forgot later on. I remembered it simply because I looked outside the balcony, and on the wall of the StanleyBet shop or whatever, kids playing professional football are pictured, Olive et Tom style. </text:p>
      <text:p text:style-name="Normal">In any case, in that episode, I was a goalkeeper for the Juventus in a Juventus-Real Madrid match. The whole match, we were under pressure, and RM got occasions many times. I stopped their shots on target, but it wasn’t an easy thing to do, especially since they’d constantly get one of their players to hamper my sight and movement. Eventually, they got one of those players stuck in front of me during a time where my whole area was full of players. They crossed to a player in the centre, and they got a good shot to the left corner of my goal. I lunged at it, but it was too little too late, and it was a goal.</text:p>
      <text:p text:style-name="Normal">Well, that’s all for today folks. Holy... that’s a lot of text. Well, see ya.</text:p>
      <text:p text:style-name="Normal"/>
      <text:p text:style-name="Normal"/>
      <text:p text:style-name="Normal">-DC Universe flying</text:p>
      <text:p text:style-name="Normal">-Grand Theft</text:p>
      <text:p text:style-name="Normal"/>
      <text:p text:style-name="Normal">Mon 3rd May, 13:40</text:p>
      <text:p text:style-name="Normal">Well then, let’s get to it. I know this is a lot less episodes than you’re used to seeing, but think of it as having two big movies instead of multiple episodes. Not that I have that much time to write them down, so Godspeed it is.</text:p>
      <text:p text:style-name="Normal">First movie. Do you remember the game DC Universe, which now I realize is the very first MMORPG I’ve ever played? Yes of course you do. Well, in my dream in was in a situation very similar to that. The most important part is, was and will always be: I could fly. I was in a city, it was late evening, maybe the beginning of the night, I’m not sure, but it was dark outside. The city was illuminated brightly though. If this were DC Universe, I’d have been in the superhero faction. In fact, I’m pretty sure ninety percent of this episode was inspired by that game. Looking at facts alone, that’s how it seems. So what are these facts? Ah, don’t be impatient young blood, let me tell you: I was wandering about in the city streets, while flying of course. Then, I saw someone who in the game would have been part of the villains’ faction, as he was black/red on the “HUD”, and he was attacking someone seemingly innocent civilian. I went towards him, and another hero joined me. This hero couldn’t fly, he was a brawler and went at the guy with everything he got. From above, I was raining down as many arrows as I could, but one thing became alarmingly clear: he was on another level. I inflicted to him only about 13 points of damage, meaning that even though I normally dish out much more, he was so many levels higher than me that the debuffs meant I basically just scratched him. At the same time, he quickly wiped the floor with the hero on the ground, and then he set his eyes on me. While I did little damage, by experience I knew that if I kept my distance and kept firing at him, I could defeat him. Unfortunately, he started running at me too, possibly imagining making use of buildings to be able to reach me. In other words, he forced me to retreat, constantly. If I stayed still or tried to harass him, he’d end up catching me. So, I was on the run. I flew as fast as I could, pressing the necessary buttons, but at some point pressing it again, since it seemed to me that I wasn’t that fast given that the guy was still on my back. Luckily, when I went as high as I could, he broke off. He went back to one of their HQs, and that was that. In retrospect, it was a rather short experience, but the danger was quite fun here. The flight was the most fun of course.</text:p>
      <text:p text:style-name="Normal">On to episode two. I don’t remember well how it started, but I know that I was at someone’s mansion, where there were also others who apparently were part of our class, and this is where they slept. In particular, there was this rich kid who was a few floors down, and for some reason, I felt that I had to rob him. So that I proceeded to do: First, infiltrate unseen on his balcony. Once there, I saw that he was the only guy, so I took him down the way Metal Gear taught me, and I knew he’d be out for a while and I could take my time to go through the valuables. I entered his room and saw that there were easy to open closets that contained things of relatively small value that didn’t really matter. Then, in the middle of his room, I saw another closet that was keyed closed, and I knew that that’s where the jackpot was. For some reason, I knew that this place contained treasure from dreams of the distant past that I failed to open, so I was half expecting not to be able to open it this time either. Fortunately for me, for some reason I could. At that point, there were also Ando and Antsa with me, all of us looting what was inside this closet. To me, at that moment, what we found was quite valuable, and I can kind of see why, but Jesus in retrospect they weren’t. We found lots of tools for shaving, many razors and razor blades of fairly high quality, and I was delighted to see that since that meant an upgrade in my shaving gear. Maybe I wouldn’t butcher my own face every time now, that’s great. Among them were the mighty Gillette Mk. III, and I showed it to Ando in an effort to mock Antsa a bit. With the Grand Theft complete, it was time to get out of this place unseen, like a real ghost. Of course, I wanted to get out from the same place I came in, and when Antsa and Ando started going down the stairs, I yelled at them to follow me and got quite upset. In the end, I decided to exfiltrate on my own and started heading for the balcony, but now it was full of people, and among else, there was Mme Brouté out there, so I had no choice but reluctantly follow Antsa and Ando who said ‘You see now?’. We went down the stairs, and there were teachers who started chasing after us. I jumped down many times but they were still right on my heels. Then, I tapped the floor a few times with my feet and for some reason that meant that I was safe and they couldn’t catch me anymore. So then, I was asked where I was going and where my classes were, and then... I don’t remember.</text:p>
      <text:p text:style-name="Normal">And that, folks, is all for today. I’m kind of in a rush, but at the same time I was pretty extensive in my descriptions, so we get the best of both worlds really shishishi, see ya</text:p>
      <text:p text:style-name="Normal"/>
      <text:p text:style-name="Normal"/>
      <text:p text:style-name="Normal">-having friends over = being part of one then two movies that are suspense/feel-bad/anxiety-inducing/tragic</text:p>
      <text:p text:style-name="Normal">-literally played chess, losing or winning endgame, depending on the mood of the board</text:p>
      <text:p text:style-name="Normal">-literally remembered and wrote down what my dreams were, IN THE DREAM</text:p>
      <text:p text:style-name="Normal">-something that I swear I remembered the whole morning but forgot when I left my bed <text:s text:c="3"/></text:p>
      <text:p text:style-name="Normal"/>
      <text:p text:style-name="Normal">Tue 4th May, 14:03</text:p>
      <text:p text:style-name="Normal">Now then now then, this should be a fairly long one, especially (actually only) the first episode. I’m not actually sure whether the first episode was two episodes that in retrospect I put together or if they were always combined, but let’s go.</text:p>
      <text:p text:style-name="Normal">I had invited some friends over, mainly people from the Classe S so Pit Giulia, Antsa, but for some reason there were neither Tamara or Khadija, so that’s strange. In any case, we were at what was my apartment apparently (it was a house I haven’t seen before, but I was familiar with it) and we all decided to watch a movie. That’s not quite right. I don’t really remember what happened, so I’ll give you the fragments that I have: I don’t recall what led to this, but it was a winter evening, very dark, and there was a lot of snow. I was alone with someone else, and the character I played, because he was a movie character, was supposed to die and be abandoned. The other guy I was with was at first my enemy and rival, and he was the one who killed me. My character died, but I didn’t. I remember that I was shown his corpse afterwards: pale, blood dripping out of his mouth, eyes still open. It was a real corpse. I was also shown another corpse at another point, but surprisingly, neither of these caused fear, instead, they just made me a little uneasy. They could have easily been turned into nightmare set ups now that I think about it, but no such thing. I went on to snowboard in the dead of night against my rival, and as time went on we became friends. This was the sort of movie it was: tragic but with a good ending. There was also another movie, and that’s the part that makes me wonder whether these are two separate episodes, but you’ll see later why I put them in a single one. The other movie was me coming out of a plane and resting on the deck of a warship. It seems I was on an aircraft that deposited wounded on a ship before leaving again immediately. The deck was full of wounded people, they looked like airmen but could have been whatever. That’s where I was exposed to the other corpse I think. I expected this to be much longer, but it seems that this is as far as I can remember for these two parts. Shame, they felt a lot longer and lot more things seemed to have happened in my dream, all with a tragic theme. In the end, I think I was back to the room where we’d started watching movies, so that’s why I decided to put these in a single episode. </text:p>
      <text:p text:style-name="Normal">This second episode... well... yeah. I played chess. In my dreams. IN MY FUCKING DREAMS. Andry we need to reassess how much chess you’re exposed to, this is going way too far. The crazy part is that I thought I could never dream of chess, too much detail and even if I did the pieces would move all over the place every time I looked away. Turned out to be an accurate assumption, but not as accurate as I expected. Well in any case on to the commentary of the game: I started in an endgame, I was playing with white, and it was an online game. The endgame at first seemed winning, I had a rook that infiltrated his back ranks, three connected passed pawns queen side and another three that served as a wall king side. I also had a knight, opponent was either down material or equal, and pawns only king side. Pretty dominant position for white all in all. I made a few improving moves and looked to push my passed pawns, but at times the positions would change. I remember my three passed pawns being on king side at some point, all aligned on file 6, and 2 ranks in front of them, on the back rank, the black king. It’s surprising that despite the random shifts, the one thing that was maintained was the fact that white was in a winning position. Black eventually resigned, so I won that game and saw that my rating was now 220 something, and looking at my record I saw that I won a whole bunch of games prior giving me a rating of 240ish, but then I lost to a guy and lost quite a lot of points, and was back up to 220something after this game. Then the records started looking like football match reels or tickets, the kind you’d see on DAZN.</text:p>
      <text:p text:style-name="Normal">Lastly, I want to talk about this. Now, this wasn’t really a proper dream, I had woken up and it was probably around 5am, since mom had just woken up too, and my body decided that it didn’t want to sleep anymore, and that we should be wide awake starting now. Fuck that, I want all the sleep I can get. So I tried to sleep. Unbeknownst to me, while I was trying to make a mental note of the episodes I’d have to write down, I was also falling asleep, so that slowly became a dream, and in that dream I was writing down the titles of the episode. Dreamception! Well, that’s all for today I guess, I know in my dream I had written down something along the lines of grand movie debut, and something else, but I don’t remember what that something else is, so this will be all for today. See ya</text:p>
      <text:p text:style-name="Normal"/>
      <text:p text:style-name="Normal"/>
      <text:p text:style-name="Normal">-Put your men in a position whence there’s no escape, and they will prefer death to flight.</text:p>
      <text:p text:style-name="Normal">-Immediate continuation: further cowardice and entitlement in the cafeteria</text:p>
      <text:p text:style-name="Normal">-Bike trip, death scene, and mythical beasts.</text:p>
      <text:p text:style-name="Normal"/>
      <text:p text:style-name="Normal">Wed 5th May, 15:05 </text:p>
      <text:p text:style-name="Normal">Let’s kick it off right away.</text:p>
      <text:p text:style-name="Normal">Prior circumstances are unknown, but it was presented to me like a movie, and I saw things through the eyes of the camera. It was in an army base, and one man was driving a truck. It was explained that this man was a coward, lazy person, and he proved it right away: he had been ordered to carry off tank shells somewhere, but he decided that he didn’t want to do that, and he just drove away. Seconds later, the base was attacked. Something landed near the shell crate, and it exploded, killing all men near it. If only that shell crate hadn’t been there... He heard the explosion and realized what just happened, but he had no time to feel regret. Several other explosions occurred, and soon aircraft of alien technology showed up. They were the cause of all the destruction. Our man immediately stopped the truck and left to hide behind other crates, and he did well as his truck was blown away. Those who attacked were indeed alien, and their helicopter-like aircraft were hovering right on top of us. This was a warrior civilization, and they made sure that everything they targeted was dead. There were dead bodies lying on the road where the truck had been, and one or two aircraft touched down, one alien came out and poked the bodies. It was clear that they’d take no prisoner. To the credit of our man, he could have probably gotten away with hiding, but instead, he chose to come out himself and fight. He took one of the guns from the hands of the surprised alien and shot him dead, he also shot dead the unsuspecting pilot of the helicopter in the front, but from the second one an alien came out and shot him through his skull. I could see them clearly, the dead. One of the aliens who’d ended up only wounded, as evidenced by the blue-coloured blood on his helmet complained about being shot, and said that they should have killed him much sooner. I don’t remember exactly what happened after that, but later during the day I’ve thought that I should stop being a spectator, and I should have done something to stop this bloodshed.</text:p>
      <text:p text:style-name="Normal">I know for a fact, though, that this other episode is a continuation (further down the line) of the one above, so here goes. I entered a room, or rather a sort of corridor, and two aliens were following me. Not tracking me down, mind you, but just following me as if we were friends or something. I made it very clear, somehow, that I didn’t appreciate their presence, and left for a closed off room and locked behind me, and when I came out again they had already left. Instead, I headed for the mess hall where my family was waiting for me and we had lunch. Mom then ate one of my yogurts (actually my only one), and I got angry at her for it. Seems like an exaggerated reaction, but back then it really made sense somehow, maybe because I was saving up that yogurt or what not. So we started arguing, and everyone else sided with mom (and in retrospect, yeah it’s better that way), telling me about how I was only here thanks to mom, and I felt terrible for getting angry, I felt like a coward and I was ashamed of myself, but was still angry. And that’s how it went.</text:p>
      <text:p text:style-name="Normal">This last one starts off in a car. I was with José, Pietro, Lorenzo and Antsa, and we had just stopped short of a cliff. We all got out of the car and I looked out for some time, while the others were preparing their bicycles. Then, off we went up the hillside, following the road. I think those were two-seated bikes or something since we were in pairs (even though we were five?), and I remember the guy in front of me being real slow. I think it was Pit, but I’m not sure, and I called him out for it. Ahah, it rhymed. We then took a left, and people started getting ahead of me. We were all communicating with radios, so we kept in touch despite the distances. After the left turn, I was second to last, with only José behind me, but after some time I stopped hearing him, and I told the others I’d turn back to check on him. Then, I had an intuition that something bad happened and told the others to turn back too. As I was heading back, I saw Mme Ugoccioni heading my direction, and she was walking a... strange dog. It was a normal dog, if we excluded the fact it had a very long neck, very much like a snake (but with the circumference of a dog’s neck) and long limbs. Mme Ugoccioni told me it was a snake dog, or something along those lines, and I somehow got her to know of my concerns about José, without saying a word. Then, she looked to her left, towards a tree that seemed like an overgrown bush, with a yellowish-orange colour. On it, I could see José’s body, partially covered by the branches. Actually, I could only see his legs, and I knew he was... let’s not okay. Then, from up in the sky came down gods, and the snake dog responded to them and started barking at them, and I’m sure if my dreams had continued, they would have fought each other.</text:p>
      <text:p text:style-name="Normal">We were very serious today, weren’t we? Yeah, I wanted to Price of a Mile when writing the first episode, and from there we just kept listening to Sabaton, so we ended up being very serious all throughout. Ah well, in any case that’s it for today, so see ya</text:p>
      <text:p text:style-name="Normal"/>
      <text:p text:style-name="Normal"/>
      <text:p text:style-name="Normal">-pandas are dangerous, villages are cool</text:p>
      <text:p text:style-name="Normal">-and you’re a demigod ending fights with nuclear explosions that you stay at to admire</text:p>
      <text:p text:style-name="Normal">-also, you’re normal you. Possible test, and you failed, but you had fun later</text:p>
      <text:p text:style-name="Normal">-also for the love of god find a way to fall back asleep</text:p>
      <text:p text:style-name="Normal"/>
      <text:p text:style-name="Normal">Wed 6th May, 13:58</text:p>
      <text:p text:style-name="Normal">Once again, right now I don’t have time, so I make a promise: I will come back to this at some time today, and I will write down those dreams. You have my word.</text:p>
      <text:p text:style-name="Normal">19:39, and goodness I’m tired. Let’s do this.</text:p>
      <text:p text:style-name="Normal">First episode. I was in a village. Alright, I’m going to have to apologise in advance. I’m tired like I haven’t been in ages. I’m probably close to a burnout right now, and that’s not surprising. Let me tell you why it isn’t.</text:p>
      <text:p text:style-name="Normal">Apart from the fact that lately I’ve been fighting like a demon day in, day in, no day out, these past few nights I’ve had trouble huh... staying asleep? It seems that for one thing I’ve become an extra light sleeper with a propensity to wake up at 5 in the morning for absolutely no reason. Furthermore, because of the willpower I’ve been (and still am) building up for this month, it would seem that my body produces willpower hormones especially as I’m about to sleep (that may or may not be due to the fact that that’s when I hype myself up), and when I first wake up, I totally don’t feel like sleeping. Like, that feeling is gone, erased from existence. And of course, my body decides to always randomly wake up at 5am, for no reason in particular. And of course, after it does, it doesn’t want to fall back asleep. For two hours. Of course, when it finally gives in and starts falling asleep, we have about thirty minutes left on the clock. Much fun, isn’t it? So on top of abusing my willpower like it’s going out of fashion, I’ve been regularly having 5 hours of sleep at night. The upside is that it’s fun and games. The downside is that I’m becoming more and more tired, and the bags under our eyes are growing ever so ridiculous. Also, our brain is starting to fall behind.</text:p>
      <text:p text:style-name="Normal">In a few words, I badly need me some sleep. How badly? Well, I just realized that today is actually Thursday, and not, as written above, Wednesday. Goshdarn Andry, get some rest. Yeah I will.</text:p>
      <text:p text:style-name="Normal">Also, the whole point of this at the beginning was to apologise about the fact that the stories would be very short. Jeez we sure took a tangent, didn’t we? Yeah, call it a shortcut. Alright, let’s get to it then.</text:p>
      <text:p text:style-name="Normal">First episode. I was in a village, lots of grass, beautiful, simple, just the way I love them. And I wandered about that village, occasionally seeing villagers and talking to some. I remember the moment I entered the village, there was one of those red wooden arks you’d see in Japanese temples. It was all good stuff, and the people were nice and friendly. Then, I’m not quite sure this is what happened, but there was either a thief or a man who’d gotten into trouble somehow, and he was on the run, and I chased after him. At that point, I was a highly mobile panda running after him, and although it took some time, I eventually caught up to him in a field parallel to the village. I don’t know if I myself was trying to start a fight, but all the villagers came out and let us know that they didn’t want any fighting, and we obliged.</text:p>
      <text:p text:style-name="Normal">On to the second episode already. I told you it’d be a short one, mainly because even though these two are the mains (before I first woke up), I don’t remember much of them.</text:p>
      <text:p text:style-name="Normal">This one though, I know it was epic. Why? Well, it was as if I was the MC of a shonen that had just finished. To put it simply, I was powerful. I don’t know if he was the same guy whom I nearly fought earlier, but he picked a fight with me. And God knows he made a mistake. As unfortunate as this is, I don’t remember much of that fight. I do know however that I basically dominated through all of it from a distance and never allowed him to close the gap. In fact, in the finale, he ran at me, but I didn’t want that. Also, I knew that the land we were fighting on had some unique properties not found on Earth. There was a volcano nearby that contained some naturally very dangerous stuff that handled correctly could create a nuclear explosion. I wanted a nuclear explosion. Someone was coming at me. Perfect excuse, isn’t it? He ran at me, yes, but did I mention that I was powerful?</text:p>
      <text:p text:style-name="Normal">I made it so the distance between the two of us never closed, no matter how much he ran at me, and he could see that. Not that it mattered anyway if he did somehow get in range, because I had him chase an image of me this whole time. From outside, it would look as if my image were still and he was just running in place since I crated a white background especially so he wouldn’t see the landscape, but in reality, he was actually moving, and I made him run up the volcano. Also, did I mention that I really wanted a nuclear explosion? I added something to the volcano, and now I knew it would explode. Also, its crater itself was empty, and there two of what were apparently followers of mine, two transformers. There was also a third transformer, an enemy one ready to be awaken, and it seems the other guy tried to wake him up, but my followers stopped him. Not that it mattered, I could have easily handled a transformer on my own. Also, at that point, I headed down myself and went into a car so I would be able to witness the explosion from up close. I really wanted to see it. And it happened.</text:p>
      <text:p text:style-name="Normal">Unfortunately, there were no bright flashes nor smoke, so that was disappointing, however I did feel the sound wave which was basically a shock wave. And it felt real. On my left ear if I’m not mistaken. When I looked back again, I could finally make out the mushroom cloud in the dark night sky. And that’s it for this one, I guess. I’m glad I decided to do this later, so I can dedicate as much time as I want to it.</text:p>
      <text:p text:style-name="Normal">On to the last dream, but before we start, I’d like to comment on the second one. So given enough power, I really do indulge in my caprices, huh. I really am a kid at heart, aren’t I? A childish god is a very dangerous god. Very capricious, yes, gives in to his heart easily, yes. With not a single thought spared to others either. Really childish, really selfish. Don’t give me that kind of power, it can get dangerous, very much so.</text:p>
      <text:p text:style-name="Normal">Well, finally on to the last dream. This is the one I dreamt about after I first woke up, probably, and it’s also the one I remember the best. It could also have possibly been a test, and if it was, I failed it with flying colours. Really, I did poorly. It starts off not far from home, on that descent towards Casetta Bianca. I was with my family, and then a few doors down there were three men. One of them seemed to have been troubled by the two other. </text:p>
      <text:p text:style-name="Normal">It seemed that he had agreed to lend the two others something, but these guys were abusing his generosity, and were taking more than they should have. I got closer because I had to do something, and it seems he had agreed to give them peanuts, but they werre taking far more than what one would expect, and now he was too shy to ask for his peanuts back. That’s when a car stopped by, and two men came out. At first, I thought that they’d help the poor man, but instead it seems they were in line with the two others and simply joined in. I was close to them, and I should have intervened, but I was scared, I’m not sure of what, and so I didn’t. I failed the first test.</text:p>
      <text:p text:style-name="Normal">Then, there was another man coming down, and he asked my family who had stayed up there for one and a half euros. From my family’s attitude, it seemed as though he were a scammer and giving him the money would end badly. I don’t know what I came down for, but I know I had money in my pockets, and I definitely had one and half euro. He came down my direction, but in the end I didn’t do anything and he just passed me. This may sound like an excuse, but I felt under pressure that since my family didn’t give him money, I shouldn’t either, because... I don’t know why... I know now I should have given him the money, all else be damned. And thus, I failed the second test. If those two really were tests, then the theme of the day was overcoming peer pressure or social pressure in general, and I failed it with flying colours.</text:p>
      <text:p text:style-name="Normal">The dream continued afterwards, we walked up back home. Antsa was already home, but he went back to see us. Mom was carrying Ariella but she was getting tired so I offered to take Ariella. Of course, she just clung on to mom more but I still took her anyway and put her on my shoulder, and she was really happy. Antsa had cut his hair, and I asked Ariella what she thought of his hair, kinda mking fun of him. Of course, Ariella didn’t answer, then... I’m not sure what happened, but it continued for a while, and then I found myself near the bus stop down closest to us, and I was walking that path while thinking about mechanics because I had to study. This was the month when we’d study like a madman after all. So I thought about (actually it was) thermodynamics. There were also some college-aged people on the bus stop, and it seems they were talking about the same subject. Not that it really mattered. </text:p>
      <text:p text:style-name="Normal">Well, I don’t know if it went on further after that, but in any case, that’s it for today. Jeez these last two ended up being much longer than I expected. Jeez it’s 20:41, well, see ya.</text:p>
      <text:p text:style-name="Normal"/>
      <text:p text:style-name="Normal"/>
      <text:p text:style-name="Normal">Fri 7th May, 09:21</text:p>
      <text:p text:style-name="Normal">Shit that’s a wall of text you wrote yesterday. I certainly didn’t expect that much from a tired man. Well, in any case, we’ll write down today’s dreams. If you’re wondering where the episode titles are, I wrote them down in Awoken, and since the prof ditched us this morning I’m gonna use this time to write them down immediately. Wait, I want to write them down here anyway, I don’t like to have to check every time.</text:p>
      <text:p text:style-name="Normal">On the menu today:</text:p>
      <text:p text:style-name="Normal">-Teaching a lesson to thugs, and bullying them a bit apparently</text:p>
      <text:p text:style-name="Normal">-Stopping by some place while on our way to a castle, a sketchy casino with a sketchy owner</text:p>
      <text:p text:style-name="Normal">-Watching anime that magically transforms into another anime</text:p>
      <text:p text:style-name="Normal">-Being a GK, and having to deal with others’ BS</text:p>
      <text:p text:style-name="Normal">-Getting ignored in favour of my toddler nephew</text:p>
      <text:p text:style-name="Normal"/>
      <text:p text:style-name="Normal">But before we start, there are some things I’d like to note. First of all. Actually, we’ll do as usual, we’ll write it down in the afternoon when we’re free. There are things I want to discuss first. One has to do with ‘them’. They really are troublemakers, aren’t they? Lately, they’d left me in peace, but that was until this morning, when I got attacked for the first time in a while, while trying to recall today’s dreams. What I’ve noticed is that actually, they hadn’t touched me since the incident with Black, and when they attacked this morning, they chose a moment when I was holding my blanket over my head with my arms, and they had locked my arms in place. It was effective, and while I was able to liberate my soul’s left arm, my physical one was immobile. It could be that they’re somewhat wary of being grabbed now, but that’s just an assumption. Of course, this could have all been a coincidence, who knows, I surely can’t say for sure.</text:p>
      <text:p text:style-name="Normal">The second one is regarding the number of episodes per dream. This morning, I thought there would be only two episodes to write down, but as I went on to recall al my dreams, more and more memories popped up. Even though at first I was sure that there’d only be two episodes. That means that every time we put only one or two episode, a lot more went down the memory drain at some point, so be careful about remembering all you can.</text:p>
      <text:p text:style-name="Normal">One last thing, this doesn’t really belong here, but I’ll write it anyway: I want a new weapon, a new tool if you will: ignite. </text:p>
      <text:p text:style-name="Normal">Something I’ve noticed is that when under attack, at least as of late I’ve never been able to unleash as much FS as I’d like, It’s always a limited quantity. Basically, I want to be able to unleash an ungodly amount on a whim.</text:p>
      <text:p text:style-name="Normal">Jeez, you do realize that that seems like a tall order? It seems we also tried to do something similar in the past, in fact that’s one of the reasons you worked out in the first place two months ago. Fair, but now is slightly different. Now I want to be able to use FS with virtually no stimuli, and at maximum output. Sigh, alright, good luck with that then. It’s approved. See you later</text:p>
      <text:p text:style-name="Normal">15:05 and I’m back. Alright, let’s get to it.</text:p>
      <text:p text:style-name="Normal">First episode! I was with my family, and we were on our way somewhere. I remember that Aina stayed back for something. However, there were also people who for some reason had a bone to pick with us. Don’t ask me why, I think there was no reason in particular. We were on our way to the train station and had gone up some stairs, but I got worried since Aina wasn’t with us and the guys kept following us. There were initially three of them. One of the guy I knew, and the other two were twins who were still quite young, though their age seems to have varied in my dream. At some point for sure they were very young, as in maybe ten at best, and as I went back, these guys picked a fight with me. Now, I’m not quite sure how I responded, but I wasn’t intimidated by them, not the least. I may or may not have bullied them a bit, although I don’t think I did, but all in all I threw no punches. One of the twins tried pulling a gun on me, but I quickly and coldly disarmed him and put the gun to his temple. I may have pulled the trigger. I’m pretty sure I did. Well, I didn’t kill him, since I can never kill with a gun in my dreams, and since I also had no intention to kill him. SO the gun became one of those plastic toys that would shoot out a flag. You see, it really bothers me ‘cause I don’t know if I really pulled the trigger, or if I did so while he was the gun’s sights. If I did, then it seems I still haven’t changed. It’s not the first time I did that. Sigh, you’re a pain Andry. In any case, no harm was done at the very least. No, that’s what I’m hoping and that’s what I assumed during my dream, I don’t know the truth. In any case, I then proceeded to shut them in a room and enter that room myself, and I started lecturing them about their actions, and I remember claiming how stupid it was to bring a gun to school, and all the shit that could have happened to the guy. At that point, the twins weren’t twins anymore, one of them seemingly disappeared... I wonder if it was because of me. In any case, you don’t get to lecture people after pulling a gun on them like that Andry. Oh well.</text:p>
      <text:p text:style-name="Normal">On to the next episode. I was on a quest, and there was Antsa with me. We were walking up a town on a mountain side and it was dark out. We were on our way to a castle where we’d complete the quest, and since it was night, I proposed we stop by a bar to get refreshments and useful items. There was bar open, so we entered the place. Actually it was a casino. Now, I’m putting this here but frankly I should have written this down in the morning. My dreams, or anyone’s dreams for that matter I think, are influenced by what happened during the day, and yesterday I read about casinos, and got reminded how nasty these places could be, in more ways than one. In any case, that probably contributed to making the owner a dislikeable person to me. At first, I decided against staying, but he approached me and dared me to do something or leave. I saw what he was trying, he was trying to play on my acceptance from others, he was trying to make me feel that I’d be a coward in front of everyone if I refused. I didn’t bite. That wasn’t exactly an appetizing bait. Seeing that he’d failed, this time he said something about having the soul of one of my relatives, and he got my attention. Unfortunately, this is as far as I remember, this may be due to the fact that when I was recalling this part in the morning, well, it was a set up. The part where the owner was approaching me was very much real, in the sense that that was one of them approaching me, and it was a successfully initiated attack.</text:p>
      <text:p text:style-name="Normal">On to episode three. I was in a room that was familiar to me,but I can’t quite put my fingers on where it was. In my dream, this was my room, and I was watching anime. Gintama to be more precise. However, as the show went on, the show became Naruto or One Piece, and Gintoki and his VA weren’t exactly happy that their screen time became practically null. This is another example of yesterday’s influence. I had seen on Twitter a post of a crossover between Gintama and One Piece, and this came here somehow. I don’t remember much of what happened afterwards. In fact, I don’t remember anything and I don’t feel like trying. </text:p>
      <text:p text:style-name="Normal">Final episodes. These two were direct continuations of each other, in the order above. Something was happening, I don’t know what, but I found myself to be a goalkeeper in the middle of a match. The match itself wasn’t really interesting, nothing much happened, although we were under some pressure. At some point, the ball went outside in our favour, and it was to me to kick it off. You know, standard GK stuff in soccer. Although I wasn’t quite sure about the rules for some reason. I don’t know whether it was like calcietto where I’d be allowed to use my hands, or whether it was regular soccer where it had to be on the ground. I opted for the latter but my doubts still lingered. And it seems a female player from the opposing team had similar doubts regarding rules. As I laid down the ball and took a few steps back, she went on to take the ball. That should have been very much illegal, and I acted like it was. Meaning, I let her approach and let her know it was in fact illegal. Well, we repeated that a few times, and then when I finally called for the ref, she just proceeded to stay right in front of the ball, and at that point I just kicked the ball into the centre, and quite successfully so too. Unfortunately, at that point everyone decided that they’d had enough of playing and started leaving.</text:p>
      <text:p text:style-name="Normal">This someway, somehow starts episode 5. Now, there’s something I’ll let you know right now. I’m dead tired. I don’t know why, nor how. It may be related to afternoon lethargy, it may not. All I know is goddamn I’m sleepy. Also, very little patience. I want to finish this quick. Alright. Gong, gong, gong...</text:p>
      <text:p text:style-name="Normal">Through the cold mist, ‘till we’re lifeless together, together...</text:p>
      <text:p text:style-name="Normal">Let’s go. I don’t know how this ties to the previous episode, but it does. I’m in what is apparently home, though I don’t quite recognise it in hindsight. This may be our home in Madagascar, hence the familiarity, but that’s one hell of a long shot, I don’t remember virtually anything about it. Well, except for some separate fragments here and there that is. Also, this seems to be the same home as in episode three. In any case, Ariella was in the house and everyone went to where she was, leaving me and Antsa alone in a room. And I was unhappy about that, for some reason. Jealousy, I guess. But I acted like I didn’t care, and went to a room they’d just left, where there were leftover cakes or chocolates, or chocolate cakes, and I ate some. And that was it.</text:p>
      <text:p text:style-name="Normal">Alright, I really am tired for some reason, so that’s it for today kids. See ya</text:p>
      <text:p text:style-name="Normal"/>
      <text:p text:style-name="Normal">Sat 8th May, 10:21</text:p>
      <text:p text:style-name="Normal">I think it fair to say that yesternight deserves a special title. Well, all of yesterday then for that matter. But yesternight was special. How about something along the lines of sleepful, restless night? That seems to describe it fairly. The peculiarity is, there were 4 instances of them. This isn’t a first, but the intensity was something else. In any case, I hope you’ll fill in with the details later, so here are the episodes, in as good a chronological order as I can put <text:s text:c="1"/>them.</text:p>
      <text:p text:style-name="Normal">-On a small island with other people/survivors. Appearance of a great Nile crocodile, then a massive polar bear. 1st attack</text:p>
      <text:p text:style-name="Normal">-In a library, strangely enough with Alice, -&gt; one special instance. FS response someway somehow, then MIKU!!!!!!!!!!!</text:p>
      <text:p text:style-name="Normal">-Cave, seeing a man as a spectator -&gt; 2nd attack</text:p>
      <text:p text:style-name="Normal">-At home in the evening, Aina leaving and I need to give her something. 3rd attack, then a fairly long series of grim episodes, in more ways and by more persons than one</text:p>
      <text:p text:style-name="Normal">-At school or rather in a school trip somewhere, and even though it would be something of the past, current full-studying mode is active. Then went somewhere else (other plan for the trip) and met other people.</text:p>
      <text:p text:style-name="Normal">It is important to note here than in at least all attacks, my ass seems to have been saved by the faction of the old man up in the sky. Especially in that 3rd attack, and FS was possibly triggered by them too in the special instance. I owe them more than a favour at this point, and I can never forget that, although it seems my heart already made up its mind a long time ago anyway. Well, I’m not my heart, but I recognise the help they’ve given, and I’m grateful for it. In any case, fill in with the details later.</text:p>
      <text:p text:style-name="Normal">14:12</text:p>
      <text:p text:style-name="Normal">Sigh, it seems there are quite a few things to talk about today. But first, let’s tart with your dreams. So much happened, huh, well that’s how it always is. Today’s just happens to be special. Let’s get started.</text:p>
      <text:p text:style-name="Normal">In this one, I was on an island, and there were a multitude of other people. It could have been that we were the survivors of a plane crash or something, I don’t know. In any case, we were on a beach, right behind us was the foot of a rocky outcrop, in front of us was the sea, and to our side was a hill whose side had been eaten away by the wave. To put it simply, we couldn’t move from where we were. I picked up sticks, as did others beside me, and I had one in my hand when from the shore a geyser emerged. It wasn’t a geyser, it was a gigantic crocodile who just made landfall. Then, from the right, from an equally enormous geyser emerged a huge polar bear. The two of them set their eyes on a man, and the crocodile was the first to grab him. The polar bear wanted his share too, so he got a hold of the man, and the two started getting into a scuffle while devouring the poor man. I was scared by what I was seeing, but I still thought of helping the guy get out somehow, so I tried to beat the animals with the stick, but it felt like trying to break a rock using a straw. It was completely ineffective, and the animals were slowly but surely approaching me while they fought. One of the front paws of the polar bear also stuck out, and got closer and closer to my right foot, and it nearly grabbed it, then I woke up. Of course, that was an attack, but it didn’t land. When I woke, I kept my left eye open so I wouldn’t fall asleep, and I also waited until my right eye could open too. I knew that if I fell asleep there and then, the chances of a successful follow-up attack were high. Later in the morning, I analysed this episode more in details, and I discovered a weakness of mine: the unknown doesn’t scare me as much as it used to anymore, the known however, was something else. They had chosen two animals whose power and strength I acknowledged as much greater than mine, whom I recognised could rip me apart if we were to fight, and whose capabilities I greatly respect in general. In other words, they chose animals that in my mind I had already decided I couldn’t beat, or rather the odds were very much against me. Very different from the unknown, against whom I’d wager I have a chance. This was unexpected, and I’ll have to find a way to overcome that too, but it doesn’t have top priority. Also, I don’t know whether I woke up on my own or if something woke me, but that saved my skin.</text:p>
      <text:p text:style-name="Normal">Second episode. This one seems to still be the work of one of them, but one of those with a different modus operandi. I was in a library, which didn’t seem to have any windows, or maybe it did. In any case, it was illuminated artificially, and from the lights I’d say it was late afternoon to early evening, in a winter or fall day. There were a few people with me, most notably Alice for some reason. Then, we started getting close, which should have been the first warning, since I never had feelings for her, and yet we still got closer and closer. Then, without warning, without any prior notice, FS roared. It was what I’d want to see from an ignition. And that was the most surprising part of it all. It took me hindsight to realise what was happening, but somehow my body, either all on its own or because something helped (*wink wink* angels *wink wink*) recognized what was happening and reacted. Even now I’ve only got feint ideas as to why, but no definitive answers. In any case, the dream continued, and who do I see but Miku herself... What did I do do deserve that? I don’t know, but goddamn I was going to be happy for it. Anyway, Miku did Miku stuff, which makes her best girl, and then out of nowhere someone disguised as Miku herself showed up. Disguised as in was wearing a costume that clearly was handmade, and I have the impression she tried to pass off as Miku, but she didn’t exactly succeed.</text:p>
      <text:p text:style-name="Normal">On to episode three. This one was a longer and more intricate story than I’ll write, but unfortunately I don’t remember anything except for this part, and the spotlight belongs to episode four anyway.</text:p>
      <text:p text:style-name="Normal">As mentioned, though I don’t know what led to this, I was spectating a man who had entered a cave and who was heading somewhere deeper inside the cave. Then the path opened into a room and stopped in front of something similar to a pitfall. From within the pitfall, something I’d describe as a horned devil appeared, and he sent a sort of net towards the man. The net seemed to have grabbed his soul, and it was pulling it away from his body, deep towards the pit. At the same time, I felt what the man should have felt, I felt that my soul was being taken, but then for some reason the net changed direction and the soul was instead restored to the man, and thus to me. I don’t know what the meaning of this is, but I will hypothesize that it’s the old man in the sky saving my skin, again. At least for this one, I’m pretty sure it was all him. This was the third time I’d encountered them, and at least the first time I was helped.</text:p>
      <text:p text:style-name="Normal">Episode four is the highlight of yesternight, and you will see why. I don’t recall the preceding circumstances, but I was at home, and it was deep in the night. However, Aina needed something as she was heading somewhere, and she was outside and called for me to throw something from up here on the balcony. I went out, but it seems she also needed something else, and for some reason it seems that it could be solved if I found what she was asking for in her room. But that’s not how I was supposed to play the game, oh no, they wouldn’t want it that way. So in the room I found nothing and found myself forced to drop what she wanted from the balcony, and that I did. The drop didn’t go that well, but whatever. The important part is, for some reason, now I found myself outside too, down in the streets, and I realized I didn’t have my keys with me. Then, before I knew it, I was in the car, and it was going somewhere, as if someone forgot to put the brakes and it rolled down. But it was clear that that wasn’t what was happening. I was the only one in the car, in the front passenger seat, but it was driving somewhere. It headed down the hill first, then it took a right, towards a dark alley. I knew that the darkness was bad, and that I must avoid going there at all costs, and before I knew it, while the car was still headed towards the alley, I had my phone with me, and there was a song on it. I don’t know whether the song was playing or not, but the important part is: the song was Diamond Eyes by Shinedown. If there was ever any song for me, beyond 1741, beyond TSFH, beyond everything else, if there was ever a song I’d choose to have with me, it was that one. I knew that the car would keep heading towards the darkness if I kept being in fear, but I don’t know what I did. Somehow, I was either less scared or had no fear, I think it was the former, and the car stopped, made a maneuver, and returned towards the main street. There was a police car there, and authority meant security in my head, so I tried to open the car. At first it was locked, but literal moments later, maybe less than a second even, it unlocked and I got out. Unfortunately, the two policemen were lazy and not that inclined to perform their duties, whatever it was, but that’s when a man and his dog came. It seems there was an accident somehow and another man got hit by a car or something, but parts of him, maybe his brain, maybe flesh, was left aroound and the dog ate it. This, right here, right now, is a huge red flag. Yes, I realize this only now, as I’m writing this down. Why do I say that like it surprises me? Because the man and his dog were a priest I knew, maybe from earlier episodes I couldn’t remember, and I trusted him and felt nice and warm when I hugged him. Ughh, now I don’t know what to think anymore. Then, I entered a place down the road, some sort of restaurant, and for some reason some people attacked me. They were weaker than me, so I stopped them dead in their tracks, but I also acted a way I don’t wish to act anymore. This isn’t the first time I do this, if I trust what I wrote in previous dreams. I took one of the guys who attacked me by his neck, and I tried to break the glass of the door using his head as a battering ram. Upon the first impact, it became clear that it wouldn’t work, and that it only hurt him, so for some fucking reason I apologised to him, thinking I was doing good. In other words, I am nothing more than a bully. Of course I don’t like that. Here’s something I want to tell you. While writing this episode, I decided to play Diamond Eyes, because of course, why wouldn’t I? Now guess which song came after, while I was writing this part? Let me tell you: Bully by Shinedown. Funny, isn’t it? Exactly, it isn’t. It’s probably chance, but I like it anyway. It’s like a message. Oh well, the important part is, you learned what you are. That’s why I like dreams. They show me what I don’t know. Now I know who I currently am, and I don’t like him, so I’ll change.</text:p>
      <text:p text:style-name="Normal">Please, do. Also, do note that while they were attacking me and I was busy defending myself, my mom called for me from the other side of the room and I replied angrily that I was rather occupied right now. Now I really don’t like that, ughh, please do change.</text:p>
      <text:p text:style-name="Normal">This is the last episode. This one seems to have started either at school or somewhere we were doing a school trip. There are quite a few details I don’t remember, but I’ll tell you of the fragments that I do. At some point, I was in a classroom, and I was studying for something that seemed to be career choices. One guy I wasn’t acquainted with looked at me and told me he was impressed I was working right now, since now we were some place in the middle of a school trip, and to be fair I was working only because in my mind this is study month. He got his career choice sheet back, and apparently they were graded, and we were in the classroom again, and he had something like eight out of twenty, and I had seventeen or eighteen because of all the work I was putting in. There was also Mme Brouté, to whom I talked for a bit, then they left for the school trip somewhere while I prepared to go too. We arrived at something that in hindsight I’d describe as a part of a Japanese shrine, but back then it was just some random place. There were also other people who were in our classes before there, like José or Clémence, and before I knew it we were all in an airport, or rather in front of the entrance of one. Don’t ask me why, I don’t know. In fact, I don’t know what happened after that, but it was a change from the other episodes of relentless attacks. </text:p>
      <text:p text:style-name="Normal">Alright, so what I wanted to talk about now. Jeez, we aren’t done yet are we? Yup, today’s a long one, told you it was special. The first thing I’d like to note is the scale of the attacks, and their MO. Apart from the ones in episode 1 and 2, the others were MOs that we’ve never seen before. In fact, they weren’t really attacks, they just plainly tried to grab your soul. And that never happened before (thank god it didn’t, that wouldn’t have made for a very pleasant childhood). Furthermore, I was suppressed like a baby, shutdown with no response. The amount of presence and fear was overwhelming, even though THERE WAS NO ONE. This is... how do I even put this? In both dreams, granted ok in the third there was that demon, but I know somehow that he was just an image, I couldn’t really feel a presence from him, and yet the scale was that. But most importantly in episode four. In the past, I would have said that something of that scaled would have required one of them with a gigantic presence, someone whose presence alone would be enough to wake me up. And yet nothing, it was just a car driving me somewhere. Then that car turned around. There must things out there that I can’t even fathom, huh... So much for feeling strong shishishi. Oh well, that will be it for today, since we’ve written for an ungodly amount of time. Well, one more thing, it is pretty clear now that the greatest card I could put in my hand right now is lucid dreaming. Sleeping me might not be a match for them, but current me definitely has a shot. So let’s get to lucid dreaming ASAP sunshine. You got it, but first, change, you bully.</text:p>
      <text:p text:style-name="Normal"/>
      <text:p text:style-name="Normal">Strange thing, this morning I remembered virtually nothing of my dreams, and even now I only managed to recover a few short episodes and fragments. Also, for the first time it seemed we really had at least one long uninterrupted movie length episode, but as I said, I don’t remember much of it. In any case, here goes the episodes I do:</text:p>
      <text:p text:style-name="Normal">-At home, preparing to go somewhere (to Aina I think, yes that’s it), and Antsa criticizes me for always wearing that beautiful cool black light hoodie. He’s tasteless</text:p>
      <text:p text:style-name="Normal">-On my way to a school building that looks like a &lt;grenier&gt;, full of students. I head to the top floor and sit there for some reason, hint of loneliness, but it’s nothing much</text:p>
      <text:p text:style-name="Normal">-On a bus, apparently with my class, as if we were on our way to some field trip, and she was here too</text:p>
      <text:p text:style-name="Normal">-Finally arrived, I get out, we start dividing into groups and I go with my own, but also before we depart my two shoes are unlaced, and while other groups do some preparatory stuff I don’t really recall,</text:p>
      <text:p text:style-name="Normal">I start tying my shoelaces but apparently take forever and decide to tie only my left shoe.</text:p>
      <text:p text:style-name="Normal"/>
      <text:p text:style-name="Normal">Sun 9th May, 17:39</text:p>
      <text:p text:style-name="Normal">I think I’m currently ravaging this body of mine. I’ve probably already pushed it past its limits without knowing it, but still feel like I keep going. If I don’t manage things properly, we really will get burnt. So that means one thing: getting more sleep. That part is &lt;indiscutable&gt;. In any case, we’re here for dreams, so let’s get to it. Also, as mentioned above, tonight really felt like there was a single episode, and yet I couldn’t remember virtually any part of it when I woke up, except for the few <text:s text:c="1"/>fragments I wrote above. Instinctively, as I’m about to wake up, I always try to remember what happened and make a bullet list in my head. Did I forget to do that? I don’t even know.</text:p>
      <text:p text:style-name="Normal">Fragment one: I was at home, and we were preparing to go to Aina. I know this since that was the plans for today and that’s what we did (I came back early because study month), and my dreams picked that up. In any case, I was in the kitchen, taking my beloved hoodie to wear from the hanger, and Antsa comes in and talks smack about it, and about how that’s what I always wear. I don’t remember what I answered, but I know that I <text:s text:c="1"/>always wear it because I love it, and you won’t convince me to not wear it if I set my mind to it. And unfortunately, that’s where this fragment ends, I have no recollection of what happened afterwards or before.</text:p>
      <text:p text:style-name="Normal">Fragment two: kaboom. I’m tired, so my mind is beginning to wander and I’m writing random stuff. In fact, it’s impressive that I can still manage to write coherently with not that much problem regarding spelling. Syntax is something else, but we’ll pretend we’re blind to bad syntax. Naps won’t be anywhere near enough to pick myself back up. I need proper sleep, a long nap. Well, that’s not what fragment two is about though. It’s only a few images, but I’ll tell what I can. I was inside a building, a sort of grenier. No wonder I didn’t know the english translation, I never read it. I was inside a huge granary-like building that belonged to my school, and for some reason, I headed towards the top floor, the one that’s like an attic that has a view to everything below. There were many students around, sitting and chatting with each other, and I reached my destination. There was a hint of loneliness there, and I can see why. Then the roof exploded open, a giant alien spaceship appeared and aliens who called themselves Shogians challenged us to a game of shogi to determine the fate of humanity. We lost and the Earth exploded. The end. There may or may not have been a couple sentences that said a lie in this one. Maybe there were. Or maybe not. Futaro, you tell us.</text:p>
      <text:p text:style-name="Normal">Fragment 3. Wow, I’m so tired I don’t even bother writing numbers down anymore, that’s impressive. Guess I’m out of patience now. No, not yet, especially not if I push myself further. Well, that’s a lot of tangents we’ve been taking, so let’s get back to the main topic. Fragment three: this time I was in a bus with old classmates. I remember there being Abdel Nasser near me. I seated near a window, just behind one of the doors. Also, she was there, but nothing of note happened really. So that’s actually it for fragment three.</text:p>
      <text:p text:style-name="Normal">You weren’t lying when you called these fragments, huh. Finally fragment four. Actually, this is a continuation of fragment three, so maybe it wasn’t as short as initially presented. We walked out of the bus, and people started dividing into groups, and then on the signal of one of the teachers, some of them started taking something out of their bags or something. Me and my group, for some reason, didn’t need to do any of these preparations. Instead, I noticed that my shoe laces were untied, so I used that occasion to tie them properly. Unfortunately, everyone was done before I could even finish my left shoe, and it seems they were all waiting for me, so I finished quickly and left my right shoe as is. And that’s where it ends for today. Well, after the monstrously long texts you pumped out lately, a short one like this doesn’t hurt. in fact, I wish more dreams could be written as quickly as these, although I don’t really feel the time implication difference. Well, see ya.</text:p>
      <text:p text:style-name="Normal"/>
      <text:p text:style-name="Normal"/>
      <text:p text:style-name="Normal">I’ve started noticing that it isn’t in fact that the number of episodes is getting shorter, but that I remember more, plus the “seamless” transitions between them, thus making them seem as a single (or few) episode(s).</text:p>
      <text:p text:style-name="Normal">-At home, winter evening, volatile patience, and I get angry at Antsa and let a plate fall. It is however snowing outside as said by Ando, and I go to my room to see it through my windows.</text:p>
      <text:p text:style-name="Normal">-Beautiful, but then I go back to the living room to take my online class. It was algorithm, and I asked a question to the professor. However, asking that question means taking me to a castle. I notice how beautiful and big that castle is (it’s inspired by one of those Minecraft pillager mansions) and I’m shown just near it an even bigger structure. I’m not sure whether it was a humongous stone carved in a mountain side or a huge waterfall, but it dwarfed even the castle and apparently the castle was named after it. I’m then taken to a throne where I ask my question, but I’m flat out refused</text:p>
      <text:p text:style-name="Normal">-Then I start getting sidetracked in this place ù. Going around, get ambushed by two indigenous people while with my party, then climb in tree to avoid wolf. Try to tame said wolf</text:p>
      <text:p text:style-name="Normal">-Becomes a full on attack. Huge mech attacks us, but we have at our disposition a sort of gun that melts anything it touches, although only partially (note that this could have happened before the other one)</text:p>
      <text:p text:style-name="Normal">-Spectating a man at an office. It’s during working hours, he’s all alone and somewhat drunk. He has a son that he has the habit of abandoning, and he’s just not that great a father in general.</text:p>
      <text:p text:style-name="Normal">-At home again, that wolf I tried to tame is here, and it’s a dog now (huge black dog with beautiful fur) and still somewhat hostile but allows me to pet him</text:p>
      <text:p text:style-name="Normal"/>
      <text:p text:style-name="Normal"/>
      <text:p text:style-name="Normal"/>
      <text:p text:style-name="Normal">grr. Well, I guess that’s how it is sometimes. </text:p>
      <text:p text:style-name="Normal">Also, it seems I focused too hard on two particular moments, which means that even though I remembered the rest first, now I don’t</text:p>
      <text:p text:style-name="Normal">-In a town, with Ariella on my shoulders, wandered about and caught the attention of a family that invited me to eat with them </text:p>
      <text:p text:style-name="Normal">-told not to go, some arguments ensued, lots of arguments ensued, resulted in a war</text:p>
      <text:p text:style-name="Normal">-war devolved into invasion, and invasion into post-apocalyptic world. Tried to come back to my side, lots of killing deemed necessary, and was stopped. It became similar too a GTA game</text:p>
      <text:p text:style-name="Normal">-shit. I don’t remember. But I know it was nice.</text:p>
      <text:p text:style-name="Normal"/>
      <text:p text:style-name="Normal">Tue 11th May, 15:15</text:p>
      <text:p text:style-name="Normal">We will also be recuperating yesterday’s dream, so it’s gonna be two parts, and rather long.</text:p>
      <text:p text:style-name="Normal">Part 1: 10/05/21</text:p>
      <text:p text:style-name="Normal">Part 1, episode 1, although as said above, it’s mostly one or two big episodes divided in subparts. I was at home in the living room, it was fairly dark outside, it was probably early evening and I was doing something. I don’t know what it was that I was doing, but it made me very susceptible and prone to anger. And there was also Antsa. I don’t know nor remember what he did or said, but I know that it made me lose my patience, so I just glared at him and allowed a plate to fall to the floor and break. Afterwards I went to my room, and I heard Ando say that it was snowing outside, and I looked outside the window, and it was indeed snowing, a nice sight. It good me in a better mood and I headed back to the living room to take online lectures.</text:p>
      <text:p text:style-name="Normal">I suppose that is episode two, so new paragraph it is. The setup wasn’t the usual, it was actually the exam setup, so with the white table placed near the window and PC on it, and there I listened to the Algorithm lecture. At some point, I asked a question, and because of that the world changed. I’m not sure if I was dragged into the computer or if the landscape just changed around me without my knowledge, but now I was some place else. I was now outside, in a sort of Minecraft green biome but IRL, and I think I was levitating, but I didn’t feel it :(. And so I went looking around, and I saw a stone castle, that was like the pillager mansion, but extremely elevated, i.e. the building was the height of a mountain, and I thought it was really cool and majestic, and I told someone about it. I’m not sure who, but there was someone there. But that someone wasn’t very impressed, and he said that the castle was named after the thing near it, and I looked at what that thing was, and I understood why he wasn’t very impressed. On its own, the castle would have been a sight to behold, but it was dwarfed by this titanic natural construction. I think it was a waterfall, maybe an empty one whence water didn’t flow, or maybe it was an even greater castle, but I know it was made of a dark material, somewhat like nether, and it was just majestic. Now, I’m going to diverge from what was written above, as I believe I have now a more accurate memory of the timeline. Afterwards, I landed down, actually no it seems what was written above was correct. So afterwards, I headed towards what looked like the ruins of a medieval castle, and there was a throne at the centre of it, and there I went to ask my question to the professor, but he refused to answer it for some reason. I’m not quite sure what happened then, but at some point, I was walking down a hillside in that same place (or at least a very similar looking one) alongside my party. At some point, they decided to go one way and I the other, although we’d join up very quickly if all went well. All didn’t go quite well, as two raiders appeared in front of me and wanted to attack me (yes, I suspect an attack too, but I felt no fear back then, so it’s hard to say). I backed up and started running the other way, and soon my party was accompanying me. However, we also found ourselves climbing up a tree as fast as possible, as a wolf appeared out of the woods. Now I do remember more details: this wasn’t the first time this happened, it was as if I went back to the past and relived this part, so I knew what was coming, which would help explain why I wasn’t really scared by anything (I still like to attribute the other part of why to myself, and yet another part to the presence of my party). In any case, I knew the wolf would pop out of the woods, and I also knew that the plan we’d used previously was to let the wolf take care of the raiders. Only this time, the two raiders climbed up trees too, so the wolf was really trying to grab whoever it could. That’s where my fantasies of dealing with dog attacks came into play, I guess. I tried to offer him my forearm to bite, but he was also attacking someone else, who thankfully managed to get away. It was dangerous to approach my hand, and before I knew it, my planned had changed into me just plain petting him whenever I could and trying to tame him. Then somehow, this all cut into another episode. This time we were all at the centre of the plains where we had been, and there was this half ruined house in the middle, and we were inside. I’m not sure how I know all that if we were all inside, but I know that. This house had two stories and was upside-down, although that caused us no problem. What caused us problem, however, was a giant mech outside trying to kill us. So we were constantly shuffling around the house, avoiding its attacks and hiding the best we could. I remember at some point there was a sort of cat who could shoot laser beams. These lasers had the property to melt anything they hit, and I saw it hit something beside me and appreciated the effect. We’d deduced that it was our only way to fight back, so I picked it and fired it as often as I could against the mech, making use of mini ambushes and constant maneuvering. And then another switch to a different episode.</text:p>
      <text:p text:style-name="Normal">This time, I was in spectator mode, and I was in an office looking at some guy, the only guy there. I don’t know if I was narrated that or not, but I knew that he had alcoholic issues, was an only father, and a rather terrible one at that, always leaving his son alone. I don’t remember much of this episode, but I didn’t have a good impression of the guy.</text:p>
      <text:p text:style-name="Normal">Then, I was back to my home, this time it was morning-ish, and I was in front of the balcony in the leaving room, and it was a bit misty outside. Then came a dog, white fur like the wolf I’d tamed, and I recognized him as the wolf. He allowed me to pet him now, although he was still growling at me at times. Then, he became similar to that dog we’d seen that day, the big one with beautiful black fur, and I was content having a dog.</text:p>
      <text:p text:style-name="Normal"/>
      <text:p text:style-name="Normal">Part 2: this was tonight’s dream (or yesternight as I write sometimes)</text:p>
      <text:p text:style-name="Normal">It seems I tunnel-visionned too hard this morning. I remembered everything, but since I focused on two parts in particular, they’re the only things that survived, and the rest is now fading. I know that seeing related objects could help, but I don’t know what the related objects are, so that’s not an option. So instead I’ll focus on what I know. 1) Ichika is best girl. 2) Miku is best girl. 3) All quints are best girl, and I shall not rescind on that. 4) They’re all best girl. 5) Let’s focus on the dream goddamnit. Also because this one is important. Tells us more about how much of a piece of shit you can actually be. Turns out, not that much, but still a lot. I was in an Italian-ish town, I’m not sure what I was doing there anymore, but I was with Ariella, and I carried her on my left shoulder the way I always do. We were walking around, I think my family was with me but we got separated. No biggie, we’re just going around. Then, for some reason I don’t remember, I caught the eye of a rich family also wandering around, and they invited me to have dinner with them, and I was delighted and accepted. I still remember the image of going up stairs of a small alley towards a restaurant, and they were the ones leading. For some reason I remember the father being in a tuxedo. In any case, they led us to other stairs, this time spiral ones around a thin tower. These stairs went through a floor of the restaurant, but we were actually headed further up. But, a lot of my relatives were on the floor we were passing through, and they saw me and they told me to stop. Apparently, up there is reserved only for the rich and I had no business there and I’d just embarrass myself, and they pressured me to stay, even though I told them I had been invited. And this is where it went oh so wrong. I don’t know how the argument devolved, but I know it devolved into something completely unrelated, along the lines of how those who aren’t at the front, or haven’t experienced it shouldn’t be talking about it. And because I was very angry, and to prove my point, I headed (imagined myself) outside the village on a plain that had line of sight to the tower, and from there I used an artillery piece to hit the tower. I will not be making comments about what we did, I’ll simply write them down, you be judge. Still, there’s a question I want to ask. Why. Why the tower. No. Not the tower. They were there. Why did you fire at the tower..... Please, please, don’t----- They were there...... They’d invited you. Andry what the fuck is wrong with you. Change. Don’t do that. Never do that again....</text:p>
      <text:p text:style-name="Normal">I’m sorry. For all it’s worth, I’m sorry. And I promise to change. I don’t want that to happen ever again. I never want to repay kindness with hatred like that. </text:p>
      <text:p text:style-name="Normal">Ah, shit, I must continue. . ..e next episode.</text:p>
      <text:p text:style-name="Normal">This shot fired changed the episode too. It was still the same place, but it was different now. It was an invasion by Russian forces, and I went towards them, but I don’t remember why. When at some point, I recognized that I had no reason to go forward, maybe I’d just lost that reason, I started heading back. But it was evening now, and soldiers were patrolling. I tried to sneak all the way back, to a part of the map where I knew my family was, but it was a long way. And it reminds me of a different dream, one I dreamt some time ago that I didn’t write down. Night city, yes, same setting, and also trying to go back somewhere, with someone or something patrolling the area. Yes, very similar settings, no wonder I’m remembering that other dream. But it’s not about that one, it’s about this one. I was in a sort of road/plaza, and there some rogues saw me and attacked me. I fought back, but at some point a police officer appeared around the corner. I knew he was something like the gestapo, looking for stragglers and making sure there are no enemies around. No, screw that, I just assumed all that, and assumed that he was on the same side as the rogues, so before he turned our way, I grabbed the pistol that was strapped to his side, and pointed it at him. Now I knew that the safety was still on, and I needed to pull it back to be able to shoot, so I did just that, and pointed the gun to his face, and shot. In all my previous dreams, guns don’t work, no matter how often you pull the trigger, nothing will happen. Here, it wasn’t the case, it functioned normally, and a bullet went through the centre of his face. The gunshot was surprisingly quiet, as if there were a heavy silencer on it. It was barely heard. And I think I pulled the trigger again when he didn’t fall down. I may or may not have. I used it against the rogues too. Another officer had heard the faint gunshot and was somewhat curious, but still didn’t suspect much. I could have killed him to make sure I’d be safe, but it would seem that I only made the kills I deemed necessary and left him alone after hiding the corpses a little. I was heading back now, and found myself on a sort of entry to a highway, in the dead of night. I could see all the cars passing, and I knew I needed to stay in the dark in order to not blow my cover. At this point, it felt similar to a GTA game, where there were also multiple factions and gangs that would attack you and other members of other gangs on sight. One of their trucks passed by, and although I stayed low, it stopped. There were also two soldiers on the road controlling the traffic, and since I suspected that the truck stopped because they’d spotted me, I went near the two soldiers in order to have them fight each other instead. A few people came out of the truck, and one of them did indeed go for me, although I was fairly in the open at that point, but as I guessed, the two soldiers started firing at them. One guy though, the lead one, although he was getting shot by the soldiers, still shot at me, and I felt the bullets hit me (not for real like with other stuff of the past, this time it was more game-like). Also, it became clear at that point that I’d made miscalculations, because the gang members outnumbered the soldiers, and then a couple more trucks of the same gang appeared, and I knew that my plan had failed and I had to get out of here. I had paused the game at that point in order to look at something, and I noticed that starting at some point, items and explanations of the previous chapters were deleted, as if they became classified documents), and when I resumed I tried to steal one of their trucks, and managed to, so for some time I didn’t take damage. However, it was laggy, and the game didn’t load what was happening properly, the view of the truck was bad and the movements were chopped, and then stop. I think I woke up, but I’m not sure. Then I had a nicer dream I think, and that was it. Well, that’s also it for today, see ya.</text:p>
      <text:p text:style-name="Normal"/>
      <text:p text:style-name="Normal"/>
      <text:p text:style-name="Normal">-Miku and Nino are Rem and Ram</text:p>
      <text:p text:style-name="Normal">-WoWs, good win</text:p>
      <text:p text:style-name="Normal">-Chess-WoT, exams and anger</text:p>
      <text:p text:style-name="Normal">-Ash Ketchum, moms and Father’s day</text:p>
      <text:p text:style-name="Normal">-Part 2: Fun, but required jailbreak of a mitsuki, escape towards somewhere.</text:p>
      <text:p text:style-name="Normal"/>
      <text:p text:style-name="Normal">Wed 12th May, 15:19</text:p>
      <text:p text:style-name="Normal">Very calm dreams tonight, expect for one episode which was rather... ominous. It was still calm, but it told of losing a relative, and it was rather explicit on it. Well, we’ll keep that for later, let’s start from the “beginning”. As usual, I’m not sure whether the first episode is actually the first dream, or if it was what I half-imagined while starting to wake up after the first half. By the way, tonight I got an excellent idea of at what time my body chose to wake up: I looked at my phone, and it was 04:12am, although I woke up for different reasons this time around, so I’d be rather surprised if this were the time at which I usually wake up. In any case, let’s get started with the first episode.</text:p>
      <text:p text:style-name="Normal">I don’t know whether sometime in the future you’ll have forgotten all this and will be rereading it all again, but if you do, and if you are currently me from the future, then first of all you’re welcome, ‘cause I’m the one who created the monster you’ll be, and secondly, I hope you’re still a weeb. Hell, will weebs even still be a thing in the future? Animes and mangas show no sign of declining, in fact quite the contrary, with digitalization they’re growing ever bigger. And that’s great, that’s what this universe was made for, after all. I’m straying from my main point again, aren’t I? Well, let’s get back to it: if you’re a good weeb, then you’ll know and understand what and who I’ll be referring to in this first episode, and if you aren’t, shame on you. Really. Don’t give up on what you like. Ughh, I’m realizing just now that the world-wide recognized waifus of today will be like the best girls from Eva in a decade or two, or maybe more. That’s sad. Oh well, let’s enjoy it while it lasts. So I’m going to assume that you’ve grown into a good person, and therefore will need no introduction to the characters in the first episode. Jesus I took a tangent without realizing it, even though I said I’d get to the main point. I guess that was my main point actually. Well, that and the episode itself. It feels strange but nice to write a message to my future self, even though I don’t know if he’s ever going to read it. In case you do, I don’t know what you’re going through right now or how you’re doing, but here’s lots of love for you :), courtesy of me, and free of charge at that shishishi. I don’t know what kind of person you’ll become, what kinds of trouble you’ve made for yourself or knocked at your doorstep, but in any case, know that there’s someone here who gives you lots of love, unconditionally, so go do what you do, and know that you’re loved doing it, even if it’s only by you of the past.</text:p>
      <text:p text:style-name="Normal">So much for writing dreams today, huh? Leave me alone, I do what I want, it’s not everyday that I write a letter to myself you know? In any case, let’s actually get started. In this dream, we were in the Nakano household, in that apartment rented by Ichika for all of them, and there were two people: Rem and Ram. Actually, they were Rem and Ram only in appearance, I knew that they were actually respectively Miku and Nino. And they were talking about stuff. Ram/Nino was talking about this story of a teacher for whom his students fell in love because he was handsome and all, and while doing so he/she (let’s keep it at she, since it’s actually Nino) imagined herself being that manly teacher, and she was acting very happy and excited about it, so casual cute Nino stuff, and she wondered if she too could have a prince charming like that. And Miku reminded her. You know, they were in a very similar situation themselves, and Nino remembered all about Fu-kun. Unfortunately, that’s where this part of the dream ends. </text:p>
      <text:p text:style-name="Normal">Let’s get slightly more serious here, since the subject we’ll approach in a few episodes will require it.</text:p>
      <text:p text:style-name="Normal">Episode two: it’s all World of Warships. I wonder what that game has become when I’m rereading this again. It was The game of 2016 for me, you know, with all the wanting to become the commander of a rogue fleet and being the king of the sea stuff, and finding such a great and fun game. Well, in this game I was in an American BB (or battleship should you have forgotten), and it was one of the more modern one, similar to an Iowa or a North Carolina class, although it was neither. I’d have a hard time describing the map, but there were many islands around and I was on the southern part alongside an allied cruiser. Then, about 12km in front of me popped a DD, and I immediately turned away since I prefer my ship when it isn’t full of torpedo-made holes and sinking, all the while firing a salvo at the small bugger. We were already winning pretty hard by this point, and it would have been difficult for us to throw the game, although us humans do sometimes have that unexplainable urge to snatch defeat from the jaws of victory with the most retarded decisions. And luckily for me, the cruiser did make the DD retreat, and that allowed me to turn back and give chase myself. It fired a salvo of torpedoes at me though, and forced me to turn port and beach into an island. He was sunk in the end, but I glitched inside the island and couldn’t get out. But the game was over by that point, and so was this segment of the dream.</text:p>
      <text:p text:style-name="Normal">On to episode three: this one started off as a game of chess, however we were in a pretty big town and I’m not sure when it happened, but the board became the town and the pieces were buildings. It was an old style town, built with stones and yellow-orange bricks. It wouldn’t be out of place either in modern day Afghanistan or today’s Italy, so it’s rather hard to describe, but there were a few towers too, and at that point it had become a game of World of Tanks, and I was in a tank myself, with Antsa as the driver. Then the settings changed again, or rather they didn’t but the circumstances did. We were behind a tower inside a car now, and I held in my hands papers. These were to help me prepare for an upcoming exam that I’d be taking soon, fully knowing that I wouldn’t be passing it with full marks, but doing it only so I have a preparation for when I take it next time. In other words, I was ready to relinquish whatever grade was proposed to me by the professor, since I didn’t expect anything more than a 21. Antsa made fun of me for that idea, and though I am very prone to anger when someone makes fun of me, this time I tried to ignore him the best I could. Unfortunately, he kept going, so he got me really angry. I grabbed him by the hand and sunk my nails into his arm, all the while glaring at him, and then finally let him go. It had hurt him because that’s how physical pain works for most humans, and I was sorry for it, and said so a few times, although at some point I understood that he just said it hurt so that I’d say I’m sorry, and I stopped. And that’s how this episode ends.</text:p>
      <text:p text:style-name="Normal">And now, on to episode four, which was the reason I woke up so early in the morning. In fact was it even morning at that point? Wouldn’t it count as deep into the night? I don’t know, and I don’t really care, that’s not the point. When it started, I had the point of view of Ash Ketchum, the Pokémon trainer himself, and I don’t quite remember most of what happened, since it was all overshadowed by a certain event. No attacks mind you, just... events. It was dark, so Ash was going to sleep, and from where he was he had a view to a window, and from that window you could see a neon signal above his mother’s room. we couldn’t see the room itself mind you, just the neon, but we knew it was an hospital room somehow, and we knew that tonight was the time. In fact, it was around about now. I’m not sure how we knew it, we just did. From his bed, Ash had access to a remote that could do a certain thing: the neon sign said “Online”, and when the time had come, it was Ash’s turn to modify it with the remote by changing the first few letters. We “played” with it a bit, but then set it to what it should be: “Offline”. I suppose you can guess what that meant. </text:p>
      <text:p text:style-name="Normal">Actually, that’s not all. There is some more, and it was this part that convinced me to wake up and get up. I’m not sure how I transitioned to it, but I was in the living room, the light outside indicated late morning to early noon. I was sitting at the end of the main table opposite to the window, so the one farthest from it and closest to the door, not that that’s any relevant detail. Then, mom walked past me and sat at the blue sofa. Well, looking at it now, both sofas are blue so that doesn’t really help. She sat on the sofa that had its back to the balcony, and though I was busy doing breakfast, I still listened to what she was saying to Ando. She was talking about what she had dreamt: one of the people I too somehow knew back in Madagascar had just died, and she went to heaven, and once there she was with Tonton Rivo, talking as though she knew everything she was talking about, even though some of it couldn’t have possibly reached her ears, and mom knew that because she was back from talking to them, or something along these lines. It was also father’s day apparently, so in my dream that meant June 12th (is that actually father’s day? let me check, oh it’s one the 20th this year, so a bit off), and I went on Messenger to wish him a happy father’s day, but then noticed that there were two previous messages he had sent that I had either not read or had read but hadn’t answered, and I felt really bad about it. And that’s all I remember of this episode. You can see why I was a bit alarmed right? Of course I’d be, this was very ominous all in all. In fact, when I woke up I thought about what I should do, and went twice to check on her as quietly as possible, since the first time I didn’t open the door but just listened. I had also sent a message to the old man up in the sky, in which I tried to be as unselfish as I could, although one could argue it was still selfish. Oh well, that’s who I am, and changes down to that level don’t happen very quickly. I had also started considering what I should od if worse comes to worse, and the first thing that came to mind was find a job, and that job would include me swallowing my pride and going to work at McDonalds. Quite ironic considering you’d gone vegan for a month and a half because of the meat industry. Of course, I’d have to work the full twenty weekly hours allowed by the law, and I calculated that if I had a wage of 10 euros per hour, with monthly earning rounded down to four weeks, I’d make 800 a month, which wouldn’t be bad, and with the standard 15/h, it would be 1200. The only problem would be that I’d basically have to give up on getting the grades I want at uni, and I’d be constantly exhausted from working four hours a day five days a week. It would suck, but it’d be doable. Sigh, should I swallow my pride now and get working immediately? well, we’d already determined an answer to that question: not in this period. </text:p>
      <text:p text:style-name="Normal">Whatever. After that happened, I tried to go to sleep again, and I was successful, hence why there’s a part 2.</text:p>
      <text:p text:style-name="Normal">Part 2: Unfortunately I have forgotten all about the first half of part two, but I do know that I had quite some fun, and we were in a village, I want to say that it reminds me a lot of Genshin Impact, even though I saw no village similar to it in the game, but in any case it had that RPG feel to it, and it was on a riverside. The other side of the river was occupied by a sort of waterfall, and the land we were on was a bit elevated naturally, while the river seemed to have dug its own bed slightly beneath. In any case, we had some fun and were coming down, and I separated from the main group to go off on my own. At first I was heading down, towards a shop (for antique objects, or something along these lines), and talked to the owner and maybe made an exchange, and for some reasons that may or may not have been related, the owner left the shop, and I followed suit, although I didn’t follow him. I headed back up, and there in the village prison I saw one of the guys I’d just been with, on the wrong side of the bars. So all had not been as well as I thought. The guy was Mitsuki, the son of Orochimaru, and he and I were close friends. At that point, I was in spectator mode, and it was someone else now in my place, who looked darkly at his friends. Then, he did the unthinkable and broke him out of jail, and together they headed for a boat on the river stream. They didn’t give time for a pursuit, since they immediately headed for the head of the river, which allowed them to teleport somewhere. The place they teleported to was wintery, and cold. I don’t know why, but this text that appeared on the screen stuck with me: it said that the temperature of freezing of the the tritium (a molecule made of three atoms, all of oxygen in my head) was here three times lower than normal (there was another detail about the new world I don’t remember now but I did then, but it was equally a weather-related property of the world). This wasn’t exactly what the text said, and it is even misleading since it doesn’t convey the meaning I understood: basically, given the low base temperatures here, tritium would freeze at a temperature three times higher than they usually should. (e.g. if it normally froze at -20°C, here it would freeze at +40°C) Now that I write it down, it makes the weather sound extreme, but it wasn’t really that bad, in fact I’m sure Russia and other northern lands have it worse.</text:p>
      <text:p text:style-name="Normal">In any case, that’s all for today, and that was a lot longer than I expected. Oh well, more reading material for you I guess. Well, see ya then</text:p>
      <text:p text:style-name="Normal"/>
      <text:p text:style-name="Normal"/>
      <text:p text:style-name="Normal">-From the stadium stands to the football field, and playing against her </text:p>
      <text:p text:style-name="Normal">-Asked for some help to José, ended up in a failed attack. I... was part of an ambush...? I was bait. And hatred</text:p>
      <text:p text:style-name="Normal">-???</text:p>
      <text:p text:style-name="Normal">-Part 2: soldier in battle, played at a computer, in the middle of an initial charge</text:p>
      <text:p text:style-name="Normal">-Part 3: student at st Do, terminale S, end of day -&gt; anglais europeen + latin. changed classes a bit, quite fun.</text:p>
      <text:p text:style-name="Normal">An entire first part was forgotten, a cloud of memories that I don’t remember.</text:p>
      <text:p text:style-name="Normal"/>
      <text:p text:style-name="Normal">Thursday 13th May, 14:16</text:p>
      <text:p text:style-name="Normal">It seems my memory is somewhat improving, which is great, unfortunately it hasn’t improved that much yet, but we’re getting there. I had basically remembered the entire first part, or rather I was aware during all of it and lived it, and it didn’t just disappear as if it never existed, I know it happened, but I don’t know what actually happened. In any case, let’s get going.</text:p>
      <text:p text:style-name="Normal">Episode one happened sometime in the middle of the first part, and here I was in a stadium, looking at a football match down below. I don’t know who was playing, but one team wore a deep blue jersey, although I didn’t really pay attention to the match. I was watching mind you, but it seems I didn’t care enough to remember much about it. That’s actually due to the fact that the match was overshadowed by what happened afterwards. And also, now I’m wary of the old man. Again. You’ll see why, well, I said why, but I’ll explain more in details later. In any case, I kind of regret trusting him more like I did... only just yesterday? Wow, it felt like at least two days ago. Time does strange tricks on you. It probably felt longer because of the BS we’ll have to deal with, with that HW4recovery. Oh god, I’m straying again aren’t I? Well, I can afford to, since this isn’t a phone I’m writing on. PC keyboards FTW! Let’s get back to the episode shall we?</text:p>
      <text:p text:style-name="Normal">I was watching the match, when from beside me someone spoke. It was a guy from Madagascar, part of the community here à l’étranger, and he asked me something about the match. Maybe my opinion, who did I think was going to win, if I enjoyed myself or stuff like that, I don’t really remember.</text:p>
      <text:p text:style-name="Normal">Because then arrived episode two. And now, I think that stuff like what happens here might be caused by the old man. It could be my brain, but I don’t know. Actually, that doesn’t matter, I don’t want to know, that’d ruin it for me if it weren’t my brain. After a chat with the guy, O looked again at the field, and now I was on it. It wasn’t a game at a stadium anymore, me and old classmates were in a closed place, a sort of very big dome, and we were playing on a nice green football field. I, of course, was the goalkeeper. By the way when is it that we start boxing in our dreams? It’s because we aren’t exposed to enough boxing, isn’t it? Well, let’s keep that sport for the real world for now, I’m in no rush to have it in my dreams, although it could be a lot of fun I suppose. It wasn’t really a match either, it was just people going around and shooting at will, with multiple balls on the field. I was doing usual GK stuff, being an impregnable steel wall and all. And she was also there. She was actually playing handball style. Or maybe not, I don’t really remember, but she was trying her best to score. Of course, since I was the goalkeeper, she was straight out of luck, but it was fun for both of us. </text:p>
      <text:p text:style-name="Normal">Oh, my bad, I said that that was episode two, but actually it was still part of episode one. Here’s episode two for you then. At some point I excused myself from my role of letting nothing past me, and I headed towards the exit door and stayed there for a while. It seems I was flustered from that encounter. So I called out to José, and offered him ten euros so he could solve my problem. (The problem had to do with me not knowing what to do, probably). Friends are supposed to help for free, but for some reason I offered money. Also because helping me, in my head, consisted in him putting himself in my place with another girl somehow, and figuring something out. Imagine if this is how it was in real life, that’d be strange. Exaggerated, rather, you don’t go get a gf just so you can tell your friend how to do it. I’m sure some people did that. Well, good for them, I suppose...? Dunno, doesn’t matter, that’s not even the important part of episode two. Thing is, we headed somewhere after that. And now I really should stop putting random thoughts in this text, this is supposed to be a dream journal not a normal journal. And I did it again. We headed towards the bathroom, however, it was dark and there was some other kid in it. The kid asked us if we could fix the light and get the water so he could flush the toilet, and we tried to oblige. There was a panel near us, and on it were all kinds of buttons and flips that controlled the things in the bathroom. We pulled the flip for the lights and the water multiple times, but it didn’t work for some reason, and the kid got scared since we all felt a presence from behind a wall that separated the bathroom in two parts, so he started getting out of there. José wanted to leave too and he headed outside the door, but I still wanted to get that place fixed. Then, one of them pulled me away and we started getting away from what was stalking us. I can easily tell by the feeling I got back then: it would have been an attack. But this time many things were different: 1) I wasn’t alone. Maybe I’m realising this only now, but in all previous attacks, I was actually alone. Sure, there may have been some ‘people’, but they were images that I dreamt, there was no actual presence from them. Here, the people had presence. Secondly, the setup was completely countered. Under other circumstances I would have said that it failed, but I know that the truth is closer to it having been countered. There was light everywhere, my steps were normal, and I had a clear escape path in front of me. And finally 3) Worse still for ‘it’, the path I was going to had some people on it, figures of authority I knew could stop ‘it’, and it was towards them that I was heading. And I got him caught. Then something strange happened, on the path I was going on, there were stairs, and on those stairs at some point a guy appeared and he was tied down and kept immobile by one of the figures of authority. And when I saw him, I recognized him somehow, and anger and hatred flared up in me, I didn’t even think of controlling myself. I got close to him and wanted to hurt him, but I saw that my emotions and my actions were actually freeing him more, so I stopped. </text:p>
      <text:p text:style-name="Normal">Something else probably happened, but this was the highlight of part one. Above, I did say that I was used as bait, but in retrospect, it could have every well been that it was just plain protection. Also, yes I do believe that the entity on the stairs was one of them, in fact I believe it was the one that was just pursuing me. This world is so strange, there’s so much more to it than meets the eye. The fact that I thought I was bait made me distrustful of the old man this whole morning, but it’s unfair to him, so I’ll keep my distrust in check. There is one thing that I said that I’m not taking back however. It doesn’t matter how I’m related to him, what I owe him and whatnot, it doesn’t matter if it’s right or wrong, if it is just or not, my soul is my own, and it will belong to no one else but me. That is a decision I’m not backing down from.</text:p>
      <text:p text:style-name="Normal">Then I woke up because I heard mom get up and cough, but thankfully it was nothing serious. Also Flight of the Silverbird and Impossible are the best. (By Two Steps From Hell if you don’t remember, one of the very first bands I’ve liked when I started developing my own musical taste).</text:p>
      <text:p text:style-name="Normal">Then, on to part two. I’m not quite sure which one actually happened first, this or part 3, but at least I know that part one is where it should be. Actually, I’m now more inclined to say that this happened last. Oh well, it doesn’t really matter, let’s just tell you the story. This one is fairly short: I was a soldier in an army, and we were all inside a tunnel on our way to the battlefield. It was dark where we were, and it was dark outside too. We were walking with all our gear on, and then at some point, there may have been a signal, and we started charging forward. While going forward too, I looked around. It seemed like we were still fairly far from the action, since we took no fire whatsoever and were just content advancing. Then, underneath a pillar to my left I saw a screen. It had been left on by someone else, and it was a very big screen, TV size, but it was sitting down like a tablet, and it was a PC monitor. There was a game on it, and since this was a very nice PC with nice graphics and all, of course I’d try the game. Unfortunately, I don’t remember what the game was about, but it was fairly fun playing it.</text:p>
      <text:p text:style-name="Normal">Finally, today’s finale, part three. This time, I was at school, in a classroom that would be where the Salle Informatique would be, and we had just finished the regular classes. Also, I was in either terminale or première S, and it was only people who were actually part of the school that year who were there for once, no intruders from the distant past. Anyway, we had just finished regular classes, I was in one of the front rows, and now either latin or anglais europeen would start. I didn’t know which, so they both started at the same time. For shame, right now I can’t recall much of it since nothing of note really happened, but I know it was fun having down time like that in my dreams. I know I talked to some people, got annoyed because of a professor, then had to change class and go to where the étude is, and talked to some more people from my class. It was a fairly long adventure, and very chill and lax.</text:p>
      <text:p text:style-name="Normal">So it seems this will be all for today, huh. Quite a lot, as usual. Well, see ya then</text:p>
      <text:p text:style-name="Normal"/>
      <text:p text:style-name="Normal"/>
      <text:p text:style-name="Normal">Forgot to recall them this morning, so when I tried, I only remembered one episode :( </text:p>
      <text:p text:style-name="Normal">-77km trip with Ando and Antsa to where dad is, heavy rain at first but had to take out the trash before departing. </text:p>
      <text:p text:style-name="Normal">-It was night by the time we were on the road, and I saw a town. It was a beautiful coastal town, italian style, and I’d been there already in previous dreams. It’d look like la Spezia if you approached it from the North.</text:p>
      <text:p text:style-name="Normal">-Passed by a casino, then stopped at a restaurant I’d seen but hadn’t been to, it was a nigerian restaurant with all nigerian staff . It was very nice, they gave us a plate of chicken with something else. It was good, but low key I wanted more since it was really good but there weren’t enough for all of us. There was also a toddler, somewhat like Ariella, who wandered around the restaurant and stopped at our table to play. </text:p>
      <text:p text:style-name="Normal">-Went up to a room, that was mine, and there was mom there too and Ando had left for the rest of the journey while we’d head back home. Also saw Bianca, which was a total coincidence, and I did my very best to stay hidden since meeting people was the last thing I wanted.</text:p>
      <text:p text:style-name="Normal">-Then... I don’t know? But it was a calm night, and a fun one, even though I remember only this part. I don’t think anything of note happened in the episodes that I don’t remember.</text:p>
      <text:p text:style-name="Normal"/>
      <text:p text:style-name="Normal">Fri 14th May, 17:49</text:p>
      <text:p text:style-name="Normal">I know we’re late today, and that’s because Aina came over and we had lunch and I only cleaned up after a while, and took my sweet time off. Well, now I’m back, and we will write down what I remember of tonight’s dream. Also, I’ve decided, I will henceforth be addressing them as tonight’s dreams, not yesternight, so that will be our convention. It’s a real shame that I don’t remember much of it, but it’s also a blessing in a curse, since now I won’t have to spend a godawful amount of time writing either. Oh well, let’s get to it.</text:p>
      <text:p text:style-name="Normal">Our tale starts back here, at our home. It was a grey, cloudy afternoon, and the sky threatened heavy rain. Actually, I lied. We aren’t quite at our home, we are a couple hundred meters down the road, near the restaurant La Giustiniana, and the car was parked there. Its passengers would be me and Antsa, and Ando would be the driver, but before we departed, I had to take out the trash. We did put them in the car so we’d throw them here after all, since these were the closest containers. It took little time, and I thought we’d get going now, but when I came back, I was surprised to hear that there was more, especially since I couldn’t see where. And then, I lifted that black thing that’s used to cover things in the back, and there before my eyes lay an unholy amount of trash. Luckily for me they were all in trash-bags, but as I headed back out again, it started pouring. The rain, however heavy, didn’t really bother me. In fact, I welcomed it a little, it had been a while since I felt rain fall on me, it was a nice change from watching it from my window, in the safety of home.</text:p>
      <text:p text:style-name="Normal">We departed, and because I didn’t think of being soaked wet as an issue, the moment I forgot about it, so did my dream. It would be a very long car ride, a 77km long journey to where dad was.</text:p>
      <text:p text:style-name="Normal">And as unfortunate as this is, it was night outside, so now we’d have to search for a place to stay. It was a dream, it was my dream, and so, my vision wasn’t what I would have seen from behind the car’s window, my vision was what my dream wanted me to see. And I saw a beautiful town on the side of a hill, facing the sea. It was a typical Italian town, with small, colourful houses no more than two stories tall spread all over the hill face, it was La Spezia if you could somehow approach it from the north and see it all. </text:p>
      <text:p text:style-name="Normal">We entered the town, and passed by a casino. Do you remember? Last week I talked about how what we see and think about during the day heavily influences what we see at night, and yesterday, before sleeping, I read last week’s entry, and there was a part about casinos. So, tonight, I thought about them again, and I thought that even though it was a place for the addicted and the greedy, it was still a place for people, it was made for us, and so, we’d see people like us there. And that’s what I saw. We passed by fairly slowly, so I could make out who was in the room through the open door. In the past, I expected that there’d be people in suits and ties in there, but ever since what I read, I expected to see more normal persons, and that’s partly what I saw. There were also people in semi-formal dresses and suits, although nowhere near as luxurious and formal as I first imagined. I remember seeing a woman in a red dress at a table, but I don’t remember what the others were wearing.</text:p>
      <text:p text:style-name="Normal">Some time later, we reached a restaurant that maybe also doubled as a hotel. I had been there before, maybe in a past dream, or maybe in this one, but I hadn’t entered there, and honestly it may have been due to a cultural bias against it. It was a Nigerian restaurant, and though I have nothing against Africans, especially since I’m African myself, the impression we made lately wasn’t... appealing, hence the bias. But I didn’t care enough about that to turn back now, and thank god I didn’t. We had been seated and waited for our food to arrive, and we didn’t have to wait long. The waiter had brought on our table a plate full of chicken and something else I didn’t recognize, and I loved it. There was another plate on the table beside us, but I didn’t know to whom it belonged, so I didn’t touch it, despite the fact that I wanted more since we’d devoured it all over here. There was also a kid running around, and she was very much like Ariella, except that she was maybe the daughter of one the waiters here or maybe of other clients. She was playing around and stopped at our table. It seems she wanted to have fun, so I obliged and played with her like I’d do with Ariella.</text:p>
      <text:p text:style-name="Normal">Afterwards, I found myself up in an apartment. It may have been the place we’d rented for the night, or it may not, but for some reason, it shared a lot with home, and mom was there. Just as the casino was inspired by what I’d read about it, this part was inspired by how mom would have to stay at the hospital this weekend. Ando had already left to continue the trip, and the rest of us would have to go back home now. It was morning, and I went out on the balcony of the kitchen, and both to my right and to my surprise, I saw Bianca. How was she there? If <text:s text:c="1"/>I were to listen to my dream, I’d say that it was pure coincidence, but I know that the truth was that I’d seen some of her stories on Instagram. From this, it’d seem that dreams pick up random memories of the day when they’re creating themselves, but I’m sure there has to be some method to that madness. When I saw Bianca, I was quite surprised, and, being the introvert that I am, my first reflex was to hide. My second reflex was to stay hidden. Then, I had the bright idea that I’d like to get out of here as quickly as possible, which would have to be when we depart.</text:p>
      <text:p text:style-name="Normal">And unfortunately, that is all <text:s text:c="1"/>I remember. It was quite a bit anyway, and I liked how we wrote here. Yeah, since now it’s friday and I have no urge to do anything in particular, I decided to focus a bit on my writing. I recognize that we couldn’t do this for a full dream, so I propose that everyday, we choose one episode, and you’ll have to write that episode the way you’d write a tale. It’ll be good practice for until we actually get back to writing. Well, on that, see ya</text:p>
      <text:p text:style-name="Normal"/>
      <text:p text:style-name="Normal"/>
      <text:p text:style-name="Normal">-On a parcour designed to eliminate candidates, to determine which movie wins. I and our team represented Shrek, and another candidate I met was DreamWork </text:p>
      <text:p text:style-name="Normal">-In a festival, boxed against Canelo for three rounds of a sensational fight. With the Ali style, out of three rounds I won the last two. In the meantime the commentary was going crazy between the boxing match and the football one</text:p>
      <text:p text:style-name="Normal">-End of that part, still in the festival, was searching for someone, then searched for him on the world map, towards Mexico. He would have been in a place called Sumar, towards south, but all inhabitants said that place didn’t exist. Then, I found it and looked over there but didn’t find him. For some reason, knew he was dead, and now what was left was to &lt;prelever&gt; hmm... some of his... seed... that he’d left in a donation center and recreate a clone of him from that. </text:p>
      <text:p text:style-name="Normal">-Was at the HQ of a big corporation, was shown around and went down the escalator to see this beautiful gigantic aquarium.</text:p>
      <text:p text:style-name="Normal">-Back at the festival, now with my family. I had this multi-use pen that was clearly inspired by my IRL 4-colours black pen, since it was very similar to it except it could also had scissor handles on the top instead of its normal head, and it could throw out fire like these &lt;briquets&gt; we have in the kitchen. I didn’t want dad to know of that last part, but he knew eventually after some inspections</text:p>
      <text:p text:style-name="Normal">-Didn’t get scolded, instead he left and then came back to ask me to help him deal with insects, using the fire.</text:p>
      <text:p text:style-name="Normal">-Everyone now had to sing. For some reason, I had been upset and didn’t sing my part of the song. Antsa had been upset too but he wasn’t as childish as I was so he sang.</text:p>
      <text:p text:style-name="Normal">-End of the festival, with the whole school we were now heading back to school grounds, at St Do, and even <text:s text:c="1"/>though I didn’t sing for some reason every once in a while Rubini would say something along the lines of “Daje Andry”, probably a reference to the times when we were playing football together.</text:p>
      <text:p text:style-name="Normal">-We were now near Euronics, and were just about to pass its gates when we knew that the firsts to arrive at school would be the winner, so me and our usual group started getting hyped and ready to run. There were some girls near us to whom we said we’d apologised in advance since we’d arrive first, but it seems they were just as hyped as us since they had already made preparations and were ready to take the bus. We were undaunted though. Before we left, we counted how much we had in total beween us. Pit had twenty euros, me and Antsa had ten, there was also Mezza but I don’t remember him saying how much he had, and José had thirty, and I joked that it really showed that he was the only one working. Also, I was thinking about “Fuck the system where we divide between us, we each pay for what we ordered”. Because that is a truth that should always hold.</text:p>
      <text:p text:style-name="Normal"/>
      <text:p text:style-name="Normal">Sat 15th May, 17:42</text:p>
      <text:p text:style-name="Normal">Quite late, I know, and I have no excuses. Let’s get straight to it, in the way we explained yesterday. Also, there’s only one big episode, so that makes things simpler for us. I think that starting from today, that will be the most common dream pattern we’ll find, at least while we’re this ‘us’. When we’ll change, that might change as well. So... let’s get going. Oh, one final thing, as usual lately, I forgot to recall my dreams when they were frshest, so I was able to rewind only up to a certain point, which is the first episode above. It seems we’re getting more and more careless about this, so let’s do the contrary and be more careful. Our goal is 31 days, and that should be enough. After that, momentum and success should be able to carry us. That’s a very limited plan, and we know the survivability of our plans, about as high as that of a chicken in a KFC. So quite high, hm? I like that. Anyway, let’s get started for real.</text:p>
      <text:p text:style-name="Normal">You must be used to this by now, but I don’t remember how I got in this situation. It was a nice, sunny day, and with a few people, I think the usual suspects, we had entered a competition. It consisted in a race through a kind of maze. I recognized this maze, I had been there before, and I had taken a certain route to go through it, but this time around, we took it from a different approach. We entered a sort of mine, and the moment we did, we understood what was about to happen. In front of us was a long, narrow road, and behind us was a large round opening. </text:p>
      <text:p text:style-name="Normal">This wasn’t a simple, straight-forward race. It had a purpose: eliminate candidates. While my dreams made me believe that it wouldn’t be lethal, facts suggest that my dreams are full of shit. The road ahead of us had a fairly low number of obstacles, and they were rather easy to pass, but that’s not what worried us. Throughout their life, a human being will worry about many, many things. They will think about whether they’re loved, whether they’re doing well, whether people will like them, whether they’ll find a job, or whether they’ll make it through a tough period. But in general, not many humans have to worry about outrunning a giant boulder that could crush them to death. It seems we are part of the exception. The boulder hadn’t started rolling yet, but fooling around would do us no good, so we ran like our lives depended on it. In hindsight, they probably did. We reached the mouth of a real mine which led down, but luckily, to the left was also a wall which was open on top. It was fairly tall, but the others didn’t think twice and climbed up. At first, I thought I wouldn’t be able to to the same, but a certain manga taught me to have more confidence in myself. Belief in oneself can go a long way. From here, I can guess what this situation was. It was a setup. It wasn’t the first of its kind I’d faced, that’s why I can tell. The first step was to separate me from the perceived others, and if at the same time they could make me more scared and less confident, then it was all the better. That’s what this setup aimed for, isolation and suppression. It always worked on me, because I lacked confidence in myself. But when the time comes when I grow wings and self-belief, this changes. When that time comes, I am able to climb the wall, and I’m able to keep up with the others. It was a bright blue sky above us, just the way I love it.</text:p>
      <text:p text:style-name="Normal">I mentioned earlier that I’d already been at this maze, and that I’d taken a different route last time. Now, we found ourselves towards the end of the route I’d taken, and we simply headed for a place nearby. It was the side of a modern white construct. I’m not sure how to describe it, it was one of the foot of an arc of a building, and there I met a girl I’d never seen anywhere. It was there that I understood that the goal of this race was to select the one and only greatest movie made, and to my delight, I found that I represented Shrek. She told me that she represented DreamWorks, and that there would be no second or third place, only number one counts.</text:p>
      <text:p text:style-name="Normal">So, it was a festival of sorts, and I headed further down towards where a crowd was. They were surrounding a sports field. On it, I found myself boxing against Canelo. I had dreamt of this, it was a fantasy of mine. Here though, it wasn’t fantasy, it was a dream. I used Ali’s style to fight him, using hit and run tactics, and carefully circling him in constant search of openings. It was the third round now, and the commentators were ecstatic, Canelo had won the first round, but the others belonged to me. I didn’t see the match anymore, I just saw the crowd and the field, and I listened to the commentators roar every time I landed. “What a right!” “And another one!”. It felt... great. At the same time, a football match was also going on, and they had to divide their attention between that and the bout.</text:p>
      <text:p text:style-name="Normal">As for me, I headed towards the top of the crowd, away from all this excitement.</text:p>
      <text:p text:style-name="Normal">I’m not sure about the chronology of the episodes above, but I’ll trust that I did a good job remembering them this morning, so I’ll follow past me’s lead. For some reason, I was searching for a certain man now. An agent like me from whom we hadn’t received news in a while. We did know that he was in a place in Mexico, so we brought up a world map and zoomed in on the country. We were searching for a place called Sumãr, and we asked the locals where it was. They told us that such a place didn’t exist, and they didn’t know what wee were talking about, but when we looked south on the map, there it was. It was a region divided in multiple zones, but we still couldn’t find our missing agent. By this point, we accepted the possibility that he may already be dead, so we did the only thing we had to do. He had left, umm... some of his genes in a sperm bank, so we’d send a team to collect it and have them clone our agent again. What the fuck did I just write?</text:p>
      <text:p text:style-name="Normal">Afterwards, I found myself in the headquarters of a big corporation, maybe Google or Microsoft or Apple, who knows. There was no reason in particular for my presence there, it seems I was just passing by. While going down escalators to reach ground floor, you could see to your right what I now realize to be a monstrously unholy-ly titanic aquarium, worthy of a big zoo, which spanned from the ground floor to the second floor, and trust me the escalator ride was quite long, and which had an unknown horizontal depth. It hosted a small shark.</text:p>
      <text:p text:style-name="Normal">Back at the festival, I had joined up with my family. We were inside one of the dinner halls, although dinner hadn’t been served yet, and I had pulled out one of my pens from my pencil case. It was the multicolour black pen. In real life, I always held it in high regards since it had so much flexibility, but my dreams gave slightly more utilities than it really had. For example, its handle were those of a massive scissors, and it was also a lighter, so it could work as a mini flamethrower. And of course, I showed that off to Antsa. Dad then approached us, and asked what was going on. My somewhat lethal pen might earn me a good scolding, so I did my best to hide its flamethrowing capacities. Dad still inspected it and eventually found about it, but he didn’t scold me for it. Instead, he left for somewhere, then came back and called me. He was tidying up a part of the place, and apparently there were some pests there, so he wanted me to use my pen to get rid of them. That, or the place was dirty and he wanted me to do something about it. But before I could get to it, we were all summoned to centre stage.</text:p>
      <text:p text:style-name="Normal">There, we’d have to each sing the part of a song. It wasn’t a problem, I had nothing in particular against singing. Only, I was upset. I’m not sure why, I just know I was. Antsa was too. So, when my part came, I was too mad to care about singing, and I didn’t oblige and basically stayed silent the whole time. And everyone was fine with that, it seems that since I didn’t care about singing, nothing else did. The others still sang, but that didn’t really matter. Antsa, here less childish than I was, decided to not ruin everyone’s fun because of his anger, and sang his part. Fortunately, I didn’t ruin anyone’s fun, except for mine, so that’s fine. </text:p>
      <text:p text:style-name="Normal">The festival was now coming to a close, so we’d all have to go back to school. All together, we formed a rather long procession. It seems we were divided roughly between classes, and behind me I could hear Rubini occasionally say “Daje Andry”, perhaps to the beat of a song that was playing in the background. A nice reference to the times when we played at CCB, it would seem. Still, it was somewhat embarrassing.</text:p>
      <text:p text:style-name="Normal">After more walking, we reached the gates to Euronics, and we knew that the first ones to reach school grounds would be the winners. I don’t know of what, I don’t know why for, but that’s how it was. This was getting us hyped, and we were getting ready to run all the way back. We passed a group of girls from our class, and as written above, since we were gentlemen, we apologised to them in advance, as we’d be the ones to arrive first. It seems that our taunts didn’t affect them, and they were quite ready in their own way too. Khadija was already on the bus, waiting for it to depart. Only, to me it seemed that that bus was meant to go the opposite direction, but I didn’t question them. Instead, we checked how much we had to my urging, and we saw that Lorenzo had twenty euros, me and Antsa had ten each (yesterday Ando gave us ten euros, so that’s why, ‘cause otherwise I’d be broke even in my dreams), while José had thirty. It really showed that he was the one working between us (yesterday I read on discord that he had to go to work, so that’s why).</text:p>
      <text:p text:style-name="Normal">And unfortunately, this lasted much much longer than I intended it to. I can see why I used godspeed in the past. This took forever, it’s 19:20 now. Well, see ya.</text:p>
      <text:p text:style-name="Normal"/>
      <text:p text:style-name="Normal"/>
      <text:p text:style-name="Normal">-in the city with Antsa and Pit, on our way somewhere. A gas cloud passes and kills evryone but those who wear masks. Met other people when we entered a bus before the gas reached us</text:p>
      <text:p text:style-name="Normal">-proceeded into the city, there was a sort of tournament to determine the next president, but really it was me and other people doing fights with our fingers as stick figures. Nearly transformed into a Yu GI Oh duel, but then I was too drunk and didn’t eat enough.</text:p>
      <text:p text:style-name="Normal">-Went back, with family, but took a detour because there was someone I wanted to say hi to. Also, was in our soccer GK red jersey, the one we were given at CCB, and Antsa had a red jersey too, and we passed by a Ringo sponsored and themed market place.</text:p>
      <text:p text:style-name="Normal">-Arrived at mom’s hospital room. There were a lot of delicious snacks I hadn’t eaten in a long time, so I helped myself a little, and looked forward to eating some more. Went outside, and we were now in our apartment. Realized that it was easier to wake up in the city at 5am, since the city was already awake and the view was beautiful. The colour contrast is very similar to what we see in Ghibli Night. </text:p>
      <text:p text:style-name="Normal">-Headed outside and started following a group, started thinking of a slogan in Malagasy too, and thought of a story of a young child who was lost and needed courage to find his family. Then, I was that child and ran from the adults and headed into a tunnel. The world inside it was very green, and there were lots of baby llamas grazing on bushes. I had managed to get a bush stuck on me, and a baby llama came to eat it, so it was kind of painful until I managed to take it off. But then, a documentary voice said that someone had started poisoning the bushes in order to kill the llamas, and the llama that had eaten my bush started dying.</text:p>
      <text:p text:style-name="Normal">-Then Ange came and asked what was happening, I explained it to him and started making a parallel with a guy going to McDonalds to eat a burger, but then nearly the full CCB team passed by alongside the Misters, and they all said hi. Squalo even pointed to someone and told me that was his grandfather, and even though it was from the back, they really looked alike. There were also Monti and the younger other GK, Tommaso Fine, and we talked a bit. Even Fabri greeted me strangely enough, and there were even people from waaayyy back in St Do. They said they’d be playing now and asked if me and Antsa wanted to join. I was in my GK attire, but this was study months so I hesitated. Then I decided I’d play thirty minutes, although Antsa kept studying, and I asked what were we playing. It was a torneo, the dream’s equivalent of mundialito. I joined in as a player and not a GK unfortunately, since Monti or someone else already had that role. But not that much time in, I noticed that Erwan had gotten himself hurt on his head. I asked him if he was okay, and he answered he wasn’t. It seemed like he hit his head on a table or something, there was some blood and apparently his head was spinning. I proposed to accompany him to the nurse room and he accepted, and then she decided to help us too. I asked if she could help me carry him, but she’d already gone ahead by that point.</text:p>
      <text:p text:style-name="Normal">-I was heading upwards and found myself in the hospital’s corridor for a little, but then after going through a door we were in a place more akin to a mall. Then I saw Arianna going down the stairs with a long bandage on her head, and I saw that it was bleeding a little and told her. Apparently it wasn’t much and she was already fine, since she did her best to brush it off, so I carried on up the stairs. I should have reached the nurse’s room by then, but I realized I was in the gaming aisle of the mall, where all kinds of video games and video game related stuff where, so I was rather confused and sorry. Then, I woke up.</text:p>
      <text:p text:style-name="Normal">I realize that I somehow lost the habit of trying to remember everything as soon as I’m even only half awake, but looking at it now, I’d say that lately I’ve been remembering more and more in details than ever before, so that’s strange. I’m also aware that a whole chunk before this I couldn’t recall, but this is still an impressive amount.</text:p>
      <text:p text:style-name="Normal"/>
      <text:p text:style-name="Normal"/>
      <text:p text:style-name="Normal"/>
      <text:p text:style-name="Normal">-Center of the city, walked off a bus, and crossing an open air catacomb with remnants on the ground towards somewhere.</text:p>
      <text:p text:style-name="Normal">-Reached a sort of public bathroom, with a girl and the bus’ driver. The place is also a prison, and we can see inmates. One guy can’t keep it in, I’m in a corner and protect the girl. IN the meanwhile the bus driver went down into the actual restroom.</text:p>
      <text:p text:style-name="Normal">-The one who went back up was someone else we recognized, but since it wasn’t the bus driver, it meant that he was done for and we should also GTFO, and that’s what we did</text:p>
      <text:p text:style-name="Normal">-She enters the bus and starts driving, I cling on to an external part. It should be written in the Geneva convention that it is a crime against humanity to allow her to drive. She crashes into everything she could possibly crash into. However, we are now benders, or rather, we’re avatars capable of bending all elements, and on the road we are to use our powers in order to remove obstacles, as in a video game tutorial. I particularly remember that at a certain point there were blocks of ice, and at first I tried fire but it wasn’t effective, but then I used water and it melted it off pretty naturally. Also, we had to use our water to give some old ladies’ glasses of water.</text:p>
      <text:p text:style-name="Normal">-Was now at Aina’s apartment, and Ariella was now the big sister of Gloire, the new daughter. She had a lazy right eye but she was cute. </text:p>
      <text:p text:style-name="Normal">-Also, Aina was now to marry a certain guy whom I don’t really recall, although I think he was of asiatic descent.</text:p>
      <text:p text:style-name="Normal">-Back in the city again, there was the ceremony but I didn’t attend it, instead I had headed out and into a car. There were some Malagasy in the car, and they were clearly people I knew. In fact one lady, the one in front, I’m sure I’ve seen in real life, hence why I say I knew them. That same lady was also asleep and had just woken up, and she said that I was a cute boy. I know she just said that to flatter me, but it’s nice. Also there was another kid, only a few years older than Ariella maybe, not sure.</text:p>
      <text:p text:style-name="Normal">-Then from the window I could see the procession, and I got out of the car to follow it. And I saw that they were heading for that public place I’d ran away from earlier, but they reached an entered it before I could stop them. It was now a sort of shopping center, and there was a restaurant, but I was still concerned. I saw two police officers and was about to ask them about the security of the place, but then I woke up.</text:p>
      <text:p text:style-name="Normal"/>
      <text:p text:style-name="Normal">Mon 17th May, 13:29</text:p>
      <text:p text:style-name="Normal">I have A LOT of catching up to do now. That’s two long episodes, because yesterday I didn’t write it down. There’s a real limit to how far you’re willing to go, so let’s push that limit as far as we can, shall we? Alright, first let’s have a look at yesterday’s dream and remember it, then we’ll proceed to tonight’s.</text:p>
      <text:p text:style-name="Normal">Let’s go. Episode one: As mentioned, I was in the city with Antsa and Pit, and we were walking around towards somewhere when a gas cloud hit the area. This was a greenish, fast and lethal cloud. We ran into a metro car above ground, and although the gas was quick, we were faster. After entering, we sat, but the gas reached us. We had mask on, as per COVID regulations, but none of the other passengers did, and they all died on the spot. Then, an entire episode that I don’t remember happened. Afterwards, I was in the city with Antsa and Pit, and we were walking around towards somewhere when a gas cloud hit the area. This was a greenish, fast and lethal cloud. We ran into a metro car above ground, and although the gas was quick, we were faster. After entering, we headed towards the next car, but then came back. That’s when Giulia entered the car, and we all sat. Now, neither Pit nor Giulia were wearing masks, and although in real life I would have allowed natural selection to not select them out of sheer disapproval, in the dream I told them to wear masks or they’d die by the gas.</text:p>
      <text:p text:style-name="Normal">Then, we or I headed to the middle of the city to our original destination. It was an underground place, and in the middle was an arena designed to accommodate up to two persons: the challengers. It is in this place that the next president is selected, and election process is as follows: the two challengers would each represent one candidate, they would meet each other in the centre, then proceed to place one hand each on a mini arena and fight it out between their hands. It was a no holds barred, provided that you used your hand as a fighter and your fingers represented your limbs. I was the reigning champion. Well, I wasn’t, but from how well I was doing I couldn’t possibly imagine anyone beating me. While I don’t remember which president I represented, it was probably some controversial one, for some reason. And a French one too I think.</text:p>
      <text:p text:style-name="Normal">At some point in the middle of all that, Mezza told me something, and I saw a Yu-Gi-Oh deck on the board, and I declared to Mezza that I’d drank too much and ate too little, so I’d take my leave now. And that I did, I was outside in the city again, under a perfect late afternoon sun, and I was now to go with my family somewhere, but before I did, there was someone I wanted to say hi to, so I left for a while and searched for that person, and I think I found them. Then, I headed back to the car. I was now wearing my red goalkeeper jersey, the very first one they gave me at CCB, and Antsa was also wearing a red jersey, and we passed by a market place where there were lots of people dressed in Ringo jerseys, so of the same colour as ours, which made for a mild embarrassment for some reason. We reached mom’s hospital room, and she was still tired on her bed so she talked quietly and slowly. There were also some mighty fine snacks there, chips that I hadn’t eaten in forever, some sort of cheese balls that had a unique tasty flavour. Mom also asked for some and I gave her, and then we went outside the room, and I knew I wanted to eat those snacks again when I came back.</text:p>
      <text:p text:style-name="Normal">We were now in our apartment, altough we’d only gone through one door, and it was 5am. I remember what I saw from the balcony. It was a beautiful sight. The houses, the sky, the road, everything was dark, but there were many lights and neons and lamps, there was some real light in the darkness. It’s the kind of view that Yotsuba gets when she swings as hard as she can on her favourite swing set, and it was really beautiful. It occurred to me that it’d be much easier to wake up in the city at 5am than here at home, since I’d have this view to look forward to. Then, I went back inside, and I was in an aisle of the hospital now. Or rather, I was in a corridor, and like in all western hospitals, it was brightly illuminated, and you’d have no idea what time it was. I headed towards a group of adults while also thinking of a slogan in Malagasy, since I had to do that for the advertisement of ACSAI, and I thought of the story of a young boy who’d gotten lost and needed courage to find his family again. It occurred to me that I was that young boy, and I worked up the courage to get away from the adult’s group to search. I went inside a sort of tunnel, and when I was through it, I saw a small park. </text:p>
      <text:p text:style-name="Normal">It was quiet, and there weren’t many people in it, but most importantly, there were baby llamas. They were going around, eating any bush they could find. When I tried to move again, I noticed that I had a bush on me, and I tried to take it off, but a llama started getting closer, and then started eating my bush. It was sort of painful, he was tugging at me, so I did my best to take it off. When I succeeded, I just looked at him eating it. But everything must come to an end, and some come to an end sooner than others. A documentary voice said that someone wanted to kill the llamas, and so they’d put poison in the bushes that grew. The llama in front of me stopped eating, then got into a foetal position, and his flesh started slowly thinning and drying and disappearing, while even more slowly he was rolling on his back. In the end, you could only see his skeletal remains through his skin.</text:p>
      <text:p text:style-name="Normal">I didn’t like what I saw, but by then I was me again, so I could handle it. Ange came and asked what was going on, and I told him about the llama, and said that it made no sense to do that, and it was just as if some guy wanted to go eat at a McDonalds and- from the door came a lot of people that I knew. They were my teammates when I was playing in CCB, the 2016-2017 line-up. Yeah, our best year in CCB :).</text:p>
      <text:p text:style-name="Normal">Also, this is completely unrelated to the dream, but this is something I don’t want to forget for some reason. Do you remember what our rival club was back then? Not the Olympus, they were on another level, but another team we kept getting in the same tournaments and championships in, the ones against whom we had a semi-final for the tournament, and it came down to penalty kicks, and cold-blooded you mercilessly stopped nearly all of their penalties except for one. Maybe Braccielli? nah, these guys we hated with a passion for some reason I think, or maybe it really was them. Doesn’t matter, from now on it’ll be “that” team. Yeah, who was their GK? I think we never told each others’ names, but it was a nice rivalry. I wanted to mention this because he kept saying that he knew me since I was a kid, and that he remembered when I was an esordiente in CCB and we’d face each other. Yeah, I remember that, and I also remember that I was never an esordiente since I started in the next category shishishi. But it’s nice that he thought that of me, , he thought I was a long term rival even though his memories aren’t quite as accurate as he may think. Maybe he’s from another timeline in which that happened, who knows, that would certainly make this world much more fun and interesting than it already is. Well, if I knew that was real it would, but otherwise it doesn’t change our view. I wonder how he’s doing now. Well, that’s all I wanted to reminisce about, let’s get back.</text:p>
      <text:p text:style-name="Normal">The whole team passed by and said hi, even the Misters. Yup, even Fabri for some reason. There were also people from St Do that I hadn’t seen in a long long while, and they were all there to play soccer. They asked me and Antsa if we wanted to join in, and even though it was study month, I was in my red GK attire for some reason, so I looked at the clock, which indicated something like 13:50, and I decided I’d play for thirty minutes, while Antsa decided he’d study instead.</text:p>
      <text:p text:style-name="Normal">I assumed that I’d be assigned the role of GK, which was fairly normal, but no. They were playing torneo, which would be mundialito, and there was already a goalkeeper, so I’d have to be a normal player instead. Oh well, can’t have it all, can you? All I wanted was to have some fun anyway, so it was fine. But my fun would be short-lived. Some moments in, and I noticed that Erwan was bleeding from a wound on his head. Judging from his wound, it seems he’d hit his head on the corner of a table or something along these lines, and I asked him if he was fine. While I was expecting him to say he was, I heard the contrary, and his head was spinning apparently, so I proposed to take him to the nurse’s office. He agreed, so I started taking him there. She saw us and was concerned, I think? And I saw that as an occasion apparently, and asked her if she could help me carry him, but she had already gone ahead. We went past the hospital corridor, and then up a set of stairs. That’s when I saw Arianna coming down the nurse’s office’s stairs, and she had a large bandage wrapped around her head. There was also some blood coming out of it, so I told her about it. She brushed it off, saying she’d just been to the nurse’s office, and that she was fine now, so we went on our way. Once up the stairs she’d come from though, it was clear that this was not the nurse’s office. It was in fact the gaming aisle of the mall, and I decided that the office was further up, so I took the first stairs I found, but it just led to further up the gaming aisle. And then, I don’t remember. So that’s it for that one. Holy shit that’s an ungodly amount to have written down, so lemme take a break otherwise I know we’re gonna slack off on today’s actual dream.</text:p>
      <text:p text:style-name="Normal"/>
      <text:p text:style-name="Normal">Alright, a short break later, it’s 15:06. Let’s get to it.</text:p>
      <text:p text:style-name="Normal">As per usual, WAIT. Something is coming, I’m listening to a fan made version of Amaria+Silverbird, a non-orchestral one, and holy shit something is coming. Give me a second, I’ll be right back. HO.LY SHIT. IT WAS AMAZING. I really want to fly now. It was absolutyely goddamn jesus. I dont’t even know what to say., I LOVED IT. Off into my Very Favourites it went, even though it was the first time I listened to it. From now on, it will be preserved as one of the very best. Shit that was a wonderful experience, I’m glad I listened to it in the balcony. And with a beautfiul sun. What a nice time to be alive. I could barely contain my excitement at the transition, I smiled like... I don’t even know, a child who’d just arrived at Disneyland? Maybe, yes. Alright, that was great, let’s get back to writing now.</text:p>
      <text:p text:style-name="Normal">As usual, there’s an entire initial chunk that I don’t remember, so let’s start from our episode one.</text:p>
      <text:p text:style-name="Normal">I had crossed a big parking lot that was obviously quite busy. And I listened to a song by the quints’ VA, so now I wanted to say that Miku is best girl. Also, it would seem that everyone is best girl, but Miku is best girl. And so is everyone else. Alright, with that off our chest, let’s continue. </text:p>
      <text:p text:style-name="Normal">Maybe I didn’t cross that parking lot, maybe I’d just gotten off a bus. Or maybe I did cross the parking lot, then went for a bus and got off. It is unclear what happened, but at the end of that, I found myself having to cross a plaza. It wasn’t your normal plaza, there was no one there except for me who was crossing it, everyone else stood clear of it. No, it’d be a lie to say that there was no one there. It’s actually quite the contrary, it was full of people. Only, they were dead. The ground was covered with rocks in order to camouflage the bones and skulls, but you could still see them. Everywhere. There were also some unusual remnants. You’d find heads that were completely charred and with an unnatural expression. It reminded of something that turned out to be very similar looking to it: the people in JJK that Mahito had transfigured. That’s what they looked like. It was an ominous field, and I crossed it as quickly as I can, and in hindsight I’m quite happy of the cool-headedness that you showed back there, just hurrying through it without panicking.</text:p>
      <text:p text:style-name="Normal">Also holy shit that went from 0 to 100 pretty damn quickly. Yeah, that’s why I put Bravestone on when I started writing, the music wouldn’t have matched at all otherwise, and it would have felt like insulting all those deads. Afterwards, I reached a public bathroom, and with me were the bus driver and a passenger, a girl about my age whom I didn’t know. The place wasn’t quite what you’d expect, it was a prison. You could see the inmates from the other side of the bars, but some were also on not the other side. There were stairs that led downwards, and these would lead to the toilets I assumed. The bus driver assumed the same thing and went down, and in the meantime, the two of us stayed put in a corner and observed the people around us. There was one guy, an inmate, who was acting weird, and it seemed he couldn’t hold it in anymore, as he started peeing everywhere. Fortunately, our corner protected us, and even though I’d put myself in front of the girl, it turned out that wasn’t necessary. Then, one man came up the stairs, and it wasn’t our bus driver. To us, it meant that he was done for, and we’d be next if we lingered around. So off we fucked at maximum speed. the fuck did I just write. Dunno, it was kinda funny though. The girl arrived at the bus first, and tried to drive away immediately. It seems this was another variation of the isolate-and-attack strategy, with the same objectives as described last time, or it could just be me being paranoid. In any case, I did reach the bus before it departed, and even though I didn’t enter, I grabbed on to some external part of it, and off we went. Now, since it was quite accurate, I’m going to quote me from a couple hours ago. Also holy shit it’s already 15:52. But quoting me, “It should be written in the Geneva convention that it is a crime against humanity to allow her to drive”. Jesus if she was a bad driver, if it existed she crashed into it. Fortunately, we were also element benders by that point. Which element? All of them. Well, all the basic ones at least. The road was now filled with obstacles tailored for an element, like in a tutorial, so we’d learn how to properly use each element and understand the mechanics. Towards the end, there were blocks of ice, and at first I tried to melt them with fire, but it didn’t work. Or at least, not quickly enough. So then I switched to water, and surprisingly it melted quite quickly. Also, there were two old ladies sitting on benches, and they were each holding an empty glass, so I filled them using my water bending. And they asked for seconds, so I obliged. I’m not sure how that was relevant, but it didn’t bother then, and not now either. </text:p>
      <text:p text:style-name="Normal">Christ I’m tired. Never again do you make me do this shit. One dream per day is more than enough, otherwise we get tired and writing the second dream takes even longer than normal, so we end up tripling the time we usually take.</text:p>
      <text:p text:style-name="Normal">Through some transition that I don’t remember, god I’m getting sloppy, through a transition that I don’t remember, I was now in Aina’s apartment. Ariella was sleeping on a bed, and beside her was her little sister Gloire, who looked maybe a couple months old, maybe slightly older. Also, Aina was now to marry a guy whom I don’t really remember. He looked Asiatic I think, but other than that I don’t know much about him.</text:p>
      <text:p text:style-name="Normal">Now I was back at where that parking lot had been, and we were waiting for the ceremony. But I didn’t feel like it apparently, so instead I ran out and went inside a car that looked like ours. Inside it were a few people that I knew. They were all part of the Malagasy community here in Rome, and we actually got to talking. Like, actual talking, which is strange, I figured that in those moments I’d just pretend I was born mute. The lady in the front passenger seat had just woken up, and made some grandmotherly comments along the lines of how I’m a fine young man. But I knew it was just to be polite or kind. It was nice anyway. Then, the procession passed by through the window, and I went outside to follow it. I saw that it was headed for that prison I’d escaped from earlier, and that got me concerned. However, they reached it and entered before I arrived. From where I was, I saw that there were some shops and restaurants inside, but I was still worried. I saw two police officers, and wanted to question them about the security of this place, but I didn’t know how to address them. I thought about calling them officer 1 and officer 2, or A and B, but it could offend the one referred as 2 or B, so I hesitated. In the end I decided that officers was enough, but I didn’t get an occasion to question them, as I woke up then.</text:p>
      <text:p text:style-name="Normal">Alright, Jesus that was long. That took us a long long time. It’s 16:16 now. Well, next time, don’t forget to write down your dreams then. In any case, see ya.</text:p>
      <text:p text:style-name="Normal"/>
      <text:p text:style-name="Normal"/>
      <text:p text:style-name="Normal"/>
      <text:p text:style-name="Normal">-In psycho ward, mass shooting, isolation and attempted elimination, but I was too far gone. Gave myself up in the end</text:p>
      <text:p text:style-name="Normal">-Walking into a restaurant, saw myself from two different perspectives at two different but technically the same occasions, following Negi Haruba’s style in writing the quints.</text:p>
      <text:p text:style-name="Normal">-Into that restaurant, a McDo, order a salad -&gt; 6euuros, I have that, but +2 euros for taxes. Fair. Little trouble with change but all fine. Similar situation for Antsa</text:p>
      <text:p text:style-name="Normal">-Went to an island on my own to search something. Very small island, with indigenous people going there only occasionally. Climbed on top of a rock, then jumped back down from pretty high, but fell in a bassin of</text:p>
      <text:p text:style-name="Normal">water so I’m fine. Explored a little further, then decided I’d leave. Then from the sea I saw a dog. Rescued him and hugged him ‘till I made sure he was warm, even though one wave still hit us.</text:p>
      <text:p text:style-name="Normal">-Was now on an helicopter, going towards that same island, this time to do a sort of competition with an equally famous guy. Goal is to get out of the island and arrive first. We are deposited and then start building our boats, but soon realize that it won’t be possible if we don’t unite and work together.</text:p>
      <text:p text:style-name="Normal">-Taalking about the helicopter puts an image in my mind, one of riding an helicopter at night towards a mission. For this dream I have forgotten a huge chunk, far more than usual, so maybe it’s part of that chunk, that0s what I’m thinking at least. Is that a backlash for how much I’d written yesterday? Something similar happened last time right? Who knows...</text:p>
      <text:p text:style-name="Normal"/>
      <text:p text:style-name="Normal">Tue 18th May, 15:51</text:p>
      <text:p text:style-name="Normal">As mentioned, I really did remember an unusually small amount today, and it’s probably because I’d lost that habit of subconsciously trying to make a bullet list of the episodes, and instead having to do it forcibly.</text:p>
      <text:p text:style-name="Normal">At the very least, this makes for a short story. And, at least initially, a heavy one. </text:p>
      <text:p text:style-name="Normal">We are a very emotional creature, and we enjoy the wild variety of feelings we derive from our environment and our actions, but we equally enjoy staying into a single emotional state that gives a particular feeling. We are fuelled by emotion and live by them; I think it’s fair to say that without them, we wouldn’t have lived this long. And yet, every once in a while, it is good to feel empty. You’re also endowed with a strong sense of empathy, accentuated by the hold your emotions have over you. But what happens when that empathy is gone, and the emptiness settles in? No, it is inaccurate to say that emptiness settles in, rather, there are no sharp feelings, only a mild, constant, lukewarm one. One that doesn’t tell you to care about anything in particular, one that allows you to worry about only yourself, and let go of others, let go of everything else. What happens when the chains called “others” are broken? In the dream, we were in a psychiatric ward of an hospital, and we were in a corridor. I do not know what led to this, but I know I was a patient, and, whether I was attacked or was attacking, I had an assault rifle in my hands. The soldiers, they came at me to stop me, but it couldn’t be done. After all, this was me, and they couldn’t help but fall to the bullets. But it seems that I was still able to exert self control, and I was still able to feel some empathy, as in the end, when they tried to close me in and isolate me, but there was only one of them left, I gave myself up. </text:p>
      <text:p text:style-name="Normal">Aaannnd I have a bad feeling about this. That feeling just now, when we were writing this... You really meant it, didn’t you? Chains is something you really meant to write, hm? To be honest, I’d never thought about it that way before, and now I’m uncomfortable with you having said that, because we just opened a door that future me probably won’t like that we opened. If you’re reading this, I’m sorry future me. Although, I think it will be necessary to open it at some point, and instead of sweeping it under the rug, it’s something we have to face and understand. The chains called others, huh, that will be an interesting topic to explore when we can. But more importantly, how I felt while writing this tells me something else. It wasn’t liberating at all, in fact quite the contrary. I don’t know how to describe how I felt, but it was... dark? I can’t think of a better description, yeah. It’s similar to how I feel when I know I hurt someone, in fact it’s probably related to that. Is it because I think my freedom will hurt others? Do I even think that? I don’t know. In any case, that’s something we’ll have to see more in depth on our own. For now, let’s write the rest of the episodes. It should be fairly short now. Also, there are lots of holes, I forgot tons of fragments and transitions.</text:p>
      <text:p text:style-name="Normal">Also, I have noticed one thing. We still have access to our dream journals from January (not surprising) but also from September 2019, from the Lucidity app. And when I read entries from either, I remembered. I had the images in my head, and they were quite clear. I noticed this some time ago but I’ve forgotten to write it down. So basically, my point is, don’t waste so much time and effort trying to describe the scenery, since 1) I remember them and 2) I want to leave it to any external reader to imagine things, since no matter what you do, no matter how well you write, a scenery is only as beautiful as the reader can imagine it. Emotions are the only thing you can play on to make a scene more beautiful than actually described, but other than that, nada. Alright, that was quite the detour, but I liked talking about it, even though it was short. Let’s get a move on.</text:p>
      <text:p text:style-name="Normal">P1: I was with a group of people, and we were walking on a dirt road towards a restaurant. I wasn’t quite sure what restaurant, but we’ll get there when we get there. We stopped in front of the stairs to talk some, maybe discuss where to go, or maybe just to chat, but it wasn’t of great importance. Then, we headed for the restaurant, and I went through the door.</text:p>
      <text:p text:style-name="Normal">P2: We were walking ahead of them, and we stopped on the road, for no reason in particular. I think I leaned on a fence, and I didn’t particularly pay attention to what the others were saying, since my attention was elsewhere. My attention was on a group of people, including me, who had just stopped in front of the stairs. They were discussing something, although I couldn’t hear them, and then they went down the stairs. I know they were going to a restaurant, but I didn’t know which. </text:p>
      <text:p text:style-name="Normal">I wanted to order something vegetarian, but I didn’t know what. Then, a certain item popped on the menu: the good ol’ reliable salad. That’s what I’d taken, last time I ordered a McDonald’s, and I told the cashier that that’s what I’ll take now too. She obliged and told me that it’d be 6.00€, although some additional taxes would apply, so the total would be 8.00€. I wasn’t sure I had that much with me, but when I opened my wallet I was relieved I did. I had a 5.00€ bill, and the rest would be in coins. While at first I was counting how many 50cents and such I had, I gave up quickly and instead opted for a 2€ and two 1€ coins. Only, at some point some of these coins became the tokens that you’d use to unlock a cart at the supermarket, so I had to fumble and find some other ones quickly, and thankfully I did. In the meantime, it seems Antsa was in a similar predicament on the other register, although he seems to have worked it out too. Phew, that was some good writing. At least from my perspective. Even if it wasn’t, at least you tried, although in that case the important thing would be to learn -from, is equally important- what you did wrong. Also, don’t forget that the choices you made were made because they were deemed better than others, which at the time seemed to me way too amateurish-not that this isn’t-, so it was basically a choice of the lesser evil. On to the final episode of today. We still wrote much more than expected. I know it’s because of all the comments, but still, I’m surprised. Let’s finish this. FINISH HIM! </text:p>
      <text:p text:style-name="Normal">FATALITY! Subzero wins! Alright that will be all for today, see ya.</text:p>
      <text:p text:style-name="Normal"/>
      <text:p text:style-name="Normal">Thu 18th May, 16:50</text:p>
      <text:p text:style-name="Normal">Just kidding, I just know that you <text:s text:c="1"/>don’t really pay attention to the dates and I wanted you to think that I really finished it like that. Was kinda fun. Alright, let’s actually do this for real.</text:p>
      <text:p text:style-name="Normal">I had decided to go on an island; the causes I don’t remember, it may have been related to scavenging, or searching something, but this is where we are now. It was a very small island, and judging from the weather, the chances were highest that we were in the northern hemisphere, near a Nordic country, but not close enough for there to be ice and snow, and definitely not close enough for us to see anything but the sea on the horizon. This was a very small island, and I was told that it belonged to a tribe of indigenous people, and though there were some signs of activity, there were no actual person there. It made me believe that the weather was so bad that even the people here used this island only seasonally. Still, it was fairly green, and at its centre was a rock, a cylindrical boulder as tall as a hill. In fact, maybe it was just a strangely shaped hill. I first reached one extremity, and to my left was a beach, in front of me was an elevation, and behind me was the hill. I decided that I’d climb it, and that I did. There was a path at its base, and it spiralled upwards, towards the top, although I’m not sure whether it reached there or just allowed for an easy climb up top. In any case, I arrived there. There wasn’t much, that, or I just didn’t pay attention to either the view or what was there. And now, I had to get back down. </text:p>
      <text:p text:style-name="Normal">Did I mention that this hill was rather tall? There happened to be a pond at its foot, and I also happened to not have the read the guide on how to safely climb down a hill. And so, I jumped. The pond was shallow, but according to Minecraft, as long as it was a body of water, falling into it wouldn’t hurt. I was thinking about that, and as this is my dream, any logic that can be followed, however flawed, can be applied here. </text:p>
      <text:p text:style-name="Normal">After that, I headed towards the beach again, and the clouds were darkening and the sea was starting to roar now. I looked for a while, then I saw a dog caught in the waves. He had white fur and was fairly small. The sea was bringing him this way, and I took him in my arms. He was, unsurprisingly, wet and cold, and I held him in my arms and hugged him, he needed as much warmth and dryness as he could, and I wanted to provide him just that. But the sea wasn’t quite done with us, while I was still holding him, a wave rose up and chose to fall on us. I turned my back to it and protected the dog as much as I could. </text:p>
      <text:p text:style-name="Normal">I’m not sure what happened after that, but I know that later came the continuation of this which is the true final episode I guess.</text:p>
      <text:p text:style-name="Normal">I was in an helicopter in this one, and we were heading for that island again, this time to film TV show. It was a competition between the two of us, me and that other famous actor, and to be more accurate, it was a race. The one who got back first would win. We made landfall, and immediately began to scavenge wood in order to build a raft. However, as we did so, one thing became evidently clear: there wasn’t enough wood for two rafts, so the only way we’d get out is by working together. And frankly, I think that that’s a beautiful thing. You know, the real treasure are the friends we made along the way, or something along those lines. In fact, as someone on YouTube commented, maybe the real best girl are the friends we made along the way... How deep... You see, up ‘till now I didn’t really think of it any other way, and maybe it was because this morning I was exposed to the cold-heartedness of the Online Ad Matching algorithm, but now I feel like in the real world, this would be a recipe for conflict... It’s a real shame... So... Maybe that’s something we could fix? How much better would the world be if they thought of it this way? Frankly, I don’t know. But I do know a way to find out. Yeah, that sounds great, let’s do just that. Let’s find out. One day, for sure. But for now, this is it, so I’ll see ya again tomorrow</text:p>
      <text:p text:style-name="Normal"/>
      <text:p text:style-name="Normal"/>
      <text:p text:style-name="Normal"/>
      <text:p text:style-name="Normal">Wed 19th May, 15:25</text:p>
      <text:p text:style-name="Normal">As I said, tonight was special in more ways than one. Let’s see if, like for last time it happened, writing down the events and thoughts on it will bring me to change my opinion. If that is the case, then it will have gone through a nice little roller coaster today. </text:p>
      <text:p text:style-name="Normal">I’ve found us a few new wallpapers, and made a couple new themes. They’re... more suited to today’s theme, with just a little touch of defiance. </text:p>
      <text:p text:style-name="Normal">Now, now, before we get into the main subject, I want to make a few comments. I’m not sure if it is really happening, but it seems I’m starting to remember less and less. Well, I say that, but I can’t exclude the possibility that tonight’s dream was so special it just overshadowed everything else. Like, I barely even bothered to try to remember anything but it. And at first, I really liked it, a real lot. But then I got to thinking about it, and I started not liking it so much. The experience was great mind you, but that’s exactly where the problem is: it was a little too great. Did I make you interested in it? Fine, then I’ll tell you, all I can remember from that episode. Also, I might erase the title, just so that it doesn’t spoil all the fun. In fact, I’ll put it down here afterwards, you know, so you get to enjoy the discovery as much as you can. Ready to go?</text:p>
      <text:p text:style-name="Normal">Then, picture yourself at home. It is late in the evening, but sleep doesn’t seem to be on anyone’s mind. In the kitchen, in the corridor, and then in your room it’s all the same, there has yet to be a single light out. You close the door to your room, since you have one last thing you must do without getting interrupted. Yes, you have guessed correctly, this is the time we ought to... study. You did officialize the six days of fire that same day after all, and we’ll be damned if we fail it. But as usual, before we get to studying, you go out to your balcony to look at the sky. The stars formed a strange shape in the sky, they looked just like the European continent, with each country being drawn and delimited. Mom just entered to check up on you, and though you do talk to her a bit, you’re worried by the fact that some eastern countries were clearly missing, and you knew that it was because you didn’t know them. She leaves, and it’s time for us to resume our star gazing. The balcony is longer than you remembered it, but that didn’t matter. You hadn’t noticed that the line between your room and the balcony never existed, so your room would always be open to the outside, but that didn’t matter. Nothing did. Nothing mattered, because the sky was beautiful. It was a night sky like we’d never seen before, it was covered in stars and they let no cloud, no building obstruct our view to them. It was starry, so starry. Do you remember how in a previous dream something similar happened? When you looked up at the sky and saw stars that occasionally became snowflakes? That time you said that it was the most starry sky you had ever seen yourself, but it wouldn’t match the most beautiful images you could find on the internet. This time, however, nothing compares. Nowhere have I ever seen this many stars, this many constellations, and this many phenomenons in one sky. There was a shooting star, travelling from the east to the west, it was bright yellow, like a small sun, and at times it pulsated. There was a light phenomenon, one that, while it didn’t match an Aurora, was still beautiful itself. There were all sorts of constellations, and the lines between their stars were drawn, and their images, what they represented was showing. There was Cassiopeia, there was Pisces, although I’m not sure that’s a constellation, but inside Pisces was a constellation that looked like Ursus Major, but without its tail’s last star. These were all inspired by things that I’d seen for real, but, even though I searched for it, I couldn’t find Orion. That’s not much of a price to pay to see that sky. Do you know what the best part of this was? It all felt real. It felt as though I were really looking at the most beautiful sky ever. I was ensnared. In fact, I was so entranced that at first I didn’t really pay attention to the neighbours who’d just come out to look at the night sky. There were two cute girls about my age, and one or two of their guardians (I don’t know if it was their parent or not). It seems that this balcony was connected to both our rooms, which is a strange feature, but I accepted it, since they were cute. I think it was while discussing with one of them that I’d discovered the part about Pisces, since we were talking about what constellation that was. Afterwards, we each decided to go back to our rooms, and they said something along the lines of “Ciao, Andry”. This surprised me a bit, although it made me happy, so I asked them how they knew my name, and they told me that it was while talking to Aina, after I’d shut myself in my room (for an hour apparently).</text:p>
      <text:p text:style-name="Normal">It was a nice sky, and it was a nice meeting.</text:p>
      <text:p text:style-name="Normal">And this morning, I woke up due to my allergies (throw back to March, when I randomly woke up before 5am just like tonight, all of it sponsored by my allergies). And when I woke up, I thought about nothing but them, although I did make a small efforts to remember the rest (by that point I think all efforts were spent trying to remember as much of that episode as I could). It felt great. I failed to fall asleep for several hours, but it seems I did get to have another dream. Or maybe it was that I dreamt this before waking up? I’m not sure, but here goes.</text:p>
      <text:p text:style-name="Normal">I forgot everything about what led up to this, but me and Antsa were in a strange neighbourhood. It was a sort of slums, and we were trying to get somewhere. We walked around a bit, and at some point I saw the two girls, but decided to not say anything, and in retrospect I really really wanted to say hi, but in even further retrospect, the fact that I didn’t is perfectly fine. In any case, they passed by, and we went in a fairly small alley. In there, I could see a sick dog. I think I’d seen him earlier, maybe from afar, and from there I knew he was sick. From up close, I could see he was ravaged by some sort of disease, maybe a sort of cancer, but he was covered in blisters, and I’m not sure whether we could even see his head properly for how much of them he had. For some reason that I don’t remember, he had antagonized Antsa, and he was barking at him. At first, I wanted to calm him down by petting him, so I extended my hand towards him, but the fear of losing my fingers made me eventually retract my hand, and in the end we just ignored him. In the morning, I realized that the reason I wasn’t scared to give my forearm to bite to a dog was because the chances of me losing were low, but the same cannot be said of my fingers. In hindsight, I know, I know I should have at least have him bite my forearm, so then I could pet him, and heal him. It would have been possible in a dream, in my dream. But I didn’t do it. It isn’t even frustrating anymore, it’s just sad.</text:p>
      <text:p text:style-name="Normal">That’s all I remember in terms of dreams, so now I’d like to share some of my thoughts. As I said, at first I really liked tonight’s dream- oh, before I forget, there’s one last thing I’d like to say. Call me crazy, I don’t know, but a few strange things happened this morning when I’d just awaken. One of those was that as I opened my left eye, I saw a small, angel-like white figure dancing in the air. From my point of view, he was on the part of the wall that was the whitest, the wall that connects the window to the actual wall, that small gap where there is the riscaldamento. So, because I’m not sure if I just imagined it, I’m just going to assume that my brain showed me random stuff, and it was just my imagination, but I’m not discarding that other possibility, I’ll keep it somewhere in the back of my mind. As ammunition, in case some other similar weird shit happens, so I don’t just dismiss it and pretend it never happened. Also, at one point, I thought I heard something, and my head, which was turned towards the wall, just snapped towards the mirror. It may have been my instincts, but it could also have been a bad joke, but it did happen, so I’ll leave this here. </text:p>
      <text:p text:style-name="Normal">Finally, onto my thoughts on the dreams. I haven’t done this kind of analysis in a while, it’s good to be back. As I said, I really liked it at first, and I was very happy with it. And to be frank, now, I’m not sure what happened. I know it was while taking my shower, but at some points I just started being wary, for reasons that I don’t remember, and I paid attention to some potential red flags. First of all, why? I don’t know if my brain is capable of making such a dream, hell I don’t even know for how much of a dream our brains are responsible of, but I doubt it’d be capable of recreating something of this scale, magnitude and realism. In other words, it was probably something external. Again. Well, don’t complain, it is fun and adds colours to reality. It just occurred to me that ‘they’ hadn’t bothered me in a while now. I’m starting to get worried. Although not so much, because right now I’m thinking that either what happened tonight can be attributed to them, or it’s just that the old man isn’t what I thought he was, or maybe he never existed in the first place, in which case, we should fill that role. At some point. The thing is, if it was the old man’s faction, and he is what I used to take him for, then there’s no reason for them to have done this. I didn’t do anything to deserve this kind of reward, and another part of the reward is just basically temptation. The hell was it all for? For now, I’m just going on the assumption that that was an attempt to buy me. Also, one thing that really bothered me: my name. I noticed this only this morning, but in dreams, unless it is exceptional things like Wang or Wnang (which I don’t even believe to be his real name), names are never mentioned. Names are implicit, they don’t carry importance, that part of the individuality doesn’t matter. The incident with Wang was the only occurrence in which I remember there being a name clearly spelled out in a dream, so of course it makes me suspicious now. In fact, I did just decide to stay rogue, because I can’t really stretch this further and claim it was one of their tactics to take me further from the old man. With the information I’ve got, staying neutral is the best option. In any case, that’ll be all for today. Dreams sure are fun, at least tonight’s made life more interesting. Well, see ya, and as promised, down below is tonight’s episode list.</text:p>
      <text:p text:style-name="Normal"/>
      <text:p text:style-name="Normal">-Maybe only one episode. Room -&gt; balcony -&gt; most beautiful night sky, constellations + stars + étoile filante. Then neighbours. </text:p>
      <text:p text:style-name="Normal">-In a foreign neighbourhood, with Antsa. Wandering about, Antsa is antagonized by a very very sick dog, I’m not sure how to handle it, and in the end we just leave him.</text:p>
      <text:p text:style-name="Normal">Tonight was special, in more ways than one. More on that later.</text:p>
      <text:p text:style-name="Normal"/>
      <text:p text:style-name="Normal"/>
      <text:p text:style-name="Normal">Thu 19th May, 10:54</text:p>
      <text:p text:style-name="Normal">We will still write down the episodes as this has become a sort of traditions and is helpful, but it isn’t necessary today, as the semester is starting to come to an end, so are lectures. Thus, no lectures today.</text:p>
      <text:p text:style-name="Normal">Without further ado, here’s today’s program:</text:p>
      <text:p text:style-name="Normal">No wait, some ore ado. I think that, because of what happened yesterday, as in I didn’t take the bait, they went easy on me today. This doesn’t match the facts, but it’s the feeling that I got this morning, it was as though I was liberated from something, I can’t really explain it, but I felt more free. And, for some reason I also believe that this is related to the fact that for the first time in a long while, this morning I seriously couldn’t remember a single fraction of my dreams, in fact, almost all episodes I’ll write come from after I went to sleep again. It took some real effort to remember, and even then I only remembered one fragment, the most marking one, although it wasn’t really anything special. Alright, here’s the episode list:</text:p>
      <text:p text:style-name="Normal">-At someone’s place with, for a real change, people from uni. 4 of them including me. One I don’t remember, one of them was Rosso, the other was Ginevra, one of our CAD representatives. I was the stranger here, or rather the friend of a friend, and I noticed that the two other were addressing Ginevra with lots of insults, the way two bois would to each other, only slightly more brutal. When she went in a room and closed the door behind her, I asked Rosso about it. Wait. This is just me explaining what happened. This isn’t a title. Alright, I’ll give more detailed explanations later, I’ll proceed with the other episodes.</text:p>
      <text:p text:style-name="Normal">-In the car with Ando, he decides to enter a random race. We both forget to put our seatbelts but I remind us and we’re good. Race was apparently more than the police liked, so they started giving chase.</text:p>
      <text:p text:style-name="Normal">-In the car again going home, this time with more people. It’s around 01:42am, I don’t know how or why so precise, but it is. There was no couvre-feu anymore apparently, so we stopped by a closed supermarket and enter. First attack by a goliath. But he’s human. Proceed to look around more. Security guard arrives and we run to hide. Eventually spotted, police officers give chase. It ends up being a second attempted attack. We’re outnumbered, but they’re humans.</text:p>
      <text:p text:style-name="Normal">-WoWs game, I’m in a BB. Chase down a DD, in Flamu’s perspective, he times his radar perfectly and eliminates it. Game is guaranteed won, I go to take a cap they were contesting. Artillery rains down shells in hopes of a blind hit. I take it easy, go where the shells last landed but then notice he’s always throwing them in that general are, so I chill out in another corner. Then, decide to take the .50 cal ammo, then run for the LMG and go hunt the arty down. However, as I cross the street to get the LMG, I notice a truck with a driver and an officer I’d seen before, and they weren’t on my side. I manage to take the gun, but he’s gone on the top of the truck with what is, according to him, a high tech assault rifle, of the latest generation. I run into the first bit of cover I find, but there’s barely enough space to protect me from his line of sight. I have yet to load the LMG, and I know that’d take ages. Meanwhile, bullets are sent my way, and while the cover does protect me, at least partially, I feel the bullets hit the cover, and I feel their power. It felt very, very real. <text:s text:c="1"/></text:p>
      <text:p text:style-name="Normal">Actually, I’ll resume later, I will take my shower now.</text:p>
      <text:p text:style-name="Normal"/>
      <text:p text:style-name="Normal">14:47</text:p>
      <text:p text:style-name="Normal">I just learned that Berserk may have come to a grinding halt. Kentaro Miura passed away. These are sad news. I wonder what the world he envisioned looked like, there was so much he had to tell us yet, and now, it’s all gone. Well, maybe not yet, there is still some hope. It is a shame when an entire world comes to an end before its time though, but this happens all the time, doesn’t it? Yeah, and most of these times we don’t even know it happened. In any case, it seems the man died because he worked too hard on his mangas. I... kind of wish for the same fate... No, it’s still to early for us to be thinking about that. Worry about not letting your story end for now, and create your world already, I’m getting impatient. </text:p>
      <text:p text:style-name="Normal">As a comment on the Reddit post said, if there’s one thing that mange taught, it’s to never expect a happy ending. Well, our story isn’t ending anytime soon, it has yet to begin, and it won’t be stopped. Do you remember what I said? My soul is my own, and no one else’s. Maybe, starting today, there will always be a little touch of defiance. Let’s get to the actual dreams now. Suddenly, they have lost some of their sparkle. Things getting overshadowed by other things, that’s been happening a lot recently. That’s simply how the world works, I guess. Let’s write, you have stuff to get done today.</text:p>
      <text:p text:style-name="Normal">First episode, I was at someone else’s house, someone from uni. As said above, there were <text:s text:c="1"/>Rosso and Ginevra Cepparulo (I think that’s how it’s spelled), and since I don’t actually know what she looks like, it was just a generic presence. Same for the third guy, it was a generic presence that I lumped in with the others as a uni student. And indeed. Oh, I wanted to talk about something earlier but then forgot.</text:p>
      <text:p text:style-name="Normal">It has to do with writing. You really have no shame stopping mid-story like that... Well, I wanted to talk about my writing style. Shouldn’t that be done in the White Notebook. Oh yeah, plus it’s been a while since I’ve written anything on it. Well, we’ll do it there then if you still feel like it later, although I doubt you will. Let’s resume the story. </text:p>
      <text:p text:style-name="Normal">And the thing was, they talked to her with a large load of insults, the way you’d do with a close friend, except more brutal. So, when she went in a room and closed the door behind her, I asked Rosso what was up with all these insults, and he said that it was normal stuff. And to prove it, he went to the door and told her about that. And she answered. It seems it wasn’t as normal as he thought it was. To put it mildly, she was pissed...</text:p>
      <text:p text:style-name="Normal">And so, I managed to single handedly make everything awkward between everyone from that moment on, and god it was uncomfortable. And that’s where this episode ends.</text:p>
      <text:p text:style-name="Normal">Some time later I woke up, then fell back asleep (kinda) and so came part 2</text:p>
      <text:p text:style-name="Normal">II was in the car with Ando, and we were about to enter the highway. That’s when he sees a car on a starting line, seemingly waiting for an opponent to race. Well, he wouldn’t have to wait any longer. Ando went alongside him, and the race immediately began. The track was the highway, but because of the race, there were no other cars except for the racers. Then, I noticed that neither of us had put our seatbelts on, so I urged him until he put it on, and I did the same. Our first opponent was driving a dedicated race car, and we were in a 4x4, so he had a huge lead on us, but that didn’t discourage Ando, and he stepped on the gas. That’s when the police started getting involved. Apparently, we were all going too fast for a race, and it was beyond what they’d planned for, so now it had become a chase. Lots of Need For Speed vibes here.</text:p>
      <text:p text:style-name="Normal">This dream was either interrupted too, or simply came to an end, but in any case, then came the next.</text:p>
      <text:p text:style-name="Normal">We were to head home now, Ando would drive us again. It would have been far past the 22:00 curfew, but now it had been lifted. Thank god ‘cause it was 01:42am. Then, we saw a supermarket, a sort of Ikea, that was closed. We decided to go in anyway. We were in a small corridor, I was in the lead with a small guy, about half my height, when someone appeared some distance in another corridor to our right. It was a goliath of a man, and right now I’d estimate him to be at least twice my height for sure, and most importantly, he was massive, maybe eight times my weight, and all of muscles. I don’t remember if it was then, but in hindsight it was extremely clear that this was an attack. The small guy with me had started running down the corridor. We knew that the corridors were connected, but still at first it seemed as though he were just running away, and I followed suit because that’s what I’m supposed to do. And the goliath followed. Soon, it became clear that I wasn’t outrunning him. But you see, he had made a huge mistake. He was human. In my dreams, when I see a human that antagonizes and wants to fight me, I always make three assumptions:</text:p>
      <text:p text:style-name="Normal">1) I’m the better fighter</text:p>
      <text:p text:style-name="Normal">2) My power is explosive </text:p>
      <text:p text:style-name="Normal">3) I will win</text:p>
      <text:p text:style-name="Normal">And these three assumptions are hard to break. They certainly have yet to be proved wrong. Notice that this only happens with humans, no matter how big, how many, or whatever. If it’s a human, I don’t fear it. I thought that was something that I made clear to them since January, when I charged in against ten thousand potential attackers. Alone. The only exceptions are humanoids, the ones who may appear like humans, but whose presence clearly says otherwise. Wnang was one of them. I have many weaknesses, many entities and animals that I respect, ones that against whom I simply don’t assume assured victory. I respect humans, but I don’t fear them. And so, he came towards me as I was running. They rely on fear to be strong, and if I have none, there’s no touching me. And I had none. <text:s text:c="1"/>I simply turned around and delivered a total, complete, one-sided beatdown. So onesided that the others in the group started joining in, and as he was making a run for it, I used the connection between the corridors to cut him off and continue my assault. I know the others joined in, but frankly that fact did nothing but tick me off. Why? Because it felt like Kill-Stealing in video games. Then, before I knew it, he was gone, so we continued on in our looking around. The fight led us to an aisle where. I will add more thoughts on the fight later, thoughts that I’ve begun having just now. The fight led us to an aisle where they were selling rulers, the extra long, 80cm+ kind. There were many 100cm rulers, and some of them had a lot of detail. <text:s text:c="1"/>One in particular had a smart design, the last thing I expected from my dreams. I’m not sure whether it was a 120cm or 100 cm ruler, I think it was the latter, but the last 20cm were made so that it could be rotated like an independent ruler, and started from 1 to 20cm, while to the left end there was the rest of the ruler ending at 80cm. It was purple. Another ruler there was deep orange, close to red, but it had attracted my attention because of something else. At its extremities there were pieces of metal, I’m not sure why, but in any case it looked cool, so I looked at the price tag, and one of thee costed a staggering 88€. Jesus. But before I could be entirely surprised by the price tag, we heard something. No, maybe we didn’t but we were aware that now a guard had known we were in here, and he was coming to get us. So, we scurried like rats and ran for it. I was one of the last to leave the building, and there was someone else with me. He wanted to take the elevator down, but I knew that it was a bad move, that right now guards would be using them, so I pulled him away and towards the stairs. But it was too late, the elevator doors opened and the guards got out, and they immediately spotted us. The others were across the room, on another set of stairs and were equally spotted. It was time for a game of chase again.</text:p>
      <text:p text:style-name="Normal">I was pretty fast, the guy with me was even faster, but the guards were speed demons. In hindsight once again, I know that this was only natural, it was an attack after all. At some point, I saw rocks in front of me, and I tried to use them to run, and they gave me a speed boost like I’d rarely seen. It was only temporary, but I had the same speed as the guards. Then, they caught up to us. But they had made a mistake. They were humans. This time though, it seems there were either more or them, or they were stronger, because we were in a deadlock, they were in front of me but none of us could move forward, and they couldn’t reach me. There were three of them on me, and while I could happily smash the third guy’s face with a rock I’d picked with my right hand and occasionally beat up the guy in the middle, the guy at the left turnoed out to be the most troublesome. When I swung around him. No, when I swung at them in general, my attacks were slow and sluggish, but they still did damage. Against this guy though, it was almost as if time had been slowed down to a near halt, and I don’t think I ever landed a hit on him. On the other hand though, they never hit me either, it seems I used my left arm to block them or something, but they couldn’t move except for the guy to the left who barely moved, and the others could only take the hits.</text:p>
      <text:p text:style-name="Normal">Then, I woke up again, and had another dream.</text:p>
      <text:p text:style-name="Normal">This time, I was in a World of Warships game, and I was in a US BB. I don’t remember well what had happened, but I had taken a cap then we were moving on to cleaning up the rest of the enemy team. In particular, there was this DD behind an island who seemed to have been busy engaging something else, or simply didn’t see me. Either way, it was now Flamu playing and me spectating him. His tactic was to go behind the island and then close the distance on the DD unspotted, then pop radar and eliminate it, and that’s exactly what he did. The game was now as good as won, but I noticed that in the meantime they had started fliping the middle cap, so I went to reflip it, and they had neutraled the eastern cap I’d captured at the beginning, so I went to take it back. I sat in a corner, but then saw artillery shells coming in. At first, I moved wherever the shell had last hit since lightning never strikes the same place twice, but then I saw shells still falling in the general are where I was, that is, the upper left corner of the cap. It wasn’t really a problem, I just moved my stuff around, since the spalshes were virtually harmless. HE kept raining shells in that area, so I figured he was hoping that I would rely on the tactic to just stay in place instead of relocating. he was right, partially, until I just went and chilled on the right side of the cap while I watched the shells fall. Then, I picked up ammo for .50cal LMGs, and decided that, in Quickybaby’s words, “it was time to hunt some pigs”. After the cap was ours, I took the ammo and ran across a street, in the directions the shells were coming from, and where I knew there’d be an LMG. However, there was a truck there too, a red one, and in it were a driver and an officer, one I’d already seen somewhere, one whose face I recognized. I picked up the LMG and immediately ran for cover, past the truck. I knew they’d want me dead now. He had with him a high tech rifle, of the latest generation or something, and he’d get me with it. As I ran, the first piece of cover I could find was a gap in the wall of the side walk, and that’s where I dove. It was barely big enough for me, so I just closed up as much as I could, and soon, the bullets started coming. I felt them, I felt them hit the side of the wall, and while I don’t think they ever hit me, I still felt them. For real. Thinking on it now, it seems that was something they set up just for me, and I fell right for it. Not so smart, are we?</text:p>
      <text:p text:style-name="Normal">Now, as promised earlier, here’s what came to my mind about the fights. You enjoyed them, didn’t you? You had fun, right? It was fun beating up those weaker than you, wasn’t it? Then, when something much stronger and much more powerful than you comes, you’re content to accept help from others, aren’t you? We had turned towards Hearts after that time we nearly died from one of their attacks, we’d decided that we wouldn’t be fighting anymore, and maybe it was because you were scared that one of these days those fights would be the end of you. Yes, that certainly played a big role. But right now, I don’t care for what reason you had turned towards Hearts then, what I care about is what you’ve done to them. You broke a promise, once again. Really, you are nothing more than a bully, aren’t you? </text:p>
      <text:p text:style-name="Normal">But that’s not what I wanted to say, or at least that’s not what I want you to take away. What I want you to take away from this is: extend a hand, not a fist. </text:p>
      <text:p text:style-name="Normal">Well, now you know, so see ya.</text:p>
      <text:p text:style-name="Normal"/>
      <text:p text:style-name="Normal">-On my way on trains towards Negi Haruba. Interruptions by people from uni.</text:p>
      <text:p text:style-name="Normal">-Small family trip with mom and dad, near a coast. Nice views.</text:p>
      <text:p text:style-name="Normal">-One of them with the other MO nearly got me. Was a girl prodigy from Mada, 17, who had just won the Voice. If I got out, it was either pure luck or help, but I myself had given in.</text:p>
      <text:p text:style-name="Normal">-Playing War Thunder, using my Shermans. All of them got knocked out, some after destroying enemy tanks, others were used as bait to lure enemy tans forward. We lost anyway. It was a blitz, one of Antsa’s favourite modes but he nver won. New game, and I really wanted to be on the team that had Napoleon. I was obliged. </text:p>
      <text:p text:style-name="Normal">-Watching prof Cenciarelli’s lesson, he introduces us to a Java concept that involves something called Bismarck. I was expecting the Sabaton song, and it nearly arrived but didn’t. Was still epic anyway </text:p>
      <text:p text:style-name="Normal"/>
      <text:p text:style-name="Normal">Fri 21st May, 15:02</text:p>
      <text:p text:style-name="Normal">It appears that for all of yesterday, I believed we were the 19th. Well, that’s not true, by the evening, and possibly earlier when I learned of Miura’s passing, I saw that we were the 20th, but forgot to correct it or even mention it. Ah, well, what’s done is done. Now, let’s move towards the subject of dreams. A few things are becoming apparent, especially in light of tonight’s dream. Not that they were special (except for one), in fact it’s because of that that I’m suspecting something’s up. As you could read, before that big dream on the 19th that resulted in me choosing to stay neutral, my dreams put a lot of focus on my past, especially in my past school life. Even more especially in a few recurring characters. Not the bois, it’s normal that they’re in my dreams, but, well... her. It’s only been two days so it’s too early to make conclusions, but it’s hard to not notice that ever since that night, my dreams seemed to have just moved on from the past. Somewhat unrelated, but I also completely forgot to recall my dreams this morning, and further more I recall so much less when I finally do. It’s like the change in dream patterns made it that much harder for me to remember anything. Oh, and they also just plain felt different. I don’t know how to explain it, but even tonight’s dream, despite the blatant appearance of one of them, (in fact the same goes for yesternight), it just felt... chill. So much more relaxed than the dreams before. Yeah, the things we see are a lot less extreme now, we don’t have to see corpses every other episode, we don’t have to kill or see wounded and sick; we went back to normal, I want to say. But I wouldn’t count on that lasting. We can’t let our guard down, this could very well be us being in the eye of the storm. Yeah, maybe something’s coming. Alright, that’s more or less all I wanted to talk about. Let’s get back to normal schedule now. Oh, one more thing, we should calm down on how much we’re writing. It’s been consistently eating up more than one and a half hour a day, and that’s a lot of time. So chill out on your writing. Well, let’s get to it now. </text:p>
      <text:p text:style-name="Normal">No, not quite yet. Because I wanted to look at it a bit, I went back to our dream from two days ago. First of all, that was some good writing. It obviously wasn’t perfect, but it was good, I liked it. Although there were some parts that you could definitely improve. But, most importantly, there was one thing that I omitted. I omitted it because I didn’t really think about it, since it’s something I’ve done so much that it’s just become part of my nature. And part of me... likes to make things more beautiful than they might be. If I like something, I have a tendency to completely ignore whatever flaw that something may have. As in, I completely and utterly ignore and deny the flaws’ existence, so much so that I do my best to trick my brain that I don’t see them. All this to say that while the sky was beautiful, it may not have been as beautiful as I made it out to be. And, further more, this is the real important part that I omitted: it felt off, but I tried my best to ignore that feeling. Actually, a big caveat: this could also all be me in hindsight just beginning to pile up whatever evidence I have against that dream, and starting to imagine things in the process. Alright, that’s really all I wanted to talk about. Let’s get to the dreams.</text:p>
      <text:p text:style-name="Normal">This first episode starts off in a train. There were no clues to give it away, but he knew where he was: Japan, for that’s where his dream wanted him to be. There was somewhere he wanted to be, and to be there he needed to take the public transportations. Soon, they reached a crossroad, and on the billboards above it were two names: Negi on the leftmost one, and Haruba on the right. He had to change trains now, since he was heading for Negi Haruba. And so, he got off, and soon, he was in the car with Ando, ready to go. But they didn’t quite leave yet, because someone in the back of the car wanted to talk to him. It was Victor, and he wanted his opinion on this project he was working on. They tried to discuss it, but ultimately, it seems that didn’t go well, as Victor left unsatisfied. And as unsatisfactory as this also is, this is where this fragment ends. I tried to do things differently here. At first I wanted to change I to we or you, but then I wondered about ‘he’, and it got me interested, and I wanted to give it a try. Plus, when we finally get to writing, we will be using ‘he’ anyway, right? That’s the plan for now at least. Onto the next episode then:</text:p>
      <text:p text:style-name="Normal">It was a small family trip, with just mom and dad, around a small coastal town. In fact, it wasn’t meant as a family trip at first, it just happened that you were all there, and dad was driving. The sea was visible from almost anywhere, and when dad drove on the coastal road, you could all see the horizon. In front of you, towards the west, there was the sea, but behind it, there was a long mountain range spanning the visible horizon, all the way until the island that blocked the view to the rest of it. And what you were searching for, you found it to the right of the island: the ocean, as far as the eye could see. That was the sight that you wished for, and you were satisfied that you got it. Then, the car drove up a hillside, and it was time to say goodbye to the little coastal town.</text:p>
      <text:p text:style-name="Normal">Or was it? In retrospect, I’d really like it if it were, since what follows is NOT one of my proudest moments, although I suppose it wasn’t exactly all my fault either. Actually, a few days ago, it occurred to me that those of ‘them’ who use the ‘secondary’ MO strangely fit the description of succubi. But I left it at that. Until right now, that is. I was a bit intrigued and made a quick search and clicked on their Wiki page, and lo and behold: the descriptions match to perfection. This world is so much more fun than I thought it was. And I was surprised to see that they were represented in most major cultures, virtually independently of each other. Also, I’m quite surprised to see that all of them depict succubi in a negative light, the same way I did. Goodness, there’s so much going on <text:s text:c="1"/>in the world, and the world is pretending it’s not happening and they’re just hallucinations or relics of past religions... I guess that’s the only major flaw of this age. (also, pollution might be one more of those. Depends on how well it’s being handled, which is information I don’t have, but probably could get. I just know it’s not being handled as well as it could be, the question is, how bad is it?) But we’re straying from the main subject, aren’t we? Ah yes, succubi, now I have a name to put on them. Except not. I know nothing of them, and succubi has a demonic connotation to it, so until I know more, it will just be a subcategory of ‘them’. Notice how in all past religions, succubi are also a subcategory of demons. Wow, humans really do think alike huh.</text:p>
      <text:p text:style-name="Normal">Alright, let’s get to the dream now. Also, I will be a lot less writing focused since that’s not the point here. I don’t remember where or how how it started off, but I know it was my parents talking about this Malagasy girl who just became a hit. I think she won the Voice, or something along these lines, but it was definitely inspired by something similar that happened IRL a few days ago. Time out.</text:p>
      <text:p text:style-name="Normal">I really hoped that we could use nothing and handle this in void style, but it seems that that’s gonna be a tall order. We’ll try it anyway, but even just remembering is bad, what a pain. That’s what makes ‘them’ a pain huh, they don’t seem to need to be there, just plant a seed and then leave. So it’s up to us to suffocate whatever they planted, that’s... fair? In a way, it is, but I also know that it’s one of the toughest fights, since it’s a battle of endurance. In any case, we will have to face it with nothing. Especially given what happened in the dream, i.e. you had exactly nothing, just yourself, and your current self was not up to the task. To be perfectly honest, this one felt far more powerful than anything we’d faced before, at least among that MO users’ rank. Alright, let’s resume.</text:p>
      <text:p text:style-name="Normal">Among our community, she was now a sort of star, and it seems she was beloved by all. While either mom or dad was talking about her, it transitioned to a small documentary about here. See, this is the type of part that I’d never write if I were in writer mode, I’d try to make the transition seem as natural as possible, and it’s rather liberating when we don’t have to spend energy trying to find a way to do that. Shit, it’s happening again. Even only remembering is bad, huh, you weren’t lying when you said it the first time. Thing is, when we’ll reread this again, if you don’t remember, then you won’t have any idea how I’m feeling right now unless I tell you, so I’ll tell you. I’m also doing this in the hopes that the embarrassment helps shut down the feeling. That was a funny sentence to write, that helped, thanks :). Well, hmm, how do I put this... In a cultured was of speaking, there was some thirst... This is so much funnier than I thought. That’s because you didn’t expect it to be funny. Actually, that’s counterproductive. It’s not void anymore is it... Fucking idiot... Well, what’s done is done, let’s go. </text:p>
      <text:p text:style-name="Normal">The documentary told of where she was from, how she grew up. It was a pretty generic introduction, leading to how, at 17, she was now the winner of the Voice, or the dream’s equivalent. Except, it didn’t quite go that way. In the midst of the documentary, while it was still talking about her, it cut to images... a certain video. The private type of video that one would only send to their SO. And that’s where the feeling was strongest. I don’t feel like making light of it now, because I want to face it head on, at least its remnants... And it wasn’t even a match. But I guess that’s the least that you could expect. But in my dreams, it didn’t go that way. The feeling was strong, very strong. Too strong. I couldn’t resist, I started making up excuses to myself, about how this one time it won’t be a problem, that it can be forgiven. But for whatever reason, maybe because lady Luck happened to pass by, maybe because the old man helped, or maybe because my dream didn’t want to allow it, I couldn’t find my phone nor my headphones, so I was stuck searching for them, and ended up not doing anything. This wasn’t a victory, at the very best, this was a draw, a stalemate brought about by something else. Well, for me that is. It probably was a victory for whatever brought this about, if it was the faction. I, myself, verbally anounced that I gave in... What a shameful display. You don’t believe these words, so why say them? Leave me alone. </text:p>
      <text:p text:style-name="Normal">Also, one hour rand a half have passed, so let’s finish this quickly.</text:p>
      <text:p text:style-name="Normal">There isn’t much more to this episode than what was written above. I was in the living room, playing War Thunder on the PS4. It had been a while, and I brought out something that was similar to a 3.0br American line-up, so full of Shermans and its variants. Although we were up against fairly well armoured German vehicles, so the 76-having variants were preferred to the 75 ones. My first tanks were knocked out after a few exchanges, and my third, I brought out into the open in order to (in retrospect) bait the enemy forward, in LOS of my allies, although I died doing it. My last tank was a 75-equipped Sherman, however it did have slighlty better armour than the average, not that it’d be of much help against the German guns. Not that none of that mattered anyway, since we lost the battle before I could deploy it. We were on the result screen now, and Antsa told me that that was blitz, (name taken from chess), one of his favourite modes although he never won, and from what I saw on the screen he’d lost 7 battles, with only 10 in total (whatever that means). I wanted to play again, but when it was time to make the teams, I really wanted to be on Napoleon’s side. At first, I wasn’t, but then when I read more carefully, I was on his side, alongside his marshals... Ah, the times we spent admiring the Grande Armée...</text:p>
      <text:p text:style-name="Normal">Seriously, how have we lost the ability <text:s text:c="1"/>to write in godspeed? was it because I started focusing on my writing? I guess, yeah. Well, let’s try some godspeed again, although there’s basically nothing left to write.</text:p>
      <text:p text:style-name="Normal">This last episode starts off at home, while I’m taking an online lecture. It was Programming Unit 2, with prof. Cenciarelli. He was explaining us something of Java, and one link I saw had “Bismarck” in its name, so I was expecting Sabaton’s song to start playing at some point. And he clicked on the link, and a heavy metal music started playing, only it was an <text:s text:c="1"/>instrumental, and it was playing in the background. The main action was what was going on on the water: we were in a boat, speeding as much as we could in order to... do something... But god we were fast, we were on a speedboat and there were obstacles on the way. And unfortunately that’s all I remember. Also, I’m ending this fragment quite abruptly because it seems something’s up. I don’t think it’s just me, but I think ‘its’ attacks have begun. It isn’t really an attack, since they don’t need to attack with this special MO, but, it’s on. I’m not sure what’s gonna happen, but I know that I haven’t checked Iron Will in a while, I’ve probably got some sick numbers like 50days on there, and like hell I’d like to go and reset that number. Last time something like this happened, you weren’t quite what you are now. And there’s still so much room for growth. So show me how far you’ve come, show me the results of your hard work. This is personal now, and I don’t intend to lose.</text:p>
      <text:p text:style-name="Normal"/>
      <text:p text:style-name="Normal"/>
      <text:p text:style-name="Normal">I’ve forgotten everything of the first part... even what I remembered this morning. This is bad. All my memories come from the second part onward, I think. I don’t even know anymore, some fragments may belong to the first. Jesus, I think our dreams really did move on, and that made it much more difficult... no it’s all me. I completely forgot to recall, it didn’t even cross my mind. I only did so after a while, and I remembered nothing. In any case, here’s the list:</text:p>
      <text:p text:style-name="Normal">I don’t know how it happened, but while writing the second sentence of the MGS episode, which was the only one I thought I remembered, two images from the first part came to mind, and so, I remember things of the first part, yayy.</text:p>
      <text:p text:style-name="Normal">-Playing a FPS, we’re losing badly, I think I’m the last one left on my team. 1v1 with another guy, but he keeps me on the defensive, and I just abuse my shield special. It ended before a conclusion <text:s text:c="1"/>was reached..</text:p>
      <text:p text:style-name="Normal">WoWs, playing as a BB. Spectating Flamu at times, as he fires at one of the new ships (reference to Dutch cruisers) but these things are just broken. Shells sometimes hit, at others they just land in another ocean. Then spots two DDs and tries to devastate one but he’s already dead, and rams the other but he’s already dead too.</text:p>
      <text:p text:style-name="Normal">-On a MGS mission I was very familiar with, as I’d done it in a previous dream. This time around, I’m doing things in a non-lethal full stealth way, so the way I actually do things in Metal Gear. First we’re at a harbour to infiltrate some place, but, unlike last time, things happen too quickly here. The mech that wasn’t supposed to show up until later shows up basically immediately and attacks everyone. This time though, I can tell it was a setup for an attack, although it didn’t succeed. Found myself in a field, first running from the tentacles of the mech that would immobilize and suck the life force out of people. That’s the attempted attack part, but I had no problem outrunning it for some reason. Actually, I should have, at times I was slower and more sluggish, but it never caught up to me, and I managed to run from it.</text:p>
      <text:p text:style-name="Normal">-That’s when I reach an open field, filled with men from one faction (it was two factions against each other, and I was in the midst of it all trying to complete my mission). In my previous dreams, the stealth approach failed and it turned into a battle. Not here, this time I didn’t fire a single bullet and nearly made it through all the enemy forces, using new experience and patience (made use of the cardboard a lot) that I’d earned since then. But in the end, I was still caught. At first, by a soldier, but then, it turned out he was the leader of the faction. But because of my stealth and most importantly non-lethal approach, we simply discussed and I told him of the mech behind, and we made a pact that he’d deal with the mech behind and I’d complete my mission, subsequently dealing with the other faction. He trusted me for that because we were at one point brothers-in-arms, and he knew what I was like. That’s when someone came with me. In the dream, he was part of my team, but now I can tell. He’s the presence that later became Antsa, and it seems he’s actually protective of me. Very much so. I don’t know how to explain it, but I believe now that he’s always been at my side in my dreams? At least, he’s been at my side a lot, and it’s definitely when he isn’t there that attacks occur... God, this is completely new information... and it was right under my nose all this time. I’ll have to think about it. The episode continued, but when I recalled this part, I also recalled another part, so I’ll put it here then resume the episode.</text:p>
      <text:p text:style-name="Normal">-I had somehow gotten Giulia to play a mobile game, a gatcha one, and she was hooked. So much so that at one point, she game me one of her cards, it was a real monster, a best of satan on another level, and then she explained why. First because it was apparently originally mine and I gave it to her at the beginning, so she’s just returning it. Probably a million fold. Secondly, she searched a bit and showed me an entry in her dream journal from some time ago. It was short, but it said something along the lines of “that day, you’ll receive two cards, and they will give you bad luck”, and these two cards were the two cards that I owned, although I gave her only one apparently. So since it freaked her out a bit, after all this time she gave it back.</text:p>
      <text:p text:style-name="Normal">-Back on the MGS mission. This was a dream I had already had in the past. We were now at the foot of a slope (very much like the one that leads to CCB), after having talked to the man, and I was heading up and he (I’ll refer to him with he from now on) joined me. But before we could reach the end of the slope, a truck of the opposing faction showed up, and we jumped inside a property to hide. At this point I half expected a battle to break out, but thankfully there was none, and it was a normal patrol. Only, the area they patrolled was this one, which is a pain. There are more details, like how I spotted one of these movements trackers or then just decided to go out in front of them as a student with Antsa, but I leave that to you.</text:p>
      <text:p text:style-name="Normal">-Also, I’m remembering other fragments of the first part, but it’s just a single image, of me being at home, it’s late afternoon and I’m in the kitchen, lights are on and the shade of it all was orange-ish.</text:p>
      <text:p text:style-name="Normal">-Finally, a successful attack to finish it all: I was in a plane, definitely one from the campaign of MW3, in fact it was the last one, the top secret one that needs to be completed in a set amount of time. BUt instead of breaching in, I knew I had something else to do. Something not so lethal, something much more peaceful... Or was it? Beside, I saw her. I could’ve talked to her right away, but.. that wasn’t the sequence. In a previous dream, or something along these lines, I had to be somewhere and go through something to be able to talk to her, so headed all the way back. I was now in front of the bathroom. And that’s when the attack happened. This time too I was holding my blanket over my head with my arms, and that’s when ‘he’ struck. It didn’t feel like a proper attack, I was actually strangely chill with it all, I just noticed that I put my soul’s left hand in front of my mouth, so now I have a pretty nice idea of who’s arm I broke in that incident with Black. This attack felt... not like the others, in the sense that I was able to deal with it in quick order, which probably means ‘he’ had to rush it in order to get a strike in. That, or I’ve grown. Or both.</text:p>
      <text:p text:style-name="Normal"/>
      <text:p text:style-name="Normal">Sat 22nd May, 15:31</text:p>
      <text:p text:style-name="Normal">Today is Touhou day yayy!!! It’s the fifth anniversary, ah, these were good old days, so much time passed already. Anyway, I’m here to make a pretty big announcement. Actually, maybe more than one: </text:p>
      <text:p text:style-name="Normal">First, the least important one: I will slow down on writing my dreams. There is a reason behind this. Even when I try not to, I end up using over one hour and a half writing them, and thing is, at this point it’s feeling like a real, total chore. And when that happens, it’s only a matter of time before I completely abandon it. In fact, it may already be too late, the damage may already have been done, but I’ll do my best to write down episode lists at least. Oh, about that, that’s the new version I’ll make: much less of a pain, much quicker, and doesn’t give up that much on description and precision, it’s the natural choice. So, instead of fully fledged written down descriptions, there’ll be fairly extensive titles + description. Of course, when a big dream comes about, we will write it down properly, but otherwise, not.</text:p>
      <text:p text:style-name="Normal">The second announcement is regarding the finding I have made this morning, about a possible guardian keeping an eye on us: starting from now on, I don’t care. After some talk with myself, I have decided that I’d see the world to be a certain way, and the part in Andy Weir’s Egg about us being here for growth is very much true. To be more precise, we aren’t here so we remember past memories, we’re here to create new ones. I’ll do what I want, and I’ll disregard both factions unless some major stuff happens, but until then, I’ll just grow up as much as I can. That will be all for today, I have a different battle to fight now, on a different front.</text:p>
      <text:p text:style-name="Normal"/>
      <text:p text:style-name="Normal">Sun 23rd May, 11:57</text:p>
      <text:p text:style-name="Normal">Hey there, been a while since we used Ghibli Light. Alright, so it seems that the peace time we’ve enjoyed since that dream have come to an end, and it also seems that I wasn’t quite as lucky tonight as I was yesterday. Well, you’ll understand soon enough as you read on. I’ll try to make the episodes concise yet still very readable, in other words, writer mode with as few words as possible. Is that even doable for you? Won’t we just end up writing a wall of text? Well, let’s try our best not to, plus, I know a very good way to find out the answer. </text:p>
      <text:p text:style-name="Normal">For some reason, tonight I started remembering close to the usual amount I remember. I don’t like the idea, but it’s probably because our dream was similar to what they were before that night. No, that’s a lie, I quite like the idea, it’s just that I would have preferred seeing what came out of the new dreams instead, but in either case, my world becomes more interesting. So... let’s get started</text:p>
      <text:p text:style-name="Normal">-As usual, we start off in the middle of part 1, and this time we’re in a sort of jungle. I had heard that humans could make hybrids with certain species, and in that jungle I saw them. I would say I ran into them, but the truth is, I was falling horizontally into them. One looked like a pale, sick blue bird with only the head being human. It was an image of pure misery, something that didn’t ask to come into existence. As I fell, more hybrids were shown to me, and eventually I saw two pigeons that for some reason really felt off, and of all the hybrids, they made me the most nervous. At a glance, they were very normal, back to back, but something was just off. They were sitting on a ledge, and I used that ledge to break my fall and jump back up. </text:p>
      <text:p text:style-name="Normal">-Then I was in a valley of hills, and while I don’t quite remember what led to this, a sniper started shooting me. I was spectating my player in third person view, though I still had the controls. There was a fully visible red laser indicating where the sniper aimed, but it was always slightly over me, but I soon understood why. Here, bullets drop very rapidly, and indeed I felt one of these shots as I felt some blood on my chest. So I hid behind a rock, and we started exchanging fire. Soon though, I saw shots coming from behind me: I had been flanked, so after letting a few bullets pass by or hit me, I started running towards the sniper, and like in Apex, I finally brought him down, but I only had 6 health remaining, so I told Antsa, who was playing, to make a run for it since the guy behind will go on a hunt, but instead after getting behind a hillside, he turned and waited, and sure enough the other guy came, and lo and behold, his head was smack dab where our cursor was. All we needed to do was click, and click we did, and the game was ours. Loic bragged to Antsa about it, saying that even though I told him to do something else, he did his thing and won the game. Oh well.</text:p>
      <text:p text:style-name="Normal">-And this leads us to the most interesting episode of part 1. Not interesting because of what happens, although... nevermind, but interesting because of what it entails. Me and two others had entered a sort of church, or an RPG’s equivalent, and I was now drawing my characters movements from panel to panel, like in a manga, but then it cut off to a twitch live commentary by a girl named Anna Cramling with two other guys. And that’d where things went bad. MO 2, similar to yesterday’s in terms of power and intensity, and this time I wasn’t lucky like I was yesterday. Here ends part one. A complete, total, undeniable defeat. This is a new type of battle, one that I’m not used to fighting unlike their MO 1. In fact this is only the second time I’m recognizing this as MO 2 and am aware that I shouldn’t give in. As of yet, I still have no idea how to counter it. I thought of using Orion, but for one thing I have basically proved myself inept at summoning him against their MO 1s despite that being the field where I’m most proficient, and secondly I don’t even know if it’s an effective counter. But I don’t want to rely on FS for this one, I want to be able to handle it on my own.</text:p>
      <text:p text:style-name="Normal">I had lots of trouble falling asleep afterwards, also because I was on the verge of an allergy attack, but I managed to sleep anyway after some time. And this is the part that makes tonight’s dreams interesting. I’m not sure about the chronology of things, so I’ll leave the ‘best’ for last.</text:p>
      <text:p text:style-name="Normal">-I was at St Do. Wait. What. I thought we... Damn it... I... sigh. We’re back here again huh, that’s kinda depressing. Now I’m actually starting to miss the new road we were taking; we were so rudely interrupted tonight and yesternight. I was at the CDI, and there was a whole bunch of people, including the staff. The ladies who used to work there were there, alongside the new staff, and I was wondering around aimlessly. At one point I picked up a book, and started walking around with it, then one of the staff asked me if I needed something, and to current me’s surprise, I asked if they had a book of Roald Dahl, you know, the author who wrote books for children that I absolutely devoured, and I have yet to rediscover on Kindle, although a sample is in my library. The staff went to search for it, and I walked around some more, eventually sitting at a table where people from my class were. I think there were four of us in total, of which there may have been Pit and Giulia, but I’m not sure about that. Then we got to talking, and meanwhile I was in a 2D game, trying to complete a level, and I have the feeling it’s a game I was in before. Then I was back to the CDI, apparently quite some time has passed, and in all that I forgot to ask the staff if she’d found a book.</text:p>
      <text:p text:style-name="Normal">-And now here starts the interesting part. I was home, and I don’t know what led to this, but I went on the balcony to have a look at the sky. Usual stuff. Except, not usual stuff. It was during the day, and yet, in the sky, I could see a strange phenomenon. In my dream, what I saw, I immediately recognized as all planets being aligned somewhere near the top left of the sky, and a whole bunch of stars being together just to the right of them. It was an ominous sign, and since I wasn’t sure that I was just seeing things, I called Ando and Antsa to ask them if we saw the same thing, and we did. It really did give off an ominous feeling. Something was coming. But for some reason, I didn’t really care much. Sure it was interesting, but I wasn’t very concerned with it all. Alright, sure, gravity started loosening, things started floating because of it, sometimes those things were massive objects whose fall would be disastrous, but, I mean, it’s not really my problem is it? Okay, that wasn’t quite my reaction and I just wrote this because I think it’s funny, but it’s actually pretty close to how I felt. Then, I could see some of the aftermath from my window: an old ladies car was on top of someone else’s car, and she was having trouble getting down, and I hesitated to help her, but she just jumped down in the end.</text:p>
      <text:p text:style-name="Normal">-But this wasn’t quite the end, was it. Oh no, there’s more. I had been in my house, but when I got in my room, there was a flood. I was now on a coast, a mountainous one, but the seas, they wanted me. Huge waves came to take me and bring me out into the ocean, and it wasn’t just any ocean. It was pink, it was viscous, it was alive, it was intelligent, it was Solaris’ ocean. But it seems I was either not as alone as I thought I was, or I was strong enough to subconsciously create elements for myself in that dream, so even though I was being taken into the ocean, I found a rock that stuck out of the sea, and I just grabbed onto it and didn’t let go. More pink waves came to crash on me, and I felt them, but they weren’t strong enough to carry me away. In the end, I managed to walk away from it all, and I found myself back in ‘my’ room.</text:p>
      <text:p text:style-name="Normal">-’My’ room was quite odd: it was hard and uncomfortable to access, as one had to go through a very small kind of hatch on the ground floor, however, inside there were two king sized beds and one big TV, while the room itself was spacious and well decorated. I needed to change because of that ordeal with Solaris’ ocean, and I also wanted to go back up. I’m not sure how it happened, but there was some electrician visiting while I was going up, and I gave him some indications...? I just know that when I woke up, I was glad that my actual room was small and accessible and familiar, and I was happier with it.</text:p>
      <text:p text:style-name="Normal">-There is one more episode, but I don’t remember it well at all, however it does involve MO 2, again, and with similar intensity again, this time I’m seeing a girl being done by a black guy with a ridiculously long schlong, and at some point the girl gets a call because she is getting pregnant, and even though it was because of the guy, she lies that it will be someone else’s baby, saying something having to do with his majesty Napoleon, so she may have been (become, really) a concubine or something.</text:p>
      <text:p text:style-name="Normal">And that’s where I’ll end things for dreams. As for my thoughts, I’m actually in a bit of a rush, so I’ll go quickly. 1)I want to say that the beginning of the second part (the one with the planets aligned), it is related with that dream. Yeah, that’s easy to say, but what more can you tell me? Well, it felt like a kind of revenge, or at least that’s how I’m perceiving it. Also, in some aspects I don’t know how to explain, it felt very similar to that dream. Not surprising if they share the same origin. Now that I think about it, the two girls from back then may be the same two from tonight’s dream. That’s a possibility. Is that a sort of come back, or more likely, a continuation? I think so. Also, this is the first time that two MO2s happen in one night, and I’m not sure what to make of that. Well, I know that, just like for the MO1s, I want to become someone who can overcome this. Alright, that’ll really be all for today, see ya</text:p>
      <text:p text:style-name="Normal"/>
      <text:p text:style-name="Normal">Tue 25th May, 10:29</text:p>
      <text:p text:style-name="Normal">I know, there were no entries yesterday, and I have no excuses. I can tell you why there was none, it was a combination of factors but it boils down to me not wanting to take the trouble. In any case, let’s get to it now. Lately, there have been no instances at all, that’s very strange. Yesterday’s dreams were very chill, and so were tonight’s. I made some actual effort to remember as much as I can, so I even remember a few episodes of part 1. Alright, without further ado, here we go. (Also, the chronology might not be respected, but the general flow of things is that one)</text:p>
      <text:p text:style-name="Normal">-We’re playing soccer, and as you’d expect, I’m the goalkeeper. But frankly, the game is a mess. It started off normal, but at some point, some kids started messing around with another ball, so now there were two balls on the field, and I didn’t really know what to do. I tried to identify the original one, but it was very troublesome, I think I missed it, and someone scored with the original ball. Then, another ball came in. And another. And one more. And a couple more for good measure. It was a real mess, and I was confused, and at some point, I just gave up.</text:p>
      <text:p text:style-name="Normal">-In a train station with my family, and we were walking to get somewhere. Actually, I forgot most of that part, since I only remember what happens next. Someone said that in all your sentences, you ought to replace the word problem with opportunity. Then, in this episode, I had some severe drinking opportunities. Just kidding, I stole that from Instagram. But the drinking part is real. I had wondered about on my own, because I’d spotted something very interesting. It seems we were here for an aperitivo, and Aina went to order it, and that’s when I saw an open window. That window gave the view to a small room, inside was a maid who was setting up the table. And in the room, you could see a shelf, the kind with glass one’d use to show some cool stuff. And indeed, there was some cool stuff to be seen in it. Namely, a nice, half full bottle of rum. So I ran that way with only one thing in mind: rum. I wanted it, I was gonna get it. The problem was. Oops, I meant the opportunity was, that window was on an higher floor of an apartment, and I’d have to climb the wall to get there. That wasn’t an issue though, so up I climbed. <text:s text:c="1"/>I had to wait for the maid to leave, and she did, so I nearly got in, but as I nearly climbed in, she suspected something and I jumped back out and hung off the window. We repeated that several times, and in the meantime below me was Aina at an empty table asking me what I was doing, and finally the maid popped her head out the window and saw me. Sigh, so much for rum...</text:p>
      <text:p text:style-name="Normal">-Shit. There were quite a few episodes that I remembered in the morning but I barely recall now. That’s the problem with not creating titles... They’re very useful for that. I’ll try to put all the fragments here as a single episode, I guess. One image I remember is that of me being in the car with Ando. We were going somewhere, it was rather late in the afternoon, and he was accompanying me because I just finished doing something. I had been in a somewhat rural area before that, but I don’t remember what I did there. I also have faint ideas of Aina helping me by giving me some money, and that’s all... In another fragment I was in school, taking a class of Mme Brouté, but not taking notes because, well, yesterday I missed a lecture, so that’s why. It was a lecture about something we’d done recently here at uni strangely enough. Probably something related to circuits and electricity, yeah. In any case, at some point I walked around, and she was there too, and for once we just talked casually, and that’s a nice change. There may also have been instances of me ticking off people, although I’m not sure about that. At some point, I was in the chapel, and everyone was to stand up, but Pit told me not to, even though I had no reason to do that. So I stood up anyway. And so did he in fact. Does that count as defiance or compliance? I guess it depends on the point of view. In yet another fragment, it was late in the evening, and I was just outside the school, in front of Loic’s old home, walking towards somewhere when I realised that I didn’t actually need to go to that somewhere, so back to the school grounds I went. This is probably inspired by my sudden change and turn around in HW4rec. Yup, we’re still clashing with that guy, but I’ll get him soon, this time fore sure. Anyway, I was now back on the entrance of the main building, and there were people still there, like José and Hermann Aka, who was there because he popped up on our discord yesterday and I read the convos.</text:p>
      <text:p text:style-name="Normal">And I think that’ll be all for this episode. Actually, I vaguely remember something with the sport room, but that’s all I recall.</text:p>
      <text:p text:style-name="Normal">-In this last one, we’re in a video game. It actually was real life but transitioned into a game. I had just ran and escaped from something, and now I had to gather goods and food to survive. There were two characters, and I was in control of one while the CPU controlled the other. We had begun gathering and recovering, and at one point, I think I decided it was time to face off with the one who was chasing us. He was a game character too at this point, much different from what he was. I don’t know how I know that, I just do. Here, he was a sort of centaur with a long spear, the kind of umbrella-shaped spear they’d use in medieval knight tournaments. I was Spongebob here, and the CPU was Patrick, and he was much much bigger than us. However, I was confident in my skills. My fighting style relies solely on one thing: hit and not get hit, and I knew I could beat anyone with that and with patience. And initially, that’s exactly what I did, I was evading all his charges and countering him immediately afterwards. If he didn’t do anything, it would have been death by a thousand cuts. But it seems he was far more than I’d expected. I’d expected to win this handily, but he made adjustments. Now his charges lasted much longer, and even evading multiple times wasn’t enough, because he’d catch me eventually. And thus, he brought down my character, and I was now in control of Patrick. I knew I could revive Spongebob if I went to him, but right now, that was too dangerous, he was going for me again and if he got me it’d be game over. So I had to run into cover, and that I did. But even from cover, I was still thinking of hitting him from long range, which would have no doubt caused him to chase me further. I nearly did, but in the end decided to go up against him directly. The theme was changing, I was now playing make-believe, and I was in control of a character actually taller than him, although he was arguably still stronger. To be more precise, I was in control of that yellow motorbike with the rider ‘built-in’, and it looked kind of like a centaur itself. But he was different too, he was now one of those soldier figurines we have, one that looked like a general, in a light-brown uniform. And we clashed. At first, I used one of my legs to put him down to his knees and pin him in that position, but then I decided that since he was stronger, he would counter me with a huge left hook to the chin that would free him and shake me to my bones. And I remembered how much fun playing make-believe was. God it was so much fun in my dream, and it probably is just as much in reality. But unfortunately, I woke up then. That’s a bummer. </text:p>
      <text:p text:style-name="Normal">Oh well, if you want to have fun, you know what to do then. Oh shit. I just realized how much of a role playing make-believe had in my current abilities to create a story out of nowhere on the spot. Jeez.</text:p>
      <text:p text:style-name="Normal">Ah well, whatever. As you can see, it was a very very chill night. Very casual. I like that. More of these please. Well, on that, see ya</text:p>
      <text:p text:style-name="Normal"/>
      <text:p text:style-name="Normal">4/5 episodes today, with one actually being a direct continuation of another. Here goes in title style for one of the last times... Today’s the last programming lecture, so I’m going to write properly afterwards. It really is sad when lectures start coming to an end, and now I’m left with only one course this semester...</text:p>
      <text:p text:style-name="Normal">-Attack by a band of gypsies. However, for some reason, completely ineffective</text:p>
      <text:p text:style-name="Normal">-Why the fuck don’t I remember it.</text:p>
      <text:p text:style-name="Normal">-With mom and dad, family trip on a boat. Find part time work and work for all of five minutes</text:p>
      <text:p text:style-name="Normal">-Do your level best to learn to make rum. Desperately try to make rum. Is it me or has rum popped up quite a bit lately?</text:p>
      <text:p text:style-name="Normal">-Attack during a ceremony. Even if fully armed, the soldiers on the ground stood but a shadow of a chance.</text:p>
      <text:p text:style-name="Normal"/>
      <text:p text:style-name="Normal"/>
      <text:p text:style-name="Normal"/>
      <text:p text:style-name="Normal">-Faint images of using Whatsapp to talk on the ACSAI group</text:p>
      <text:p text:style-name="Normal">-Was ar a restaurant, doing a job, then needed to go outside. Spotted by three girls. They don’t leave me alone and accompany me for a while, then with a dog too. Something’s off. Then, wake up, beginning of an attack.</text:p>
      <text:p text:style-name="Normal">-A lot of episodes at school, very fun. Lots of memories of being in Italian class, far more proactive than I usually am, but it made the class more fun. </text:p>
      <text:p text:style-name="Normal">-More serious stuff. At an apartment overseas, in a country that for some reason made me think of Tunisia. First, I’m in a school, in a horror game that screamed Outlast, but there were no monsters, it was just the place, and trying to get out of there. Lots of dangerous stuff though, like electricity.</text:p>
      <text:p text:style-name="Normal">-Once out, in the apartment I mentioned above, then got out. Outside, there’s an extremist terrorist group. Our leader fires a shot in the air while we’re walking somewhere to make the crowd scatter. Then, as if it were a signal for our enemies, they start charging from the beaches. The military is there to meet them. I fire a single shot into the melee, but hit nothing, then we go for the car. However, the military is the shady type. One of those arab militaries, the ones that are trained only to scare and suppress their people for their leaders. So they are handily defeated by the terrorists, and they go after us. We’re already in the car though, and they try to stop us but we leave before they succeed. It was close though. <text:s text:c="1"/></text:p>
      <text:p text:style-name="Normal">-In a clothes store, looking for jeans. People comment on my ass. Okay. Current me finds this strange, but asleep me didn’t.</text:p>
      <text:p text:style-name="Normal"/>
      <text:p text:style-name="Normal">Thu 27th May, 15:00</text:p>
      <text:p text:style-name="Normal">Alright, this is getting out of hand. You really are procrastinating on writing down these dreams. For fuck’s sake. And actually it’s us, not just you. It’s on us. We are the same after all. Ok, new themes, hope you like ‘em, they should make this more interesting. I can’t believe 2018 was actually three years ago. I’m saying this because one of the pictures I downloaded was from three years ago, and when I clicked on it it said xx-03-2018, Jesus how time flies. If you’re curious, it’s the one I titled “The Sky Feels Big From Here”, but it seems we aren’t able to make it a theme here. Shame. I got that title from a line Ichika said to Fuutarou, when they go on the balcony because she suspects he’s fighting with Itsuki. I really love looking at the sky sometimes. This period, it’s always blue and clear, and while that’s not bad, after a while it does get repetitive, so big rain clouds and a capricious weather are somewhat welcome. Somewhat because I know I’ll feel dead if I don’t get my sun. I may be a sunflower. Maybe. Doesn’t sound that off, loves seeing the sun often, but also needs some rain every once in a while. Actually, how much rain do sunflowers need? I know virtually nothing about them. Oh well, you may learn about them later if you want to. Forget it, I’m sure I won’t even remember it. Actually, because I thought this, now there’s a chance I will remember it, damn you. Shoot, dad just sent a video of how to make Mofo Baolina on the family group and now I want to eat them. Make them and eat them. They look so tasty. Ahem, let’s, uhh, let’s talk about dreams? We kind of got sidetracked here, didn’t we? Yes. A lot in fact. We spent a good fifteen minutes searching and making the themes and another fifteen just talking about random stuff. Oh, how time flies. We said that a moment ago didn’t we? Yes we did, but it doesn’t matter. Alright. Dreams. Yesterday, we procrastinated on writing it down because you couldn’t remember one episode. And hoped you could remember it after the nap we’d take. You didn’t. That nap also didn’t last long. It was ruined. Dammit. But life doesn’t suck, life is fine, at least for now. Let’s do our best, shall we? Let’s start with yesterday’s dreams, whatever you can remember of it.</text:p>
      <text:p text:style-name="Normal"/>
      <text:p text:style-name="Normal">-As is mandatory by the law (I’ve made this joke before, I know, but I’m currently uninspired). Actually, let’s get inspired, that’s one of the things I wanted to change about myself. If there’s something the brain is too lazy to think about, we’ll force it to. Let’s go.</text:p>
      <text:p text:style-name="Normal">-Most of yesternight’s dream has been forgotten, which isn’t unusual, and unfortunately I only remember that episode of part one, so we’ll go with that. there’s so much of it that I forgotten, even though I know it happened, it’s strange. But that’s how dreams work. Also, I wonder, why does everyone forget their dreams once they wake up? This happens so much that some even forget <text:s text:c="1"/>they ever dreamt at all, that time between falling asleep and waking up is just a black hole. I wonder, is it lost to time forever? Or do we remember it, deep inside, as small images that pop up every once in a while, or that we recognize in other dreams once we decide we want to remember them? I’ve never really thought about it, writing down my dreams for the sake of remembering them, and not so that we can lucid dream. Yeah, that’s... a much better objective. I just want to remember them. That’s something I want to say in all honesty. Maybe lucid dreams shouldn’t be the objective themselves, just something we receive along the way. Yeah, that’d be so much more like you. So, from now on, let’s write down our dreams for the sake of remembering them, okay? Although, I’d be lying if I said that I don’t expect <text:s text:c="1"/>to lucid dream at all, it’s still the main incentive right now. Sigh, that’s fair, we’ll go with that then. In any case, let’s write whatever we dreamt of yesterday. Yeah, I want to make them mine. My dreams, my memories. Shishishi, aren’t we selfish? Oh, we’ve always been selfish anyway, who cares at this point if we’re selfish one more time shishishi?</text:p>
      <text:p text:style-name="Normal">Then, let’s get started for real, Part one, episode last, action:</text:p>
      <text:p text:style-name="Normal">-Ah, that’s what I really meant. I want to cherish them. Yeah, that’s nice. Gee, we really are putting off yesterday’s dream though, you do know that it’s gonna take us a while to write both that and today’s dreams down? I know, I know, I’ll get to it. For real this time, I promise.</text:p>
      <text:p text:style-name="Normal">-Unfortunately, I don’t remember what led to this, and it feels that trying would be pointless, so I’ll just get right into it. I was in our old home, back in Madagascar, or rather we were behind the gate, with another gate in front of us and the walls to the sides. Basically, we were kind of boxed in, but we had an entry point and an exit one. Caveat: I’m not sure whether this was actually at our home back in Mada, that could just be my brain giving false memories. One of the things that’s been maintained throughout the episode was the box-like structuring. We were casually talking, when a group of gypsies arrived from the outer gate. One of them stood out. He seems like the head of the family. He was short, looked older, and had a severe look. But that’s not why he stood out. He stood out because as soon as they arrived, he walked up to me. I do not remember what he said, but the message was “He himself was gonna deal with me, just you wait”, and from the movements of his hand, it was clear that he was doing something like casting a spell. I tried retreating, but he caught up to me anyway. The rest of my group were now beyond where I was, but, they were there. Or rather, he was there. Though he was among them, his was the only presence I could actually feel. It didn’t give off any feeling mind you, it’s just that I knew he was there. And though I have no proof of it, I’ll still say that because he was there, nothing happened to me. The gypsy was confused, he didn’t understand why nothing was happening, and I just kicked him out of here. But it’s incredible that even in these blatant moments, in those moments where at a single glance I can tell that something’s up, sleeping me didn’t suspect a thing. Dang, I really am in another dimension of idiot when I don’t try. </text:p>
      <text:p text:style-name="Normal">-These other episodes are all from part two, after I woke up, and they’re more chill. Until part three that is. In here, I was in a boat with only mom and dad. We were on a river, having just passed a bridge, and we docked on the left riverbank, the closest to us. On the other side, there was a shop, a food stall, and I decided I’d work there, so I did. I’ve been searching for a part time job for a while now, so it was nice to find one. I was cooking some stuff on a grill, when something happened, and I decided to stop. It would soon be time for us to leave, so I quit my job. </text:p>
      <text:p text:style-name="Normal">-But before we left, I had watched a video on how to make rum, and I saw that to make it, tree sap was necessary, so I went to a nearby tree and filled a glass with it. It already had the same colour as rum, so I knew we were close. But it was time to leave, so I brought my full-to-the-brim glass with me in the car, deciding that I’d continue there, and we departed. I had a hunch that now I needed to water it down, so I was wondering if I fucked up by making the glass this full. And unfortunately, that’s where this ends. It is a blasphemy to make rum out of tree sap though. Hell, is that even possible? That’s... a very interesting question.</text:p>
      <text:p text:style-name="Normal">-Final episode of yesternight. This is part three, so in I’d woken up again and tried to fall asleep, successfully. Yesterday, I had read something on Quora about the British guards, the red coats that station in front of the Birmingham palace with that ridiculously long thing on their heads. I read that they don’t carry live ammo. So, my dreams wanted to make a statement: even if troops on parade did carry live ammo, it wouldn’t be useful in case of an attack. And... while I’d argue against this, in the scenario it made, it was correct. I was in a plaza, and there was a military ceremony going on, a sort of celebration. The president, Putin, was speaking, when shots fell from above into the crowd. The soldiers who were standing in salute immediately reacted and fired in the sky while the crowd panicked and scattered. Soon, the soldiers had formed into platoons, and things had been quiet for a while, and I was walking up to them. They were in front of a great church, and I was far enough away that I could see it in all its might. I was also far enough away that I could see jet fighters emerge from behind its roof and firing missiles down below. They hit very close to where we were, although they weren’t entirely precise, missing by a dozen of meters. I got an idea of what precision bombing felt like from the target’s perspective. I could also appreciate bombs falling with a parachute like the ones the new Dutch cruisers call on whoever. A jet let a Predator missile loose on us, and that too hit close to home. Then, calm again. We were in the eye of the storm. Then, from the same place the jets emerged, there came a scary sight: a purpose-built precision bomber. We recognized it immediately. The slick, stealthy profile let its bombs loose. These were guided. Towards us. We ran. And thennnn I woke up. Anti climactic I know, but this is what we’ve got, the ending doesn’t have the duty to be satisfying.</text:p>
      <text:p text:style-name="Normal">No, for real, never fucking skip a day, no matter what, IT SUCKS. Please, think of me before procrastinating. </text:p>
      <text:p text:style-name="Normal">Alright, let’s go for today’s dream then.</text:p>
      <text:p text:style-name="Normal">-As mentioned, in part one I faintly remember being on my phone, writing messages to the ACSAI group on WA. But I don’t remember the smaller details. In fact, I don’t remember what happened or what will happen, this was merely an image I recalled.</text:p>
      <text:p text:style-name="Normal">-The interesting part is this one though. A few things happened, and I was now in a restaurant with Antsa. We were working there to be precise, and after walking towards an empty bar, we found ourselves a certain task. In order to accomplish it, I had to go back to the main place, and I decided that the quickest way to do that was to go from the outside, so that’s what I did. When I’m outside, I see three girls talking to each other, and then they look at me and start blushing and whispering to each other. To everyone who knows of the past but asleep me, this is a red flag. Plus, there isn’t much to see. The girls themselves weren’t my type though, so while I was happy to see their reaction, I had something to do, so I did my best to keep my poker face and keep myself from smiling until I get past them. But unfortunately, things aren’t always that easy. As I start walking past them, they tried to make small talk and started following me. And we did talk a bit, although of nothing of interest. While we were walking, a dog came up and joined us, yellowish fur. I recognized him, I’d seen him in a previous episode tonight, there was also another dog with him, a black one, and I think the two were fighting. Maybe not. Maybe it’s just my imagination. But you know how much I love dogs, so I played with him and petted him. But, thing is, during all of it, something felt off. I had a strange feeling, even while playing with the dog. Actually, now that I think about it, dogs should be made off limits to us now. They’re way too strange, when we play with them, some of them feel too real, like petting a real dog. And when something feels real in a dream, that’s a sign. And most of the times it’s not a positive one. In this one, I woke up just afterwards, and I started feeling it, the pressure of an attack. In the moment, I thought to myself that it wasn’t an attack yet, since the pressure wasn’t great at first, and most importantly it was building up. So I didn’t really take it seriously at first, I still wanted to sleep. But eventually, I acknowledge that it’s an attack, although not of the same intensity as usual, and respond properly. I don’t know since when, but I had my left arm up, as if I were starting to throw a hook, and in fact that’s the movement I was aiming to make in order to liberate myself. My soul’s arm probably made the movement several times, and eventually my body did it too. And thus, I was half asleep, but technically I woke up. Thus ends part one.</text:p>
      <text:p text:style-name="Normal">-Okay, I give up, it’s too much and I’ve lost way too much time and energy on this. Maybe if you feel like picking this up sometime, but it’s too much for me. </text:p>
      <text:p text:style-name="Normal">To put it simply, it’s a pain in the ass. And today, I’m not sure what happened. It seems that I need more than one day off during the week if I’m thinking long term. So... we’ll test with two days in a week, but not in a row like the weekend. Two separate days, one at the end of the week, and the other in the middle. We probably can make it variable, like a few weeks with this system, then a few weeks with single day off, but frankly, right now I don’t care about that. It isn’t a burn out, but I really am playing with fire a little too hard. These are definitely symptoms of an incoming burn out. In fact, am I pushing myself too hard? I’m gonna take a day off tomorrow, as that’s when we’re starting this system. Shit, I really wonder if a burnout is coming at me like a truck and I’m oblivious to it. Well, it seems we’re already taking actions to prevent that, huh? I’ll take note, currently, four weeks is about my limit with one day off a week. Next time we try, it’ll probably be safe to assume our stamina will have increased, so it’ll be closer to five weeks at the very least. But for now, just worry about growing, okay? We haven’t reached our body’s limit yet, but we are finding another more relevant limit here. We are trying to maximize efficiency after all, this is like trying out different speeds to discover our best cruising speed.</text:p>
      <text:p text:style-name="Normal">Sh. Whatever, let’s pick back up from where we left from, shall we?</text:p>
      <text:p text:style-name="Normal">Yeah, let’s.</text:p>
      <text:p text:style-name="Normal">-This episode lasted for a good while, and it was a good time while it lasted. I was back at school and it was the afternoon. The entire time it was the afternoon. There were so many memories here it’s hard to tell them in a story. Actually that’s because I don’t remember the chronology at all. And it’s also easier if I list them all. In one, I was in class and we had Italian with Mme Sabatini, and as said above, I was very proactive, much more than I normally am, and it was lots of fun, even though I don’t remember anything I said or did. All I remember are the smiling and the laughing, which is the important part. I don’t know how this is related, but in one fragment, we were to take our seats, and while everyone was already seated, I still didn’t have mine. So I went until the front row, and there was one open seat there, near Mous, but just behind were lots of empty seats too. At first I hesitated to take that seat, since maybe Loic would prefer having it, but in the end I was allowed somehow and sat there, with Loic seating in the other seats behind. I might have also temporarily been at the chapel, but I’m not sure about that. Unfortunately, that’s all I remember, but as I said, this whole thing lasted a lot longer than this. It also involved changing classes, and possibly taking Mme Brouté’s classes with just as much enthusiasm as I did Italian, but I don’t remember taking any other classes.</text:p>
      <text:p text:style-name="Normal">-Let’s try and do better in this episode. The chronology is somewhat incorrect too, but we’ll be faithful to what we wrote above. </text:p>
      <text:p text:style-name="Normal">And so, we begin our story in a condominium, inside an abandoned section of the building. The interior is reminding of a storage facility, and the part we’re in is composed of two connected rooms. Both rooms are fairly well illuminated, it still felt dark in there. From the looks of it, nobody ever steps foot in here, and because of that, it could have been a bad place for us. But, even though we technically were alone, I didn’t feel like that. In hindsight, I can tell that this feeling is as though a guardian was there, hence why there were no attacks that came from this. I entered the second room, and it was flooded. It was more like a pool than anything else, and I had to get past it and back. The water wasn’t high enough to be a mortal danger, that’s not what made it dangerous, no. The reason it was dangerous was because of electricity, rogue cables. At any moment in time, a cable could snap and fall in, and if that time comes, it’d be better for any life form to not be in that water. But nothing happened, and we got out of there unscathed. </text:p>
      <text:p text:style-name="Normal">-The building itself was in Tunisia, fairly close to the coastlines , or at least so I’d guess. We were outside now, and there was a full crowd in front of us. This time, us refers to me and a high ranking officer with me, and we need to get somewhere. We’re also aware that a terrorist group have had their eyes on this place for a while now, and soldiers <text:s text:c="1"/>have been stationed here for that. But we need to get out of here anyway. I don’t think there ever even was an excuse as to why, I just knew I did. And so, to split the crowd, the officer, whom awake me suspects of being a guardian, pulls out his pistol and fires a shot in the air. The crowd scatters, and we head outside the city gates. On the beach you could see a platoon. At first, I assumed they were on our side, but for some reason, something changed and they were now charging in to take over the town. The soldiers respond and countercharge, and I turn around to fire a shot with my pistol, but from my aim it was clear it’d hit nothing, so I turn back around and follow the guardian. Unfortunately, the military was one of those Arab ones which weren’t actually meant for defence or offence, but rather for demonstrations and suppression of riots. Because of that, by the time we reached the car, they had been defeated and the terrorists were upon us. Thankfully, we were already inside the car, and thus immune, all we needed was to get away before they broke this line of defence. And frankly, I’m not sure what happened, but I think we did break out. However, I also have images of a turned over car in my head, so I’m not sure. I don’t know why, but I wouldn’t be surprised if I discovered that the guardian was myself. I’m not sure where that comes from either, but there it is. </text:p>
      <text:p text:style-name="Normal">Yes, there was technically also another episode, but frankly I don’t want to talk about it, so that’ll be all for today, see ya</text:p>
      <text:p text:style-name="Normal"/>
      <text:p text:style-name="Normal">Fri 28th May, 15:12</text:p>
      <text:p text:style-name="Normal">Let’s start off right away for a change.</text:p>
      <text:p text:style-name="Normal">-Previous circumstances led me to entering a hangar, and in it, there is a single aircraft. It’s a bomber, WWII era from the looks of it, and it seemed like it wasn’t meant fly. At least not yet, it was incomplete. But I’m not the patient type when it comes to certain things. Flying is one of those things. The hangar doors were open, and I wanted to fly, so that plane now belongs to me. I entered the cockpit and took off as soon as I could, but not being a complete pirate of the air, I still followed proper take off procedures. It wasn’t theft either for some reason, at some point I’d decided that it was mine, and clearly my dreams agreed with me. And so, I was airborne. But as I mentioned, this plane wasn’t ready for flight yet, and it showed. While I had no problem staying airborne and maneuvering quickly became intuitive, it was also apparent that there was no way to gain altitude; the plane wasn’t ready for that. Luckily, I took off from a mountain, so there was still a lot of time before touchdown. I kind of enjoyed it, but it wasn’t really the flight I wanted, I suppose that’s asking for too much, but it wasn’t what I expected. I was using my left leg to direct myself, there was no aircraft anymore, just me and a sort of stick with a base where I could rest my feet, and that’s how all maneuvering was done. There weren’t excessive speeds, no winds against my face, it lacked freedom. Eventually, I started spiralling down in a small town to land. After I did, I started walking away, towards nowhere in particular, and then I saw Arianna. I wasn’t particularly interested in talking to her, but scenes changed. It was four of us in a room debating on an argument. It was something about being vegetarian, and apparently Arianna was vegetarian too, so on most subjects we agreed. But at some point, a divergence began, and while we it didn’t lead to an argument, it basically made us ignore each other. Things were also starting to get heated between the other participant and her. Meanwhile, I didn’t want to get involved and Antsa was sleeping on the couch. But before any fighting started, he woke up and basically forcibly calmed her down.</text:p>
      <text:p text:style-name="Normal">-Okay, I’m gonna use godspeed here, but this is the highlight of tonight. A possible attack attempt. You’ll see. I don’t remember how it all began, but I was now walking out of school, out of Les Petits Patrons. Wow, that’s extra super rare. Yeah, so rare that my dream didn’t actually really follow on that narrative at all. It was just a structure that’s reminding of Les Petits Patrons, I’m not even sure this is correct, it could have just been me walking out of the house. In fact, that’s far more likely, given that the path down was heavily inspired by the path down from home. It mimicked it in fact. I saw many people walking down, but most notably, there was a class from St Do, and they’d do their running exams here, at the entry to this little hill to our home. In the dream, I thought of how they were using the same path I used to use in my runs, but actually the paths are different. They were kids, I’d say aged somewhere between 0 and 60 years. Just kidding, I suck at estimating ages, but I’d eyeball it to maybe 13ish? Possibly younger.I walked past them and. I’m remembering images from past dreams, images that I don’t think I’ve written down. Images that I’d forgotten until now, because they’re similar to what tonight’s dreams showed. I was now walking on a highway, but it was a special kind of highway: it was a clause way. We were over a sea, and now that I think about it, it was really pretty, I would have definitely loved the sight, I would have snapped around about 137 pictures of the landscape and then stood there doing nothing until the sun finally set. Yup, that sounds like something you’d do alright if you were allowed to. </text:p>
      <text:p text:style-name="Normal">-On a part of that clause way, there was another class of St Do,this time really small kids, and apparently they were learning to swim. I didn’t really pay much attention, and just walked past them while looking in their direction every once in a while. After quite some walking, I wanted to head back to where I came from, and this of course entailed crossing paths with them again, and that’s where the interesting part begins. A few things that I don’t remember happened, things that convinced me that I was now capable of swimming, and when I saw the class again, they were in a panic. The kids were screaming and asking for help, and as I got closer I somehow understood what happened. The teacher had jumped down to save a kid, but it’s been a while now that he didn’t move and was face down in the water, and the kids screamed something along the lines of “Mr. Queen needs help”. I thought about helping them, but I didn’t. And I’m gonna tell you why, but first, let’s get something out of the way: there was definitely some cowardice involved from my part, I was anxious at the idea of going in, but I don’t think that’s the sole reason why I didn’t go. During all of it, I had a certain feeling, a feeling that something was off, something wasn’t right, and that I definitely shouldn’t jump. To put it simply, even asleep me perceived that if I jumped down there, bad things could happen; my guts told me not to go. So I didn’t go, and instead opted for going to the other class that was nearby and telling them about the situation. Also, do note that a name was used here, and in my book, that adds to the suspiciousness of it all. But in hindsight, I should have jumped. I should have gone to help him. Well, that’s all for today, see ya.</text:p>
      <text:p text:style-name="Normal"/>
      <text:p text:style-name="Normal">Sat 29th Mat, 16:36</text:p>
      <text:p text:style-name="Normal">In the midst of it all once again. A dark theme to tonight’s dreams, not ominous, but mournings. The first part of it is the most interesting, it shows something I’ve never thought about, proposes an explanation I never considered. I had arrived in a place that I know, I considered it home, and I’d definitely seen it before, maybe in this dream, maybe in a different dream, maybe in a different life. That’d be interesting. I was outside home, on an alley, and dad was there talking with someone else, and he commented about supermarkets and which ones to choose for what buys, and I noticed that behind, in a path of the alley I didn’t really pay attention to, they’d set up a new Supermarket, a sort of Carrefour maybe, but it had a deep blue colour, and there were still lights and decorations to indicate it. I remember now that there used to be massage places and shops and the likes in this district, and I’d seen them just earlier. I went to have a look at the entry of the supermarket, but it wasn’t really important. Only now do I realize that this is probably a stand-alone image, since it doesn’t lead to what happens next. Well, I’ll tell you what happens next anyway. Ando or dad were telling me something, they may have been reprimanding me for a mistake, but I didn’t care, I had something else on my mind. Earlier, a lot of stuff happened, and alongside my group, I’d barely escaped, and I knew that more was to come. I stood in the alley, waiting for it, and it came. It was a truck, being driven by two guys, two fishers. The back was flooded in water and in it were all the fishes they had caught. The two were talking about their catches, and they seemed to be celebrating it. They probably thought that the water had nothing but caught, dead fishes, and they were wrong.</text:p>
      <text:p text:style-name="Normal">From where I was, it was easy to see. Amidst the small, black, immobile catches, there was movement. A lot of movement. Black, big and voracious, that’s how these piranhas were. At first, they caught one of the fishers, and then I saw more. It was coming for us after all, not after the fishers. Submerged, there were three I knew, and they were holding their breaths and had a very unnatural look on their faces. No, it’s their faces that were bloated. They were holding their breaths and halting all movements so as to not get spotted by the piranhas. One of them I can’t describe fully, but I can tell he’s a boy, blonde, still young. The other two, I’m not sure anymore. I think it was Spongebob and Patrick, but I’m not sure. There’s a lot I forgot there, and there’s a lot I forgot afterwards too, but there are a few image I didn’t forget. One of them was of us escaping, running after getting off a train or something. I think that’s where I saw Spongebob and Patrick. The other, is what’s most important.</text:p>
      <text:p text:style-name="Normal">Yup, it’s probably the most important fragment of tonight. There were seven of us in total I think, but not anymore. I was with someone, and we were on a hill side, the day was still as dark as it was in our escapes, and we were looking at gravestones. It was the gravestones of those of us who didn’t make it. I remember reading Cpt. Price’s full name on one of them, there were also Spongebob’s and Patrick’s, and one of the gravestones was kind of tilted, so I fixed it a bit. It was in a graveyard I think, but there were only five gravestones I was here for. Yesterday, after writing, you’d decided that no matter what, next time, you’d jump, but that changed a bit now.</text:p>
      <text:p text:style-name="Normal">What if, the reasons you survived all this time, the presences that were with you to help, and the guardians that you talked about, what if it were all them? And what if, because there had been too much, these gravestones were now for them? Yesterday, I said I’d jump because I thought my life was the only one on the line, but now, it’s very possible that it isn’t. Maybe there never was only one guardian, but many, who kept each other’s back covered. I can’t be so selfish as to put them in danger just because, if I want to grow now, I have to do it without endangering others like that. I can definitely grow in a safe place, so let’s do that. Quite some time ago, you wrote something about others and chains, huh? Yeah, they’re probably my safety chains, the ones that keep me from dying in the most stupid ways, but because I’m so prideful, I dislike being chained. I’ll put up with it of course, but I don’t like it.</text:p>
      <text:p text:style-name="Normal">There were other parts too, these centered around school once again. They were a lot more calm, but it was still rainy. No wonder, given what happened. Yeah. She was there too, but it didn’t really matter, it was rainy. Yeah, I understand. Well, that’s all for today, see ya.</text:p>
      <text:p text:style-name="Normal"/>
      <text:p text:style-name="Normal">Mon 31st May, 15:52</text:p>
      <text:p text:style-name="Normal">I’m slowly losing my motivation to do this, aren’t I? Sometimes I just feel like an idiot after social interactions. Talked to someone on WA, and I realized that I brag even though I don’t mean to. Now I feel terrible about this. Ughh, no wonder I feel like an idiot. But, Es was right, writing down your problems really does allow to put them into perspective. I mean, this feeling’s gonna stay with me, but at least I’m seeing how insignificant it is. This isn’t exactly the greatest problem any human has ever had to face, so that makes me feel a little bit better. I’m still feeling like an idiot though.</text:p>
      <text:p text:style-name="Normal">Well, that’s that. I feel much better now that I’ve taken time alone.</text:p>
      <text:p text:style-name="Normal">I’ll be writing in freestyle today, no rules nor regulations to follow. You’ll soon see how that translates, I’ve already made a picture in my mind. So first if all, ever since that dream two days ago. Nice, I can write with my eyes closed, a few typos here and there, but I can. As I was saying, a few things have changed since that dream. Afterwards that day, or maybe yesterday, I thought that maybe that dream meant something, and what it meant was that I had now been captured, and was in their hands. Actually, I think I thought that yesterday. Why? because of the dreams I’ve had. Yesterday, I was caged, and even though I had the key and got out, the first thing I searched for was Antsa, since I knew he was here too. This was probably me searching for a guardian presence, in fear of being alone. And I did find him, sleeping in his own cage. Then, it took some courage to leave the relative security of my cage, but I went somewhere and told him. Then, I was also completely at the mercy of a woman, and I did everything she told me to do. Was what happened two days ago a successful capture operation? Possibly, because while I don’t feel it instinctively, now I’m thinking that my dreams aren’t belonging to me. And I want them back. Or, if I never had any control over them, I want them to be mine, whatever that means? You sure? Be careful what you wish for, ‘cause you might get it. Well, I suppose you’re right... I at least want them to go back to what they used to be. </text:p>
      <text:p text:style-name="Normal">I’ve been thinking that it’s been too long, too long since I first believed in this whole story, and yet am still left to their mercy if I’m not helped. I have to grow, I want to break out of this egg shell. I’ve thought that maybe the reason I’ve been protected this whole time was because of what could come out of the egg, and yet it’s been a month and still nothing. I’m not saying I want to lucid dream, although that’d be nice, what I’m referring to is the fact that I keep being a victim in my dreams, I always allow myself to suffer the circumstances, and I never take the reins myself. That’s a change I’d like to see before we start lucid dreaming, because I believe who I am when I’m asleep shows my true self, and I want my true self to be stronger, not rely on someone who’s already stronger and aware of what’s happening. He is my core, and I want my core to grow before anything else. This does mean that we’re working with a timer. Sooner or later, you will start lucid dreaming, and we don’t know if you’re gonna make that last forever. Probably not, but after that, you probably won’t worry about asleep you as much. So, we have to grow as him before the timer runs out. Although, failure does seem to be an option here, I just don’t want you to consider it. </text:p>
      <text:p text:style-name="Normal">Even only yesterday night, I was thinking of this, I wanted to show defiance, and yet, nothing in my dreams. Very similar stuff to yesterday, in the sense that circumstances dictated my actions. In one episode, I was wandering around as a tourist and there was a whole group of strangers with me, and I saw a man standing alone publicising his restaurant, and at first I felt bad for him as I thought he didn’t get customers, but then he showed how assertive he was to someone of the group, and we eventually split in two, one group following him, and another going somewhere else. I was following him, and there were tow girls with us. Of course, it does remind me of them now, but here unlike in the other dreams, they acted very disinterested. And the entire time, I was awkward with the whole group, I acted exactly how I’d have reacted two to three years ago, as if I didn’t grow at all since then. Of course, even now I can’t deny that there must be situations where I’ll act like that, but I still don’t like it. Most importantly, tonight, I had a very real-looking dream. So real that I really thought it wasn’t a dream. How is that possible? Because in dreams, you find yourself in circumstances where you can’t logically be, because you don’t move after you fall asleep. But what if I find myself in my bed, in my room, and it’s dark, and I’m sleepy and feel like I just woke up? </text:p>
      <text:p text:style-name="Normal">We had a similar run-in months ago. In fact, it was the very first run-in that made you believe in them and their existence. It was in our room too, and it was the very first recognized-on-the-spot attack. It was him. This time, he got really close. When I faced towards the wall, there were some strange blue lights floating, maybe they came from a machine, it was too dark to see properly. And I didn’t like them, so I turned the other way. But, there is a mirror the other way, so I could still see them. That’s... a disturbing amount of detail for a dream... I know. And it was then that he approached us. And I found myself seated up, and he sat alongside me. Jesus Christ what. I don’t think my body was ever seated up, that was only me wasn’t it? And I don’t know what happened after that, I think I just woke up. I don’t think that’s what happened. Something must have happened, but I don’t know what.</text:p>
      <text:p text:style-name="Normal">After I woke up, I did some stuff then I wanted to lay on the bed again because of muscle soreness from yesterday’s match. But I fell asleep and had another dream. In it, dad was driving us somewhere, and at one point, he just reversed for a really long time, while the car was facing in the wrong direction, and there were cars passing us by. It made me a little mad inside, but whatever. </text:p>
      <text:p text:style-name="Normal">Eventually we stopped somewhere, and we got out. Apparently we were to go to the mayor’s office to get some official document, something related to passports iirc. I don’t remember if it was me or Antsa who went first, but I remember that he took a certain path, while I found a door that I thought joined with the path he’d taken. But he was an entire level below me while I was on “ground” floor. I still went ahead, but eventually found that the place where I was is in fact for medical check-ups and the likes, and I got the wrong place. When I headed back out, I was stopped in front of the door by a nurse because I had a blue shirt, the one CCB gave us. I kind of understood what she meant, as it did become similar to the uniforms nurses wear, so I didn’t find it out of place when she did a body check before letting me go. And before I got out, she said “See you later”. At first, I didn’t understand as somehow in my dreams I’m always aware that these are people I’ll never see again, but she still said that. When I woke up, I interpreted it immediately: of course she’d see me soon, after all, I will go to sleep later today, aren’t I? I just hope that this time, I will be slightly different. I know that changes take time, but I really want to break out of this egg now. Well, on that, see ya</text:p>
      <text:p text:style-name="Normal"/>
      <text:p text:style-name="Normal">Wed 2nd June, 10:03</text:p>
      <text:p text:style-name="Normal">No entries yesterday once again, but no matter, this isn’t yesterday. I feel like I’ve been caged for a while now, even though tonight’s dreams were normal and nothing eventful happened, I feel like cattle. I imagined my soul half devoured and locked away somewhere, unable to do anything. I don’t know why, it just happened, that’s just how I feel. So, this time, I cast away my pride, and I asked him for help. I want to break out tonight. Of course, I understand what this implies, and yes, it will mean that I will have to have faith in the old man. This isn’t a completely one-sided deal by the ungrateful fuck that I am, I understand that if I want help, I will have to repay him somehow. My soul isn’t what I’ll repay, that’s one price too high, but I put down one knee. In the end, it is far better to be a soldier than cattle destined to die in a few days. So, there you have it, big changes. I had also already decided that today, all operations begin in earnest. This day will serve as an example, a baseline for all other days to come, and it will also be the day I will finally break out and start healing; it’s useless to have silver wings if I don’t have a body for them. Let’s build it all once again.</text:p>
      <text:p text:style-name="Normal">-Two suns in one morning while I go outside to have a look. It’s cool, but to the lower right side of each sun, there is a sort of ball, one I interpreted as a moon-like object, and it had a mark on it in black, like a katakana character </text:p>
      <text:p text:style-name="Normal">-An actual beautiful, accurate night sky. I was told to go up a castle into a room because Ando had forgotten something in there, but before I climbed, I saw the full night sky, and it was way more accurate than what they’d created in the past, much more beautiful. The stars weren’t exaggerated neither in their brightness nor in their size, in fact I had to let my eyes get used to the darkness before I could fully appreciate it. Then there were beautiful light phenomenons too, so of course my first reflex after seeing all this was to go take my phone to take a picture, but the brightness of my phone was very high and it caught me by surprise. I’m kinda salty over how good they got at making a night sky.</text:p>
      <text:p text:style-name="Normal">-Yotsuba getting off bus, Itsuki follows, bus leaves without them. Preceding this, Yotsuba was feeling guilty because of... I’m not sure, maybe because she didn’t pass the exams and her sisters decided to move schools with her? Iìm not sure at all, but she was feeling guilty, and this new development didn’t help at all, as Itsuki went down to take her back but the bus left immediately after. Fuutarou was there for <text:s text:c="1"/>the same reasons, so at least they weren’t alone.</text:p>
      <text:p text:style-name="Normal">-We started running around the plaza where we’d been left, trying to find a cat (for some reason that I don’t remember). I finally “catch” it, or rather I tame it a bit whereas the girls went straight ahead, it seems they missed it. It’s a mole, kind of agressive, but I release him where he seems to want to go</text:p>
      <text:p text:style-name="Normal">-We’re finally on the bus, on the way home, but the traffic is unreal, so I have to go on roofs of vehicles to get all the way to the destination faster. Some people make a fight of it all. On top of a semi, there’s this girl just waiting, calmly sat down on the roof, and seconds after I got here, a guy shows up behind me, and starts to pick a fight with the girl. She’s cold and while I don’t recall how, she got rid of him. I’m one of the firsts to get to Pit’s house</text:p>
      <text:p text:style-name="Normal">-Arrive there at the same time as Bianca, the girl who was on the truck’s roof, and I learn that I have to concede my room to her. After all, there will be a lot of people. I raise concerns over how and where all these people will sleep.</text:p>
      <text:p text:style-name="Normal">-I’m going around, doing nothing in particular and just sitting around, maybe I just finished a game of chess with someone, but I’m giving off anti-social and “don’t talk to me” vibes because of how (accidentally) arrogant I acted that day. I see José and someone play a game of chess and I have a look. It’s chess with modified rules, there are monsters and trucks in the opponent’s side of the board, facing his pieces, each of these monsters have a special ability. I witness a presentation of the ability of the wizards, who from a balloon cast down a blue spell, and those caught in the blue spell are captured in a bubble and start floating for a while. The other ability of the wizards, the offensive one, is to cast lightning inside that blue spell, so it is clearly meant as a combo. </text:p>
      <text:p text:style-name="Normal"/>
      <text:p text:style-name="Normal">This is how you should write down your dreams. Start with titles, then develop where necessary. See, it’s 10:31, we’re not implicating three hours writing this stuff. Frankly, you’re troublesome. I hope you’ve learnt your lesson now. Writing dreams shouldn’t be as much of an exercise as you made it out. Okay, that’ll be all for today, see ya tomorrow</text:p>
      <text:p text:style-name="Normal"/>
      <text:p text:style-name="Normal">Wed 3rd June, 08:15</text:p>
      <text:p text:style-name="Normal">Quite early, yeah? Well, there’s an excellent reason for it. I come to you today as the bringer of news, very important news. How important? Well, it rivals with the first time we got attacked by one of them, that’s how important. Let me preface this by saying a few things: I will not be writing down much of my dreams, I will only focus on one episode, which is almost the entirety of part three. Well, I suppose I can write down the titles for the others too though, that shouldn’t be an issue, but I really want to get to part three, because this world is so much more than meets the eye. Okay, to be fair, the hints were kinda everywhere, and we just dismissed them, but let’s ignore that. Let’s begin with two short episodes that I remember, then we’ll cut away to however I will want to write for part three.</text:p>
      <text:p text:style-name="Normal">-Had just finished an episode, there were four teens, and it was about to transition into another episode, and from the looks of it, I assumed the episode would be about bullying, and those teens would have to go through a rough day.</text:p>
      <text:p text:style-name="Normal">-Not quite right. The last part was correct though. It begins as a documentary, and it’s the French GIGN being deployed somewhere, on a abandoned building, a sort of former mall. I don’t remember who gave them the call to come there, possibly one of the teens, possibly someone else, you’ll have to decide on your own. Or not decide at all. In any case, there were four of us, and our squad leader, our captain, was an experienced woman.</text:p>
      <text:p text:style-name="Normal">-We separated as the building was huge, although we still remained mostly within sight of at least another. Except for the captain, I’m not sure where she went at a certain point, but she gave off an alarm, and I wasn’t sure where it came from. </text:p>
      <text:p text:style-name="Normal">-By exclusion though, it did seem like it came from the roof, as we’d gone through pretty much everywhere else. So, up the stairs I went, but I still couldn’t quite run towards my captain, as on the way to where she was, there were lots of elevators, and I had to open many doors one by one to make sure there was no one else in there. It kind of became clear that there wouldn’t be, but that was relying solely on sampling, so I still had to open quite a few doors while skipping a few others.</text:p>
      <text:p text:style-name="Normal">-Finally, I reached her, and she was in another, separated elevator, in distress. Inside were the four teens. They had stayed there so long that the girl had started growing a beard and now looked in her thirties. To me it seemed like a successful rescue mission, so I didn’t understand what the panic in her eyes was all about. Then, she spelled things out, and it all became clear.</text:p>
      <text:p text:style-name="Normal">-We had one of two choices, save the teens, or not save the teens. There was a bomb with them, and if we chose to not save the teens, that bomb would kill them all, and this plunged them into the pits of despair we’d just saved them from. Then, you may ask, why would you choose to not save them? Because, by doing so, you’d avoid pre-emptively placed bombs to explode in the city... Ah, a philosophical problem? No, a humanitarian problem.</text:p>
      <text:p text:style-name="Normal">-At first, I decided for saving the teens, or maybe not me, but someone did, with argument that we had no proof that there were indeed bombs in the city, and this was just a bluff. And almost like an answer, a bomb went off outside, and from a window we could see the red smoke pass us by.</text:p>
      <text:p text:style-name="Normal">-So, me, the captain and the teens stayed inside the elevator, the doors closed, and it went down. But more trouble was to come. As we reached ground floor and the doors opened, there were people, a lot of them, in front of it. And then they started firing at us. We took cover and none of us were hit, and amidst all these people, I saw two people in the back being illuminated in red, almost like enemies you’ve marked in MGS.</text:p>
      <text:p text:style-name="Normal">-Thing was, most of the people here had worked with us as supports, so I asked them what the hell they were doing, and somehow I communicated the thing about the two people in the back, and I may have shot one of them, but one of the people seemed to have understood me, turned back and shot the other guy. They weren’t dead mind you, it’s like we just shot two air filled balloons, as if it were merely a decoy or something, as if they were long gone. But the thing is, after that, everyone else stopped shooting, as if they came to their senses.</text:p>
      <text:p text:style-name="Normal">Thus ends this first episode. I don’t remember anything happening after this, so this is as far as we go.</text:p>
      <text:p text:style-name="Normal">This second one is more calm, but I still felt a similar amount of pressure, maybe because the pressure from the first episode wasn’t entirely gone, maybe because I’m feeling pressure right now while writing this.</text:p>
      <text:p text:style-name="Normal">Small break, I’m back. Still slight pressure. Maybe I got up too early. Possibly.</text:p>
      <text:p text:style-name="Normal">-I was home for this one, I’d just gotten down from the roof with Antsa, and had gone in my room. Apparently today was a tutor day, since Federico came over. But we didn’t study at all, in fact he wanted to prank me, as in maybe stealing something from me, maybe he wanted to hit me with a cake or something. In any case, at some point there was something on my face, like aftershave or something similar, and I kept on rubbing it properly because that’s how you deal with aftershave (I think?), and in the meantime he tried to get close to prank me. But basically, I stayed way too calm to make him confident, and every time he got close, any sign of movement fro me would make him back down. Sometimes I allowed him to get closer, sometimes I moved right away. In the end, I allowed him to get really close, then I caught him, my win. I was quite happy with myself there. After that, mom came and asked us something, but he decided to leave before we began the tutoring properly. Oh well, fine by me.</text:p>
      <text:p text:style-name="Normal">And yes, I do realize that there might be more to this story than just meets the eye, but I’ve been dying to tell this last part, it’s the reason I woke up in the first place.</text:p>
      <text:p text:style-name="Normal"/>
      <text:p text:style-name="Normal">Now, now, how should I begin? Certain words came to me this morning, while I was laying in bed, contemplating what just happened: “Ask, and you shall receive”. It seems the old man is a man of action, and he isn’t the type to wait for anything. I like that. Well, I most certainly appreciated it tonight. But now, I’m feeling off. Not the “off” feeling that I have in my dreams when they’re around, it’s “off” in the sense that I feel like I’ve got more on my back now, more responsibilities. I think as a story would be the most appropriate way to tell you this dream. </text:p>
      <text:p text:style-name="Normal">Our story starts in the dead of night, on a train to somewhere. We have two protagonists with us: Monkey D. Luffy and Usopp. It was supposed to be a calm journey, but the dreams had already decided otherwise. Out of nowhere, the train was attacked, and no less by one of the scariest opponents: one of the four emperors herself, Big Mom. I’m sorry, you’re gonna have to find something else if your purpose was to scare me, I have somewhere I want to be, so I’m going to get there. Out of my way or I’ll beat you. It would seem that neither is undaunted by the other. And so, battle begins. It’s gear fourth immediately from Luffy, and he is leading the dance. Big Mom is being driven back, and soon we’re on the edge of a cliff overlooking the sea. It took one strike, and both were in the water, but whereas Luffy was walking on water, Big Mom was drowning. It was the best moment to strike, and he didn’t waste it. He went at her with a barrage, like a Gatling gun. But of course, things were simply going too well weren’t they? There’s no way an emperor could be defeated so easily.</text:p>
      <text:p text:style-name="Normal">Indeed, so it was. From the height of the cliffs above, Luffy was hit and sent into the sea. It was her devil fruit, it allowed her to create a clone of herself and have it pose as a decoy and strike Luffy with total impunity. A single hit got in, but it was a heavy one. She was smiling from ear to ear, proud of herself, looking down at our protagonist. Oh, I’m sorry, I think I said that there were two protagonists, didn’t I? Yes I did, so where’s the other one? He’s right here. From nowhere, a dart appeared on Big Mom’s right side. She wanted to dismiss it at first, but soon she wouldn’t have that choice. In fact, she wouldn’t have a say in anything, because she fell asleep. It was a sleep dart from Usopp, except he now looked a thousand times more badass than he normally would, covered in sharp black feather and flying above all. Victory was ours, and now it was his duty to carry her somewhere. </text:p>
      <text:p text:style-name="Normal">Yes, it was my duty to carry her somewhere, but before that there was something I needed to do, so I had to go back into the city. I reached the rooftops, and I was now walking around. I was on the top of a the Vatican’s cuppola, if it were a couple dozen times bigger than it is. It was Rome, from the rooftops, but it wasn’t the Rome I knew. It was a different one, a parallel one. It was as if it were illuminated by a red sun, covered by clouds. I wandered around, with only a faint idea of were to go. I knew that I had to get down from the rooftops though, so I did that. I reached an upper floor of the Vatican, it was a sort of district still under construction at parts, but most importantly, there were people. Quite a few of them for such a place, like normal people walking around their district. Thing is, they all emitted a presence. They all existed, they were not images I created. Then, I felt their gaze, and they avoided me except for the two who were going in the same direction I was. One was a lady dressed fully in black, with a slender figure and a hidden face, the other, at some point, became Mme Del Monaco, and she saw me and talked to me, and told me to follow her. I think it was at that moment that I received a book. I’m not sure if it was her that gave it to me, but if it was, it wouldn’t really make sense. Why? She was now a sister, an elderly one, presumably from one of the orders around here, and she told me to follow her through this alley. But at that point, I had began reading the book, and I was reading what was happening right now. Then, n the pages of the book, I could see things listed. They were both warning, about different things. On the right page, it told about many things and signs to spot these types, but the main take away for me was: be wary of unexpected lovers. This passage was telling of ways to spot the MO2 subtypes, and it said things like, if you paid better attention and focus on them, you’ll notice their flaws. That woman dressed in black that had covered her face? She had a nice, slender body, but I saw her face, and she was old, very much so. Of course, I didn’t follow them to wherever they wanted to lead me, and instead I headed back. On the left page, it told about MO1. I didn’t read it, maybe because it seems I subconsciously already read it, or maybe, because it said things I already knew... You’ll see immediately. Right now wasn’t really the proper time to read it anyway, because I’d get to put it into practice right away. Before me was a group that wasn’t there before, made up of big buff black guys who were very tall, about twice my height, and though they appeared human, <text:s text:c="1"/>their presence indicated otherwise. They were intimidating to say the least, and they kind of got close to me, even though they were talking among themselves and just looked at me. My first instinct was to strike first, and I targetted the guy on the left, hitting him in the soft spots with spinning kicks and even flying mid-air at some point. But it didn’t seem to phase them at all. I didn’t notice it back then, but I was surrounded. And so, I concluded that FS isn’t effective against them. This only left one option: Orion. And that’s the option I went with. As soon as I properly switched to Orion, those that were getting close to me backed down, and those I approached with my arms wide open retreated. Yeah... Orion all the way huh? This was probably what the book told about, but I didn’t read it. And this ends the dream.</text:p>
      <text:p text:style-name="Normal">That’s a lot to unpack, isn’t it? First of all, the old man. I don’t know how, but I know that book was from his faction. It was too detailed, I could actually read it, it made too much sense to be something I conjured up. He really is a man of action. Ask, and you shall receive. He didn’t hesitate, did he? Ah, damn him, now I’m actually have to have faith in the guy. </text:p>
      <text:p text:style-name="Normal">Thank you.</text:p>
      <text:p text:style-name="Normal">Secondly, the contents of the book. It seems that starting now. Nevermind, fuck that. But there’s still so much I have to understand, so much I’ve yet to know. Well, I’ll worry about my growth only, if there are things I need to know, I think they’ll tell me. Also, while I?m not sure which, this thing seems to come with responsibilities. Yeah, we’ll have to worry about others too now. </text:p>
      <text:p text:style-name="Normal">That’s really a lot to unpack, excpet you’ve independently unpacked a considerable part already. So, I leave you with this then. Think about it at your leisure, and see ya</text:p>
      <text:p text:style-name="Normal"/>
      <text:p text:style-name="Normal">Oh, by the way, in the first part I dreamt of Miku and the others again. Unfortunately, I don’t remember the episode, but it’s good to know that I did.</text:p>
      <text:p text:style-name="Normal"/>
      <text:p text:style-name="Normal">Fri 4th June, 10:40</text:p>
      <text:p text:style-name="Normal">It seems I’ve lost all notion of time. I was writing that today is Tuesday, and yesterday I believed all day long that it was Wednesday. I mean, Wednesday is our day off, so it makes sense right? Well, apparently I took the day off later than I thought I did. So now it’s Friday. No wonder I was that dead on the actual Wednesday, that was supposed to be my day off. Oh well, let’s call it a bonus, now we only have today and tomorrow until our next day off. </text:p>
      <text:p text:style-name="Normal">But that’s not what we’re here for. We’re here for dreams! And I forgot nearly everything of tonight’s dreams! So I have three episodes to offer to you, and... nothing, let’s go.</text:p>
      <text:p text:style-name="Normal">There is no chronological consistency here, just take them as they come.</text:p>
      <text:p text:style-name="Normal">-At a bar managed by Aina, Ladiny asks for something to eat and Aina obliges, but all sweets are nearly gone, but then new batch arrives. I also took a croissant or something similar, maybe before the new batch arrives, maybe after, but I did it after looking at the available choices. It tasted good.</text:p>
      <text:p text:style-name="Normal">-At home, evening. Guests arrive with a whole bunch of kids, maybe two or three, and I volunteer to babysit them since there’s something else I have to do anyway, which is like planting something near the neighbour’s door and then turning it <text:s text:c="1"/>around, making lots of noises and alarming the neighbour even, in order to get something done...? Then afterwards I head down to the floor below where everyone is, and Aina asks me if I can help her with the PC. I’m not sure what the problem is at first, but I open the PC on an account (I think mom’s) and then open Google, but there isn’t what I want, and I remember that maybe I ought to open Edge. Then the problem shifts, and it becomes about printing something, an dAina asks me if it’s possible. Well, I suppose theoretically it is, the only thing is, the printer is a floor above and can’t connect via Bluetooth or anything wireless. Then I have vague memories of going into my room, same setting as yesterday <text:span text:style-name="T1">evening</text:span> I meant very early morning when I went to sleep, except here I was tempted to go on Phub before sleeping, but in the end I didn’t. I wonder what that’s about, a pre-emptive strike?</text:p>
      <text:p text:style-name="Normal">-Because of our Genshin 8 hour spree yesterday, of course I thought of gambling in Genshin, I obtained a couple new characters, one of which is an in-game version of a legendary member of the current reigning e-sports team in a game that wasn’t even Genshin? The other character looked similar to the twin, but he was older and seemed more mature and battle-hardened. </text:p>
      <text:p text:style-name="Normal">-I was in a park, completing a quest, and I had to talk to this guy to begin an investigation about a beast or something, and the quest had me talk to a whole other bunch of guys, classical RPG stuff.</text:p>
      <text:p text:style-name="Normal">-I think I was attacked by a dog. He was large, had white fur, and there were two other dogs behind him. he attacked me, but I didn’t show any sign of aggressivity, and instead I petted him, and he accepted me, and so we became friends and I kept on petting him and hugging him. Goodness what a nice episode that was. Of course, the best part as usual, it felt real. I know, I know, we said we’d be wary of dogs, but this time felt different, there was no feeling that something was off, in fact I was quite content all throughout. </text:p>
      <text:p text:style-name="Normal">Wow, it’s cool how when you start writing, more memories start flowing in, and you discover that you remember more than you thought you did. That’s nice shishishi :))</text:p>
      <text:p text:style-name="Normal">Ok, done a little editing, and now we’re done for the day. See ya </text:p>
      <text:p text:style-name="Normal"/>
      <text:p text:style-name="Normal">Sat 5th June, 17:37</text:p>
      <text:p text:style-name="Normal">I am currently, for unknown but probably guessable reasons, dying. Like, my energy is currently at rock bottom. I feel like sleep. Yes, much sleep. Sleep good. Words with repeating following consonants like good and sleep are good. Boobs? Of course. What the fuck. Andry you’re tired go home. I’m already home though. Then, I don’t know, take a nap or something. Actually, that might be some excellent advice. Let’s take a twenty minute nap. </text:p>
      <text:p text:style-name="Normal">So, how are you? Feeling just a little better, twenty minutes probably wasn’t enough, but we’ll make do with it. Well then, on to today’s episodes.As usual, no particular order here.</text:p>
      <text:p text:style-name="Normal">-Seeing and searching for constellations in the night sky. I think I’m being used as a test subject to see how accurate and realistic their representations of a night sky is... And I’m salty about it but I have to admit they’re getting good. There was also the Orion, and it looked proper, and I’m even more salty about that.</text:p>
      <text:p text:style-name="Normal">-Then, at some point, saw a few stars and planets aligned in the corner where they’re always aligned, and one of them was the great star of the North, bright blue, near the Sun.</text:p>
      <text:p text:style-name="Normal">-Was in my bed, and simultaneously was outside. A family of owls arrive nearby and land on the arm of a nearby street lamp, and they look at me like I’ve just insulted their deceased grandmother. No, seriously, those were some nasty looks, I didn’t even do anything to them. I think. To be honest, in retrospect I’m wondering whether that was a form of incarnation of “them”, but they weren’t really <text:span text:style-name="T2">that</text:span> aggressive, so I can’t tell. What they did though was a bombing run.</text:p>
      <text:p text:style-name="Normal">-I said that I was in my bed, yes, but I only had one sheet covering me, and they came in and just shat from above. And once again, the hits felt real, although it felt more like any general fluid hitting me, so at least I didn’t have to live with actual shit hitting me. Wait, let’s stop, maybe we’re jinxing it somehow. In any case, then I decided to put on the other thicker sheets to protect me, but it wasn’t necessary as there were no further attacks.</text:p>
      <text:p text:style-name="Normal">-At school, chill episode. Here I was a lot more talkative than I usually was back when I was actually at school. I was in my classroom, which resembles our classroom from the class of Seconde, and was doing nothing in particular. Then came Mme Brouté towards our group, and I don’t remember what we talked about, but at some point me and Pit had to leave so I told her I’d get back to her at some point later. </text:p>
      <text:p text:style-name="Normal">-Went to the salle des profs, and I think there was M. Saury, and we talked about god knows what, and it transitioned into a film og Mme Brouté in her youth, and then the lady herself arrived.</text:p>
      <text:p text:style-name="Normal">And that’s all for today, I’m too lazy to go into further detail, but frankly, if I did, I’d just be repeating the mistake of spending too much time on this stuff and making it feel like a chore. Alright, see ya then</text:p>
      <text:p text:style-name="Normal"/>
      <text:p text:style-name="Normal">Sun 6th June 1944, allies are turning the war, Normandy state of anarchy, Overlord!</text:p>
      <text:p text:style-name="Normal">Just kidding, it’s Bubble Tea all the way here. So much so that we just got the wallpaper for it, and I must say, it’s very nice. So,</text:p>
      <text:p text:style-name="Normal">Sun 6th June, 11:04</text:p>
      <text:p text:style-name="Normal">Many episodes, some I’m afraid I’ll forget, so let’s get to the titles right away.</text:p>
      <text:p text:style-name="Normal">-An episode for which I’d created a title, but I forget the content. It had to do with a test that I, as Miku, had done, and I was supposed to pass it but failed it, that or the opposite.</text:p>
      <text:p text:style-name="Normal">-Was with Ando and Antsa in the car driving somewhere. We stopped because of something and went out. It had become a mission, whose type I was very familiar with, so familiar I didn’t need any explanation. It was a sort of rescue operation. We entered a narrow passage, and Ando and Antsa were much faster than me, so I decided that I’d be the rearguard and frequently looked behind us. Sure enough, an attacker appears, and we charge at each other. But that was a mistake, it was one of them, and his attack successfully landed.</text:p>
      <text:p text:style-name="Normal">1-0</text:p>
      <text:p text:style-name="Normal">-Took me what felt like three hours to fall asleep</text:p>
      <text:p text:style-name="Normal">-With dad and Ando and possibly Antsa in the car. We stop as we arrive near our destination, and the task is left to me to close the car and make sure it’s locked as I’m the last to leave. It’s evening, and we’re about to enter a restaurant for festivities. Then a child runs up to us, and he asks for something. I immediately recognize that there’s something fishy with him, and while the others are keen to help him, I flat out refuse, even when pressed by the others. It seems that this really is my dream, as because I decided against helping him, even though the others appeared to say they were for it, they just followed my lead as I skied away from the kid. It became a chase game, with our only goal being to loose the kid. At moments, Ando and Antsa were faster than me, and at some point, while they were way ahead of me, after a turn the kid appeared in front of me, in between me and the others: he’d taken a shortcut we hadn’t seen. But we used that to our advantage, and we split up instead of trying to follow a single route, and we used the people present in the mall to hide ourselves, and I in particular used a poor little girl to maneuver and be able to turn around quickly. And so, I don’t think we were ever caught. 1-1</text:p>
      <text:p text:style-name="Normal">-I was Tokita Ohma, and a fight had been requested with me by a guy I don’t remember but I’d faced earlier, maybe in a football game, and so I needed to have a picture of me taken, but I had to look a bit beat up, as if after a fight. And so, my manager called a guy in, and he proceeded to help me. At first, we just took a random picture, but then we upped our game. He noticed that I was bleeding on my toe, so he took the blood and put some on my face, and now I looked like I had taken some nasty hits in the face. We took a photo again, but then I realized that my hair looked too normal to be the hair of a guy who just finished a fight, so I called him back again. And now, he proceeded to shampoo my hair, and also extended it to my full body, even though I had all my clothes on. Yuck. But, I can see what this was. I didn’t expect it to be in this long, but we did finally see each other again. Their victory, 2-1.</text:p>
      <text:p text:style-name="Normal">-It was very sunny, a nice day. We were at a wedding or some event like that with the Malagasy community, and it had just finished. We were now heading down, I was with Antsa and the cool funny uncle-like guy of the community, Paly’s father. At some point on the way down, it had become a jog. On the way down, I looked around at the places, the number of bridges and branchings, and I thought to myself something along the lines of “If I’m in a dream and am being pursued, it’ll be nice to remember that here I can pretty much go anywhere I want and probably never get caught because of all the possibilities of sudden turns”. For the love of Christ just start lucid dreaming already... Also, after I went down one bridge, I remember commenting on the cool uncle, and said something along the lines of “If he participates in the marathon, he definitely has a shot of making it”. Basically, it was the equivalent, in that dream, of me praising him for being a good guy. As I was saying that, I saw people, an entire crowd, starting a marathon. Among them was Giulia, and then Ange, who caught my eye because I wanted to criticize him for already stopping and starting to walk so early in the marathon smh...</text:p>
      <text:p text:style-name="Normal">And that’s it for today, folks, see ya. <text:line-break/>Oh wait, not quite. There were attempts at temptation, but it was against me, so of course it didn’t work. And so, we settled the score for today: 2-2. And on that, see ya.</text:p>
      <text:p text:style-name="Normal"/>
      <text:p text:style-name="Normal">Mon 7th June, 09:05</text:p>
      <text:p text:style-name="Normal">Quite early right? Well, hear this, when I woke up this morning, as usual I took my sweet time getting out of bed, but then, when I finally looked at the time, it was 08:15! How is that possible? How was I even alive? In fact, why was I feeling so alive? I went to bed at 22:00 yesterday, but it felt like it took me three actual hours to even only feel sleepy. So, why was I feeling so lively?</text:p>
      <text:p text:style-name="Normal">Ah, you see, this time, I have the answer to that question: stories. Yes, I did stay awake for what felt like three hours yesterday, but you know what I did for most of that time? I imagined stories. Well, that’s what I always do. Except tonight was special, it wasn’t just any story, it was the book I wanted to write, it was Orion’s story. I finally found how I wanted to begin it, and from there, it just flowed like water. The continuation came so smoothly, so easily, it was all like a natural thing. And now, I have an idea for how most of the story’s gonna turn out, and I love it. And then, this morning, I just sat there and thought until now, and of course, I thought of only the story. It’s so much fun shishishi. Ah, and I also decided on the title of the first chapter: Bubble Tea. Yup, that’s been one big inspiration for yesterday. There are so many things I could tell you about it all, I don’t think there is enough time in the universe for all of it :))</text:p>
      <text:p text:style-name="Normal">Ah, I also decided on the names. It isn’t definitive, but I have. Except for Orion, that’s definitive. And I could tell you about Nausicaa, which should be her name if all goes well, since I have yet to pull the trigger on her character, but she’s inspired by her namesake and Nino. Of course, there’s also Es, and she’ll be the third MC. And god the stories I have in mind for the three of them. Ah, and there’s also Aran. Oh god, there are so many things, I love it. It may seem like a mess here, but in my head it’s all so natural, it’s organized so neatly, I just AAAAAAHHHHHH I love it. I also want to start writing soon, but there are still things I have to get straight, parts of the first chapter I need to make clear before I start, like some details and some stories, and the lore. Also, the characters, I need to make them clear before I start. Jeez, that’s a lot of work, but that’s the besst part of it: it doesn’t feel like work at all, and imagining all these stories is what I want to do AAAAAAAAAHHHHHHHH</text:p>
      <text:p text:style-name="Normal">Shit, I’m too excited about this. And in all this, Bubble Tea’s playing in my head. Thank you so much for the orchestration, Rush Garcia, I love it. Shishishi, I’m feeling happy about this all, it’s so much fun. Is this what having a passion feels like? I wonder, I think it is, because it’s so much fun and I just want to do it :)) Well, I can’t quite get to the writing yet, but we’ll get there eventually, and hopefully soon. I think writing’s actually not our favourite part of it, but just imagining. Wow, so imagining stories is our passion you say? That’s quite the revelation there, shishishi. Ah, I’m smiling like a kid who just got to Disneyland again, and I love it.</text:p>
      <text:p text:style-name="Normal">But, as much fun as this all is, this isn’t what we’re here for, this is the Dream Journal, so we have to write down dreams here.</text:p>
      <text:p text:style-name="Normal">Right, as of late, ever since we’ve reformed the way we write down dreams, a strange thing has been happening: when I wake up, I remember absolutely nothing of my dreams, it’s literal void, I just can’t remember. But then, little by little, as I stay in bed a little longer, the memories come to me, and I can write them down, Huuuh, that so? Let’s get to it then, tell me what you remembered this morning </text:p>
      <text:p text:style-name="Normal"/>
      <text:p text:style-name="Normal">Now, now, things aren’t as bright and cheerful in those dreams as they are this morning, so tone it down a bit, at least for the first episode.</text:p>
      <text:p text:style-name="Normal">-We were at St Do, I was with Mezza and possibly Pit, I’m not sure, and we were watching something. Actually, we were at my house, and we were watching a video that brought us to school grounds.. It was a documentary/car show at the football field at St do, and at occasions cars barrelled out of control, and they hit the spectators. One car hit four people, two of them died. One on impact, the other, slowly, they had their small intestine slowly come out. And I did nothing but watch.</text:p>
      <text:p text:style-name="Normal">Sigh, we start off on a bad note, huh? Well, yes and no, we did start off on one of the best notes we’ve ever had in our lives, in facct it was probably the best. Do beat yourself up over your passivity, but don’t beat yourself up too much.</text:p>
      <text:p text:style-name="Normal">-At home, in the evening, in the living room. There were me, Antsa and Ando. Well, of course there’s always gonna be me, that’s why they’re my dreams. At some point, Antsa’s phone rings, nd it’s a recruiter from the military. That’s the job he wanted to do. But things <text:s text:c="1"/>aren’t going that well as they don’t understand what Antsa’s saying, even though it’s French. He seems too stressed to speak normally, so we do our best to calm him down and help him. The recruiter doesn’t understand our name properly and keeps mispelling it, and when he tells him we’re from Mada, he mishears and says that on the document Antsa sent, it says he’s from Benin. Not so fun stuff like that</text:p>
      <text:p text:style-name="Normal">-Switch. You’re pretty smart when you want, so you can understand this. The episode continues, except this time, before I realize it, she’s at our house too. Fair, I suppose? We talk about a whole bunch about nothing in particular, and at one point the subject turns towards Nerf guns and the ones I have at home, and I show her the hybrids I’ve created from all the different guns and parts. One of them is a shotgun, a pretty powerful one, and when she shoots it towards the kitchen door, I joke that she may have inadvertently killed Antsa with the thing’s power. And Antsa shows up, very unhappy with the fact that we’re so loud, since he really wants to sleep.</text:p>
      <text:p text:style-name="Normal">-And then it changes to another episode. I’m in a cinema full of people now, some way down the stairs, and the movie has yet to start. Not like it was ever gonna start, that wasn’t the point of the dream. I was alone, searching for something, a seat for myself probably. Down the stairs arrive some people, and among them is Mous. He tells me to give a high five to a guy nearby, and I go to do that. The guy was surrounded by others who were saluting him in one way or another, because he’d just accomplished something big. But there was something off with him. His eyes, they were different, very much so. He didn’t have a pupil, instead there was a white/grey hourglass-shaped figure there, and he had a blank stare at nothing in particular, with his mouth agape and everyone surrounding him. He didn’t shake my hand or anything, but afraid to be embarrassed, I kept it there and tried to act cool. He was strange, I think he needed help, but I’m not sure, I can’t tell.</text:p>
      <text:p text:style-name="Normal">That’s not the lesson I got from that dream though. This was a lesson on myself, and a reminder from lonesomeness. The point was: don’t go doing what you think others want you to do for the sake of cheap points on their popularity rankings. If you’re gonna do something, do it because you feel it’s right.</text:p>
      <text:p text:style-name="Normal"/>
      <text:p text:style-name="Normal">Tue 8th June, 10:28</text:p>
      <text:p text:style-name="Normal">I come today as the bringer of news. Not good ones, but not bad ones either. I have decided that I’m gonna take a break from writing down my dreams. I feel like I’m making no progress whatsoever and I’m actually regressing, in terms of what I can remember, and the lucidity of my dreams is staying the same. Instead, I want to dedicate the time in the morning to studying, since it’s already so late, and we only have until the beginning of July to do so much. I hope you’ll understand my decision. I’m not giving up, at least not forever. I will come back when the dust has settled and I can once again put lucid dreaming as one of my priorities. But, until then, this journal will go to sleep. And on that, see ya</text:p>
      <text:p text:style-name="Normal"/>
      <text:p text:style-name="Normal"/>
      <text:p text:style-name="Normal">Wed 9th June, 10:02</text:p>
      <text:p text:style-name="Normal">I know what I said yesterday, and, well, we’re just gonna pretend that never happened. You see, before I knew it, it seems I got entangled in a strange business, one that requires that I be at my best. Plus, I really love this theme, and I wish to keep seeing it. And it’d feel wrong to use it one day without having written our dreams down to it. Bubble Tea is the best. What business am I talking about anyway? One that involves team play, and being a team player. If it were me alone, I wouldn’t have had issues quitting. So of course, it doesn’t involve me alone. It seems I belong to a team already, and I’ve probably belonged to it for quite some time. And the gravestones... yeah. So, I don’t want to visit any more graveyards, and I don’t want to have to fix the crooked gravestones of my team members, so 1) I’ll have them fix it themselves from the afterlife if necessary and 2) I’ll have them never go to the afterlife in the first place. This may all be bullshit of course, this could very well be just something I’ve dreamt up, but as long as there’s a fair possibility that it isn’t, I simply can’t just abandon. And so, back to business we are. Plus, I really really love this theme. And I really really love it because of my playlist and, well, TCTW. Oh yeah, about that. It seems that chapter 1 really isn’t nowhere near as ready as I thought it to be. I know how it has to go in general, in fact I know how the three acts are supposed to go, but it’s the details that I have to make clear. The essential details, not the other ones. Those ones, the story and the reader’s imagination will team up to decide on.</text:p>
      <text:p text:style-name="Normal"/>
      <text:p text:style-name="Normal">Alright, on to tonight’s dreams. I only remember three episodes, but actually the focus is gonna be entirely on the third episode, since it’s the main reason I decided to come back here in the first place. Plus, there’s a lot of intel you can gather from it, and there are a lot of theories you could make about it. So, without further ado, here goes:</text:p>
      <text:p text:style-name="Normal">-Playing Geogssr. In the middle of a road in Mexico. Go around, arrive in city, forget I’m playing, and then walk back to find a museum. There’s a sign in museum that Indicates the name of the region and the direction it’s going. I don’t remember the name, it started with Mi and sounded Spanish, but the direction was towards the North, towards the USA. More precisely, towards Oregon. Blame my atrocious knowledge of geography for this, umm, mild inaccuracy. </text:p>
      <text:p text:style-name="Normal">-Was on a road to somewhere, I vaguely remember it having had something to do with school. I might have even come from the school’s green football field. In any case, I was now on a road, on my way to somewhere, and at some point it was flooded with people from St Do. Sitting under one tree was Ange, and I went to him to ask him about the upcoming football match we had to have, since he literally gave us no details. No seriously, the game is tomorrow and he really didn’t give us any detail as to where and when it is.</text:p>
      <text:p text:style-name="Normal">-But this is all trivial. So much so that proof is left to the reader. In fact, I spent all morning thinking about episode three, its implications, and occasionally getting lost thinking about TCTW. And by occasionally I mean for half the time I was in bed. Nah just kidding, my thoughts were focused on episode three. Mostly. I think. And, in all honesty, no, nothing. You don’t need to know that.</text:p>
      <text:p text:style-name="Normal">Sorry, I was lost in thoughts for about ten or fifteen minutes. I really can’t get Chapter one out of my head, I keep thinking about it, and I absolutely love that. In fact, I keep thinking about the whole story, about how I should make it, about the essential details and about potentially adding some new things to make it better. I love thinking about it, it’s my speciality. If there’s anything in this life that I’ve practised for ten thousand hours, it’s dreaming and fantasizing. Alright, back to episode three.</text:p>
      <text:p text:style-name="Normal">This time, we’re just under our house, in the private drive-through/garden of the condominium. And it wasn’t just me, there were at least also Antsa and José, and I think there was Pit too, and possibly Mezza. In this one, we were all dressed as Spiderman, to an extent, and that was because we all had his powers. At least, I did, and the other guys were dressed kinda like him, so I assumed they had something similar going on. I was walking around, doing nothing in particular. It seems we were on patrol or something, and I walked out of the front gate for a while, then came back. When I did, however, it started smelling of dead fish somewhere. I couldn’t pinpoint the location, so I kept looking around. There were lots of pigeons, and I saw one of them fly overhead and land near the gate with a worm in its mouth. I went towards them, but the smell seemed to come from the opposite direction. But before I could investigate further, coming from the rear gate was a strange guy, and I knew that something was off with him. My first reflex was to shoot my webs to my teammates in order to get them away from the guy and towards me. But before long, the guy was just in front of me, and I knew that conflict was inevitable. He went for me. Good thing. My teammates were near me, so I knew I could rely on them, but right now, I had to focus on him. He swung at me a few times, but never connected. Instead, I was the one who dodged and landed a few shots on his body. But when my shots connected, a doubt sprang into my mind: I didn’t know if I could handle him. On my own, in that state, maybe not. But I wasn’t on my own. I’m not sure what happened, the fight continued for a short while with me on the defensive and occasionally countering, but at some point, we had captured him. He was now attached to the front gates, and I was pulling him from behind with my webs. My webs were attached to his shoulders, and given how the front gates are made, if I kept pulling, I could rip his arms off. And we interrogated him, possibly Antsa did. And there was a guy that popped up momentarily, (although I didn’t sense danger from him) and he answered our questions. I don’t remember the conversation anymore, but what we got from it was: something big was coming, Rome, city centre, and they had necromancers, powerful ones, and quite a number of them. In the meantime, despite my own intentions, I ended up ripping the guy’s arms off, and it seems he died off. I was worried about the necromancer thing, and I started worrying about what we should do with the guy’s body now, since this was exactly the kind of thing necromancers use. In fact, he was used by a necromancer himself. </text:p>
      <text:p text:style-name="Normal">The body also somehow ended up on the roof of a car, with a single little boy in it, and while I don’t know if the boy could see the body, as for some reason I assumed that only me and my teammates could see him, he sure as hell felt its presence, as he was crying frantically. José removed the body from the car and tried to calm the boy down. I started heading further inwards, for no reason in particular, and that’s when I knew I didn’t kill him.</text:p>
      <text:p text:style-name="Normal">From the front gates, a guy came and asked my teammates if they saw someone dressed like Spiderman. We all knew, it was him, he’d come back somehow, and what he wanted was probably my head on a spike. Of course, we teammates, not rats, so they simply said that they didn’t know what he was talking about, and in the meantime I tried to use my powers to climb to the top of the building to hide from his view. However, my powers didn’t work, and instead I had to rely on window bars to climb up. And at some point on the way up, the building wasn’t the solid, stone building that it was, but became a fragile old wooden tower on the verge of collapse. I still reached its roof, but because of the structure, the entire tower started swaying right and left. And he knew something was up of course, and he ran towards the tower starting from the front gate, with the intentions of finding me. But I wasn’t so stupid as to just stay there and wait for him, so I jumped towards the opposite direction to where he was going, where there was a second, shorter but more solid tower. Of course, I didn’t stay there either, I used it as a spring point to start running away. However, before I reached the rear gate, I could see him run. He ran at an incredible speed, and there was no way I could ever outrun him. </text:p>
      <text:p text:style-name="Normal">Because of that, I decided to climb up the garage’s roof and wait there, and he couldn’t climb it, since he didn’t have his arms anymore, so instead he had to go all the way outside the rear gate and from there come to me. But did I mention that he was quick? Yeah, he did that in no time, and he was now some ten meters in front of me. A fight was inevitable. </text:p>
      <text:p text:style-name="Normal">So, in an act of defiance that past me would have never expected from myself, with all the cockiness that I had somehow made mine in those past few weeks, and with the trust I had in my teammates, as the guy started walking up to me, I crossed my arms, relaxed my posture, and leaned my back to the wall. Shit, what a cocky brat. In all that, Antsa was behind me, and he used his web that he had previously connected to him in the prior fight to simply pull the guy’s head off, and that was that.</text:p>
      <text:p text:style-name="Normal">With the situation under control again, and seeing the team captain swing the head with the web, I proposed to him that I use my strength to throw the head as far away as possible, so at least a couple kilometres away, and then that we cut the legs off too, so that the body can’t go and pick the head back up. But he refused. I hope they have some sort of protocol to handle this kind of thing, ‘cause is pretty damn dangerous in my book. Well, he’s dangerous for current me, there’s no saying what the future me would think. The silver bird did just barely hatch from his egg after all, we’re nowhere near done growing. I hope so. </text:p>
      <text:p text:style-name="Normal">I’m not sure how to grow further from this, to be honest. Should I focus more on Orion, or become stronger? I can easily imagine what a stronger me would have done in that situation, he would have solved the entire thing in one dash and one strike. But I don’t know if that’s what I want. So, I have to figure that out first, and then I can do whatever.</text:p>
      <text:p text:style-name="Normal"/>
      <text:p text:style-name="Normal">Thu 10th June, 10:31</text:p>
      <text:p text:style-name="Normal">We’re very disorganized today, as the episode order is a mess and I don’t remember transition nor chronology. Well, that’s not my problem. Umm, it isn’t? No, it isn’t. Ok, alright, if you say so. Then let’s get these episodes going, in no particular order.</text:p>
      <text:p text:style-name="Normal">-In a boxing ring, in a gym. I’m looking at the Greatest. He’s fighting three men in one night like promised. But now, it’s me, and I’m fight two severely out of shape Tyson Fury and Andy Ruiz Jr. I’ve just looked at the champ, so of course I use his style. But punches feel weighed down. This one feels very much like I’m actually being trained to throw punches. During the fight, my opponents weren’t putting up much of a fight, however, while I could pretty much land at will, the punches I landed left much to be desired. As I said, they felt weighed down. That’s because I felt as though I had iron bars attached to my forearms that made my arms heavy.</text:p>
      <text:p text:style-name="Normal">-Watching Top Gear, and I’m looking at James, May and Hammond talking about stuff in general and just being idiots. We’re on a long road, like when travelling, to nowhere in particular. At some point, the three idiots become me and my mechanics group from last year from uni. We arrive at a nice place, on a dirt road on a mountain, and then get out of the car to a beautiful view from a mountain side of a valley. Well, not really a valley, more like a mountain chain. The clouds were low and fast, the mountain sides were green, and the sky was bright blue. It really was a nice sight. Then we meet Bianca who’s just arrived there too. She tells us to do some things that I don’t remember, but I do remember that at the end, when we have to go back to the car, I have to take care to bring everything I need and everything we left at the sight-seeing place.</text:p>
      <text:p text:style-name="Normal">-I want some bubble tea though, and these dreams don’t match bubble tea standards.</text:p>
      <text:p text:style-name="Normal">-Playing a FPS. I use my special to get an incendiary-grenade launcher. Use it to dislodge players from an excellent spot and try to advance forward, but I stop as I notice that a shit ton of claymores have been placed on the ground in front of me. I use my assault rifle to make them explode one by one, and just when I thought I’d cleaned them all up and was about to advance, I stop once again, because I instinctively know that there has to be some claymores just beyond where I’m currently taking cover, just waiting for me to pass. </text:p>
      <text:p text:style-name="Normal">And thus end today’s dreams, so see ya again. Oh, by the way, I know I dislodged the player when at the first grenade explosion I get a hit-marker, and at the second shot in a nearby place that’s still within the radius of the previous, nothing. </text:p>
      <text:p text:style-name="Normal"/>
      <text:p text:style-name="Normal"/>
      <text:p text:style-name="Normal">Sat 12th June, 11:01</text:p>
      <text:p text:style-name="Normal">No, I have nothing to say for missing yesterday’s entry. I was dead tired, and it ended up being used as a rest day. And now, I’m back. Been a while since I felt this much energy, though it isn’t much at all, it’s... just strange to wake up and not be dead tired. Alright, you’re not here for that, and that’s merely an excuse I put up there, so that I may have a valid excuse in the future when I find this hole. Let’s see. The chronology, once again, is a mess, but I feel like I remember more. Possibly because there were three parts. So, in any case, I’ll hurry writing down <text:s text:c="1"/>the titles, so as to forget the least possible amount.</text:p>
      <text:p text:style-name="Normal">-St Do, lunch at cafeteria, but it’s evening. Contest vs a table of three girls. We lose. End up eating alone slowly. Get up to leave. Enter the boy’s bathroom. It’s beyond filthy. Encounter Mr Saury. Leave somehow.</text:p>
      <text:p text:style-name="Normal">-In a parking lot. Or rather, have car parked inside what could be best described as a shed serving as garage. Maneuver out with the others, old acquaintances, possibly some juniors from St Do. It’s a pain. Getting up slope is difficult and requires we use our own strength. Once we do reach level ground, smooth ride, like those electric scooters. I expect to struggle just as much for the first and next semblance of a slope, but no such struggle, smooth ride. Like a failed attempt at slowing me down in a dream. Ride out on a road, then turn back because wrong turn. Stop before going inside a fairly hidden road with only signs to guide there. Constructions all around.</text:p>
      <text:p text:style-name="Normal">-One guy stops me. I’m now outside the car, as if I never rode the car. He asks that I do tests to see if I’m COVID positive. Fair enough, I accept. He inserts a needle in my arm and extracts blood, presumably. It feels very real. The visible liquid beyond the needle turns red. Apparently that’s a sign I’m good. Required to do it again. Why not. However, liquid stays grey, a sign I’m positive. It could be a false positive though, so I ask for a third test, and this time it turns red. So basically I’ve been fooled by them all-round and asked for more.</text:p>
      <text:p text:style-name="Normal">-Two attempts of MO2 on me. I wasn’t even fazed. Frankly, I’m impressed by myself. So, the ball is in my court, and victory is within my reach. Let’s extinguish their flames and light up ours. The remaining task, before we can focus on growth, is lucid dreaming.</text:p>
      <text:p text:style-name="Normal">-Part three. Actually, maybe it’s part two. I don’t think I woke up in the middle of the night. Walking a slope, in front of me, it’s a scene from Afghanistan. A place I’d either previously dreamt of, I’ve read about, or I’ve imagined. In any case, I know its story somehow. I saw two old school buses, and I know the tale behind them. The only reason they were still there is because the metal they were made of were too rusty to be scraped. An Sf team had been on a mission around these parts at night, and they had been spotted and were under attack. He had chosen to enter the two buses to go under cover, and in hindsight he recognized it was a blunder. A chopper rained down lead from above, blindly, piercing the roofs, in hopes of eliminating them all. But it’s not that story now.</text:p>
      <text:p text:style-name="Normal">-And this time, it was much more peaceful. Since this is after part one, and it came up quickly after I woke up, I was aware that I was wearing my blue pyjamas. Walked up, and saw some people I knew. One of them seemed to be a group made up of Yosri and possibly Ange. Curiously enough it’s the one year anniversary. Maybe it’s because I saw posts on Insta. Probably. But they were walking in a different direction than I was. Behind me was Antsa and Ando, and they were dressed pretty formally. Oops sorry, time. There’s more to be written after all. In front of me were acquaintances from the Malagasy community. Walked up to them quickly to greet them. One of them called me completely wrong, thought my name was Giulia. Umm, no it isn’t. <text:s text:c="1"/>Probably inspired by yesterday’s episode of No Radio No Life on getting people’s name wrong. </text:p>
      <text:p text:style-name="Normal">-One thing: I had in my hands my ps4 controller, and every time I tapped the boost button for Genshin, even though I walked normally, I was faster, like I caught up continuously using this method. Some people stopped at nearby house, it was theirs, to get a drink. I kept going forward. Meeting a different group, Ando’s friends. One of them carried a luggage, I proposed to carry it for him, and I found that it had wheels, very useful. Then learned that we’d go immediately to the ceremony without breaks, so I asked Ando to take care of my tasks while I went to take a shower and change. </text:p>
      <text:p text:style-name="Normal">-Part three. Was at the ceremony, but the people changed. At cinema, waiting for a uni-style lecture, but it was for younger audience. Lights out, like in cinema, teacher arrived to begin presentation, and asked if any of us would like to present. A character I knew and whose personality was definitely inspired by Paimon shot her arm up. She was right to me, but unlike Paimon, she was blond. Regardless, she was under my protection.</text:p>
      <text:p text:style-name="Normal">-But as she began her presentation (a video on YT she subbed in real time to give explanations), problems arose. The letters were in ancient Egyptian, so we had to change it. Then the problem became another. Her keyboard didn’t respond properly, other people tried to help, and I told her that it seemed that whatever key she touched, it seemed to be doing ctrl+that key. Of course, this was my dream, so I was right. At some point, the arrows on the YT video worked normally. I.e., + and - 5s, so I deduced that things must now work normally. And now things were. But she was pouting, since people had laughed a bit. She was so precious that I wanted to hug her and cheer her up to try again.</text:p>
      <text:p text:style-name="Normal">As a bonus, here are some episodes from yesterday. It also seems I got used to the fact that when I wake up, I remember nothing, and it takes me time to recall the episodes.</text:p>
      <text:p text:style-name="Normal">-At a place I called home. It looked like that place in Mada, the one at the foot of the hill where school was. And near there was our home. I had just talked to a classmate, and she insisted we all have a sleepover. Also, on the second day, I would have to go pick up two of her friends from the station, one after the other. But since I knew nothing of them, I asked that she at least give me their numbers. And she gave me a whole phone. Granted an old one, but still a phone. Also, at some point through, she became another classmate.</text:p>
      <text:p text:style-name="Normal">-I wanted to visit the place some more though. We were leaving it after all, it wouldn’t be our home anymore. So I went around, and then I saw this beautiful thunderhead encapsulating the early evening sun, and I asked Antsa to take a picture. He misunderstood, as he took a picture of me and the sky, but I just wanted the picture of the sky, so I told him to take it again.</text:p>
      <text:p text:style-name="Normal">-I was now heading towards that sleepover, but things had changed a bit: it would still be a sleepover, but now, it was the quints. I may love them a little too much. Nah, you can never love them enough, they’re too precious. Especially Miku. In any case, I was at a sort of submarine or something that required me to open a hatch to get back up. I now remembered it as an episode I had yet to finish, and that got me happy. I now remembered what it felt like to have material to finish of something you absolutely love. Unfortunately, of course, I had already devoured everything. Except for chapter 0, with Miku with pigtails. Alright, I have a new objective. </text:p>
      <text:p text:style-name="Normal">I’ll be off. I am now a man with a mission, and that mission is to find chapter 0. On that, see ya</text:p>
      <text:p text:style-name="Normal"/>
      <text:p text:style-name="Normal">Sun 13th June, 11:51</text:p>
      <text:p text:style-name="Normal">I’m the hand that’ll take you down, bring you to your knees. A lot of indications here, most are indirect, but they tell quite a bit. And I’m quite happy of what they say. It seems I’ve grown quite a bit, enough that I even had a Kouhai for a short period :)). Yayyyy congrats.</text:p>
      <text:p text:style-name="Normal">Alrights people, let’s actually get to it, we have a lot of stuff to do today. Oh, too bad, I would have loved to linger around here. Well, next time, wake up early and we will do that if you want.</text:p>
      <text:p text:style-name="Normal">As usual, the general chronology is this, there are episodes I forgot, and some transitions were lost.</text:p>
      <text:p text:style-name="Normal">-Needed to enter a sort of tower to infiltrate a building, Genshin inspired. Became a black cat to climb easily with max stealth. Possibly got spotted by an orc standing guard, but scenes changed. Not sure what happened in the meantime, but I was now trying to exit the cathedral adjacent to the tower.</text:p>
      <text:p text:style-name="Normal">-Was using controller or mouse to control a character, a girl who is an archer. But then I was there too, and since I was the one playing, I had no attacks or weapons like in Genshin, and UI was bare. In front of us appeared a big guy, an enemy. Archer couldn’t engage for reasons I don’t remember, so I engaged him instead. Repelled him, but then behind him an enemy archer appeared, and possibly hit either me or her with an arrow.</text:p>
      <text:p text:style-name="Normal">-No matter, we had to get out, so I broke out of a window. In parallel, I came back to being the black cat, and he jumped off the tower to escape too. We had wings and flew away. All in all, this seems to be an attack that didn’t land. One thing that bothers me though is whether I left alone or not. I really hope not.</text:p>
      <text:p text:style-name="Normal">-School trip, in a resort possibly on a mountain. First with the boys, we went in a closed room instead of staying outside, and we started talking. There were many guys, of which I remember Mezza for sure. The conversation was really fun and I laughed a lot, so much so that at a certain point it was just too hot inside the room, so I went outside.</text:p>
      <text:p text:style-name="Normal">-Switch. Same deal as last time, restoring purposes this time. She was there too, but we never spoke for all the episode, and that made me sulky. It was time for dinner, and I was at the table with all the guys. Antsa and the others ate first, and I didn’t eat I think, or maybe I did. but at a point while there were some empty plates I asked if Mezza, who didn’t eat either, wanted me to go take his food since I was going there anyway, and I also asked if anyone wanted seconds so I’d take their food too, and Antsa did. </text:p>
      <text:p text:style-name="Normal">-On my way there, still sulking, but I would be given more, different reasons to sulk now. Was waiting when something showed on the TV. It was a Japanese show. No, that’s incorrect, it was a sort of show that showed Japanese idols. They were in a space suit, in a closed capsule, and they were scared. And I saw why. There was a bullet travelling at a speed only comparable to slow-motion, and it unfailingly hit them somewhere in the head, with the same impact as a bullet travelling at normal speeds. </text:p>
      <text:p text:style-name="Normal">-Why is it that I didn’t do anything though. Was it that in my head I created a barrier between me and what happens in a TV? like it already happened so there’s nothing I can do about it? It’s always like this, isn’t it? I never take action. </text:p>
      <text:p text:style-name="Normal">-Let’s change subjects, I don’t like this. Do you think I could have saved them? Yeah. That’s what I don’t like. In hindsight, I always realize that there had to be a way for me to save them, yet in my dreams I’m content just watching. Didn’t change subjects at al did we? No matter. How do we get the mindset to go and save them? I want to do that, they don’t need to die, they didn’t need it at all, it wasn’t necessary. So how, I wonder. What kind of mindset is necessary for that? You’re probably pretty close, so it’s certain changes that need to be made, yeah? Changes about passivity, about our pure reactivity. Once again, the need to be more proactive huh? Yeah, probably. So, let’s think about that, alright? Yeah.</text:p>
      <text:p text:style-name="Normal">Okay, let’s move on to the rest of our dreams now.</text:p>
      <text:p text:style-name="Normal">-After that, the episode continued a bit, I went back to my table, but the story was coming to an end. We were now going back to uni, and me and Antsa needed to take some lectures. On the way, I was still sulking btw, but I won’t tell why. Yeah, it’s still related to her of course, but I won’t give details. Not that it’s anything important.</text:p>
      <text:p text:style-name="Normal">-Things are quite different though. We are heading towards a place far more akin to St Do than Sapienza: it was like going to the old elementary classes’ section, and before going down the stairs, we were stopped by the secretaries from across. They told us that we needed the reservations on Infostud and Prodigit to go in, but we didn’t have them. However, things worked out as they allowed us to go in by giving us a paper, because we had done something like reserving for exams or whatnot.</text:p>
      <text:p text:style-name="Normal">-Anyway, that’s the end of that.</text:p>
      <text:p text:style-name="Normal">-Last segment. I was coming back from somewhere, it was a fairly familiar place, and I was seeing people I’d just seen in a previous episode, so I knew their quirks and personalities. One such guy was the aggressive type that would always ask to spar. Well, he wants fights really. I kinda ignored him, but then he chased after us, and after we reached safe ground, I saw that he was after one of the guys who were behind me, and so, at first, I tried launching a sort of tree-like object at him, but it was too heavy, so it didn’t reach him. After that, I went after him, and I picked up a light saber on the way, and he had one too, the staff-like ones Darth Sidious has. We entered a fairly small room, and this was the second time in this dream I was fighting someone with a lightsaber. At first he was aggressive, but he didn’t land, then I went in, and while I didn’t land either, I was now controlling the pace. Then, a kid came through the door. He had a lightsaber like the other guy, but he was wayyy young, and he was clumsy too, as he hurt himself spinning the lightsaber. After looking a bit, I went on the offensive and managed to somehow land multiple hits on the guy. It was my win, so now it was time for us to go outside. </text:p>
      <text:p text:style-name="Normal">-As we were all walking back to safe ground, the kid talked about how he hurt himself by spinning his lightsaber, and asked whether it bothered me. He was wayy too cute, he needed to be protected. He was my kouhai for a moment, and that’s fine. <text:s text:c="1"/></text:p>
      <text:p text:style-name="Normal">-Attack by them in the middle of the night, quite vicious and, from what I gathered, quite angry at me. </text:p>
      <text:p text:style-name="Normal">It seems that attack was done out of spite. If it was, then I must be doing something right shishishi. Well, I can imagine why they attacked that way, and, while it’s arrogant of me to say this, it wouldn’t surprise me if they did it out of frustration against me. Oh well, whatever. In any case, that’ll be all for today, so see ya</text:p>
      <text:p text:style-name="Normal"/>
      <text:p text:style-name="Normal"/>
      <text:p text:style-name="Normal">Mon 14th June, 11:51</text:p>
      <text:p text:style-name="Normal">I was on my way to wake up earlier, but some shit happened tonight, and I woke up late. That shit also made me forget a big chunk of episode 1: it seems that I’ve grown far too arrogant, and this has led to my being defeated in a flash, when I didn’t expect it. I thought MO2 wouldn’t faze me, but it hit like lightning, and it was forced, like they forced me or something. And then there was something else that made me stay on guard, but it turned out to be nothing. As a result, I didn’t get to stabilize my memories of part 1, and what memories I have of it, I’m not sure they even belong there. In any case, here goes.</text:p>
      <text:p text:style-name="Normal">-Playing soccer as GK. It’s on an 11v11 field, but it’s just everyone messing around. Played only half seriously, was a sort of mundialito. At some point, everyone lined up on my goal, and I just stood behind them, inside it, shouting that if they don’t manage to stop the ball this way then I’ll leave out of disappointment. While in there, three dogs came. One was clearly a cross-breed, and surprisingly, both its parents were there too. It really showed that they were his parents. But they looked hungry and sad, and I had nothing to give them to eat, and that made me guilty, so instead I gave the least I could: some love.</text:p>
      <text:p text:style-name="Normal">-Was in a sort of hangar, and was being pursued by someone for reasons I don’t remember. I had an ally with me, a girl who got ahead of me, towards a passage we knew was well hidden and the pursuer wouldn’t find if we went through. It was a sheet of metal on the steel wall that, if you paid attention you’d notice was cut nearly rectangularly, except for the <text:s text:c="1"/>top section. It could be folded upwards and we’d go through there, and then put it back and it’d just seem like we disappeared in thin air. However, things didn’t go as planned. It was similar to a nightmare setup. I had reached it, and I had quite the head start on the guy pursuing us, but the hole was small, and I somehow couldn’t get my feet through it. By the time I noticed that I had to get my feet through a certain way, he’d gotten way closer, and he saw me go through, so now he could keep pursuing me.</text:p>
      <text:p text:style-name="Normal">-After the crossing, I found myself in a train station, and here I’m really not sure of the chronology of things. I might even get the memories wrong here, but here goes.</text:p>
      <text:p text:style-name="Normal">-I saw him trying to go through another passage to get to where I was, but then, for this whole episode, he stopped being an issue. In fact, he was arguably (and mostly technically) not an issue for the rest of the night. Well, you’ll have to judge yourself. I’m really not sure what happened afterwards. I think I just wandered around. I don’t know how it happened, but at some point I found myself with Ange and a few other guys. I still kinda held it against him that he didn’t give me back my money, but that would soon change. For reasons unknown, we were on the platform of the underground trains, and we had jumped down. And now trains were coming towards us. There were three separate railroads, with two that kind of merged at some point. Fortunately, only one train at a time arrived, and when it did, one of us took it upon ourselves to shout a train was incoming. That system developed rapidly, and at a certain point, we’d just shout “Gauche”, “Droite”, or “Milieu”, to indicate in which of the three railroads we had to stand to avoid the train. It was a sort of minigame.</text:p>
      <text:p text:style-name="Normal">-Then, one of the group found a way to the top. He’d found some sort of emergency stairs, and we used them to get out. </text:p>
      <text:p text:style-name="Normal">-We were back at the station again, and this time, there was an elder German gentleman waiting for me. Apparently I was to accompany him, or he wanted to repay me for accompanying him earlier. At that point, I said goodbye to Ange, the experience we’d just gone through having eliminated my money “grudge” against him. </text:p>
      <text:p text:style-name="Normal">-The way the German guy wanted to repay me (or something) was to leave me in the hands of someone else. And as soon as I was <text:s text:c="1"/>with that someone else, I found myself on a dock. No that’s incorrect. The first proper mission of Modern Warfare is an infiltration and raid of a cargo ship. And now, I found myself on a cargo ship in the dark of night. It was to be a training, an assessment of my skills, a trial run like you’d have as first mission in CoD. I picked up my weapons: a Barret .cal, which is an exaggerated weapon given that I’d only need an anti-personnel weapon, and a submachine gun. I could have picked from a variety of other assault rifles, notably an AK-47, but these weapons were all maxed out, and I wanted to do this trial on “fair grounds”. </text:p>
      <text:p text:style-name="Normal">-It began immediately, and I discovered a few things just as immediately: even a weapon as powerful as the Barret .cal wasn’t enough to take an enemy down. Indeed, the enemy was quite special; from an objective point of view, they were superhumans, maybe even beyond that. I could see my 12.7mm bullets hit them, and they’d act like I’d hit them with a 5.56mm on their kevlar breastplate or something. They acted exactly like enemies I’d hit with a single medium bullet in CoD would, hurt for a moment but immediate recovery. The bastards simply wouldn’t go down, and they were smart and had great teamwork. </text:p>
      <text:p text:style-name="Normal">-One of the things they did was set up explosives, a certain kind of it. Now that I think about it, the mechanics of it are rather complex, but I’ll try explaining anyway. First, two of them would get together and each would have a sort of shield with them. These shield were the soon-to-be explosives, and they’d push through to me with them. Then, they’d leave them, and they’d make them explode with bracelets that they’d make give off the same radio frequency. </text:p>
      <text:p text:style-name="Normal">-But just like things don’t go as planned for me, they don’t go quite as planned for them either. I’d somehow managed to get my hands on the two bracelets. It was counter-play, and now my objective was to make their shields explode after I’d gotten into cover. I got away from the shields, and I pressed on the bracelets, but nothing happened. It seems like nothing goes as planned for anyone. At this point I considered changing weapons and getting first a sniper rifle with a higher rate of fire than the Barret, since it couldn’t one shot them anyway. So I looked at the Dragunov and all similar weapons. Then I also considered picking up the AK-47, fairness be damned.</text:p>
      <text:p text:style-name="Normal">-I picked up two shields and ran across the ship, using them to cover me from the crossfire, and then, it was over. My dream was over. I’d gotten away somehow. It had been a 4v1, and I came out alive. I still would have preferred coming out the winner, but you can’t have it all.</text:p>
      <text:p text:style-name="Normal">Alright, that’s all for today kids, see yaa</text:p>
      <text:p text:style-name="Normal"/>
      <text:p text:style-name="Normal"/>
      <text:p text:style-name="Normal">Wen 16th June, 10:33</text:p>
      <text:p text:style-name="Normal">No entries yesterday, and I can see why, but that’s not important. Actually, it is, so let me tell you: artificial energy boosts have their limits, and so do you, tread more carefully next time.</text:p>
      <text:p text:style-name="Normal">As for today, I’m afraid I’ll forget them soon, so let’s hurry and get to the titles. Oh, and as usual, chronology might not be respected.</text:p>
      <text:p text:style-name="Normal">-First part. I’m not sure what happened, but I forgot most of it due to the ending: Was about to go one place, but it just plainly emitted danger, so I headed somewhere else instead. However, things aren’t as simple as that in dreams, and I can’t just avoid danger like that, so it found me instead, and... I woke up.</text:p>
      <text:p text:style-name="Normal">-At home.</text:p>
      <text:p text:style-name="Normal">Wait, I think it’s important to mention this: Monday night, I asked, while in Orion, if they could just leave me alone for one night, although it was more as a “Oh give me a break goddamnit” kind of thing, but strangely enough, they complied. And it seems they made good use of that time for tonight, because I felt under pressure all night, even when I woke up from part 1. Let’s resume.</text:p>
      <text:p text:style-name="Normal">-At home. Only me and Antsa, afternoon to evening. Then, lots of guests arrived. I don’t think I knew even one of them, but they turned up just like that, and we had to treat them as guests. Felt uncomfortable all along. Then, went to my room, came back, and they were gone. This charade lasted quite some time.</text:p>
      <text:p text:style-name="Normal">-At “home”, in a sort of countryside villa. Not sure what led to this, but I <text:s text:c="1"/>went to the chicken pen or the granary, I’m not sure what that building is. It was devoid of life, except for me, and I had to do something. This is either a repeat of the danger thing of part one, or this is the end of part one. Frankly, I don’t know. I could have gone somewhere, but I didn’t, and instead I headed towards the sector where the grain is stored. It was a closed space, but somehow I fell into it, and it would have been physically impossible to get out. Except, a couple of times, I did get out, as if I were teletransporting back out. But on the last time, I couldn’t get out that way. It didn’t work for some reason. I was effectively trapped in there. Then, I ripped the wood open with my hands and got out. It was like straw. Given the amount of pressure and fear I felt, it wouldn’t surprise me if this were an attack.</text:p>
      <text:p text:style-name="Normal">-At home once again. This time though, it’s our home back in Mada, and I was alone, possibly with someone else. At the very least, I felt the presence of an ally. We were expecting the arrival of a guest: the dictator of North Korea. Since he was high profile, we’d have to greet him with everything we’ve got. However, this time around, we were the ones setting up an ambush.</text:p>
      <text:p text:style-name="Normal">-He arrived, his image clearly inspired by Kim Il Sung. He was arrogant and proud, acting as though everything revolved around him, and I hated that, but I hid it. All along it seems he expected me to bow to him and to answer to every last one of his requests. I think that’s what I hated the most, but I hid it. The initial plan was to assassinate him once we were isolated. I accompanied him to the living room and sat him down, and I knew the time was near at hand. At some point, I sat next to him and then... I facepalmed him with a handkerchief...? His face had now changed completely. Like, not expression-wise, just completely. It was bright yellow with black lines here and there, and it looked kind of ridiculous, I guess. So that was mission accomplished(?), he got up and walked away from me in shame or something... </text:p>
      <text:p text:style-name="Normal">-This is the third day in a row I dreamt of CoD, or rather just an FPS. This time however, I had the experience of the previous two days combined, and I’d grown a little wiser and most importantly, more humble.</text:p>
      <text:p text:style-name="Normal">Our team was losing badly. I’d have a hard time describing the place, so I’ll have to skip on that. I was running when I spotted enemies to my right. They were behind cover, but they hadn’t seen me yet, so I charged them. I had smoke grenades at my disposition, so I used them to disorient them then proceeded to elimination. Then, I sat back for a while. I checked my weapons. My main was a powerful hand-cannon that dealt a good amount of damage, although it took about three shots to down an opponent. The secondary was a sniper rifle, one with the Dragunov’s RoF, although the scope was the stock one, so aiming was a royal pain. Then, in front of me I saw enemies. They had spawned and were going on a road perpendicular to where I was. What’s more, they hadn’t seen me yet. These made for perfect circumstances for a surprise attack. I launched a smoke grenade as I rushed out, then used my sniper rifle, although I didn’t hit much due to the scope, then switched to my hand-cannon. It then switched to a tank battle.</text:p>
      <text:p text:style-name="Normal">-I saw everything from above. To the north, at first there were German tanks, and to their south were Russian ones. They were all WW2 era, and I saw that the Russians were being pushed back. Their tanks were inferior to the German ones, although they did have some IS-2s on the front. However, they outnumbered the Germans. I saw Panthers and King Tigers charge in, but they were crossfired and eventually, despite their armour, incapacitated. </text:p>
      <text:p text:style-name="Normal">Okay, that’s all I remember for today. See ya again tomorrow. <text:s text:c="1"/></text:p>
      <text:p text:style-name="Normal"/>
      <text:p text:style-name="Normal"/>
      <text:p text:style-name="Normal">Thu 17th June, 11:13</text:p>
      <text:p text:style-name="Normal">Many episodes, a mess, I’m not sure I remember everything anymore. I’ll try and proceed with super synthetic titles method and then work from there if possible.</text:p>
      <text:p text:style-name="Normal">-Part one ended abruptly. I was falling into something dangerous, and woke up before it came.</text:p>
      <text:p text:style-name="Normal">From here, it’s a mess. I don’t remember much anymore, but it’s a mess. The chronology is guaranteed to be wrong, and as for the memories, I’m sure they’ll deviate from the facts. Thing is, I don’t even know where to start... It doesn’t matter does it? You said yourself that the chronology is guaranteed to be wrong. Just throw them out there, then we’ll do what we can.</text:p>
      <text:p text:style-name="Normal">Oh, yeah. Tonight, the feel was different from how it usually is. It felt, not much pressure, but, it’s hard to describe. It was warm, but it was a bit too intense, just a bit. I don’t know how to describe it.</text:p>
      <text:p text:style-name="Normal">-At CDI, but it’s just under my house, in front of where the Bangladeshi guy is. Came here twice actually, in two separate occasions. The first time around, it wasn’t anywhere in particular, it just was, and I went around looking at books. Mme Bordet was there too and asked if there was anything I wanted. There wasn’t really, but I still borrowed two books. These books looked very real, they had titles and were detailed, but I have forgotten them. I know one had a green cover. The second time around, it was a different staff member, a younger girl who looks like someone I know but I can’t put my finger on who. I was looking at a box where they had Yu-Gi-Oh cards, and I recognized it as one of the boxes where we keep our cards. I told her I knew it was mine as I looked at the cards, but it didn’t bother me that it was theirs now. But still, she insisted on giving it back to me. On the same occasion, I looked around at books once again, and she complained that business isn’t going so well as people aren’t borrowing that many books anymore. So I propsed to return the two books I’d borrowed earlier and take new books with me. One of the books I took had caught my eye because I’d seen it before, in another dream. It also had a red dot under the author’s name, on the spine of the book. The author was Magnus Carlsen, and the dot was there because it meant that this was a signed copy, or at least Magnus had written something on it.</text:p>
      <text:p text:style-name="Normal">-With family, grocery shopping. At the register, we discover that we only have to pay some 8.67€ in total, so we’re still left with a lot of money, so I am asked to go back to buy some nice red wine with the rest. I go to the right. Someone else who’s given the same task heads left instead. I’m quite confident I’d find it, as the first things I pass are aisles where they sell <text:s text:c="1"/>grape juice, and then white wine. Unfortunately, afterwards I find nothing, and the other guy found the red wine, so I come back too. Then, it becomes a coming-home-from-a-party kind of thing. It’s evening, and it must have been a pretty official thing, as we’re all dressed with tuxedos and mom is in a formal(?) dress. I take the long route back to the car, it’s dark out, but I like it. On the way, I meet someone from CCB. I think it was Squalo, and we walk back to the parking lot, a dirt one, under the late afternoon red sun. I reach our car first, and he goes to his, and that’s all I remember.</text:p>
      <text:p text:style-name="Normal">-On a space ship, on a mission with a team. It’s a very important mission, a sort of rescue, but we fail it, and I lose her. She was my teammate, but other than that, I don’t know much about her. I do know she was precious to me. And, as fate would have it, I lost much more than just her. It turns out we’re on a moon, on a colony, and the failure led to a catastrophic phenomenon. It’s not an explosion, it’s not like a black hole. Visually it’s like an electric orb suddenly expanded in a fraction of a second then disappeared. But the effects were totally different: it disintegrated everything around it, it created the biggest and deepest crater I had ever seen. </text:p>
      <text:p text:style-name="Normal">-I was now in a colony further away, but still on that moon. I knew our time was limited, and we had to board a ship and leave before the wave reached us. I was in front of the old cafeteria of St Do, but we took our time to leave, and I occasionally looked at the horizon, to see if it came.</text:p>
      <text:p text:style-name="Normal">I’m sure I’ve forgotten some things, but for now, let’s flesh out these titles.</text:p>
      <text:p text:style-name="Normal"/>
      <text:p text:style-name="Normal"/>
      <text:p text:style-name="Normal">Fri 18th June, 10:45</text:p>
      <text:p text:style-name="Normal">I’m salty. I just found out that they’d ran secret tests for HW4rec, and it turns out I failed some. Now my grade is 24.something. All that work for that, uh... Oh well, can’t have it all, can you? It’s all your fault obviously, so stop sulking and come back to me. Well, not that it matters. You know the procedure: persevere. Move forward as if you’d gotten a 30 on it, remember only the lessons. Still, it kinda hurts.</text:p>
      <text:p text:style-name="Normal">Moving on to the actual subject of today, dreams. Quite a few episodes tonight, but it seems I may have forgotten a lot of them. In any case, they were very calm, at least calmer than usual. In any case, here goes:</text:p>
      <text:p text:style-name="Normal">-At home, in the evening, playing on the PS4. I think it was a space game, possibly not. This is actually the episode I remembered last, and it only came as an image, but I do have a feeling of having gone back another time to play. Maybe we’d been interrupted. While I’m not sure what we’ve played, I remember the purple-crimson colour of the screen. It may have been a space exploration game, it may not. Somehow reminded me of the comment Loic made on BO Cold War: I don’t even own the game but I play like this. This happened when we were on Discord and he challenged me to a 1v1. The first time he won by a landslide, but the second, I adjusted, and starting about halfway through the game, I was dominating.</text:p>
      <text:p text:style-name="Normal">-Playing GTA. It was very late in the evening, and I was walking on the streets of the city. I’m not sure why, but there were wounded NPCs, so of course an ambulance came rushing in. It arrived, and then at some point it disappeared, but it left two wounded people on the mobile beds for patients in the middle of the streets. Alright, whatever. However, something had caught my attention in all this: motorbikes. Yellow ones. And so, I made the decision to take one for myself. That’s easy to do in GTA. Only, I waited for a police car to pass, since I didn’t want trouble right away. I stood in the middle of the road, on the lane where cars were incoming, and when I saw a bike I liked, I took it. However, there was an even nicer bike that passed by, so I used the other to catch up. I remember the details on the bikes. Their colours, one was yellow, and another was orange. Their designs were all different, and some looked nicer than others to me. The one I wanted in the wanted was orange and had black lines.</text:p>
      <text:p text:style-name="Normal">-At uni, in class, taking lecture of CA U1. I sat in the very front row, and it seemed I was kinda late. Typical. Also, a loner. Also typical. The professor was now writing exercises to do on the board, and they were exercises from the book. Ah, yes, of course, the book of CA U1... umm, what was it again? Yeah, I don’t have the book, so that’s troublesome. I just sat there for a while looking at the board while he was writing. For some reason, I looked to the table behind me, and they had books, and then I felt the gaze of someone, and there was a girl to my left who looked away the moment I looked in her direction. In hindsight, she probably wanted to help me, but as I said in the past, when I’m asleep my stupidity reaches another dimension.</text:p>
      <text:p text:style-name="Normal">-On some place, sortie des classes. Was standing on a sort of balcony, doing nothing in particular while looking at the others leave. Some people from St Do passed by and we saluted each other. At some point, I looked below, and there were two courts there, one above another. They were connected by a staircase, and the one just below me was about halfway between the balcony I was on and the court below. I determined, for some reason, that while I wouldn’t survive a jump on the lowest level, I could survive first jumping on the middle court, then, with possibly a broken leg, jump down to the other court and still be fine. Then, at some point, I found that I had the bb pistol in my hand, the one I took to school on the last day. At first, it only had those orange plastic balls as ammo, so rather harmless. Alright, fine. And then, I changed ammo to some real blank shots. Looking at them, they were very similar, at least in appearance, to actual rounds. At some point, Thomas Salvati had showed up and was beside me when I started experimenting with the new ammo. It was... slightly more dangerous than expected. The first shot was aimed in the air and did nothing. Then, Sean came too, and I joked around with him. There were still those plastic balls in there, so I unloaded them to the new ammo and threatened him with it. Of course, after that I had to shoot it somewhere, so I shot at the ground. Well, while it was blank, it still seemed to have the property of 1) creating a hole in the ground and 2) rebounding around and then exiting somewhere in a fraction of a second. Yeah, it fired like a real pistol. I then played around with it some more, and that was that. </text:p>
      <text:p text:style-name="Normal">-In Genshin. Actually it happened twice. Actually, not really in Genshin, but it was definitely inspired by it. The first time I arrived, the quest was to go to a restaurant and try some dishes out. One dish was on a light-blue china bowl, the size of a ramen bowl more or less. There were other customers around, it was quite busy, and I’m not sure I ever ate the dish, but it looked nice.</text:p>
      <text:p text:style-name="Normal">The second time though, things were different. I was now on a street near that same restaurant, and in front of me were some coin-like objects floating in the air. I understood now. The quest wasn’t to try out things in the restaurant, but to follow the path those coins made. Now, another player arrived from behind and was taking these coins. I saw what it was, an online race. He was picking those coins instead of phasing through them like I’d expected him too. In other words, this was a competition. And so, I took to chasing those coins too. I don’t know when, but starting somewhen, I was using my glider to fly and catch coins as I went. There were many of us in this race now, and while I didn’t have the lead, I didn’t care, as I thought the objective was to get as many coins. Occasionally, I saw special packages a little below, so I slowed down to get them. They had special coins in them, and a counter increased, so I figured that those were the important ones. We were flying through a cloud, and it formed a sort of vacuum, and when we reached the end of it, we before I’d noticed, we were all flying with dragons. Mine was red, and at first I didn’t understand why my glider didn’t respond to my command of folding so I can fall quickly then reopen. Of course, it was because I was flying thanks to a dragon that was carrying me, and... it was fun. <text:s text:c="1"/></text:p>
      <text:p text:style-name="Normal">Gee, being downed by this stupid thing. Come back to me, will ya. Alright, let’s expand. </text:p>
      <text:p text:style-name="Normal">Phew, now that that’s done, see ya tomorrow.</text:p>
      <text:p text:style-name="Normal"/>
      <text:p text:style-name="Normal">Mon 21st June, 09:13</text:p>
      <text:p text:style-name="Normal">No, not tomorrow quite apparently. Yesterday’s dreams were quite odd, but I didn’t create the occasion to write them down. Bit of a shame, the main points involved being served and eating what I first thought to be a human hand, but it became clear that humans don’t tend to have a middle finger twice as long as their other fingers, nails that are sharp enough to look like oversized canines, and a “skin” colour that is purple. It was a left hand, and it was after I ate the pinky and the ring finger that I stopped and looked at Antsa to my right, and realized that I could have done what he did and simply not eat the damn thing. If you want to know, it tasted weird. It wasn’t gross, it didn’t want to make me vomit, rather it was the fact that it was, at least at first, a human hand that belonged to someone that made the process... difficult. Another episode involved being at CCB, I was training with the team, then Luca, the guy who used to be in the class one year before mine in St Do, showed up. I’m not sure what for, but it seems he did something, as he saw me, chuckled a bit and then started running away. I think he thought he could outrun me. He didn’t. I was beside right beside him a few seconds in, grabbed him and told him so. The more I look at this, the more it seems like I’m still trapped, and maybe I’m slowly becoming one of them... I don’t like that idea, especially not the second one. Maybe you’ll be more convinced after you see tonight’s episodes. And so, I’d like to start focusing on growing Hearts, it seems like that’s the only real way out.</text:p>
      <text:p text:style-name="Normal">Well then, let’s talk about it. As is usual, I do not remember much of the first part, and I only remember some episodes of the rest (although this time one part, possibly part 3, might be complete), and lastly some chronology, especially the one between 2 and 3 might be wrong.</text:p>
      <text:p text:style-name="Normal">-Watching a boxing/wrestling fight, AJ was involved. It was tag team, although there seems to have been a team of two vs a single guy. The single guy was handling the one who was currently in the ring, and this latter was trying to tap his friend. This friend was clearly a wrestler, he looked huge and was ready to make some sort of drop right as he entered. And I saw that drop, I think it was either done or simulated once. But now, it was me against him in the ring. He was huge and all muscle, and the ring was now ridicoulously tiny, like a square box with sides of maybe 3 or 4 meters. This was a huge problem. For him. Not even once did I consider the possibility that I might lose. I was in there, and I simply did as I trained. I threw 1-2s after 1-2s, and he never even hit me. Once, he got real close, so I threw a combo that I haven’t thrown in a real long time: in our system, it would be the 4-5-3. The last left hook left a big cut on his face. At some point, it was my guardian, and he clearly didn’t want to fight. <text:s text:c="2"/></text:p>
      <text:p text:style-name="Normal">-On the sea, commanding a cruiser, a cold was era one. I’m hunting down big fishes: 4 submarines. I would have been’ slaughtered IRL, but this isn’t IRL. We actually come face to face then pass each other. During the pass, I launched a first salve of four torps. Despite the fact that they’re homing, only one hits it’s target as the subs make evasive maneuvers. After the pass, I turn around once again and launch another salvo, landing one more torp on a different sub. After that, they submerge, and I’m always trying to find them. I go where there are bubbles or fishes acting strangely, hell there are even whales. But then, at some point, a narration voice started speaking. It asked if I didn’t find it strange that the subs would leave me trails as to where to go, and that they always somehow tell me the general direction they went or even the general area they’re currently in? And indeed, that is strange, because it’s all a trap. All along, I’ve been surrounded and stood in the middle of their formation. And so, I did the wise thing and disengaged. I headed towards an island that I saw, and at some point I wasn’t in a cruiser but I was swimming towards the island (NB: I can’t actually swim IRL). It was far away, and the swim was difficult and sluggish, as if it were in a set up, but eventually I reached the island, and lo and behold, the first thing I see is a natural hot spring. I was pretty damn happy, and I told Pit who was in the school trip too, but then I realized I might be damaging the hot springs, so I calmed down and got off them.</text:p>
      <text:p text:style-name="Normal">-At home, in my room, quite a shitty episode all throughout, except for the ending, which is quite interesting. Actually, I’ll only develop the ending because I didn’t like the rest of the episode. At that point, I’d “woken up”, in my dream that is. I was in my room, still very sleepy, and a figure that looked like mom passed and was sweeping the floor. I think I was supposed to act like I usually would there, maybe in order to make their strike successful, but I didn’t. Instead, I was talking on the phone to Mezza. I’m not sure what we were talking about, but it seems we were talking about anything and everything that came to mind. The important part was, I talked. Why is it important? I don’t know, but I feel like it was important in this situation.</text:p>
      <text:p text:style-name="Normal">-New part, this is about the Soviet Union. It’s strangely detailed, however wrong the details were, so I’ll write some of it right away. After Khrushchev took power in 1954, the Soviet Union was what it was, but that’s not the focus. In 1963, there was a coup against him by Brezhnev. On the first day of the coup, on the 20th of December, they didn’t even have enough money to sustain the coup, but by the 27th, the government was so unpopular that the leaders of the coup had no problem getting supporters and funding. The actual episode starts after that. We’re in a city, and there are a lot of people going somewhere, presumably the church where they’ll inaugurate the new government. I had just gotten up some stairs and was now taking an uphill road towards that Church, and as I looked back I saw a plaza down below, and the government somehow announced that that’s where we would later all be, forming a circle, because, I quote, it will be like the circle of life. I felt that that was more of an excuse to form the circle, than anything. The way up was a difficult one too, I was sluggish, but I still maintained a speed similar to the people around me. Then, at some point, I decided: actually, I don’t even like this new government, from what I knew, Khrushchev’s regime was one of my favourites. And so, I said fuck this and simply headed down. It was sluggish too at first, but then it changed. I was now on the stairs, and I was listening to college students.</text:p>
      <text:p text:style-name="Normal">-In fact, I was one of them, one of the college students of a big soviet university. One of these people was this girl. She was my girlfriend, so of course the first thing I did was hug her. She was talking to the rector about moving universities or something, and she was presenting her curriculum, in which she showed that in the past three years she accumulated 72 thousand hours (hold up what) and 42 credits, and I was extra proud of her, so I hugged her again. She didn’t mind since that’s how I am, and I think I just repeatedly hugged her all throughout. Now, I know what you think: “Be wary of unexpected lovers” was what was written in that book, but to my defence, even though it did seem that there were two attempts, I simply shrugged them off, since I was busy loving my gf.</text:p>
      <text:p text:style-name="Normal">-The episode didn’t end here. I was now seated at a table while listening to her speak and occasionally hugging her, but then I finally let go and sat down. Now, we were at St Do, and there were also Pit and Antsa. Then came a professor, although I don’t remember who. It probably involved being at St Do too. This time, she was distributing things and gave Pit a sort of notice about summer vacations. I’m not sure what it was about anymore. Then, she gave me something too. She got out a little diploma: it was very similar to one of these diplomas they gave to the winners of the Rallye Lecture in elementary, and it really surprised me. I was very happy with the thing, and she told me what it was. Apparently, one of the sisters of St Do had read some of the stories I’d written in my final year of highschool, and she wanted to encourage me to write more, saying that I’ve got real skill and talent. It was Soeur Marie Agnès. This was the second time I saw her tonight, although I don’t really remember the first episode I saw her. This is nice. It may only have been within a dream, but, it’s so nice. I, I really like it. Wow, now even a dream is enough to make you feel warm shishishi, but this really is nice.</text:p>
      <text:p text:style-name="Normal">-People making a video in a bar apparently goes wrong in their eyes after a customer in not that cooperative, and it turns into a grudge. Actually, it’s a pain, so I won’t develop on this.</text:p>
      <text:p text:style-name="Normal">And on that folks, that’s it for today, see ya</text:p>
      <text:p text:style-name="Normal"/>
      <text:p text:style-name="Normal">Tue 22nd June, 09:36</text:p>
      <text:p text:style-name="Normal">As unfortunate as this is, I only remember fragments of tonight’s dreams. Many of them mind you, but still only fragment. It’s theoretically my fault, as there happened to be many parts, and after the end of each part, I didn’t properly consolidate any memory. My excuse would be: I was tired. But let’s face it, I brought it upon myself. I should have gone to sleep earlier, it’s my fault. Without further ado, let’s get to it. Oh, as I said, it’s only fragments, so expect only images.</text:p>
      <text:p text:style-name="Normal">-In a place that was initially the wreck of a spaceship but slowly became a normal apartment. I was the MC of an anime, one that reminded me a lot of “We never learn”, maybe because it’s inspired by it (even though I never actually saw the anime?). In any case, the highlight was this girl. In the anime she’s the one with the blue hair. Here, her hair colour was different, but somehow I still associated them. The thing that made her stand out were her powers. She was possibly some sort of demi god, and it seems she was angry, but I diffused the situation before anything happened. Huuhh, diplomacy works in dreams too. Well yes that’s kind of the whole point of Hearts. In any case let’s move on.</text:p>
      <text:p text:style-name="Normal">-It was evening, and I was with my family on a trip, and we were in this place that looked like the backstage of an opera. I think I remember how we got there. Maybe me and Antsa were going to St Do for a football match, and we brought our stuff with us of course. In any case, it was time to go somewhere else now, and me and Antsa (and later at least also Aina) had to put all our stuff back in our luggages. I was carrying that black thing we always used to carry our gym clothes for PE, and in the end I managed to neatly put everything in there. And at some point, even though we had one additional item to put in there, I had no problem doing so. The reason I sound so proud of this is because this felt like the kind of setup where they’d get you uncomfortable by making you do mistakes and by making you fuck up in even basic tasks, and yet here it all went well for me. Things didn’t seem to go quite as well for Antsa, but they worked out too in the end.</text:p>
      <text:p text:style-name="Normal">-As direct continuation, we were now in the car and mom and Ando were bringing us to a party we had been invited to. Only, the place was very far away, so it took a while. I remember that in the meantime, we got to talk about what food to make for the next day, Ando talked about a certain dish, and somehow I remembered that next day I don’t eat meat (which is strange since it’s true; so it seems like my subconscious keeps track of it for me then). Then, we arrive at the place, and while at the entry there’s no one, as we get in... I don’t remember. I think I’m confusing this with another fragment where we’re meeting with all these people from St Do.</text:p>
      <text:p text:style-name="Normal">-That fragment is a single image though, but I’ll try to tell you regardless. I had just entered a room, and the mood was chill, towards festive. There were no classes, though we may have been at school. There were only people from my class... And that’s all I can remember.</text:p>
      <text:p text:style-name="Normal">-This next fragment is actually the highlight of tonight, at least for now, maybe I’ll remember fragments that hold more importance, but in any case I’m quite proud of this one. We’re at St Do once again (what’s up with that? Hmm, I think I know), but this time I’m on my own, playing a “game”. It’s a game that consists in surviving while eliminating the opponents. No, actually, it wasn’t a game, it just turned to those settings naturally, like when soldiers encounter enemy soldiers and hostilities begin. In this case, I had managed to find myself on the way to the gravel football fields, of the elementary section. I was in that narrow place between the football field and that super high, slightly angled wall of the elementary section. And in front of me, there was a family. No, not in front, there were a few behind me, and it was clear that they were trying to surround me. Making use of the rules of the game, I fired a few shots at them, and while they were hit, they were relatively undaunted. In the end, it came down to me having to make a break for it. I headed towards the road adjacent to the basketball field, but one of them, the mother, got in front of me. I somehow got past her, possibly by putting a soccer ball in her hands and having her preoccupied with that, and I started running. A few moments in, I instinctively knew that they were on my tail, and most importantly, I knew that I wasn’t running at full speed. Somehow, I was aware of the fact that I was sluggish, and so, I just decided to go faster. I decided to run as fast as I could, and lo and behold, I broke through the sluggishness. I had reached the top of the upward slope and looked back, and they were still far behind, on the narrow path. Note that not once in all this did I feel actual danger or fear. I was just under some pressure, and that’s what made me say that this was a game in the beginning, because the feeling was exactly that.</text:p>
      <text:p text:style-name="Normal">Alright, that’s it for today kids, see ya </text:p>
      <text:p text:style-name="Normal"/>
      <text:p text:style-name="Normal"/>
      <text:p text:style-name="Normal">What day are we today? </text:p>
      <text:p text:style-name="Normal">Wednesday 23rd June, it’s 11:10</text:p>
      <text:p text:style-name="Normal">I lingered on my bed far too long, and I can see the reasons why. But that holds no importance here. We’re here for dreams, after all, so that’s what we’re gonna talk about. This morning, while lying in bed, I was thinking of a few things, one of those being my current situation in the night front. I’ve been thinking that things are being way too convenient for this to be an actual front. It seems more akin to a boot camp, like I’m being trained. At least, lately, I seem to have been achieving one of the set goals: gain more mastery over my dreams. It’s still far too early to claim victory, but I have the impression that I’ve gotten stronger, and I’m not being pushed around as much as I used to. In fact, lately I haven’t been pushed around at all, although I can’t affirm that there have been real attempts to attack me. Well, in any case, about tonight’s dreams... Oh, I realized a couple more things: I remember a lot more now. In fact, I have the feeling that I remember everything from the second half of the first part, which is pretty damn impressive if it’s true. Oh boy, it seems I’ve been holding back subconsciously. </text:p>
      <text:p text:style-name="Normal">Well, here I am now. Ah, it wasn’t all subconscious, a big part was conscious; afraid of committing the sin of pride? So it would seem. Whatever, about tonight’s dreams: there were quite a lot, and it’s late, so I’ll rely on our usual title method.</text:p>
      <text:p text:style-name="Normal">-Playing WoT/WT, it’s a 1v4, or at least so it seems. The enemy team proved quite cooperative despite their intentions. The tanks belonged to WoT, but the mechanisms were that of WT, in that one shot could definitely kill a tank. I was in a top tier (T10) soviet heavy. It had a powerful gun and great armour. Ahh yes, russian bias, I’d forgotten about that. In any case, my tank could have been considered OP, and I had the higher ground on a very rocky mountainside. The enemy consisted of two mediums, a TD and a light tank. The first medium was reckless and charged me. Alone. Yeah, it took me one shot to put him down. The second, who was running away, tried to take evasive maneuvers and potatoed: he failed a jump and I had him in my sights. It took one shot too. However, now came the dangerous part. The light tank, I could see from the map, was trying to flank me. I, while unspotted, relocated, however, I knew what the nemy TD was, and I knew it was the thing that was most dangerous to me between the two of them. After all, the firepower of a light tank simply does not compare to that of a Jagdpanzer E100 with its mighty gun. It was definitely a match for me, and it was the first of the two I encountered. Our speeds and armour were comparable, so I couldn’t shoot at him just anywhere. The side of his turret are vulnerable, and those were the spots I had to aim for, but we were both trying to maneuver to get a shot against a weak spot of the other; we knew that if one of us wasted his shot, he was basically dead because of the long reload. I drove past him, but we turned around in the same time period, so we were face to face again. Unfortunately, this episode didn’t reach a conclusion, which is a shame. <text:s text:c="3"/></text:p>
      <text:p text:style-name="Normal">-Omw back home with family, it’s late evening. On the doorstep, neighbours show up fro their doors. I’m not sure what happened, but it slowly transforms into me choosing stuff in a supermarket.</text:p>
      <text:p text:style-name="Normal">-It’s a race. I’ve finished 3rd, the two first arrived with similar time. Now it’s the second part. First these two do a 1v1 race. Second wins, but he then refuses his win and proposes to repeat the race with the large group that came after 3rd. I, as the 3rd, race alone to beat time.</text:p>
      <text:p text:style-name="Normal">-It transforms into him (former 2nd) taking class with the big group. We’re at St Do. A lot of things happened. At first I walk around aimlessly. Then, I find myself in a class. I took a rather isolated place, maybe because it was one of the first available, although I’m still fairly close to Pit and a few other people. The class is an easy one, or at least the question she asks are very easy ones, inspired by the questions Antsa showed me for his Statistics exams no doubt. Still, a hint of loneliness.</text:p>
      <text:p text:style-name="Normal">-Then, I’m in the cafeteria. Just done eating... oh boy, my memories are getting shaky. Well then, there might be some inaccuracies for this next passage: </text:p>
      <text:p text:style-name="Normal">No, actually, I’m not sure what I was about to say happened at all, so I’ll just skip to the part I know happened. I’m sorry, I took quite the break since I knew I wouldn’t do breakfast. I’m back now. What were we gonna talk about? Oh yeah, I just finished whatever I was doing in the cafeteria, and I’m going with a group of boys. We don’t head to class right away, instead taking a detour towards the kindergarteners’ section, since I spotted a japanized office. There was no one in here, so we just looked around: at the computer, the posters, the paintings, whatever. It was all in Japanese style or represented something from Japan. At some point, for whatever reason, I had laid down, and now the others were telling me to get back up, but they also hampered that. In hindsight, this morning, it looked a lot like an attempted attack, but it wasn’t strong enough to tie me down. Then, it was their turn to do so, but I decided against trying to hamper their movements. I had a thought about it this morning: it was very similar to wolf cubs playing with each other, putting themselves in situation they could find themselves in a fight. The main reason I said this was because it was all too convenient, as I’ve been saying.</text:p>
      <text:p text:style-name="Normal">-Now heading to classes, this time on my own. At first, I was heading downwards since I saw no stairs upwards, but then the guys called out to me, they were walking upwards and I followed them. I feel downwards would have been an issue.</text:p>
      <text:p text:style-name="Normal">-I’m now at the room adjacent to the reception, and I head towards the reception itself and beyond since I have to take a few things from my class. However, I find that the door is locked tightly, then after a few tires (and possibly some help) it opens, but I head back out, and I see Antsa and Giulia waiting for me or something. In any case, I woke up after this. I’m nearly sure I even saw how I transitioned to waking up, but I don’t remember it.</text:p>
      <text:p text:style-name="Normal"/>
      <text:p text:style-name="Normal">Sometimes, I wonder if there was any way for me to become one of those who feed on others’ despair. There could be a way, but... It’s very much against something in me, something in my subconscious I don’t really understand. I believe that something would have made it loud and clear that it doesn’t like that path, and that’s why I wonder if I could have truly become one who feeds on despair, or if it’s just impossible.</text:p>
      <text:p text:style-name="Normal">Oh, I’m talking as if the chance for that to happen has already come and gone. Maybe it hasn’t, after all, we’re only nineteen now. In any case, let’s flesh out whatever we need to flesh out.</text:p>
      <text:p text:style-name="Normal">Ok, now that that’s done. See ya I guess</text:p>
      <text:p text:style-name="Normal"/>
      <text:p text:style-name="Normal"/>
      <text:p text:style-name="Normal">Keep you in the dark you know they all... pretend</text:p>
      <text:p text:style-name="Normal">You know the rest.</text:p>
      <text:p text:style-name="Normal">Thu 24th June, 11:07</text:p>
      <text:p text:style-name="Normal">For a change of pace, I did breakfast before doing this. It was also done in the hopes that I’d have more energy and thus be capable of finishing this quickly.</text:p>
      <text:p text:style-name="Normal">Quite a few things happened. Virtually all of them happened this morning. You see, this morning I didn’t consolidate any of the memories from the night, all except for the last episode of the last part, the one I had just before waking up. And for once, it wasn’t really my fault. Clearly, both they and I agreed that it had been a while since I’d been actually attacked, so they decided to pay me a visit. Twice. Once as I woke up, and another time later, probably by another. They’re both interesting to analyse, but for different reasons. The first was basically an excellent successful attack, while in the second, for the first time, I feel like I put an actual preventive defence, as in it’s not just a counterstrike. In fact you could argue there was no counterstrike; no, maybe there was. Maybe we’ll talk about the second later, but let me tell you about the first. I was still half-asleep, and I started hearing voices from Ando and Antsa’s bedroom. It was their voices. I heard Antsa say that he got up early today since he wanted to do something. Yeah, even then it struck me as odd, but as I’m in my super sayan-idiot mode, I didn’t suspect anything. Apparently he was about to go for a run or something, so I heard his footsteps approach. Then they entered my room, but I didn’t think much of that. And then, it took them a moment, and I felt something hit my left cheek. Or rather, it felt more like something was taken from there. It all happened in a flash and it startled me awake. At least as awake as I could be in that state. I saw nothing in blurred, and I heard whispers slowly fading away. Yup, they got me good on that one, well done.</text:p>
      <text:p text:style-name="Normal">Alright, let’s try to do things chronologically now. First, with the last part I remember, then, the dreams I’ve had after I was awaken. And to be frank, these latter dreams are almost definitely more important than the dreams I’ve had in the night. Oh, and also, they were super realistic. The amount of details was crazy, these were some of the most photorealistic and realistic dreams I’ve ever had, if not the most, especially the one were I got a job. It was so detailed... the storm was so detailed, every drop of rain was detailed, everything was. Well, I’m exaggerating a bit, but it’s true. Ah, I forgot to mention. That’s not what makes these dreams important. That would be Hearts. This morning were my first attempts at applying it, together with Flow. Sigh, let’s actually get started, shall we? Oh, and the titles will be slightly different. This time, they highlight the main points I perceive in each episode. Don’t expect this to become standard, it’s only applicable to rare days where you can get lessons from most dreams.</text:p>
      <text:p text:style-name="Normal">-False memories</text:p>
      <text:p text:style-name="Normal">With my family, about to go back home from a trip. I pack my things in my luggage and we leave. We’re at an Autogrill, and I’m awkwardly looking around. Nothing of note happens. Then, later, I’m reading the new messages on the ACSAI group on WA. For some reason, I’d become very active there, so I investigate and scroll up. It all started when a Davide (Loriga I think) asks if anyone knows where to buy a certain sandwich he’s looking for. And here, new, false memories are created. I “remember”, when I was at the Autogrill, that after I read his message, I found said sandwich just in front of me. So I told him about it, took a pic and shared my location. It was 50km away from Rome, and he joked about being on his way. So, in conclusion, dreams can create false memories of things having happened. In particular, things you think you’ve seen in previous dreams may not have happened. The only reason I was able to catch this was probably because with all these entries, I’m becoming more and more lucid, although I’ve yet to become properly lucid.</text:p>
      <text:p text:style-name="Normal">-Dead eye (outside dreams)</text:p>
      <text:p text:style-name="Normal">This one is indeed outside a dream, possibly after the second attack. No, that happened after the two attempts at Hearts. I was half-asleep, and my eyes were open. My right eye in particular was weird. My vision was blurry, and multiple times, I tried putting my hand in front of my eye. And, while I could see at the extremities, in the centre I couldn’t see my hand, only what was behind it. As if I’d never put my hand in front of my eye. I tried putting it at multiple depths, more or less close to my eye, but still nothing. I accepted the fact that I’d now gone blind in one eye, even though it’s not blindness, it’s something else. I could only see a blurred brownish colour at the top. Then, I tried defocusing my eyes, and only then did I see a very vague shape of my hand. Btw, it has to be stressed that I was half-asleep during all this. Still, it’s an event to be noted. </text:p>
      <text:p text:style-name="Normal">-Flow</text:p>
      <text:p text:style-name="Normal">This was the first instance. In a dream, I’d just nearly gotten into a fight with Antsa since we were both sleeping and he was pushing me (albeit accidentally) with his feet. I pushed back, but since I was at the edge, I nearly fell off. It made me angry, but... But then I remembered Hearts. I used Flow to dissipate my anger, and it worked, and I was happy. But then there came an image. It was the image of my blue pencil, the one for which I’d partially removed the metal part around the eraser. When I did the equivalent of using Flow in this image, a part of the eraser was damaged, and nearly separated. I think it was a message. If it was, then it says that Flow comes with a price, and it isn’t cheap. And so, I’ll have to try and rely on my good old self in the future. </text:p>
      <text:p text:style-name="Normal">-How wars begin, and how to end them</text:p>
      <text:p text:style-name="Normal">This is the second attempt at Hearts, albeit an unsuccessful one. Actually, there was no attempt, it was just me recognising things. You see, I think they listen to me. I think I was right in thinking that part of this is a boot camp, but I was wrong in assuming that the attacks are part of it too. I started trying to practice using Hearts more, and lo and behold, my guardians gave me many chances to practice it tonight. Well, at the very least one could see it that way. In any case, this is quite the episode. It’s also mostly my failure: This is how wars begin.</text:p>
      <text:p text:style-name="Normal">It was rainy, very much so. I had just stepped a foot outside the house. We were on Via Cassia, the long one. It wasn’t a home we’d been in IRL, but in my dream, it was home. We’d just gotten back from the trip earlier. Now, I had to go grocery shopping. I had my summer home clothes on, so when I saw the torrent outside, I wondered if I should put on the black light hoodie too. I went on, and I was to go to Carrefour. I had a bag with many groceries in my right hand, and a pack of toilet paper rolls in the left. When I arrived towards where Carrefour should be, there was nothing, and I was surprised. Then, some guy at the bus saw me and jokingly asked me if I had a diarrhoea or something because of the toilet paper rolls. At first I was surprised but happy that a random stranger talked to me out of the blue, then I was annoyed. Whatever, I kept walking down and I finally saw it from afar. Then, another stranger made the remark. Ughh, much fun... </text:p>
      <text:p text:style-name="Normal">I finally entered the place, and there were many people from my class in there. At the very least, there were Friede and Khadija, but there was also Antsa. There were a lot more people, but I don’t remember them all. At some point, before I noticed it they had me surrounded and were forcing me against the wall while talking. Then, Khadija said that she had an important matter to talk to me about, and she took me aside, through a door near the wall. Then, people rushed to follow and one, who looked very much like Khadija but wasn’t her (since she was already here) even had a camera. Oi oi, what was all that? And then, I understood what all that was. As I went towards her to stop her filming whatever she wanted to film, I saw everyone run away. And as I saw them, it hit me: I had left my bag of groceries on the other side of that wall, and they just helped themselves to it and ran away. Actually, they only took tomatoes, but you can see what made me angry. I started pursuing them, and this was easier since they all went in the same direction. Despite their headstart, I still caught up to a few. Antsa was an entire aisle in front of me, and nearly got away. Only, I jumped over what should have been an unsurmountable wall in my eyes. And thus I caught him and gave him the same treatment I gave the others. Then, I caught another guy, a tall, slim one, but he nearly got away too. As I caught him, he escaped my grip, then ran back to where we’d passed through. This involved turning into another room, and as I did so, I saw him. He’d stopped, and behind him were everyone I’d caught, waiting for me. Not, it wasn’t just everyone I’d caught. I’d gotten maybe 4 people at best before him, and here there were a dozen in line. Was I fucked? Hell no. Far from it. As I saw them, my blood riled up, and with all my cockiness and daring, I said something along the lines of “Fine then! Bring it! I’ll show how I’ve earned title of the Strongest!” And I charged into them. I went for the slim guy who was the closest, and then... I stopped. I realized. That’s how wars begin, isn’t it? One side can’t forgive another for a minor crime, and then it escalates into full on fighting. I mean, <text:s text:c="1"/>all they did was steal tomatoes, and here I am fighting them like they murdered my parents. It took me a while, and I was half-awake at this point, but at least I did say sorry twice. I don’t know why, but I felt that that’s how many times I should say it. No more, and no less. </text:p>
      <text:p text:style-name="Normal">It was after this that came the second attack. I’ll spare me the details, but basically, I maintained two things during the clash: calm and Hearts, and it felt like the most successful defence yet. <text:s text:c="2"/></text:p>
      <text:p text:style-name="Normal">-Realism and photorealism in dreams</text:p>
      <text:p text:style-name="Normal">This is the last I’ll develop since this is taking a long time. I was at a bar, and there was also Friede who was working there. Actually, she wasn’t there, however, starting today, I would work there in her stead. I felt a bit overwhelmed, but the place felt big and lively, and I felt some pressure since this is my first actual job. I wasn’t sure what I had to do, so I asked my seniors. They told me to just observe and learn for now. We were on a mountain side, overlooking a coast. And at first I just sat at a table and did as they said: observe and learn. Then, a storm hit. Everyone headed inside, but I still stayed out a little. The storm gradually got stronger, and the winds were wild, and the rain was violent. At some point, one could barely distinguish the once clear details of the beach down below. It was inspired by an image that Dario Loi (mistakenly?) sent to the ACSAI group yesterday at night. I saw the line-like rain drops fall diagonally with the wind. It was a beautiful sight because it was so realistic, and I stayed there a while. Towards the end of the storm, I even wanted to take a picture of the sky. The clouds were forming a unique pattern. Some clouds looked like they were forming hieroglyphs. I wonder... If I actually took a picture, would I have found it on my phone this morning? But instead, I headed inside, in the warm and cosy atmosphere of the bar. There was Aina saying hi and walking somewhere, and then it switched to the next episode, before coming back. <text:s text:c="1"/></text:p>
      <text:p text:style-name="Normal">-A little too much Genshin, but it seems this wasn’t just a game. There was fire, a lot of it. Both from me and from them. It was a fight in front of a tombstone. There was a boss, in red, and he carried a shield. But unluckily for him, I had charged up my ultimate. All it took was one strike, and he was gone, shield and all. I never doubted that I’d win.</text:p>
      <text:p text:style-name="Normal">And that’s it for today. Gee, quite a write. This’ll make for quite the read at least. On that, see ya</text:p>
      <text:p text:style-name="Normal"/>
      <text:p text:style-name="Normal">Sat 26th June, 10:16</text:p>
      <text:p text:style-name="Normal">No entries yesterday indeed, I cannot deny that. However, it seems like missing even only one day hits big. No, looking at it objectively, it’s the fact that yesterday I didn’t really care, and that reflected into the dream. And so, because of that, tonight’s was much less detailed than last entry’s, but the stories were interesting. It seems I’ve entered a sort of new phase. You’ll understand when you’ll read it. Ah, and as usual, chronology might be wrong. Here goes.</text:p>
      <text:p text:style-name="Normal">-With family, we get in car, then drive to the station and into the station with the car, then get on train.</text:p>
      <text:p text:style-name="Normal">-This one was weird. It was me, going to sleep. My bed was huge, much larger than I was, and I had many sheets available. I believe this was an attack, a strong one. I don’t remember it at all for some reason, but I’m pretty sure it was on the verge of succeeding, but I got out of it somehow. Possibly, it was because I repelled it, but since I didn’t interpret it as an attack back then, I’m not sure.</text:p>
      <text:p text:style-name="Normal">-Matsuoka Yoshitsugu is carrying kebab meat, on his way to a party with fellow VAs, but he’s lost his way. Map isn’t really useful, then from his livestream we believe he finally found them when it turns out it’s a different party.</text:p>
      <text:p text:style-name="Normal">-They’re now all small kids, and Matsuoka initially joins in, he takes (unfortunately, without asking) some of the kebab meat that they have on the table, but at least he leaves a similar amount from his kebab meeat on their table. Then, he decided to leave. However, they’ve taken an interest in him, so they don’t want to let him go. He tries to ride away with his bike, but he’s pursued by them. They catch him, and some even fall in the nearby river in the process. It seems this boy in particular, their leader, has developed a crush on Tsugutsugu. But eventually, he has to let go.</text:p>
      <text:p text:style-name="Normal">-In the end, we’re on a crossroad, and I leave after some talking to old friends. But before I do, I see a poor dog walking on the road. He looked miserable, and he also looked different. He was two-headed. Still, I wanted to help him. I... didn’t get that chance... Or maybe I did, but if so, then I didn’t seize it. It was night, and there were many cars driving on that road. I tried to get close to the dog. Somehow, I believed that I could help him, or at the very least, comfort him. He really looked miserable. Shit, fuck, I couldn’t do anything in the end. My first attempts to get closed were foiled because cars passed between us and forced me back. Then, a car ran over its first head. It was lying on the ground now, helpless. It seems a driver thought that he was miserable too, and he too seemed to want to put an end to his misery, but not in the way I wanted him too. He reversed, and then ran over the poor dog, and drove off. That was the end of that. I had... a lot of blood on my shirt, their blood, and it made me sad, but he was gone, so I had nothing more to do, and went towards the old acquaintances, then left.</text:p>
      <text:p text:style-name="Normal">-Completely different story. This might belong to just before the Tsugutsugu story begins, however I’m not sure of that. In any case, it was quite unique. Was with Antsa. It was night, we were flying over a lake, and we were listening to mom telling us something. She first talked of Antsa. She said that he did well so far, but he could definitely have done more. Then, she told of me, she said that it was good that I gave it my best. Even though, I know now that that’s not true. I know I could have done more. But back then, it made me happy. Now she said that we had to come to her since she had weapons to give us.</text:p>
      <text:p text:style-name="Normal">-At first we couldn’t find her, but then we saw a platform floating. It was quite high, but I did something that I’m still a bit proud of: from down below, I focused my strength and sprang up in a superhuman jump to land on the platform. Once there, I saw that there was also a sort of life-sized mannequin, and after she handed me a knife, it started coming to life.</text:p>
      <text:p text:style-name="Normal">-We fought, me with the mechanisms of a knife fight in CoD, and him freely. He had a health bar, but I never saw it go down. Not that I did anything that could cause it to go down. After my swings, I saw no change in his HP, so I assumed I timed it wrong and missed him. But then, he charged into me and pinned me to the ground, and I began realizing I could also hit him with punches. As I threw body shots from my disadvantageous position, I woke up. Still throwing fists mind you. This looks like it was an attack, but once again, I’m not sure about that. If it was, then it probably wasn’t successful. Regardless, if it were, it would mean there are new dynamics now, with a lot more attacks per night, and it could also indicate that I’ve grown. This is what makes me say that we may have entered a new phase. In any case, it was interesting.</text:p>
      <text:p text:style-name="Normal">-Was playing Clash of Clans. God that game, I haven’t seen it in years. I was in the middle of an attack, and it wasn’t going well. My level 5 Barbarian King was being slowly killed by an archer tower while attacking the HdV. In the south, I had a level 1 golem that was about to bite the dust too. But in the end, all the defences had been brought down, and I won</text:p>
      <text:p text:style-name="Normal">-This time I was being deployed on a front. It was actually a CoD game, and I carefully chose my weapons and its sight. I proved lethal from my position of high ground, in an apartment building. I used the many openings of the windows and slits in order to kill unsuspecting opponents.</text:p>
      <text:p text:style-name="Normal">Okay, that’s a lot down, so I’ll develop only a select few episodes, the ones I believe need to be remembered. </text:p>
      <text:p text:style-name="Normal">Alright, that’s all for today kids, see ya whenever.</text:p>
      <text:p text:style-name="Normal"/>
      <text:p text:style-name="Normal">Sun 27th June, 10.00</text:p>
      <text:p text:style-name="Normal">Let’s try to do things as quickly as possible, nothing of note really happened today. Also, umm, to put it simply, the order is... the general order is this one? Chronology is a mess, that’s what I mean. Hell, this time I’m not even sure about the general order, but we’ll do it anyway.</text:p>
      <text:p text:style-name="Normal">-No seriously what’s the general order? Do I just put whichever comes to mind first? Urgh, let’s try and do our best anyway.</text:p>
      <text:p text:style-name="Normal">-Watching game between Austria and Italy (which happened yesterday btw, although I watched only until about halfway). It went to overtime. I was now on the field, and so were many of the trainers and staff. It was penalty shoot-out time. However, the italian trainer (who here is just a random old dude who looks the most like a trainer) would shoot, the crowd was still between him and the goal, and he had to shoot from near the corner. I placed myself in the centre under his orders, and he shot, and the ball rebounded, and apparently it was a cross and I had to score. I made that clear with him, and then we tried again. This time the ball went way too high and there was no way I could ever hit it, and the others said as such. I went to fetch it and gave it back, and when he shot again, it was at perfect height and I could just score with a good headshot. Except, it wasn’t a ball. It was a fork. And it hit me smack dab in my face. Ouch. Tbh, I have vague ideas of throwing him a fork-like object when I gave the ball back, so the fault was mine. </text:p>
      <text:p text:style-name="Normal">To remedy to this, people suggested that instead of that full steel fork, we use what any man with common sense would use to play football: a fork with a plastic handle. Ah yes, my favourite. More precisely, the blue one, they said. Unfortunately I couldn’t find it, and the black ones were all dirty. </text:p>
      <text:p text:style-name="Normal">-You know, maybe I should have focused on doing this in title style first, instead of losing focus and writing down the full story right away. Oh well, better late than never.</text:p>
      <text:p text:style-name="Normal">-At home, only me and Antsa, Ando and mom still have to come back from church.</text:p>
      <text:p text:style-name="Normal">-Possibly during a game reveal, possibly not. It’s a short fragment of a literal army of giant mechs advancing. All of them are different, and all of them are armed to the teeth. One of them is rather short and has an asymmetrical left arm, and I soon understand why. They arrive in a city. The short one uses his arm to roll and destroy cars in the way. He’s actually rather short, only about as high as a one and a half person. The others though, they’re titans.</text:p>
      <text:p text:style-name="Normal">-On my way to a voice acting gig, it’s in a nice place I’d have a bit of trouble to describe: a sort of laboratory built into a mountain, but it was bright and cool and didn’t feel like it was in a mountain. There, I met a face I haven’t seen in a very long time. Let’s call her P. We say hi, Ando and Antsa go ahead, and I don’t know why, but I kiss her... why though? No, I can kinda see why, but it’s nothing definitive. Then I get on my way to the others, but she calls me back, and she leads me to a classroom, and it’s just the two of us, but thankfully nothing happened (Clarification: thankfully, because that would have been a huge failure on my part, it’s not against her). Well, I say that, but I did try to make something happen. Luckily, nothing did, but it seems the failure on my part hasn’t been averted.</text:p>
      <text:p text:style-name="Normal">-At home, in the living room in the evening, and Antsa just brought out some biscuits, however there are only five biscuits in there since they’re extra-high quality. I warn him that it’s one biscuit per person, but then he eats two. This pisses me off, and I tell him about it, but then he eats more, and in the end, from the two sets of biscuits, there are only three left. And it ends here.</text:p>
      <text:p text:style-name="Normal">-Walking around a town (maybe a city?). I see a group of friends: Ange and Irwin, and possibly Yosri, but I’m not sure about that. We’re at a candy shop, and they start choosing candies for themselves, and so do I. I search for one of these extra sweet, extra fluffy ones, they’re my favourites. Then, a kid shows up, and he/she wants candies too (I don’t remember whether they were a boy or a girl, but it doesn’t matter). The important thing is, they’re looking for a certain candy, so I help them as best I can, then I lift them up on my shoulder.. So it wasn’t a complete failure tonight, that’s good to hear. I meet the kid again in another episode, one that I vaguely recall has something to do with playing football or basketball. </text:p>
      <text:p text:style-name="Normal">Okay, that’s it for today folks, on that, see ya</text:p>
      <text:p text:style-name="Normal"/>
      <text:p text:style-name="Normal">Mon 28th June, 10:34</text:p>
      <text:p text:style-name="Normal">Sigh, we’re late today, and it’s partially because I didn’t wake up early enough (actually, more on that later), and partially because Ando decided that today he’d clean the living room, where the PC is. But, in truth, I did wake up very early. And that’s exactly the problem. I went to sleep at somewhere past midnight, but I woke up sometime around 6am. No, the first time I woke up was probably earlier. And when I woke up, I saw that blue light again. I woke up in a way I never would. I was still half asleep, but I rose, and at a certain point I hit the back of my head on the wall. That may have served as a trigger to become slightly more awake, and seeing a super blurry image with my right eye, an image of that which is in front of me (or at least that’s what I assume I saw) plus a blue light. And, this happened after I had a near-nightmare. Well, it wasn’t a nightmare, but it was after getting close to a dangerous place, and actually looking at it for once. You’ll get the details soon, don’t worry. It occurred to me that in most dreams we get, there’s always at least one thing to be learned, and it’s rare that there are none. So much so that on these days, you don’t feel like dreams are worth writing down. I’ll have you write them down anyway. In any case, let’s move on to our dreams. </text:p>
      <text:p text:style-name="Normal">Alright, let’s get started. Oh, and as we’re writing quite some time after we woke up, the memories have begun fading, so there may be less. Regardless, a certain episode is quite interesting.</text:p>
      <text:p text:style-name="Normal">-Fragment: in the living room, during the day, and I’m playing chess over the board against Ando. Then, before the game concludes, he has something to do and we call it quits. Also, yesterday and this morning, your brain did nothing but bombard you with absolutely random chess puzzles. In fact, it wasn’t puzzles, it was just pieces in a certain position, and your brain would move one piece and you’d start evaluating it automatically. And that’s while you’re thinking of something else. Maybe you’re fantasizing and daydreaming, your brain doesn’t care, it throws these puzzles, and it’s content solving them in parallel to your thinking. We might have exaggerated with chess shishishi</text:p>
      <text:p text:style-name="Normal">-It’s evening, in the city centre with your family, and as night turns to late afternoon, you’re walking up some stairs, and behind you are Aina with Ariella. you ask if Ariella brushes her teeth, then you carry her, and she starts wandering off to somewhere. She’d going up the stairs of an apartment, but she passes the floor we’re supposed to go and goes higher, towards the attic. But it feels dangerous, you try to stop her, but she’s past the door, and you barely hold her as you yourself are still behind the door, not daring to go further. But then, you find yourself beyond the door. It’s a room. No, it’s too small to be called a room, there’s just narrow walls, the triangular shape of the roof, and everything is just big enough to fit one bed. That bed, is explained to you, is the place in this apartment whence there have been most deaths. And it’s then that you “wake up”.</text:p>
      <text:p text:style-name="Normal">-Playing a game of WoWs. In the Des Moines, and there’s only a few ships left in the game. It’s you against two. However, the three enemies are separated, and there’s only one in front of you. It’s a cruiser, it’s on low HP, <text:s text:c="1"/>and most importantly, it’s facing a DM. In other words, there’s no way it can win. It has torps, but you have hydro, so everything is on your side. You pursue, but they’re resilient. Eventually, in an attempt to hide, they corner themselves, and you finally finish him off.</text:p>
      <text:p text:style-name="Normal">-The other ship is a DD, and you still have radars left, the ball is in your court, the game is in you hands. And so, you head towards its last known position. But as you go there, from far away, you notice a dog barking. It’s a huge dog, but luckily it’s chained up. It’s the second time you see it. You don’t care about creating new enemies now, so you simply ignore him. Bad move. It barks away at you, and then you hear a sound, *click* *bang*. </text:p>
      <text:p text:style-name="Normal">-This means only one thing: he broke the chain. He’s pursuing you know, so, not willing to fight him, you want to disengage, and you know you can. The first thing you do is run into a car and close the doors. You’re in the driver’s seat, but as you see him coming, you know he’ll open the door. He opens the rear passenger’s seat opposite to you, and you wait for him to have stepped in before you open the door <text:s text:c="1"/>and close it on him, all in order to gain time to run towards a football field. Actually, it’s not the football field you’re aiming for, it’s the netting all around it. You know you can climb it, and you know that once you do, you’re safe. And so, you start climbing towards safety.</text:p>
      <text:p text:style-name="Normal">-Except, things aren’t obligated to go the way you want them to. Apparently, this big dog here is capable of climbing nets. Boy, that puts us in a bad spot. The net is divided in two levels, and after climbing the first, there’s about two meters before you can start climbing up the second level. We could have covered that distance and started climbing if we wanted to, but, well, it wouldn’t mean anything against that net climbing dog. And so, you’re basically cornered, and find yourself having to face him.</text:p>
      <text:p text:style-name="Normal">-But something unexpected happens. From down below, you see Mr. Saury arriving, and he sees you and the dog and understands the situation. Now, things take a turn for the Genshin-ish. Mr. Saury knows how to use Geo, and he creates a rock in his hand to fight the dog. However, the dog is a better fighter, and he too possesses powers. He’s bigger and stronger, the advantages are all his. I join in with Mr. Saury, or maybe he gives me his power and I take over. No matter, it’s a two on one, and yet, we lose. In fact, we never really fought, we’d already lost. </text:p>
      <text:p text:style-name="Normal">This is quite the revelation. Me, lose with a number advantage? I usually win my fights regardless of the odds, and the odds are usually against me. But this time, we lose? Shishishi, how fun. Oh, and this does put things into perspective for me. Maybe, in all these fights I’ve had lately that seemed to have ended before reaching a conclusion, I’d always lost. Shishishi, I see, that’s one way to see it. But thing is, this morning, as I woke up and still had the feeling that “dog” gave off fresh in my mind, I was convinced that I could have beaten him; I had made exactly one blunder: when I saw him for the first time, I decided to not face him. I believed that if I had stuck to either FS or Hearts, I’d have defeated him. But I didn’t. And so, we’ve come to a new conclusion today: you must never ignore those who emanate aggressivity. </text:p>
      <text:p text:style-name="Normal">-After that, I had one more episode, in this one I was, strangely enough, Minase Inori. Actually, at first, I was myself, and there were Antsa, Mezza and Pit with me. It seems that I was playing a video game and they wanted to join in. They did, however, the moment they entered, I warned them: we must stick together, this place is dangerous. The reason why? This place is where I’d just gotten hunted down by a huge “dog”. and of course, the first thing they did was to divide... Hey at least, it was in groups of two, so not all is bad. Then, while I was heading towards the corridor adjacent to where the dog was chained, I was separated from whoever was with me. </text:p>
      <text:p text:style-name="Normal">-It’s at this point that I was Inorin. I was now in a white, futuristic-looking corridor, and a wall rose behind me. But there was no danger, or at least, the feeling wasn’t great enough to make me anxious. I looked at the wall, and it seemed to be a door that could open. I opened it, it was dark inside, and... nothing. I just woke up.</text:p>
      <text:p text:style-name="Normal">Okay, that was quite a lot. That’s it for today kids</text:p>
      <text:p text:style-name="Normal"/>
      <text:p text:style-name="Normal"/>
      <text:p text:style-name="Normal"/>
      <text:p text:style-name="Normal"/>
      <text:p text:style-name="Normal">Thu 1st July, 11:23</text:p>
      <text:p text:style-name="Normal">Oh, this reminds me that I’ll have to make a new Prod. chart for July. But, of course, right now, that’s of little importance.</text:p>
      <text:p text:style-name="Normal">As you can see, I have skipped out on two days, and I would have skipped out on more, if not for tonight. It was a friendly reminder that this isn’t an option anymore. This is a little curse, my very first one. At least, my first one in this life, if I’ve had any others, and it would seem that I did. Tonight served as a reminder for many things, or maybe it was a lesson? Either way, it was an intensity I haven’t felt since that night with three nightmares... No, that’s not it, this was a single attack, but more intense. It was akin to the very first times we got attacked, or at least, the times when we had no defence whatsoever. It told me a few things beside the little curse that this is: on this earth, a normal life is a lie; there is no such thing, not for me, anymore. It’s merely a facade, one to hide away the fun beyond the mundane, beyond that which is shown to us. It also taught me that to have beaten an MO doesn’t mean I’ve become immune to it. Oh no, it doesn’t. I thought I was past MO1, how arrogant of me, and to think that I’ve allowed myself to be so full of small accomplishments. No, there’s no such thing as graduating from an MO, you’ll always be vulnerable to them. It taught me more things, or rather led me to believe in more things, one of which I will not be writing down because... I don’t like the idea. The other: I thought I had to choose <text:s text:c="1"/>between two paths, FS or Hearts. How naive, of course not. It seems that in these times in which I haven’t faced fear, I forgot that to be able to converse with them, I have to get past my fears. In other words, Hearts can only follow FS, it is not a choice between the two.</text:p>
      <text:p text:style-name="Normal"/>
      <text:p text:style-name="Normal">For once, I remember the episode that led to the nightmare better than the rest. That’s because I took my time consolidating it. Not like I could fall asleep right away anyway with the remnants of fear in my heart and the adrenaline in my brain. Let me tell you about that episode then.</text:p>
      <text:p text:style-name="Normal">Unfortunately, I don’t remember how it starts, but looking back on it tonight, it occurred to me that it looked a hell of a lot like the entire episode was one big battle, and we were basically always winning, then we became I, and winning became crushed. All in an instant. I don not remember the exact chronology, in fact it was so messy that even while recalling it I knew it’d be near impossible to do so. </text:p>
      <text:p text:style-name="Normal">So, where shall I begin? Let’s see, one of the earliest memories I have is being at St Do. It was during lunch break, and I was a little kid, in a red cardigan, running down the stairs to get to the courtyard. And when I saw the kids from my class all in line down below, I knew I had to be there too, and I knew I was late. I went in anyway, and the rector was giving his speech. But I knew he wouldn’t finish it. Little Eren was the troublemaker of the class. Right now, he was silent beside little Mikasa, but everyone knew that the rector wouldn’t miss out on an opportunity to pick on the kid. As he was delivering his speech, maybe some people spoke, maybe nothing happened, but all of a sudden he snapped on Eren. I’d had enough of this bullshit. I knew it was coming, I knew that no matter what happened, he’d find an excuse to yell at me. But this time, I had some ammo prepared, and for him, it would be the worst possible ammo. As he began calling me out, I immediately interrupted him and yelled back, went to the front while telling all I thought, and the finisher: on the screen, there was now a video of someone (possibly me, in which case, it was done purely out of spite) fucking his wife. And as that video popped, I ran away as fast as I could.</text:p>
      <text:p text:style-name="Normal">Actually, I don’t remember what happened after that anymore, but I do know that it was all continuous and flowed well.</text:p>
      <text:p text:style-name="Normal">So instead, allow me to move directly onto one episode I remember: the episode that preceded the attack. Oh, wait no, I remember now. It’s only a disconnected fragment, but I remember how it continued.</text:p>
      <text:p text:style-name="Normal">I was now in front of our old house, in the apartment complex of 1280. I was with a few friends, and we were running. At some point, we were inside, near the staircase, and we were being pursued for some reason. We ran loops around the base of the staircase both in order to lose our pursuer and because that’s all we could do. We had pillows with us, each of us had two, and we threw them in front of us and behind us, all to slow down the pursuer. And it worked, at some point, we managed to break out of the loop and run away.</text:p>
      <text:p text:style-name="Normal">That’s all I remember for this fragment, so let me move on to the episode I was about to write of. I had just escaped from something, but I knew it’d be back soon, and so, I stood my ground, and asked for help from others. And they delivered. At first, one girl threw some bonuses in the air and let them float, but I told her that such a thing is very impractical, and we’d need more. She complied. The other two, and her, provided heroes: they now formed a sort of two-man cavalry. They would work well against the opponent, who was equally a knight, but he was alone. I remember how their lances were all similar, one on my side had a sturdier, shorter umbrella-like lance that doubled as a shield when charging, while the enemy had a more standard, longer lance. As for me, I had two archers, and at some point, they were on horse back too. So this would be a three vs one. In other words, the odds were all ours. The engagement was different from a knight battle though. </text:p>
      <text:p text:style-name="Normal">We were now all charging in. We were about to enter a tunnel. My allies were seyuus, and as we were entering the tunnel, I tried to communicate with them, and I said something about flowers, “hana”. For some reason, they signified victory. They understood, we laughed, morale was high and we knew victory was at hand, but the image I saw didn’t reflect the atmosphere at all: in the pitch black background of the tunnel, we could see a face. It was that of one of the seyuus, I’d say Shimono Hiro, and while he made a sour face, tears started streaming down his eyes. Right around the moment we were talking about flowers. </text:p>
      <text:p text:style-name="Normal">We were now out of the tunnel, and in front of us was a truck carrying trees. It was our objective to finally defeat it. I can’t describe it, and I don’t remember the images well, but we did fight in a way I never fought, and we did win. In short, it was as if a part of me went head on against them, and everyone else did the same. So, victory was ours, and for some reason, the image replayed, as if it were from a highlight reel or something, and it went like this:</text:p>
      <text:p text:style-name="Normal">There were two cars, us, pursuing the truck, them. And I’m not sure what happened, but in the moment we won, our front car suddenly had an accident, and as it began to tumble, Matsuoka jumped out of it (a narration voice said that it was thanks to his incredible sense of heights that he knew something was wrong). But the car, it flipped and crashed badly. The entire front section was crushed. The back car had an accident too. And there was blood. As the first car first flipped and hit the ground, we saw the blood. There was no way the passengers could survive, and none did. I knew all of them, and so did Matsuoka. The worst was, one of those who was with him was Kayanon. He searched for her, and we saw them all. They were still, and pale. One of the surviving teammates wasn’t known to keep his mouth shut. He always said one word too many, and he did the same thing here, to Matsuoka, about Kayanon. Something about... I don’t even remember. Of course, he got him angry, and Matsuoka threatened him to shut up or else. And then, it all escalated, it all happened so quickly. This was supposed to be just the replay of our victory, how could this happen? Matsuoka started getting angry, and then it happened. I was in my old room, on my old bed. This feeling was very familiar. This pressure, I hadn’t felt it in a very long time. It was strong, oh so strong. That bitch used the excuse of Kayanon’s passing, and tried to pass as her. She was dressed all in white. And she passed in front of me. Her fingers were long, inhumanly so. When I saw her, one thought came to mind: maybe back in 2012, we had a school trip, and it was the first time that I heard of the legend de la Dame Blanche. I remembered it because it felt similar, and my thoughts told me that it was her. She first went past me, as if to give me a moment to think, and as she did, she told me numbers, a date: 10/09/10: it was the date this accident happened, the date Kayanon died, and then came back towards me. I was scared. She extended her long fingers towards my head. I was scared, but I knew. In fact, I told myself: she was the Dame Blanche, and now I’ll do what I couldn’t back in 2012: I’ll overcome my fear of her. But she was strong, and she was fast. I put up what i could, and I had mixed in Hearts into FS. But, it didn’t work. Her hand reached my head, and she got me. That bitch. Fuck her, she got me real good. What the fuck even was that date? It all worked so well for her.</text:p>
      <text:p text:style-name="Normal">At this point, I’m pretty sure of two things: the setups are things that my brain makes, be it MO1 or MO2 (or any other unclassified MO). All they need is their presence, my brain takes care of the rest. But that date, that was entirely an addition of hers. That bitch, passing for Kayanon. <text:s text:c="1"/></text:p>
      <text:p text:style-name="Normal">Then, there was what I said earlier: right now, I don’t get to choose to use Hearts. I don’t have that choice. Fine, fine by me. Did you know that I’m the prideful type, always itching for a fight? My beliefs were the only thing that stopped me from going gung-ho every time I encountered one of them. Shit, what am I saying. That’s true, but overcoming your fears doesn’t mean you just fight them at will. Overcoming your fears is a different task. Courage is different from FS, don’t forget that. Sorry, I got carried away. Yeah, courage is something else. Courage, huh?</text:p>
      <text:p text:style-name="Normal">I remember only one episode after that, but due to my current beliefs, and because so much time passed, I think I’ll skip on it. Both out of respect, and out of laziness. That works. See ya</text:p>
      <text:p text:style-name="Normal"/>
      <text:p text:style-name="Normal"/>
      <text:p text:style-name="Normal">Sat 3rd July, 09:27</text:p>
      <text:p text:style-name="Normal">I know I skipped out on yesterday, but that was actually calculated, and I had intentions to gain the habit of waking up earlier. I’m kinda gaining it, I guess, but things didn’t go as expected yesterday, as we came back home much later than I expected. In any case, I’ll do today’s episode, and I’ll write some fragments of yesterday’s dreams (as I still remember them) as bonuses. And I’ll also have more to say regarding what I wrote last time. Woo, wrote all of that with my eyes closed and not a single typo!</text:p>
      <text:p text:style-name="Normal">Wait, if we master this way if writing, wouldn’t that be huge? To write and imagine at the same time, that sounds absolutely fantastic. Yeah, but we gotta master that first. Alright, fine.</text:p>
      <text:p text:style-name="Normal">Then, let’s begin, shall we?</text:p>
      <text:p text:style-name="Normal">-We start in a game, a CoD style game set in WWII. This is dureing a campaign mission, and the orders are to push back our enemies, and then break through the enemy lines. I am with a team of three, my standard team of three. At first, “my” team consisted of me and Antsa, but since yesterday, there has been a new member to the team. In my dreams, it’s as if we’ve worked together <text:s text:c="1"/>since forever, but here, I don’t remember anything. Not even their identity. I was armed with a standrard issue submachine gun, and a revolver, a .44 magnum. The first wave of german soldiers was about to attack, and I positioned myself near the wall breach from where they’d come through. There were only a few soldiers in this difficulty level, and when the first popped up, I opened ip with my SMG. I got him, but then, because that’s how I roll, I decided to switch to my revolver. Bad move. A blunder in fact. The revplver is supposed to be a powerful weapon, sacrificing RoF for stopping power, but here, the velocity was atrocious too, and of course, the germans wouldn’t just wait for me to line up my aim perfectly, they’d mmove around, run for cover. And so, I missed most of mu shots with my revolver, and those that hit, they didn’t do a great deal of damage. Actually, the first time around, we’d eliminated them all.</text:p>
      <text:p text:style-name="Normal">However, the game was deemed to easy, and so we restarted the mission with a different option on: there were two choices, I don’t remember the words, but the first indicated a small force, the second, a big wave. We chose the second option. It was in this one that I tried to go gung-ho with my revolver, and it went poorly. In fact, I got hit multiple times, and was possibly downed. I had the red screen for sure. For a moment, I switched to my SMG, and had no trouble dealing with them. But at this point, I was near our starting lines, and I was appalled at the result my recklessness and cockiness brought about: so many of our own troops were lying on the ground. We finally beat them back, but the battlefield didn’t make for a pleasant sight, and I knew it was my fault.</text:p>
      <text:p text:style-name="Normal">The sin of pride again, huh? For shame.</text:p>
      <text:p text:style-name="Normal">-This second episode felt the longest of them all. At first I was with Antsa, and we were using my GPS to go somewhere. I don’t remember where nor why, but at some point, we reached a bridge, a very long one. It was foggy. And then, lots of acquaintances arrived. At first, I thought it was only our old team from CCB, but tthen, I saw people whom I was sure I knew, at least by sight, but right here, right now, I actually can’t tell you anything about them: it’s the same deal as before, I don’t remember anything. One of them got into an argument with Antsa, and they were escalating it pretty dang quickly, so I had to defuse it while I still could, and thankfully that was successful. I saw everyone, out and about, talking with their respective, naturally formed friends group, and this calmed me down for some reason. Made me think, “Yeah, all is back to normal” maybe. In any case, it made relaxed enough thatI went back to my natural state, a loner observing everything and nothing in particular, with a calm I hadn’t felt in a long while. There was also another loner, one I knew him to be a loner too, and that made me think that everyone is back to normal. Well, they didn’t leave me completely alone actually. Montesano and a few others came to tease me about my loner behaviour. Then, while nothing of note happened, the story still continued. One of the black dudes, possibly the one who nearly got into an argument with Antsa, came over to me and we talked. I don’t remember of what, but we did, and I have the feeling he may have challenged me to a friendly competition, and I accepted. We were now in the living room of a house, but soon that scene would change too.</text:p>
      <text:p text:style-name="Normal">-Slowly but surely, the scene was beginning to take place in a restaurant, a McDonald’s. I was now with Pit and Antsa, and we were seated at a table. That’s when an older lady entered, and the first thing she saw was the paper bag with the leftover bread in it. You know, we hadn’t fully transitioned into the restaurant yet, so there was the bag with the bread that hadn’t been used for sandwiches like we do at home. Upon seeing it, she immediately started complaining, about service, food, and how she’s served leftovers for a meal. She wasn’t entirely wrong, since apparently that bread was to be used as a Viennoiserie for breakfast, but still...</text:p>
      <text:p text:style-name="Normal">Then, before I knew it, taking food at the counter was now Mme Esposito, and at our table, in front of us, there were Alissia and another girl. Third time now, and not the last, but that girl was someone I knew, and yet, here, nothing, Hey, this is becoming frustrating, what’s this all about? Since they’d just gotten here and we had nothing in particular to talk about, I started talking about that old lady who just entered and then started screaming. Y’know, normal talk. But for some reason, while I was still in the exposition phase, they started laughing. A lot. Apparently the story was super funny to them, for some reason. So much so that they dragged Mme Esposito to the table so that she could listen to it to. Ok? So I started again, but when I arrived at more or less the same stage I was with the girls, Mme Esposito had no reaction, which is perfectly normal. I didn’t get to finish however, as we were interrupted somehow, but in any case, that’s the end of this episode.</text:p>
      <text:p text:style-name="Normal">-This last episode is actually a longer than average fragment. It happens at night, I’m on a mission with “my” team, and I could swear this isn’t the first time I see this scenery and do this mission. The goal is to destroy a giant machine, This is basically a boss fight. My team though, isn’t my usual team. There are four of us. Me, two guys, and one girl. And once again, I don’t remember... </text:p>
      <text:p text:style-name="Normal">We hadn’t been spotted yet, so surprise was on our side, and my current objective was to setup our team so that we’d make the maximum out of what we had. We were at the edge of the machine’s “lair”, which was just an open space, and we were on top of a building. We all climbed down, and there I found an artillery gun, a futuristic-looking one, that could be manned by one person, and I wanted the girl to man it, since, even though it was powerful and could deal serious damage to the machine, it was also outside its line of sight, and therefore out of harm’s way. The rest of us would start from the top of the building and would shoot from variable locations. However, I had some trouble getting her to stay on the gun, since I had forgotten how to give the order to do that, and couldn’t fine the command. And then... it was all interrupted. It all ended abruptly, and I don’t remember how. I can, however, tell you that it wasn’t tragically. Just, abruptly. We weren’t spotted ‘till the very end and beyond.</text:p>
      <text:p text:style-name="Normal">And, completely disregarding what I said up there, I’m gonna end it here for today, since this took a lot of time, and... yeah fuck it, I’ll at least give you the titles for yesterday’s dreams.</text:p>
      <text:p text:style-name="Normal">-With Pit and Antsa, we arrive on an island. It’s an exploration mission. The island is desolate, and it’s flooded. Vague feeling that it’s somewhere near the North pole. At least definitely in northern hemisphere, given the weather. We see an abandoned building, and that’s when I have a flashback. I had “apparently” (because I’m dead sure I didn’t) searched this place on the internet before, and so I’d been here. It used to be a lively, western, cowboyish town, but now it was abandoned, and the sea level rise made it near unrecognizable. Except, there were two things left standing: a submerged poster, that I recognized immediately as the bright red poster that I saw in this town before, and the building it’s pointing at: a sort of hotel. We enter the hotel, and it was dark in there. We were illuminated by a single candle in the middle of the table, and frankly this would have been an excellent setup for an attack, but nothing happened. We just looked around, searching for clues for something.</text:p>
      <text:p text:style-name="Normal">-With my team, i.e. Antsa and the other guy who just joined that I don’t remember (and I’m really sorry for that). We were playing CoD Warzone, and we were in front of a house, although still pretty far from it. That’s when I hear gunshots for North-East. While my team stays on the left side of the house and slowly advances, I somehow went to the right side, and after a while, I find myself having completely flanked the enemy. In fact, I was behind them. I unleashed round after round with my assault rifle, and we got the entire enemy team. Except, turns out that this was their respawn point. And so, I found myself spawnkilling the enemy mercilessly. At some point, we were one kill away from victory, and a guy spawned in front of me, and I got him with multiple bullets. Then, there was a replay of that kill, but this time around, unlike last time, things didn’t go south. He was now looking directly at me, and my rifle was aimed slightly lower than his body, but you could see it all unfold from my PoV in the slowmo: I began firing before my barrel even aimed at him, and I slowly rose my rifle, hitting him first in the body, then in the head, while he was aiming at me.</text:p>
      <text:p text:style-name="Normal">And so, that’s all for today folks. see y’all</text:p>
      <text:p text:style-name="Normal"/>
      <text:p text:style-name="Normal"/>
      <text:p text:style-name="Normal">Sun 3rd July, 10:02</text:p>
      <text:p text:style-name="Normal">Morning everyone, thanks for coming to today’s presentation. <text:s text:c="1"/>What did we want to talk about already? Oh, right, dreams. Tonight’s dreams. Tonight was very peaceful, despite what happened. Also, I’m scum. I discovered/reconfirmed that tonight. Sorry, it would seem that I’m not quite myself just yet. Just, a little more time is what I need, just a little more.This is a strange question, but, how do I usually do this? It’s evem ,ore interesting that the answer is: I don’t know, I just do what I want. We’re getting better at writing with our eyes closed. Yeah, me and my big mouth. It seems that I’ve forgotten quite a bit of the episodes, but what I do remember, I ought to write down.</text:p>
      <text:p text:style-name="Normal">-Family trip. We’re on a highway, and then Ando stops as he needs to do something. We park in front of a garage, but just as he leaves the garage doors start opening and it’s clear a car wants to leave. I try to call Ando but to no avail. However, from the front passenger seat, Antsa steers the wheel and basically turns the car 90° while reversing, and we’re good. A few more, things happen while <text:s text:c="1"/>we wait for Ando, but I don’t wanna expand on that.</text:p>
      <text:p text:style-name="Normal">-It’s a mission, on a highway similar to the one we’ve just been on. The weather seemed to have stayed the same across all episodes, giving a vague sense of uniformity and continuation. The mission objective is simple: escort and protect. We’re part of a huge organization, a sort of higly organized mercenary super-group that dispatches teams to protect VIPs, be it military leaders, big shots of NGOs, <text:s text:c="1"/>CEOs of companies, or what have you. My team in particular has been dispatched to escort a certain guy, a big wig of an NGO if I’m not mistaken. We’re initially in our car, and then, two of us board the bus our man is in. Another guy from our team is a “spotter”. He hides in the bushes, and he has great visibility over the entire scene, although in this case this particular role can’t be applied. Yet. We’re in the bus, and we keep an eye on the other passengers. And sure enough, one of them gets up and pulls out a gun. He’s close to our VIP, however, my teammate shoots him first. He’s hit in the stomach, and he dies immediately. However, something that I didn’t expect happened. Due to the shock of the appearance of a sudden attacker, our man jerked back, and then hit his head on something. This caused his right eye to pop out, and he too died on the spot. Then, I believe there was a replay of the whole thing. I wonder if there actually was, ‘cause that means those things have a certain importance.. In any case, he was dead now. I remember not being that concerned about the fact that we failed our mission. We had to get out of there ASAP now.</text:p>
      <text:p text:style-name="Normal">-We were back in our car, and for some reason, our own organization was searching for us. In the sense that, the moment we failed our mission, we became targets. Since this was a big mission, the usual MO was to send the ground team, and then keep an eye on everything from above using a helicopter. And now, that helicopter was searching for us. But while we were the new targets, this was unofficial, and we knew it only by instincts. That chopper was searching for our car on the highway, while we were parked somewhere. The spotter from our team contacted the chopper, as they didn’t seem to have been told why they were searching for a car matching a certain description, or rather, they weren’t told that the car they were searching for was ours. Well, I do say that, but when our spotter asked if they’d found the car, they replied him with mistrust, with something along the lines of “I thought you had an eye on everything around, how come?” </text:p>
      <text:p text:style-name="Normal">But whatever, we were safe.</text:p>
      <text:p text:style-name="Normal">-I was in the backseat, and there was also Ariella in the car. I played with her, but, well, it seems the mission didn’t go as safely for us as I thought it did. One of my teammates, a girl, had been wounded. I don’t know when, I don’t know how, but she had been cut across her throat. No blood was coming out, but there was the initial blood on her neck, and, I think I was the one who carried her to the car. As I did, I knew her time was limited. Nino. She was Nino. She had her beatiful, long pink her, and her usual face, as if nothing happened. At some point, we’d stopped, and she was out of the car while I was still in the back seat. I don’t remember how anymore, but I sensed something was wrong, and I immediately went out to her. She was saying goodbye, but I didn’t want her to go. I hugged her, and kept her in my arms for some time. She was leaving, but <text:s text:c="1"/>it all was so calm. It’s a shame that you won’t be able to get this feeling while rereading, but I’m feeling it right now, as I’m writing this down. She was leaving now, in my arms.</text:p>
      <text:p text:style-name="Normal">-But, this didn’t end as well as it should have. This is when I reconfirmed that I’m scum, of the lowest order. At some point, she wasn’t saying anything anymore, but as I held her, I felt her heart beating. It was such a strange, alien feeling to me that it freaked me out a bit. In the moment, I thought that this was her heart beginning to stop, but I just couldn’t endure that strange feeling beating against my chest. It wasn’t just her heart, but I don’t know how to describe it. It was as if her internal organs were all beating in sync. It was too strange for me, so instead, I told mom that maybe she should be the one to hold her in these last moments, and she held her instead. That feeling of calm was still in me, it was just a bit disturbed by the other sensations. In fact, I’m probably feeling what I felt back then right now. Unless this is guilt, mixed with the calm.</text:p>
      <text:p text:style-name="Normal">-Either way, I don’t think she left. I hope she didn’t. I want to see her again, talk to her. She is my precious teammate, and she won’t just go like that. I want to see her again. And see you too</text:p>
      <text:p text:style-name="Normal"/>
      <text:p text:style-name="Normal"/>
      <text:p text:style-name="Normal">Mon 5th July, 10:03</text:p>
      <text:p text:style-name="Normal">Morning there, how are we doing? Fairly well, thanks. Let’s get to tonight’s dreams, shall we? Alright. Dang, it’s tough to write with my eyes closed, but I’m slowly getting used to it. We’re making less and less typos, and we’re getting faster and faster. It’s still far from ideal, but we’re making progress. I’ve still got to figure out the placement of my right hand, WASD has been set as default for my left. Yeesh, it’s still tough. Ah, the keyboards definitely weren’t built for blind writing, otherwise we’d have the letters separated into two blocks, one for the left hand. the other for the right. Shoot. I can’t focus on my dreams at all like this. The main problem with my right hand id the lack of a nice pattern, like WASD. And I just tried writing with my right hand free and it was disastrous. Or not. I can get used to this. Oh this one went well. This one too. I see, so I can try and get a free right hand too, nice. It’s gonna take some getting used to, but all things are like that, and this one is fairly intuitive. Goodness, I wrote that entire sentence with speed and without a typo. Oh, there was one.</text:p>
      <text:p text:style-name="Normal">Alright, let’s get to the dreams before I forget them. Tonight was quite calm, and this seems to have become a pattern: several days in the eye of the storm, one night just outside of it. Let’s get to the titles then.</text:p>
      <text:p text:style-name="Normal">Before we start, there’s something I’d like to talk about. As of late, we started forgetting our dreams. At least, those that happened at night. The ones we remember are the last episode of part 1 and those from part two <text:s text:c="1"/>onwards. I don’t like that. I want to remember what happened in part one, during the actual night. So, please, make an effort to remember them.</text:p>
      <text:p text:style-name="Normal">The first two episodes, I don’t quite know how to write them. I know they’re not entangled with one another, but they share similarities, so I’m tempted to write them together. But I won’t.</text:p>
      <text:p text:style-name="Normal">-I remember the first episode now, with a fair degree of precision. We’re near some wooded land, and I’m not alone, there are a lot of people with me. We’re part of the same faction, and we’re here to do something. Or not. Maybe we’d just ran away from something, or maybe we really had a mission. In any case, the latter becomes true later on. Later on as in, now. A few meters away from us, we see two figures. They were ... strange looking, they had arms and legs and a head and a body, but they were like... snowmen? Snowmen made of a material I can’t describe but I know. One word just came to me right now: golems. Yeah, that’s it, they were golems. </text:p>
      <text:p text:style-name="Normal">They dug a hole in the ground just in front of us, jumped in, and we set out to pursue them. There were four of us., but even as we jumped in, the golems were already nowhere to be found. As we reached the end of the tunnel, the four of us were a bit different now, though now I don’t know how anymore. In front of us was something that looked like a dead-end. There was only a rock hanging from the top of the cave, and then a pitfall. One of those that came with me touched the rock and looked around wondering what we should do. Fortunately for us, I had already had this dream. Maybe that’s a false memory, but I knew what to do here. I touched the rock a bit, and then, I jumped. Shishishi, it was fun. Down below was a lake connected to, initially, the sea. This was a cave connected to the sea apparently, it just happened to be some way up. But night fell, and we were on two boats now, or maybe one. The lake was now connected to a river, and the sky was nice. The horizon had some red lights far away, and it looked, kinda, Chinese? But that’s not the important bit. We’re not humans, we’re... ditto-like super jellies that can change shape: I was blue, a girl was pink, someone else was yellow, and the last was green I think. And we transformed into the characters of a story the entire world knows. Or rather, we became the characters, and our stories would be known through time. We never entered that story, but, it’s a story known to everyone. So, this is like the prelude to that story, a prelude to a story that doesn’t exist yet. And oh my god, now I want to write that story. Please, please expand more on this part, it’s easily my favourite in all of tonight’s episodes. Oh, and about the girl: I liked her, whatever that means.</text:p>
      <text:p text:style-name="Normal">-Going back a few steps, it’s me and Pataki and some other guys, in the tunnel we’d given chase. We went past it, but this is a dream I knew I’d already had in the past, and that I didn’t write down for some reason. Maybe I forgot it. In any case, just before we went past the tunnel, I remembered that Mezza was closed near here, and this is the only chance we’d get to free him, so we stop, go back and do that.</text:p>
      <text:p text:style-name="Normal">-I’m not quite sure how it happened anymore, even though I know that this is the continuation to something else. It was still of a story. This time, it’s a homecoming by a certain character, and the story unfolds through his eyes. He’s back in his old man’s house, and, well, without any actual exaggeration, I can describe it with one word: it’s in ruins. In literal ruins. There are holes everywhere, some of which are patched up with planks, there’s a huge fallen wooden arc, the roof has been split open at points, stuff like that. However, it’s still home. It would seem the father and his son didn’t have that good of a relationship, although they had strong bonds. From what I saw, I’d say he came back after a long time, and he’d left because they had a fight over something. The father came to greet him, and he led him to a certain room. It was a Kung-Fu Panda style dojo, one riddled with holes. It was where they’d had so much fun when he was just a kid. And I saw those memories. Or maybe, I just knew them?</text:p>
      <text:p text:style-name="Normal">-Then, things changed up a bit. I was in there now, outside the dojo in the living room. There was my family, and Ariella was there too. She was playing a lot while I was doing something else I don’t remember, something having to do with a screen, I think (?). In any case, she then wanted to sleep, and I let her use my hand as a pillow. But she was picky, and wanted my hand to be a certain way. Sigh, whatever. This entire episode lasted a fair bit.</text:p>
      <text:p text:style-name="Normal">-And then, things changed yet again. I was now in a room similar to that. However, there weren’t people anymore. Instead, there were three gorillas. They each had a fat stack of dollar bills in their hands, but, well, they were gorillas, so they didn’t know what to do with them. And so, one of them started slapping himself with them, another put them to his mouth, stuff like that. After a while, they seemed to have understood something, and each headed to his instrument. They were a music band of four apparently. So, where was the fourth one? His instrument was just in front of me, it was a piano arranged strangely. It had joystick-like handles at the extremities with one button each. Pressing them made a sound, and I thought that maybe I was the last monkey part of the band, so I approached it. But, I have no damn clue how to play the piano, and after pressing the button on the right handle, I stopped and looked around. Behind me was an elder-looking monkey, and when he saw me try to play, that lit a fire in him. i thought he was the last man of the band, but instead of going to the piano, he headed <text:s text:c="1"/>towards the centre and started speaking. And things suddenly got serious without me expecting them to at all. So much so that at first i didn’t understand the scale of importance of what we (or rather, they) were discussing.</text:p>
      <text:p text:style-name="Normal">-It was now men dressed formally with a cigar in their mouths, and the one who stood up after I played was talking about how it was an impossible, unthinkable task. They couldn’t possibly build a ship capable of accommodating the men for a 50 day long voyage to the North pole. Such a ship was impossible to build in our era, and it would spell certain death for the entire crew. the era was the pre-industrial/beginning of industrial age. It was the 1820’s, with British men in their white waistcoat voicing their opinions loudly in their office, criticizing the greed of the men who would send crews to a certain death for a chance of greater wealth. You see how I initially failed to grasp the seriousness of the whole situation? Luckily, I didn’t do anything stupid to embarrass myself, I was just surprised.</text:p>
      <text:p text:style-name="Normal">-And the scene transitioned to a different one. I was now on a cargo-unloading harbour, and it’s Team Deathmatch. We had just spawned, and I went on the left flank. It was dark, and I told everyone how night vision wasn’t the best, but infrared was better (I was actually thinking of thermal, from MGS, or WT. Either way, thermal allows for better perception of the enemy than night vision). Unfortunately, infrared didn’t work that well here. Then, in front of me, the enemy arrived. I went towards them while firing my assault rifle. At first, it was hard to control, so I missed most of my initial shots. I still landed a few. Then, as I got close, it turned out that mine was a burst-firing AR, which was unexpected. It was very much as if there had been an attempt by them to make me scared. but it didn’t work. I said that I went towards them, and indeed I did so in order to get better shots. However, I had overextended, and I had to hold my ground and slowly fall back to avoid being eliminated. I had been hit many times, and the screen was red with blood, but I recovered and managed to clear this flank. I then went to hunt down a guy who entered a building, but saw shots go past me, so I turned right, and instead of entering the building where the other guy had been, I waited. This was risky, as either of the two guys could come out at any time. God forbid, they could arrive together. So, I put my crossair in the middle, ready to aim at whoever showed up first. It was the guy pursuing me, and he didn’t seem to expect me, so I got him. Then, as I headed out, the other guy came out. It was close, but I got him too. This was near our spawn, and before I headed inside the building, I saw that there was an artillery gun just behind me. I went towards it and tried to man it, but my approaching it seemed to push it back. Really looks like an attempt by them to foil my plans. But this one didn’t succeed. I managed to man the gun somehow, and I started raining down shells on enemy vehicles, AA emplacements and groups of soldiers. Unfortunately, the vehicles were constantly moving, and the splash damage wasn’t great, so while I tried hunting down vehicles, my shells just didn’t hit them. It turned into a sort of WoT artillery gameplay, except the loading time was a few second, and the crossair took mere seconds to minimize. Still, it was hard to land shots, and I think I didn’t land anything. Even in a firing mode where I shoot five shells at once, I don’t hit them. The vehicles’ movement was simply that hard to predict, and the flight time of the shells was too long. Then, I saw something of interest:</text:p>
      <text:p text:style-name="Normal">-During these whole shenanigans, it seems my character went ahead of me and was now on the frontline once again. He was surrounded by enemies and was being pursued by a car, so I did my best to shoot down the car. Then, as a shell landed very much near the car, I switched to my (character’s) perspective, and I was going towards a building to protect myself from the shells I didn’t know were friendlies. And as I got under the building, I saw five shells fly in unison, almost in line, and land and devastate the vehicle chasing me. There was also a girl who tried to hunt me, a crazy blonde. But the fire from the shells reached her feet and they were now on fire. I run after her as she ran screaming to extinguish them, and she put out the fire. I didn’t feel hatred towards me anymore, but that’s where this episode ends.</text:p>
      <text:p text:style-name="Normal">Now, let’s get back to episode one.</text:p>
      <text:p text:style-name="Normal">Alright, it seems I’m really forgetting how title style works, so tomorrow I’ll have to remember that. For today though, that’s it, so see ya</text:p>
      <text:p text:style-name="Normal"/>
      <text:p text:style-name="Normal"/>
      <text:p text:style-name="Normal">Tue 6th July, 09:27</text:p>
      <text:p text:style-name="Normal">I have an exam tomorrow, and the day after, so I’m gonna be ultra synthetic today with only titles. However, I’ll try to do my best so that you remember this.</text:p>
      <text:p text:style-name="Normal">-There’s an entire part (or two) preceding this, but I don’t remember it (them). Now, I find myself with Antsa in the car, he’s driving and we’re going somewhere. It’s the mall, but he’s very irritable. Apparently we’re free to do whatever we want, but things take a change for me. I “meet” a certain person, and, for some reason I don’t really understand, we start fighting.</text:p>
      <text:p text:style-name="Normal">-He’s human, or at least humanoid, albeit a very big one, an unnaturally big one, some two meters twenty maybe, and he’s covered in a good layer of fat in front of a layer of muscle. The thing is, at least at first, he didn’t emanate any bad intentions, so it wouldn’t surprise me that much if this were a sparring match with some guy from the same faction, although it would still surprise me given what happened. For past me, this may not have been a problem, but for me, it was. It seems I’ve neglected training in favour of studies too much, and now the fight was tough. The fight began with a one two to the body from me, but my punches felt weighed down, and I don’t have the impression to have dealt damage. He tried punching back, but I always dodged. Sometimes, after throwing a punch, he gets really close and tries to headbutt me. He never actually hit me, I always end up dodging. Then, at a certain point, he tries to headbutt me again, but I dodge, and I counter with a left hook. That hook didn’t feel great at all, but for some reason he went down.</text:p>
      <text:p text:style-name="Normal">-I think this may have been a trap, set in order to catch me off guard. He was down and seemed out cold, so I approached him, and I don’t remember what I did, but at some point, he grabbed me by the neck, by certain points on the rear of my neck, near my shoulders, and it made me really sleepy. In fact, I nearly fell asleep, and I would have if he didn’t let go. I wonder what would have happened if I fell asleep within a dream. One thing’s for sure: I’m not in a rush to find out. Apparently, what I did (that I don’t remember) was something similar, or at least that’s how it felt to be KO’d. And I just checked, and I guess with strong enough pressure, it is possible to replicate what he did, although I’m incapable of doing it.</text:p>
      <text:p text:style-name="Normal">-Transition that I don’t remember, and I’m not even sure what part this is, but here goes. One moment, I was looking at the sky, the second, the sky had become battlefield. It was now a field were two armies would soon meet. There were so many men, it was a sight that, in the wrong sense of the word, was incredible. They charged at each other, one wave against another, and I saw it all, and I wanted none of it. All throughout, I thought of WWO, and I thought that these were the horrors spared to us. I witnessed a cavalry charge, although it was really just one man on horseback leading his soldiers forward and piercing through the enemy lines to then lose momentum and be stopped. </text:p>
      <text:p text:style-name="Normal">-And then, I saw Bulgarian soldiers pass by, two of them, and they had a little girl with them. She was in uniform too, but it was clear that she had just been drafted. She couldn’t have been older than twelve. I stopped them and took her, and I told them that I would go in her stead, but, they didn’t want to listen to me. In the end, before I let her go, I told her that no matter what, she had to live. This was a very selfish request from me, and I realized that as I said it. Why should she have to stay alive if she didn’t want to? It was war she was going to, and maybe there were things that she wouldn’t bear to see, so much so that... Anyway, things continued for a little bit after that. She didn’t follow the other two soldiers, instead she sat on a rock some distance ahead of me and simply stayed there. I feared that some sniper might see her from the battlefield, and these fears worsened when an object began reflecting light near where she was. Fortunately, there was someone else nearby, one that for some reason I want to call a teammate? He was just at the edge of the battlefield, on the side of the line where I was, and he reached his hand out so as to cover the object, and avoid having light reflect from it.</text:p>
      <text:p text:style-name="Normal">And here I thought I’d be synthetic. Really goes to show how little control I have over myself when it comes to these things. No wonder it used to take me over three hours.</text:p>
      <text:p text:style-name="Normal">-Last episode. Once again, I’m not sure how things have come to this, but I was being chased in a car chase, and we reach a place and I get out. The place was straight out of a RPG, and the ones pursuing me were none other than the same guy from earlier, but now with a team. His presence was the same, but his design was different, he was an inhumanely big boss with a matching sword, and he really was after me. I was surrounded, though I never felt it, as his teamamtes just paled in comparison to him, both in size and presence. He swung at me multiple times, and I dodged, but my stamina bar (exactly like in Genshin) was extremely low, so after the dodge, even though I tried to dash back in to land a few hits, I either didn’t dasj close enough or couldn’t dash at all, depending on the occasion. I don’t think we ever ended up dealing damage to each other this time, and at some point, after a swing, he just fell down. This time, after getting close and seeing that my swings weren’t hitting him either, limping and bleeding, I headed towards a car. That car initally held either enemies or a third party, but I managed to get in anyway. Instead of just driving away however, I felt that I needed to hit them with the car, and so I drove in their direction. And while I may have hit some of his teammates, I couldn’t reach him, so I just decided to go.</text:p>
      <text:p text:style-name="Normal">-But once again, as I drove away, I saw a gate, and we had only driven maybe twenty meters at this point, I could have kept driving over a wall, but I felt the need to open the gates, and so, I headed towards them, on foot. This was a whole other ordeal, as it was a sort of puzzle, and I thought it was bugged, plus there was an archer trying to get me. However, I wasn’t alone, in the sense that while I didn’t have a ranged weapon, I still pressed the button to aim my throwing weapon (that I didn’t have), but when I released, lo and behold, it threw a knife, and I could do this as many times as I wanted. I never aimed for the archer, instead going for three buttons on a box, on a tree/tower that protected the gate (or was the gates’ opening mechanism). I hit all three buttons, each on the first try, but nothing happened, so I headed inside that tower, and then, this episode ended.</text:p>
      <text:p text:style-name="Normal">Alright, that’s quite a lot. An unexpected amount actually, I thought I’d just write the titles and leave it at that. As expected of my self-control... Oh well, that’ll be all for today, so see ya</text:p>
      <text:p text:style-name="Normal"/>
      <text:p text:style-name="Normal"/>
      <text:p text:style-name="Normal">Fri 8th July, 10:02</text:p>
      <text:p text:style-name="Normal">The exams are over, we’re back on schedule now. Who knew that the six days of fire could be such a failure? Two out of six given, one is a complete failure. We will need to work on ourselves, think about what it is that went wrong. Think about it hard. It’s your future that’s on the line here. First of all, we must worry about finishing these quickly, and not spend over an hour and a half writing. Then, think about everything else, we have to find what went wrong. Even if six were too much to ask to begin with, how come you couldn’t do more than two? Think, think. It’s all on you. September. That’s the new date. See you then.</text:p>
      <text:p text:style-name="Normal">Alright, back to our dreams. Tonight was mostly calm, or rather, I was mostly calm. Let’s get to it right away.</text:p>
      <text:p text:style-name="Normal">This time I remember only the body of the episodes, not the transitions. In other words, it’s a compilation of seemingly unrelated events. And the order is... you know already.</text:p>
      <text:p text:style-name="Normal">-In some sort of favelas (inspired by mission in MW2 where Roach was running for his life), entered a house, Then, house becomes a lab, and I’m with my team. However, turned out to be a trap. This place belongs to enemies, and though we’re strong, they’ve got similar versions of us, but stronger. For one thing, we had Hulk, and they had a super Hulk. Same with a sort of the Thing from the fantastic four. Since we’re trapped, the main villains just leave for a party</text:p>
      <text:p text:style-name="Normal">-On the cours de récréation of les Saints Petit Patrons :))), I’m with Pit and someone else, a girl. Actually, maybe it was initially the running track back at St Do. In any case, we engaged in some friendly competition. Maybe I’d started jogging, or maybe it was spontaneous, but at some point, I started racing Pit. The girl joined in too. She was young and quite the runner, but she was already a sister (maybe of the Domenican order). They were fast, but I was faster, even if only ever so slightly. And what’s more, even though I feared it would happen, I never got tired running back and forth.</text:p>
      <text:p text:style-name="Normal">-I was on a road I am unfamiliar with, although I was with lots of people, I don’t remember who. Then, on that road, we see a person and their dog. The dog was a shiba inu, however, he was angry, very angry, I don’t know why. The owner seemed to also be losing control of him, so I decided that I’d do what I could. I wanted to allow him to bite me on my forearm, and from then, show him that I’m not threat. This turned out to be a mistake (or maybe an inaccuracy?). All this time, he approached me and tried to bite me, but he’d try to bite anything, especially my legs since they were at perfect level. There was a lot of maneuvering, and it ended with me holding his mouth shut, and then petting him. Initially, it seemed to have made him sleepy, so let go. That was a mistake. He got up and basically chased me once and then was so fast we didn’t know where he was.</text:p>
      <text:p text:style-name="Normal">The correct response would have been to allow him to bite you, and then pet him. Lesson learned.</text:p>
      <text:p text:style-name="Normal">-With Mezza, Antsa and Pit. It was boys vs girls. It was a sort of competition, and we had to come up with something. It’s very reminiscent of the BAC of acrosport, the one we killed AAO. In fact, the girls were the all-girl team of that time. And so, we met up and talked. We talked about everything and anything, and we never actually made any progress on what it is that we should do. In fact, I didn’t even know what it was that we should do. And then the time came. It was night, and we were initially at the Crypte, and then in an open air amphitheatre illuminated by a few strong blue lights. First it was the girls turn, and it turned out to be a quiz. The quiestions seemed to be oriented towards science. One question was about chemistry, a sort of trap question about CO2, where CO2 + H2O was the correct answer, Then, it was our turn, and there was one question about maths. Something like 111114645434241 - (another ridiculous number). And I’m not sure what happened, but we won. And so, we went on a boat on the small lake, and headed towards the center. Then, two rows of giant statues of deities lit up in the center, forming a path, and at the end of it was a platform and an altar. I also spotted a Genshin like exiquisite chest. We headed there, and it was good.</text:p>
      <text:p text:style-name="Normal">- Only me and Antsa had seen the chest, so we could have made away with it, but for some reason, as I pulled out the treasure, I let it fall smack dab in the middle to tell everyone. Because of that, a second chest was brought by them, and we opened them, and holy shit it was nice. I don’t remember the treasure, there wasn’t gold or diamonds or whatnot, it was like technological objects and stuff. In particular, there was one headset for each of us.</text:p>
      <text:p text:style-name="Normal">-This is the only transition that I remember. Basically, night turned to day, and I was now alone looking at my share of the loot in the chest. But before that, I had to put away what I previously considered treasure: objects that were potential weapons, that I now had to hide separetely in order to not arouse the suspicion of the police officers if they ever come to visit. The headset left to me were... COOL. The best I’d ever seen. It was light and small, smaller than the current KingFisher, but the color was so nice. It was actually white with neon light-blue stripes, and the stripes looked like they constantly shifted place, moving around. At some point, I also gained a matching T-shirt, and then, the cherry on top: a matching electric scooter. I was in Italy now, and though the plaza was empty, there were two kids who saw me and looked in awe at my loot. </text:p>
      <text:p text:style-name="Normal">At first, my headset looked like a normal one (except for appearance), but then, I found the button for the bluetooth, and then, an incredible array of buttons for all kinds of functions. It was nice.</text:p>
      <text:p text:style-name="Normal">Alright, that’s all for today, see ya</text:p>
      <text:p text:style-name="Normal"/>
      <text:p text:style-name="Normal">Addendum: we are in fact the 9th of July, so yesterday I wrote the wrong date on the exam paper.</text:p>
      <text:p text:style-name="Normal"/>
      <text:p text:style-name="Normal"/>
      <text:p text:style-name="Normal">Sat 10th July, 10:12</text:p>
      <text:p text:style-name="Normal">How many bad moves does it take to ruin a day? Yesterday had begun rather well, and things were things were going pretty smoothly, . Then, we played an inaccurate move. Alright, two hours of Genshin, why not? This could have worked, but it asked for something crucial: that you listen to yourself, to that voice that tells you “Hey, time’s up, let’s go”. It could have worked, but it didn’t. The moment you chose to ignore that voice was when you committed the first blunder. And that voice tried to tell, many times, and just as many times, you blundered. And late at night, at two in the morning, you finally stopped. You were in a sorry state, and this was the perfect moment to deal the finishing blow: in hindsight, I’m not sure they even had to do anything, you sabotaged yourself pretty well on your own; they probably thought something along the lines of “Better safe than sorry”. But not all is bad; apparently every cloud has a silver lining. In the future, you might look back on these two days, and you may think to yourself that maybe, these two defeats were necessary. The first to humble you and show you the way, the second to get you to walk a path, finally. Maybe they were. Right now, I don’t know. In fact, I don’t even know if this path I want to walk is the right one. No, I don’t even know if there’s such a thing as a right path, but, from now on, this will be my way. </text:p>
      <text:p text:style-name="Normal">You may have noticed -I certainly hope you did-, that our writing is slightly different today. Yeah, that path I was talking about consists in one thing: do your best where you believe we ought to do our best. Apparently it takes ten thousand hours of deliberate practice to master anything. I, for obvious reasons to me, want to master writing. These are some of the first hours of deliberate practice. I’ve written before, but it wasn’t all deliberate. Ten thousand hours is a lot. I spent the morning on my bed doing calculations after consolidating. If we write one hour a day, it will obviously take ten thousand days. And so, sparing you the calculations, it follows that if we write four hours a day every day, it will take about eight years. That’s a lot of time. In fact, that’s way too much time, I’ve never done such a crazy grind before, so... hey, I’ve got an idea. Since this takes an unholy amount of time, and right now is when we have the most time left to live in our lives, how about we begin now? HAH! I’m one step ahead of you: I began thirty two minutes ago at 10:12.</text:p>
      <text:p text:style-name="Normal">Now you got the gist of the situation. The only problem would have been to find what to write, every day, but luckily for us, we’ve got that covered. Rather, our dreams do, not us. So, shall we begin? Not quite, not yet. There’s one last thing I’d like to make clear: we’ve been trying all these methods, these routines, these apps and these motivational videos to get ourselves going, but frankly, right now, I think it’s all bullocks. <text:s text:c="1"/>All these dreams and fantasies about telling others how to live their lives, yeah, I think it’s all bullshit now. Yesterday, before it all started going downhill, I wondered, “What do successful people do in common in the time they have?”. This may or may not be the answer, regardless, I don’t give a fuck anymore, I’m just gonna do my best. And not much else matters. So, let’s go?</text:p>
      <text:p text:style-name="Normal"/>
      <text:p text:style-name="Normal">It cannot be said the dreams aren’t logical, that they don’t make sense. In every decision you make, in every step you take, and in everything that warps, there is always a logic. This logic may differ from moment to moment, it will most probably always violate some laws of physics; in our eyes, it may be flawed, but it is always there.</text:p>
      <text:p text:style-name="Normal"/>
      <text:p text:style-name="Normal">Our story starts off in the middle of the night, in the middle of someone else’s house. It’s a tutor day today, so you’re here to help Federico with his studies. The room is rather dark, the only light there is a night lamp at the desk, shining in a dim yellowish light. For some reason, your memories of your tutoring days don’t feel that fun, but reliving it here tells you how misleading these feelings are. The gig was fun, with Federico laughing like an idiot at times. Maybe the reason for that feeling is you. You weren’t always true to yourself, so you don’t like remembering these moments. </text:p>
      <text:p text:style-name="Normal">There’s someone else in the room; even right now, it’s unclear to me who he was, or who he was supposed to be. He seemed younger than Federico, and was rather short in stature, but other than that, I can’t recall much. In fact, I’m not even sure he looked younger, I just know he was shorter than me, and that’s all I can tell. As Federico’s room grew to become the living room, time came for you to leave. Ladiny called out to you from the adjacent bedroom. That place was even darker than the dimly lit living room, the only lights reaching your eyes coming from the few things that reflected the TV’s pale blue screen. Whatever he said to you has been lost to time, and the same goes for a few episodes that follow.</text:p>
      <text:p text:style-name="Normal"> <text:s text:c="1"/></text:p>
      <text:p text:style-name="Normal">When you play a game from around 2:30pm to 2:10am with only one break of about forty minutes in between, there’s an excellent chance it will be reflected in your dreams. Likewise, when it’s strong, the same goes for that sense of failure you felt as you laid on your bed, but that comes later. The place you’re walking in is a nice one; the charm of exotic places lies in their beauty, and how rarely they let themselves be seen. The long, wide, stone staircase complements the bamboo scattered all over, and since we’re in autumn, the grass grows a shade of orange on this mountainside. But we’re not here for sightseeing. There’s a man you’re searching for, a blacksmith. You encounter one on the way up, but he’s not quite who you were told to go to. And so, you keep walking up, until finally, you meet him. There’s a battle awaiting, so now was the time to get the best equipment. You hand him whatever you’d been given, and in return, he hands you weapons. In Genshin, there’s only so much gambling can do for you. You can certainly hope for a four-star item, but five-stars are a dream within a dream. I do not know what it was that you handed him, but it must have been quite valuable. He gave... many weapons. Of what I remember, there were two swords, each of them legendary with different attributes, one for each twin. For scale, these were some of the lesser weapons of the bunch. There was also a spear, legendary like all others, with quite the range and power. There were a lot of other weapons, one for each member of the team, and as I looked at them, I saw how they were to be used and what would happen. With these equipped, we are ready.</text:p>
      <text:p text:style-name="Normal">The entire team walks forward, towards the enemy. They’re powerful, and not to be underestimated. With a hood covering my face and a mighty sword on myself, I lead the team forward as Gin-kun. At least, that’s how one girl called me. As we reach the front, I stand back, in reserve, and the others go forth to meet our opponents. </text:p>
      <text:p text:style-name="Normal">I see the battle through their eyes, and I make the move of quite a few of them. The twins are carried by their mother, and prove lethal with their legendary daggers. Everyone else is just as effective as they are. The enemy have a giant golem in their ranks, but his size works against him. He’s too big, he’s too slow. Amber picks him apart from a distance with her bow, and it becomes clear that the battle will soon turn into a one-sided victory, for us. As this dawns on our opponents, and as the golem is about to bite the dust, they all begin retreating. He’s now the size of a person, and he jumps out of the bathroom window in order to escape.</text:p>
      <text:p text:style-name="Normal">Before I know it, almost everyone is gone, chasing after the retreating enemy, and I see Antsa jump out of the window to do the same. I’m now alone, with only one member of the enemy in front of me. When it’s strong, the sense of failure will manifest itself in your mind. I was the only one who didn’t engage at all in that battle, and my heart saw the episodes where I lay helpless on the bed, thinking about how pathetic I was. </text:p>
      <text:p text:style-name="Normal">I’m gonna be honest with you: I don’t want to write down what happened. It’s not like anything bad even happened, it was just pathetic... Sigh, then, let’s end it here for today, you’ve written quite a lot anyway. Well, that will be it for today then, see ya</text:p>
      <text:p text:style-name="Normal"/>
      <text:p text:style-name="Normal"/>
      <text:p text:style-name="Normal">Sun 11th July, 09:42</text:p>
      <text:p text:style-name="Normal">Time goes by quickly, doesn’t it? Before I know it, a third of July has already gone by. I don’t have much to say today, so I suppose we’ll get to the dreams rather quickly. For some reason, I’m actually tired right now, so let me talk a bit as a warm-up. It doesn’t really make sense to me that I’m tired given how well I’ve slept, but it’s probably the last bit of tiredness I’ve accumulated lately. Beginning yesterday, I’ve tried to make consolidations faster, and it possibly kinda works, I’m still not sure though. This is so that I can wake up earlier and not just stay in bed for God knows I long remembering everything over and over. I don’t think I’m actually losing anything by doing this, therefore, the fact that I’ve only gotten a few memories from tonight is unrelated. Okay, just as I was writing that sentence down, it occurred to me that it’s most probably BS, and that I did in fact lose some memories because I wasn’t thorough enough. Don’t get me wrong, I still believe in speeding up the consolidation process, it’s just that I’ve done it wrong, probably.</text:p>
      <text:p text:style-name="Normal">I still don’t understand why I am so tired. Well, no, it’s not about that. It’s that I don’t like that I’m tired, feels like I can’t focus on writing at all.</text:p>
      <text:p text:style-name="Normal">I’ve taken some time off, and now I’m back. Let’s get to it, shall we?</text:p>
      <text:p text:style-name="Normal"/>
      <text:p text:style-name="Normal">The saying goes that dog is man’s best friend. I’m not sure about my own opinion on the matter, at least I can say that I mostly agree. I’ve been wanting to get a dog for a long time now, but as you know, our situation doesn’t really make that a great decision. Still, a man is allowed to dream, isn’t he?</text:p>
      <text:p text:style-name="Normal">Yes, and in that man’s dream, he is walking down a road, just below his own house. He isn’t the only one on those streets: it’s a nice day today, a great weather to walk the dogs to. But, strangely enough, our best friends outnumbered our own kin on this street, and by a fair margin too. As he walked down and neared the crossroad, he saw three dogs. Not one of them had a collar, yet they wandered on without a care in the world. He stopped and looked at them, and one of the dogs did the same. He couldn’t help but think “Are they really fine? Do they get to eat regularly?”, and in the back of his mind, the idea that he maybe he should take care of them began forming. But its growth was stopped abruptly. From behind the buildings, three persons appeared, walking and talking together, each with a leash in their hand. The dogs ran back to them for a moment, then took to lead the walk once again. “Ah, so they are getting fed regularly then”, he thought to himself.</text:p>
      <text:p text:style-name="Normal">I’ve always wondered, should this be considered a privilege by the dogs? To be adopted, have a family that takes care of them. I’m not sure. In our era, there are quite a lot of people like me who don’t see the difference between a sentient animal and another, but our kind is still few compared to humanity. Instead, there are a lot more people who consider non-humans to be inferior, and I’m afraid that a lot of those who get dogs don’t do so in order to add a new member to the family, but because of other superficial reasons. Shit, I don’t know what to think anymore. I don’t know if it’s a privilege for them to be adopted, since some humans will consider them as objects. Let’s have faith in mankind, that category is probably in the minority. In most likelihood, it is a privilege.</text:p>
      <text:p text:style-name="Normal">And like all privileges, not everyone gets them. Some dogs are left to fend for themselves, in the wilderness of the cities, and as for how well they’ll do,it’ll depend on a number of factors. But, needless to say, a grown dog will have better chances than a young, inexperienced puppy. The latter are young, inexperienced, and weak, their chances of survival are slim. The one thing they may hope for is for someone to pick them up and adopt them. That’s exactly what that little puppy was hoping for. He was hungry, tired, and on the verge of giving up, and your eyes met. You stood still, looking at him, and he approached you, with what strength he had left... He rested his head on your feet, and I think you picked him up. If this story was allowed to continue, I wonder how it would have ended</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